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erif" svg:font-family="serif" style:font-family-generic="system"/>
    <style:font-face style:name="Georgia, Cambria, 'Times New Ro" svg:font-family="Georgia, Cambria, 'Times New Ro" style:font-family-generic="system"/>
    <style:font-face style:name="Verdana, sans-serif" svg:font-family="Verdana, sans-serif" style:font-family-generic="system"/>
    <style:font-face style:name="Verdana" svg:font-family="Verdana" style:font-family-generic="swiss" style:font-pitch="variable" svg:panose-1="2 11 6 4 3 5 4 4 2 4"/>
    <style:font-face style:name="inherit" svg:font-family="inherit" style:font-family-generic="system"/>
    <style:font-face style:name="sans-serif" svg:font-family="sans-serif" style:font-family-generic="system"/>
    <style:font-face style:name="Alegreya SC" svg:font-family="Alegreya SC" style:font-family-generic="system"/>
    <style:font-face style:name="Arimo, sans-serif" svg:font-family="Arimo,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OpenSymbol"/>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27">
      <text:list-level-style-bullet text:level="1" text:style-name="WW_CharLFO27LVL1" text:bullet-char="•">
        <style:list-level-properties/>
        <style:text-properties style:font-name="OpenSymbol"/>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2">
      <text:list-level-style-bullet text:level="1" text:style-name="WW_CharLFO42LVL1" text:bullet-char="•">
        <style:list-level-properties/>
        <style:text-properties style:font-name="OpenSymbol"/>
      </text:list-level-style-bullet>
      <text:list-level-style-bullet text:level="2" text:style-name="WW_CharLFO42LVL2" text:bullet-char="◦">
        <style:list-level-properties/>
        <style:text-properties style:font-name="OpenSymbol"/>
      </text:list-level-style-bullet>
      <text:list-level-style-bullet text:level="3" text:style-name="WW_CharLFO42LVL3" text:bullet-char="▪">
        <style:list-level-properties/>
        <style:text-properties style:font-name="OpenSymbol"/>
      </text:list-level-style-bullet>
      <text:list-level-style-bullet text:level="4" text:style-name="WW_CharLFO42LVL4" text:bullet-char="•">
        <style:list-level-properties/>
        <style:text-properties style:font-name="OpenSymbol"/>
      </text:list-level-style-bullet>
      <text:list-level-style-bullet text:level="5" text:style-name="WW_CharLFO42LVL5" text:bullet-char="◦">
        <style:list-level-properties/>
        <style:text-properties style:font-name="OpenSymbol"/>
      </text:list-level-style-bullet>
      <text:list-level-style-bullet text:level="6" text:style-name="WW_CharLFO42LVL6" text:bullet-char="▪">
        <style:list-level-properties/>
        <style:text-properties style:font-name="OpenSymbol"/>
      </text:list-level-style-bullet>
      <text:list-level-style-bullet text:level="7" text:style-name="WW_CharLFO42LVL7" text:bullet-char="•">
        <style:list-level-properties/>
        <style:text-properties style:font-name="OpenSymbol"/>
      </text:list-level-style-bullet>
      <text:list-level-style-bullet text:level="8" text:style-name="WW_CharLFO42LVL8" text:bullet-char="◦">
        <style:list-level-properties/>
        <style:text-properties style:font-name="OpenSymbol"/>
      </text:list-level-style-bullet>
      <text:list-level-style-bullet text:level="9" text:style-name="WW_CharLFO42LVL9" text:bullet-char="▪">
        <style:list-level-properties/>
        <style:text-properties style:font-name="OpenSymbol"/>
      </text:list-level-style-bullet>
    </text:list-style>
    <text:list-style style:name="LFO4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Textbody" style:master-page-name="MP0" style:family="paragraph">
      <style:paragraph-properties fo:break-before="page" fo:text-align="justify"/>
      <style:text-properties fo:font-weight="bold" style:font-weight-asian="bold" style:font-weight-complex="bold"/>
    </style:style>
    <style:style style:name="P2" style:parent-style-name="Textbody" style:family="paragraph">
      <style:text-properties fo:font-weight="bold" style:font-weight-asian="bold" style:font-weight-complex="bold"/>
    </style:style>
    <style:style style:name="T3" style:parent-style-name="DefaultParagraphFont" style:family="text">
      <style:text-properties fo:color="#000000"/>
    </style:style>
    <style:style style:name="T4" style:parent-style-name="DefaultParagraphFont" style:family="text">
      <style:text-properties fo:color="#000000"/>
    </style:style>
    <style:style style:name="T5" style:parent-style-name="DefaultParagraphFont" style:family="text">
      <style:text-properties fo:color="#000000"/>
    </style:style>
    <style:style style:name="T6" style:parent-style-name="DefaultParagraphFont" style:family="text">
      <style:text-properties fo:font-style="italic" style:font-style-asian="italic" style:font-style-complex="italic" fo:color="#000000"/>
    </style:style>
    <style:style style:name="T7" style:parent-style-name="DefaultParagraphFont" style:family="text">
      <style:text-properties fo:color="#000000"/>
    </style:style>
    <style:style style:name="T8" style:parent-style-name="DefaultParagraphFont" style:family="text">
      <style:text-properties fo:color="#000000"/>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T11" style:parent-style-name="DefaultParagraphFont" style:family="text">
      <style:text-properties fo:color="#000000"/>
    </style:style>
    <style:style style:name="T12" style:parent-style-name="DefaultParagraphFont" style:family="text">
      <style:text-properties fo:color="#000000"/>
    </style:style>
    <style:style style:name="T13" style:parent-style-name="DefaultParagraphFont" style:family="text">
      <style:text-properties fo:color="#000000"/>
    </style:style>
    <style:style style:name="T14" style:parent-style-name="DefaultParagraphFont" style:family="text">
      <style:text-properties fo:color="#000000"/>
    </style:style>
    <style:style style:name="T15" style:parent-style-name="DefaultParagraphFont" style:family="text">
      <style:text-properties fo:color="#000000"/>
    </style:style>
    <style:style style:name="T16" style:parent-style-name="DefaultParagraphFont" style:family="text">
      <style:text-properties fo:color="#000000"/>
    </style:style>
    <style:style style:name="P17" style:parent-style-name="Textbody" style:family="paragraph">
      <style:paragraph-properties fo:margin-bottom="0in"/>
    </style:style>
    <style:style style:name="T18" style:parent-style-name="DefaultParagraphFont" style:family="text">
      <style:text-properties fo:color="#000000"/>
    </style:style>
    <style:style style:name="T19" style:parent-style-name="DefaultParagraphFont" style:family="text">
      <style:text-properties fo:color="#000000"/>
    </style:style>
    <style:style style:name="T20" style:parent-style-name="DefaultParagraphFont" style:family="text">
      <style:text-properties fo:color="#000000"/>
    </style:style>
    <style:style style:name="P21" style:parent-style-name="Textbody" style:family="paragraph">
      <style:paragraph-properties fo:margin-bottom="0in"/>
      <style:text-properties fo:color="#000000"/>
    </style:style>
    <style:style style:name="P22" style:parent-style-name="Textbody" style:family="paragraph">
      <style:paragraph-properties fo:margin-bottom="0in"/>
    </style:style>
    <style:style style:name="T23" style:parent-style-name="DefaultParagraphFont" style:family="text">
      <style:text-properties fo:color="#000000"/>
    </style:style>
    <style:style style:name="T24" style:parent-style-name="DefaultParagraphFont" style:family="text">
      <style:text-properties fo:color="#000000"/>
    </style:style>
    <style:style style:name="T25" style:parent-style-name="DefaultParagraphFont" style:family="text">
      <style:text-properties fo:color="#000000"/>
    </style:style>
    <style:style style:name="T26" style:parent-style-name="DefaultParagraphFont" style:family="text">
      <style:text-properties fo:color="#000000"/>
    </style:style>
    <style:style style:name="T27" style:parent-style-name="DefaultParagraphFont" style:family="text">
      <style:text-properties fo:color="#0000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T30" style:parent-style-name="DefaultParagraphFont" style:family="text">
      <style:text-properties fo:color="#000000"/>
    </style:style>
    <style:style style:name="P31" style:parent-style-name="Textbody" style:family="paragraph">
      <style:paragraph-properties fo:margin-bottom="0in"/>
      <style:text-properties fo:color="#000000"/>
    </style:style>
    <style:style style:name="P32" style:parent-style-name="Textbody" style:family="paragraph">
      <style:paragraph-properties fo:margin-bottom="0in"/>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T35" style:parent-style-name="DefaultParagraphFont" style:family="text">
      <style:text-properties fo:color="#000000"/>
    </style:style>
    <style:style style:name="T36" style:parent-style-name="DefaultParagraphFont" style:family="text">
      <style:text-properties fo:color="#000000"/>
    </style:style>
    <style:style style:name="T37" style:parent-style-name="DefaultParagraphFont" style:family="text">
      <style:text-properties fo:color="#000000"/>
    </style:style>
    <style:style style:name="T38" style:parent-style-name="DefaultParagraphFont" style:family="text">
      <style:text-properties fo:color="#000000"/>
    </style:style>
    <style:style style:name="T39" style:parent-style-name="DefaultParagraphFont" style:family="text">
      <style:text-properties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P42" style:parent-style-name="Textbody" style:family="paragraph">
      <style:paragraph-properties fo:margin-bottom="0in"/>
      <style:text-properties fo:color="#000000"/>
    </style:style>
    <style:style style:name="P43" style:parent-style-name="Textbody" style:family="paragraph">
      <style:paragraph-properties fo:margin-bottom="0in"/>
      <style:text-properties fo:color="#000000"/>
    </style:style>
    <style:style style:name="P44" style:parent-style-name="Textbody" style:family="paragraph">
      <style:paragraph-properties fo:margin-bottom="0in"/>
      <style:text-properties fo:color="#000000"/>
    </style:style>
    <style:style style:name="P45" style:parent-style-name="Textbody" style:family="paragraph">
      <style:paragraph-properties fo:margin-bottom="0in"/>
      <style:text-properties fo:color="#000000"/>
    </style:style>
    <style:style style:name="P46" style:parent-style-name="Textbody" style:family="paragraph">
      <style:paragraph-properties fo:margin-bottom="0in"/>
      <style:text-properties fo:color="#000000"/>
    </style:style>
    <style:style style:name="P47" style:parent-style-name="Textbody" style:family="paragraph">
      <style:text-properties fo:color="#000000"/>
    </style:style>
    <style:style style:name="T48" style:parent-style-name="DefaultParagraphFont" style:family="text">
      <style:text-properties fo:font-weight="bold" style:font-weight-asian="bold" style:font-weight-complex="bold" fo:color="#000000"/>
    </style:style>
    <style:style style:name="T49" style:parent-style-name="DefaultParagraphFont" style:family="text">
      <style:text-properties fo:font-weight="bold" style:font-weight-asian="bold" style:font-weight-complex="bold" fo:color="#000000"/>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T55" style:parent-style-name="DefaultParagraphFont" style:family="text">
      <style:text-properties style:text-position="super 66.6%"/>
    </style:style>
    <style:style style:name="T56" style:parent-style-name="DefaultParagraphFont" style:family="text">
      <style:text-properties fo:color="#000000"/>
    </style:style>
    <style:style style:name="T57" style:parent-style-name="DefaultParagraphFont" style:family="text">
      <style:text-properties fo:color="#000000"/>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T61" style:parent-style-name="DefaultParagraphFont" style:family="text">
      <style:text-properties fo:color="#000000"/>
    </style:style>
    <style:style style:name="T62" style:parent-style-name="DefaultParagraphFont" style:family="text">
      <style:text-properties fo:color="#000000"/>
    </style:style>
    <style:style style:name="T63" style:parent-style-name="DefaultParagraphFont" style:family="text">
      <style:text-properties fo:color="#000000"/>
    </style:style>
    <style:style style:name="P64" style:parent-style-name="Textbody" style:family="paragraph">
      <style:paragraph-properties fo:margin-bottom="0in"/>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T68" style:parent-style-name="DefaultParagraphFont" style:family="text">
      <style:text-properties fo:color="#000000"/>
    </style:style>
    <style:style style:name="T69" style:parent-style-name="DefaultParagraphFont" style:family="text">
      <style:text-properties fo:color="#000000"/>
    </style:style>
    <style:style style:name="T70" style:parent-style-name="DefaultParagraphFont" style:family="text">
      <style:text-properties fo:color="#000000"/>
    </style:style>
    <style:style style:name="T71" style:parent-style-name="DefaultParagraphFont" style:family="text">
      <style:text-properties fo:color="#000000"/>
    </style:style>
    <style:style style:name="T72" style:parent-style-name="DefaultParagraphFont" style:family="text">
      <style:text-properties fo:color="#000000"/>
    </style:style>
    <style:style style:name="T73" style:parent-style-name="DefaultParagraphFont" style:family="text">
      <style:text-properties fo:color="#000000"/>
    </style:style>
    <style:style style:name="T74" style:parent-style-name="DefaultParagraphFont" style:family="text">
      <style:text-properties fo:color="#000000"/>
    </style:style>
    <style:style style:name="T75" style:parent-style-name="DefaultParagraphFont" style:family="text">
      <style:text-properties fo:color="#000000"/>
    </style:style>
    <style:style style:name="T76" style:parent-style-name="DefaultParagraphFont" style:family="text">
      <style:text-properties fo:color="#000000"/>
    </style:style>
    <style:style style:name="P77" style:parent-style-name="Textbody" style:family="paragraph">
      <style:paragraph-properties fo:margin-bottom="0in"/>
    </style:style>
    <style:style style:name="P78" style:parent-style-name="Textbody" style:family="paragraph">
      <style:paragraph-properties fo:margin-bottom="0in"/>
    </style:style>
    <style:style style:name="T79" style:parent-style-name="DefaultParagraphFont" style:family="text">
      <style:text-properties fo:color="#000000"/>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color="#000000"/>
    </style:style>
    <style:style style:name="P87" style:parent-style-name="Textbody" style:family="paragraph">
      <style:text-properties fo:font-weight="bold" style:font-weight-asian="bold" style:font-weight-complex="bold"/>
    </style:style>
    <style:style style:name="P88" style:parent-style-name="Textbody" style:family="paragraph">
      <style:text-properties fo:font-weight="bold" style:font-weight-asian="bold" style:font-weight-complex="bold"/>
    </style:style>
    <style:style style:name="T89" style:parent-style-name="StrongEmphasis" style:family="text">
      <style:text-properties fo:font-weight="normal" style:font-weight-asian="normal" style:font-weight-complex="normal" fo:color="#000000"/>
    </style:style>
    <style:style style:name="T90" style:parent-style-name="StrongEmphasis" style:family="text">
      <style:text-properties fo:font-weight="normal" style:font-weight-asian="normal" style:font-weight-complex="normal" fo:color="#000000" fo:font-size="11pt" style:font-size-asian="11pt" style:font-size-complex="11pt"/>
    </style:style>
    <style:style style:name="T91" style:parent-style-name="StrongEmphasis" style:family="text">
      <style:text-properties fo:font-weight="normal" style:font-weight-asian="normal" style:font-weight-complex="normal" fo:color="#000000" fo:font-size="11pt" style:font-size-asian="11pt" style:font-size-complex="11pt"/>
    </style:style>
    <style:style style:name="T92" style:parent-style-name="StrongEmphasis" style:family="text">
      <style:text-properties fo:font-weight="normal" style:font-weight-asian="normal" style:font-weight-complex="normal" fo:color="#000000" style:text-position="super 63.6%" fo:font-size="11pt" style:font-size-asian="11pt" style:font-size-complex="11pt"/>
    </style:style>
    <style:style style:name="T93" style:parent-style-name="StrongEmphasis" style:family="text">
      <style:text-properties fo:font-weight="normal" style:font-weight-asian="normal" style:font-weight-complex="normal" fo:color="#000000" fo:font-size="11pt" style:font-size-asian="11pt" style:font-size-complex="11pt"/>
    </style:style>
    <style:style style:name="T94" style:parent-style-name="StrongEmphasis" style:family="text">
      <style:text-properties fo:font-weight="normal" style:font-weight-asian="normal" style:font-weight-complex="normal" fo:color="#000000" fo:font-size="11pt" style:font-size-asian="11pt" style:font-size-complex="11pt"/>
    </style:style>
    <style:style style:name="T95" style:parent-style-name="StrongEmphasis" style:family="text">
      <style:text-properties fo:font-weight="normal" style:font-weight-asian="normal" style:font-weight-complex="normal" fo:color="#000000" fo:font-size="11pt" style:font-size-asian="11pt" style:font-size-complex="11pt"/>
    </style:style>
    <style:style style:name="T96" style:parent-style-name="StrongEmphasis" style:family="text">
      <style:text-properties fo:font-weight="normal" style:font-weight-asian="normal" style:font-weight-complex="normal" fo:color="#000000" fo:font-size="11pt" style:font-size-asian="11pt" style:font-size-complex="11pt" style:text-underline-type="single" style:text-underline-style="solid" style:text-underline-width="auto" style:text-underline-mode="continuous"/>
    </style:style>
    <style:style style:name="T97" style:parent-style-name="StrongEmphasis" style:family="text">
      <style:text-properties fo:font-weight="normal" style:font-weight-asian="normal" style:font-weight-complex="normal" fo:color="#000000" fo:font-size="11pt" style:font-size-asian="11pt" style:font-size-complex="11pt"/>
    </style:style>
    <style:style style:name="T98" style:parent-style-name="StrongEmphasis" style:family="text">
      <style:text-properties fo:font-weight="normal" style:font-weight-asian="normal" style:font-weight-complex="normal" fo:color="#252525" fo:font-size="11pt" style:font-size-asian="11pt" style:font-size-complex="11pt"/>
    </style:style>
    <style:style style:name="T99" style:parent-style-name="StrongEmphasis" style:family="text">
      <style:text-properties fo:font-weight="normal" style:font-weight-asian="normal" style:font-weight-complex="normal" fo:color="#252525" fo:font-size="11pt" style:font-size-asian="11pt" style:font-size-complex="11pt"/>
    </style:style>
    <style:style style:name="T100" style:parent-style-name="StrongEmphasis" style:family="text">
      <style:text-properties fo:font-weight="normal" style:font-weight-asian="normal" style:font-weight-complex="normal" fo:color="#000000" fo:font-size="11pt" style:font-size-asian="11pt" style:font-size-complex="11pt"/>
    </style:style>
    <style:style style:name="T101" style:parent-style-name="DefaultParagraphFont" style:family="text">
      <style:text-properties fo:color="#000000" fo:font-size="11pt" style:font-size-asian="11pt" style:font-size-complex="11pt"/>
    </style:style>
    <style:style style:name="T102" style:parent-style-name="StrongEmphasis" style:family="text">
      <style:text-properties fo:font-weight="normal" style:font-weight-asian="normal" style:font-weight-complex="normal" fo:color="#000000" fo:font-size="11pt" style:font-size-asian="11pt" style:font-size-complex="11pt"/>
    </style:style>
    <style:style style:name="T103" style:parent-style-name="StrongEmphasis" style:family="text">
      <style:text-properties fo:font-weight="normal" style:font-weight-asian="normal" style:font-weight-complex="normal" fo:color="#000000" fo:font-size="11pt" style:font-size-asian="11pt" style:font-size-complex="11pt"/>
    </style:style>
    <style:style style:name="T104" style:parent-style-name="StrongEmphasis" style:family="text">
      <style:text-properties fo:font-weight="normal" style:font-weight-asian="normal" style:font-weight-complex="normal" fo:color="#000000" fo:font-size="11pt" style:font-size-asian="11pt" style:font-size-complex="11pt"/>
    </style:style>
    <style:style style:name="T105" style:parent-style-name="StrongEmphasis" style:family="text">
      <style:text-properties fo:font-weight="normal" style:font-weight-asian="normal" style:font-weight-complex="normal" fo:color="#000000" fo:font-size="11pt" style:font-size-asian="11pt" style:font-size-complex="11pt"/>
    </style:style>
    <style:style style:name="T106"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T107"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T108"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T109"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T110" style:parent-style-name="StrongEmphasis" style:family="text">
      <style:text-properties fo:font-weight="normal" style:font-weight-asian="normal" style:font-weight-complex="normal" fo:color="#000000" fo:font-size="11pt" style:font-size-asian="11pt" style:font-size-complex="11pt"/>
    </style:style>
    <style:style style:name="T111" style:parent-style-name="StrongEmphasis" style:family="text">
      <style:text-properties fo:font-weight="normal" style:font-weight-asian="normal" style:font-weight-complex="normal" fo:color="#000000" fo:font-size="11pt" style:font-size-asian="11pt" style:font-size-complex="11pt"/>
    </style:style>
    <style:style style:name="T112" style:parent-style-name="StrongEmphasis" style:family="text">
      <style:text-properties fo:font-weight="normal" style:font-weight-asian="normal" style:font-weight-complex="normal" fo:color="#000000" fo:font-size="11pt" style:font-size-asian="11pt" style:font-size-complex="11pt"/>
    </style:style>
    <style:style style:name="T113" style:parent-style-name="StrongEmphasis" style:family="text">
      <style:text-properties fo:font-weight="normal" style:font-weight-asian="normal" style:font-weight-complex="normal" fo:color="#000000" fo:font-size="11pt" style:font-size-asian="11pt" style:font-size-complex="11pt"/>
    </style:style>
    <style:style style:name="T114" style:parent-style-name="StrongEmphasis" style:family="text">
      <style:text-properties fo:font-weight="normal" style:font-weight-asian="normal" style:font-weight-complex="normal" fo:color="#000000" fo:font-size="11pt" style:font-size-asian="11pt" style:font-size-complex="11pt"/>
    </style:style>
    <style:style style:name="T115" style:parent-style-name="StrongEmphasis" style:family="text">
      <style:text-properties fo:font-weight="normal" style:font-weight-asian="normal" style:font-weight-complex="normal" fo:color="#000000" fo:font-size="11pt" style:font-size-asian="11pt" style:font-size-complex="11pt"/>
    </style:style>
    <style:style style:name="T116" style:parent-style-name="StrongEmphasis" style:family="text">
      <style:text-properties fo:font-weight="normal" style:font-weight-asian="normal" style:font-weight-complex="normal" fo:color="#000000" fo:font-size="11pt" style:font-size-asian="11pt" style:font-size-complex="11pt"/>
    </style:style>
    <style:style style:name="T117" style:parent-style-name="StrongEmphasis" style:family="text">
      <style:text-properties fo:font-weight="normal" style:font-weight-asian="normal" style:font-weight-complex="normal" fo:color="#000000" fo:font-size="11pt" style:font-size-asian="11pt" style:font-size-complex="11pt"/>
    </style:style>
    <style:style style:name="T118"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T119"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P120" style:parent-style-name="Textbody" style:family="paragraph">
      <style:paragraph-properties fo:margin-bottom="0in"/>
    </style:style>
    <style:style style:name="T121"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T122"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T123" style:parent-style-name="StrongEmphasis" style:family="text">
      <style:text-properties style:font-name-complex="Times New Roman" fo:font-weight="normal" style:font-weight-asian="normal" style:font-weight-complex="normal" fo:color="#000000" fo:font-size="11pt" style:font-size-asian="11pt" style:font-size-complex="11pt"/>
    </style:style>
    <style:style style:name="T124" style:parent-style-name="StrongEmphasis" style:family="text">
      <style:text-properties fo:font-weight="normal" style:font-weight-asian="normal" style:font-weight-complex="normal" fo:color="#000000" fo:font-size="11pt" style:font-size-asian="11pt" style:font-size-complex="11pt"/>
    </style:style>
    <style:style style:name="T125" style:parent-style-name="StrongEmphasis" style:family="text">
      <style:text-properties fo:font-weight="normal" style:font-weight-asian="normal" style:font-weight-complex="normal" fo:color="#000000" fo:font-size="11pt" style:font-size-asian="11pt" style:font-size-complex="11pt"/>
    </style:style>
    <style:style style:name="P126" style:parent-style-name="Textbody" style:family="paragraph">
      <style:paragraph-properties fo:margin-bottom="0in"/>
      <style:text-properties fo:color="#000000" fo:font-size="11pt" style:font-size-asian="11pt" style:font-size-complex="11pt"/>
    </style:style>
    <style:style style:name="P127" style:parent-style-name="Textbody" style:family="paragraph">
      <style:paragraph-properties fo:margin-bottom="0in"/>
    </style:style>
    <style:style style:name="T128" style:parent-style-name="StrongEmphasis" style:family="text">
      <style:text-properties fo:font-weight="normal" style:font-weight-asian="normal" style:font-weight-complex="normal" fo:color="#000000" fo:font-size="11pt" style:font-size-asian="11pt" style:font-size-complex="11pt"/>
    </style:style>
    <style:style style:name="T129" style:parent-style-name="StrongEmphasis" style:family="text">
      <style:text-properties fo:font-weight="normal" style:font-weight-asian="normal" style:font-weight-complex="normal" fo:color="#000000" fo:font-size="11pt" style:font-size-asian="11pt" style:font-size-complex="11pt"/>
    </style:style>
    <style:style style:name="T130" style:parent-style-name="StrongEmphasis" style:family="text">
      <style:text-properties fo:font-weight="normal" style:font-weight-asian="normal" style:font-weight-complex="normal" fo:color="#000000" fo:font-size="11pt" style:font-size-asian="11pt" style:font-size-complex="11pt"/>
    </style:style>
    <style:style style:name="T131" style:parent-style-name="StrongEmphasis" style:family="text">
      <style:text-properties fo:font-weight="normal" style:font-weight-asian="normal" style:font-weight-complex="normal" fo:color="#000000" fo:font-size="11pt" style:font-size-asian="11pt" style:font-size-complex="11pt"/>
    </style:style>
    <style:style style:name="T132" style:parent-style-name="StrongEmphasis" style:family="text">
      <style:text-properties fo:font-weight="normal" style:font-weight-asian="normal" style:font-weight-complex="normal" fo:font-style="italic" style:font-style-asian="italic" style:font-style-complex="italic" fo:color="#000000" fo:font-size="11pt" style:font-size-asian="11pt" style:font-size-complex="11pt"/>
    </style:style>
    <style:style style:name="T133" style:parent-style-name="StrongEmphasis" style:family="text">
      <style:text-properties fo:font-weight="normal" style:font-weight-asian="normal" style:font-weight-complex="normal" fo:color="#000000" fo:font-size="11pt" style:font-size-asian="11pt" style:font-size-complex="11pt"/>
    </style:style>
    <style:style style:name="T134" style:parent-style-name="StrongEmphasis" style:family="text">
      <style:text-properties fo:font-weight="normal" style:font-weight-asian="normal" style:font-weight-complex="normal" fo:color="#000000" fo:font-size="11pt" style:font-size-asian="11pt" style:font-size-complex="11pt" style:text-underline-type="single" style:text-underline-style="solid" style:text-underline-width="auto" style:text-underline-mode="continuous"/>
    </style:style>
    <style:style style:name="T135" style:parent-style-name="StrongEmphasis" style:family="text">
      <style:text-properties fo:font-weight="normal" style:font-weight-asian="normal" style:font-weight-complex="normal" fo:color="#000000" fo:font-size="11pt" style:font-size-asian="11pt" style:font-size-complex="11pt"/>
    </style:style>
    <style:style style:name="T136" style:parent-style-name="StrongEmphasis" style:family="text">
      <style:text-properties fo:font-weight="normal" style:font-weight-asian="normal" style:font-weight-complex="normal" fo:color="#000000" fo:font-size="11pt" style:font-size-asian="11pt" style:font-size-complex="11pt"/>
    </style:style>
    <style:style style:name="T137" style:parent-style-name="StrongEmphasis" style:family="text">
      <style:text-properties fo:font-weight="normal" style:font-weight-asian="normal" style:font-weight-complex="normal" fo:color="#000000" fo:font-size="11pt" style:font-size-asian="11pt" style:font-size-complex="11pt"/>
    </style:style>
    <style:style style:name="T138" style:parent-style-name="StrongEmphasis" style:family="text">
      <style:text-properties style:font-name="serif" fo:font-weight="normal" style:font-weight-asian="normal" style:font-weight-complex="normal" fo:color="#000000" fo:font-size="15.5pt" style:font-size-asian="15.5pt" style:font-size-complex="11pt"/>
    </style:style>
    <style:style style:name="T139" style:parent-style-name="StrongEmphasis" style:family="text">
      <style:text-properties fo:font-weight="normal" style:font-weight-asian="normal" style:font-weight-complex="normal" fo:color="#000000" fo:font-size="11pt" style:font-size-asian="11pt" style:font-size-complex="11pt"/>
    </style:style>
    <style:style style:name="T140" style:parent-style-name="StrongEmphasis" style:family="text">
      <style:text-properties fo:font-weight="normal" style:font-weight-asian="normal" style:font-weight-complex="normal" fo:color="#000000" fo:font-size="11pt" style:font-size-asian="11pt" style:font-size-complex="11pt"/>
    </style:style>
    <style:style style:name="P141" style:parent-style-name="Textbody" style:family="paragraph">
      <style:text-properties fo:font-size="11pt" style:font-size-asian="11pt" style:font-size-complex="11pt"/>
    </style:style>
    <style:style style:name="T142" style:parent-style-name="DefaultParagraphFont" style:family="text">
      <style:text-properties fo:color="#000000" fo:font-size="11pt" style:font-size-asian="11pt" style:font-size-complex="11pt"/>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style:text-position="super 66.6%"/>
    </style:style>
    <style:style style:name="T146" style:parent-style-name="DefaultParagraphFont" style:family="text">
      <style:text-properties fo:color="#191919"/>
    </style:style>
    <style:style style:name="T147" style:parent-style-name="DefaultParagraphFont" style:family="text">
      <style:text-properties fo:color="#252525"/>
    </style:style>
    <style:style style:name="T148" style:parent-style-name="DefaultParagraphFont" style:family="text">
      <style:text-properties fo:color="#252525"/>
    </style:style>
    <style:style style:name="T149" style:parent-style-name="DefaultParagraphFont" style:family="text">
      <style:text-properties fo:color="#191919"/>
    </style:style>
    <style:style style:name="T150" style:parent-style-name="DefaultParagraphFont" style:family="text">
      <style:text-properties fo:color="#191919"/>
    </style:style>
    <style:style style:name="T151" style:parent-style-name="DefaultParagraphFont" style:family="text">
      <style:text-properties fo:color="#191919"/>
    </style:style>
    <style:style style:name="T152" style:parent-style-name="DefaultParagraphFont" style:family="text">
      <style:text-properties fo:color="#191919"/>
    </style:style>
    <style:style style:name="T153" style:parent-style-name="DefaultParagraphFont" style:family="text">
      <style:text-properties fo:font-weight="bold" style:font-weight-asian="bold"/>
    </style:style>
    <style:style style:name="P154" style:parent-style-name="Textbody" style:family="paragraph">
      <style:text-properties style:text-underline-type="single" style:text-underline-style="solid" style:text-underline-width="auto" style:text-underline-mode="continuous"/>
    </style:style>
    <style:style style:name="T155" style:parent-style-name="DefaultParagraphFont" style:family="text">
      <style:text-properties fo:color="#000000" fo:font-size="11pt" style:font-size-asian="11pt" style:font-size-complex="11pt"/>
    </style:style>
    <style:style style:name="T156" style:parent-style-name="DefaultParagraphFont" style:family="text">
      <style:text-properties fo:color="#000000" fo:font-size="11pt" style:font-size-asian="11pt" style:font-size-complex="11pt"/>
    </style:style>
    <style:style style:name="T157" style:parent-style-name="DefaultParagraphFont" style:family="text">
      <style:text-properties fo:color="#000000" fo:font-size="11pt" style:font-size-asian="11pt" style:font-size-complex="11pt"/>
    </style:style>
    <style:style style:name="T158" style:parent-style-name="DefaultParagraphFont" style:family="text">
      <style:text-properties fo:font-style="italic" style:font-style-asian="italic" style:font-style-complex="italic" fo:color="#000000" fo:font-size="11pt" style:font-size-asian="11pt" style:font-size-complex="11pt"/>
    </style:style>
    <style:style style:name="T159" style:parent-style-name="DefaultParagraphFont" style:family="text">
      <style:text-properties fo:font-style="italic" style:font-style-asian="italic" style:font-style-complex="italic" fo:color="#000000" fo:font-size="11pt" style:font-size-asian="11pt" style:font-size-complex="11pt"/>
    </style:style>
    <style:style style:name="T160" style:parent-style-name="DefaultParagraphFont" style:family="text">
      <style:text-properties fo:font-style="italic" style:font-style-asian="italic" style:font-style-complex="italic" fo:color="#000000" fo:font-size="11pt" style:font-size-asian="11pt" style:font-size-complex="11pt"/>
    </style:style>
    <style:style style:name="T161" style:parent-style-name="DefaultParagraphFont" style:family="text">
      <style:text-properties fo:font-style="italic" style:font-style-asian="italic" style:font-style-complex="italic" fo:color="#000000" fo:font-size="11pt" style:font-size-asian="11pt" style:font-size-complex="11pt"/>
    </style:style>
    <style:style style:name="T162" style:parent-style-name="DefaultParagraphFont" style:family="text">
      <style:text-properties fo:font-style="italic" style:font-style-asian="italic" style:font-style-complex="italic" fo:color="#000000" fo:font-size="11pt" style:font-size-asian="11pt" style:font-size-complex="11pt"/>
    </style:style>
    <style:style style:name="T163" style:parent-style-name="DefaultParagraphFont" style:family="text">
      <style:text-properties fo:font-style="italic" style:font-style-asian="italic" style:font-style-complex="italic" fo:color="#000000" fo:font-size="11pt" style:font-size-asian="11pt" style:font-size-complex="11pt"/>
    </style:style>
    <style:style style:name="T164" style:parent-style-name="DefaultParagraphFont" style:family="text">
      <style:text-properties fo:font-style="italic" style:font-style-asian="italic" style:font-style-complex="italic" fo:color="#000000" fo:font-size="11pt" style:font-size-asian="11pt" style:font-size-complex="11pt"/>
    </style:style>
    <style:style style:name="T165" style:parent-style-name="DefaultParagraphFont" style:family="text">
      <style:text-properties fo:font-style="italic" style:font-style-asian="italic" style:font-style-complex="italic" fo:color="#000000" fo:font-size="11pt" style:font-size-asian="11pt" style:font-size-complex="11pt"/>
    </style:style>
    <style:style style:name="T166" style:parent-style-name="DefaultParagraphFont" style:family="text">
      <style:text-properties fo:font-weight="bold" style:font-weight-asian="bold"/>
    </style:style>
    <style:style style:name="T167" style:parent-style-name="DefaultParagraphFont" style:family="text">
      <style:text-properties style:font-name="Georgia, Cambria, 'Times New Ro" fo:color="#333333" fo:font-size="10.5pt" style:font-size-asian="10.5pt"/>
    </style:style>
    <style:style style:name="T168" style:parent-style-name="DefaultParagraphFont" style:family="text">
      <style:text-properties style:font-name="Georgia, Cambria, 'Times New Ro" fo:color="#333333" fo:font-size="10.5pt" style:font-size-asian="10.5pt"/>
    </style:style>
    <style:style style:name="T169" style:parent-style-name="DefaultParagraphFont" style:family="text">
      <style:text-properties fo:color="#333333" fo:font-size="11pt" style:font-size-asian="11pt" style:font-size-complex="11pt"/>
    </style:style>
    <style:style style:name="T170" style:parent-style-name="DefaultParagraphFont" style:family="text">
      <style:text-properties fo:font-size="11pt" style:font-size-asian="11pt" style:font-size-complex="11pt"/>
    </style:style>
    <style:style style:name="T171" style:parent-style-name="DefaultParagraphFont" style:family="text">
      <style:text-properties fo:color="#222222" fo:font-size="11pt" style:font-size-asian="11pt" style:font-size-complex="11pt"/>
    </style:style>
    <style:style style:name="T172" style:parent-style-name="DefaultParagraphFont" style:family="text">
      <style:text-properties fo:color="#222222" fo:font-size="11pt" style:font-size-asian="11pt" style:font-size-complex="11pt"/>
    </style:style>
    <style:style style:name="T173" style:parent-style-name="DefaultParagraphFont" style:family="text">
      <style:text-properties fo:color="#FFFFFF" fo:font-size="11pt" style:font-size-asian="11pt" style:font-size-complex="11pt"/>
    </style:style>
    <style:style style:name="T174" style:parent-style-name="DefaultParagraphFont" style:family="text">
      <style:text-properties fo:color="#FFFFFF"/>
    </style:style>
    <style:style style:name="T175" style:parent-style-name="DefaultParagraphFont" style:family="text">
      <style:text-properties style:font-name="Arial" fo:color="#FFFFFF"/>
    </style:style>
    <style:style style:name="T176" style:parent-style-name="DefaultParagraphFont" style:family="text">
      <style:text-properties fo:color="#000000" fo:font-size="11pt" style:font-size-asian="11pt" style:font-size-complex="11pt"/>
    </style:style>
    <style:style style:name="T177" style:parent-style-name="DefaultParagraphFont" style:family="text">
      <style:text-properties fo:color="#000000" fo:font-size="11pt" style:font-size-asian="11pt" style:font-size-complex="11pt"/>
    </style:style>
    <style:style style:name="T178" style:parent-style-name="DefaultParagraphFont" style:family="text">
      <style:text-properties fo:color="#000000" fo:font-size="11pt" style:font-size-asian="11pt" style:font-size-complex="11pt"/>
    </style:style>
    <style:style style:name="T179" style:parent-style-name="DefaultParagraphFont" style:family="text">
      <style:text-properties fo:color="#000000" fo:font-size="11pt" style:font-size-asian="11pt" style:font-size-complex="11pt"/>
    </style:style>
    <style:style style:name="T180" style:parent-style-name="DefaultParagraphFont" style:family="text">
      <style:text-properties fo:color="#000000" fo:font-size="11pt" style:font-size-asian="11pt" style:font-size-complex="11pt"/>
    </style:style>
    <style:style style:name="T181" style:parent-style-name="DefaultParagraphFont" style:family="text">
      <style:text-properties fo:color="#191919" fo:font-size="11pt" style:font-size-asian="11pt" style:font-size-complex="11pt"/>
    </style:style>
    <style:style style:name="T182" style:parent-style-name="DefaultParagraphFont" style:family="text">
      <style:text-properties fo:color="#191919" fo:font-size="11pt" style:font-size-asian="11pt" style:font-size-complex="11pt"/>
    </style:style>
    <style:style style:name="T183" style:parent-style-name="DefaultParagraphFont" style:family="text">
      <style:text-properties fo:color="#191919" fo:font-size="11pt" style:font-size-asian="11pt" style:font-size-complex="11pt"/>
    </style:style>
    <style:style style:name="T184" style:parent-style-name="DefaultParagraphFont" style:family="text">
      <style:text-properties fo:color="#191919" fo:font-size="11pt" style:font-size-asian="11pt" style:font-size-complex="11pt"/>
    </style:style>
    <style:style style:name="T185" style:parent-style-name="DefaultParagraphFont" style:family="text">
      <style:text-properties fo:color="#191919" fo:font-size="11pt" style:font-size-asian="11pt" style:font-size-complex="11pt"/>
    </style:style>
    <style:style style:name="T186" style:parent-style-name="DefaultParagraphFont" style:family="text">
      <style:text-properties fo:color="#191919" fo:font-size="11pt" style:font-size-asian="11pt" style:font-size-complex="11pt"/>
    </style:style>
    <style:style style:name="T187" style:parent-style-name="DefaultParagraphFont" style:family="text">
      <style:text-properties fo:color="#191919" fo:font-size="11pt" style:font-size-asian="11pt" style:font-size-complex="11pt"/>
    </style:style>
    <style:style style:name="T188" style:parent-style-name="DefaultParagraphFont" style:family="text">
      <style:text-properties fo:color="#191919" fo:font-size="11pt" style:font-size-asian="11pt" style:font-size-complex="11pt"/>
    </style:style>
    <style:style style:name="T189" style:parent-style-name="DefaultParagraphFont" style:family="text">
      <style:text-properties fo:color="#191919" fo:font-size="11pt" style:font-size-asian="11pt" style:font-size-complex="11pt"/>
    </style:style>
    <style:style style:name="T190" style:parent-style-name="DefaultParagraphFont" style:family="text">
      <style:text-properties fo:color="#191919" fo:font-size="11pt" style:font-size-asian="11pt" style:font-size-complex="11pt"/>
    </style:style>
    <style:style style:name="T191" style:parent-style-name="DefaultParagraphFont" style:family="text">
      <style:text-properties fo:color="#000000" fo:font-size="11pt" style:font-size-asian="11pt" style:font-size-complex="11pt"/>
    </style:style>
    <style:style style:name="T192" style:parent-style-name="DefaultParagraphFont" style:family="text">
      <style:text-properties fo:color="#000000" fo:font-size="11pt" style:font-size-asian="11pt" style:font-size-complex="11pt"/>
    </style:style>
    <style:style style:name="T193" style:parent-style-name="DefaultParagraphFont" style:family="text">
      <style:text-properties fo:color="#000000" fo:font-size="11pt" style:font-size-asian="11pt" style:font-size-complex="11pt"/>
    </style:style>
    <style:style style:name="T194" style:parent-style-name="DefaultParagraphFont" style:family="text">
      <style:text-properties fo:color="#000000" fo:font-size="11pt" style:font-size-asian="11pt" style:font-size-complex="11pt"/>
    </style:style>
    <style:style style:name="T195" style:parent-style-name="DefaultParagraphFont" style:family="text">
      <style:text-properties fo:color="#000000" fo:font-size="11pt" style:font-size-asian="11pt" style:font-size-complex="11pt"/>
    </style:style>
    <style:style style:name="T196" style:parent-style-name="DefaultParagraphFont" style:family="text">
      <style:text-properties fo:color="#000000" fo:font-size="11pt" style:font-size-asian="11pt" style:font-size-complex="11pt"/>
    </style:style>
    <style:style style:name="T197" style:parent-style-name="DefaultParagraphFont" style:family="text">
      <style:text-properties fo:font-size="11pt" style:font-size-asian="11pt" style:font-size-complex="11pt"/>
    </style:style>
    <style:style style:name="T198" style:parent-style-name="DefaultParagraphFont" style:family="text">
      <style:text-properties fo:font-size="11pt" style:font-size-asian="11pt" style:font-size-complex="11pt"/>
    </style:style>
    <style:style style:name="T199" style:parent-style-name="DefaultParagraphFont" style:family="text">
      <style:text-properties fo:font-size="11pt" style:font-size-asian="11pt" style:font-size-complex="11pt"/>
    </style:style>
    <style:style style:name="T200" style:parent-style-name="DefaultParagraphFont" style:family="text">
      <style:text-properties fo:font-size="11pt" style:font-size-asian="11pt" style:font-size-complex="11pt"/>
    </style:style>
    <style:style style:name="P201" style:parent-style-name="Quotations" style:family="paragraph">
      <style:text-properties fo:font-size="11pt" style:font-size-asian="11pt" style:font-size-complex="11pt"/>
    </style:style>
    <style:style style:name="T202" style:parent-style-name="DefaultParagraphFont" style:family="text">
      <style:text-properties fo:color="#000000" fo:font-size="11pt" style:font-size-asian="11pt" style:font-size-complex="11pt"/>
    </style:style>
    <style:style style:name="T203" style:parent-style-name="DefaultParagraphFont" style:family="text">
      <style:text-properties fo:color="#000000" fo:font-size="11pt" style:font-size-asian="11pt" style:font-size-complex="11pt"/>
    </style:style>
    <style:style style:name="T204" style:parent-style-name="DefaultParagraphFont" style:family="text">
      <style:text-properties fo:color="#000000" fo:font-size="11pt" style:font-size-asian="11pt" style:font-size-complex="11pt"/>
    </style:style>
    <style:style style:name="T205" style:parent-style-name="DefaultParagraphFont" style:family="text">
      <style:text-properties fo:color="#000000" fo:font-size="11pt" style:font-size-asian="11pt" style:font-size-complex="11pt"/>
    </style:style>
    <style:style style:name="T206" style:parent-style-name="DefaultParagraphFont" style:family="text">
      <style:text-properties fo:color="#000000" fo:font-size="11pt" style:font-size-asian="11pt" style:font-size-complex="11pt"/>
    </style:style>
    <style:style style:name="T207" style:parent-style-name="DefaultParagraphFont" style:family="text">
      <style:text-properties fo:color="#000000" fo:font-size="11pt" style:font-size-asian="11pt" style:font-size-complex="11pt"/>
    </style:style>
    <style:style style:name="T208" style:parent-style-name="DefaultParagraphFont" style:family="text">
      <style:text-properties fo:color="#000000" fo:font-size="11pt" style:font-size-asian="11pt" style:font-size-complex="11pt"/>
    </style:style>
    <style:style style:name="T209" style:parent-style-name="DefaultParagraphFont" style:family="text">
      <style:text-properties fo:color="#000000" fo:font-size="11pt" style:font-size-asian="11pt" style:font-size-complex="11pt"/>
    </style:style>
    <style:style style:name="T210" style:parent-style-name="DefaultParagraphFont" style:family="text">
      <style:text-properties fo:color="#000000"/>
    </style:style>
    <style:style style:name="T211" style:parent-style-name="DefaultParagraphFont" style:family="text">
      <style:text-properties fo:color="#000000"/>
    </style:style>
    <style:style style:name="T212" style:parent-style-name="DefaultParagraphFont" style:family="text">
      <style:text-properties fo:color="#000000"/>
    </style:style>
    <style:style style:name="P213" style:parent-style-name="Textbody" style:family="paragraph">
      <style:paragraph-properties fo:background-color="#FFFFFF"/>
    </style:style>
    <style:style style:name="T214" style:parent-style-name="DefaultParagraphFont" style:family="text">
      <style:text-properties fo:color="#000000"/>
    </style:style>
    <style:style style:name="T215" style:parent-style-name="DefaultParagraphFont" style:family="text">
      <style:text-properties fo:color="#000000"/>
    </style:style>
    <style:style style:name="T216" style:parent-style-name="DefaultParagraphFont" style:family="text">
      <style:text-properties fo:color="#000000"/>
    </style:style>
    <style:style style:name="T217" style:parent-style-name="DefaultParagraphFont" style:family="text">
      <style:text-properties fo:color="#000000"/>
    </style:style>
    <style:style style:name="P218" style:parent-style-name="Textbody" style:family="paragraph">
      <style:paragraph-properties fo:background-color="#FFFFFF"/>
      <style:text-properties fo:font-weight="bold" style:font-weight-asian="bold" style:font-weight-complex="bold"/>
    </style:style>
    <style:style style:name="T219" style:parent-style-name="DefaultParagraphFont" style:family="text">
      <style:text-properties fo:color="#000000" style:text-underline-type="single" style:text-underline-style="solid" style:text-underline-width="auto" style:text-underline-mode="continuous"/>
    </style:style>
    <style:style style:name="T220" style:parent-style-name="DefaultParagraphFont" style:family="text">
      <style:text-properties fo:font-style="italic" style:font-style-asian="italic"/>
    </style:style>
    <style:style style:name="T221" style:parent-style-name="DefaultParagraphFont" style:family="text">
      <style:text-properties style:text-underline-type="single" style:text-underline-style="solid" style:text-underline-width="auto" style:text-underline-mode="continuous"/>
    </style:style>
    <style:style style:name="T222" style:parent-style-name="DefaultParagraphFont" style:family="text">
      <style:text-properties style:text-underline-type="single" style:text-underline-style="solid" style:text-underline-width="auto" style:text-underline-mode="continuous"/>
    </style:style>
    <style:style style:name="T223" style:parent-style-name="DefaultParagraphFont" style:family="text">
      <style:text-properties style:text-underline-type="single" style:text-underline-style="solid" style:text-underline-width="auto" style:text-underline-mode="continuous"/>
    </style:style>
    <style:style style:name="T224" style:parent-style-name="DefaultParagraphFont" style:family="text">
      <style:text-properties style:text-underline-type="single" style:text-underline-style="solid" style:text-underline-width="auto" style:text-underline-mode="continuous"/>
    </style:style>
    <style:style style:name="T225" style:parent-style-name="DefaultParagraphFont" style:family="text">
      <style:text-properties style:text-underline-type="single" style:text-underline-style="solid" style:text-underline-width="auto" style:text-underline-mode="continuous"/>
    </style:style>
    <style:style style:name="T226" style:parent-style-name="DefaultParagraphFont" style:family="text">
      <style:text-properties style:text-underline-type="single" style:text-underline-style="solid" style:text-underline-width="auto" style:text-underline-mode="continuous"/>
    </style:style>
    <style:style style:name="T227" style:parent-style-name="DefaultParagraphFont" style:family="text">
      <style:text-properties style:text-underline-type="single" style:text-underline-style="solid" style:text-underline-width="auto" style:text-underline-mode="continuous"/>
    </style:style>
    <style:style style:name="T228" style:parent-style-name="DefaultParagraphFont" style:family="text">
      <style:text-properties style:text-underline-type="single" style:text-underline-style="solid" style:text-underline-width="auto" style:text-underline-mode="continuous"/>
    </style:style>
    <style:style style:name="T229" style:parent-style-name="DefaultParagraphFont" style:family="text">
      <style:text-properties style:text-underline-type="single" style:text-underline-style="solid" style:text-underline-width="auto" style:text-underline-mode="continuous"/>
    </style:style>
    <style:style style:name="T230" style:parent-style-name="DefaultParagraphFont" style:family="text">
      <style:text-properties style:text-underline-type="single" style:text-underline-style="solid" style:text-underline-width="auto" style:text-underline-mode="continuous"/>
    </style:style>
    <style:style style:name="T231" style:parent-style-name="DefaultParagraphFont" style:family="text">
      <style:text-properties fo:color="#000000"/>
    </style:style>
    <style:style style:name="T232" style:parent-style-name="DefaultParagraphFont" style:family="text">
      <style:text-properties fo:color="#000000"/>
    </style:style>
    <style:style style:name="T233" style:parent-style-name="DefaultParagraphFont" style:family="text">
      <style:text-properties fo:color="#000000" style:text-underline-type="single" style:text-underline-style="solid" style:text-underline-width="auto" style:text-underline-mode="continuous"/>
    </style:style>
    <style:style style:name="T234" style:parent-style-name="DefaultParagraphFont" style:family="text">
      <style:text-properties fo:color="#000000"/>
    </style:style>
    <style:style style:name="T235" style:parent-style-name="DefaultParagraphFont" style:family="text">
      <style:text-properties fo:color="#000000" style:text-underline-type="single" style:text-underline-style="solid" style:text-underline-width="auto" style:text-underline-mode="continuous"/>
    </style:style>
    <style:style style:name="T236" style:parent-style-name="DefaultParagraphFont" style:family="text">
      <style:text-properties fo:color="#000000"/>
    </style:style>
    <style:style style:name="T237" style:parent-style-name="DefaultParagraphFont" style:family="text">
      <style:text-properties fo:color="#000000"/>
    </style:style>
    <style:style style:name="T238" style:parent-style-name="DefaultParagraphFont" style:family="text">
      <style:text-properties fo:color="#000000" style:text-underline-type="single" style:text-underline-style="solid" style:text-underline-width="auto" style:text-underline-mode="continuous"/>
    </style:style>
    <style:style style:name="T239" style:parent-style-name="DefaultParagraphFont" style:family="text">
      <style:text-properties fo:color="#000000"/>
    </style:style>
    <style:style style:name="T240" style:parent-style-name="DefaultParagraphFont" style:family="text">
      <style:text-properties fo:color="#000000" style:text-underline-type="single" style:text-underline-style="solid" style:text-underline-width="auto" style:text-underline-mode="continuous"/>
    </style:style>
    <style:style style:name="T241" style:parent-style-name="DefaultParagraphFont" style:family="text">
      <style:text-properties style:text-underline-type="single" style:text-underline-style="solid" style:text-underline-width="auto" style:text-underline-mode="continuous"/>
    </style:style>
    <style:style style:name="T242" style:parent-style-name="DefaultParagraphFont" style:family="text">
      <style:text-properties fo:color="#000000"/>
    </style:style>
    <style:style style:name="T243" style:parent-style-name="DefaultParagraphFont" style:family="text">
      <style:text-properties fo:color="#000000"/>
    </style:style>
    <style:style style:name="T244" style:parent-style-name="DefaultParagraphFont" style:family="text">
      <style:text-properties fo:font-style="italic" style:font-style-asian="italic" style:font-style-complex="italic" fo:color="#000000"/>
    </style:style>
    <style:style style:name="T245" style:parent-style-name="DefaultParagraphFont" style:family="text">
      <style:text-properties fo:color="#000000"/>
    </style:style>
    <style:style style:name="T246" style:parent-style-name="DefaultParagraphFont" style:family="text">
      <style:text-properties fo:color="#000000"/>
    </style:style>
    <style:style style:name="T247" style:parent-style-name="DefaultParagraphFont" style:family="text">
      <style:text-properties fo:font-style="italic" style:font-style-asian="italic" style:font-style-complex="italic" fo:color="#000000"/>
    </style:style>
    <style:style style:name="T248" style:parent-style-name="DefaultParagraphFont" style:family="text">
      <style:text-properties fo:color="#000000"/>
    </style:style>
    <style:style style:name="T249" style:parent-style-name="DefaultParagraphFont" style:family="text">
      <style:text-properties fo:color="#000000"/>
    </style:style>
    <style:style style:name="T250" style:parent-style-name="DefaultParagraphFont" style:family="text">
      <style:text-properties fo:color="#000000"/>
    </style:style>
    <style:style style:name="T251" style:parent-style-name="DefaultParagraphFont" style:family="text">
      <style:text-properties fo:color="#000000"/>
    </style:style>
    <style:style style:name="T252" style:parent-style-name="DefaultParagraphFont" style:family="text">
      <style:text-properties style:font-name-complex="Verdana, sans-serif"/>
    </style:style>
    <style:style style:name="T253" style:parent-style-name="DefaultParagraphFont" style:family="text">
      <style:text-properties style:text-position="super 66.6%"/>
    </style:style>
    <style:style style:name="T254" style:parent-style-name="DefaultParagraphFont" style:family="text">
      <style:text-properties fo:font-size="11pt" style:font-size-asian="11pt" style:font-size-complex="11pt"/>
    </style:style>
    <style:style style:name="T255" style:parent-style-name="DefaultParagraphFont" style:family="text">
      <style:text-properties fo:font-size="11pt" style:font-size-asian="11pt" style:font-size-complex="11pt"/>
    </style:style>
    <style:style style:name="P256" style:parent-style-name="Textbody" style:family="paragraph">
      <style:text-properties fo:font-size="11pt" style:font-size-asian="11pt" style:font-size-complex="11pt"/>
    </style:style>
    <style:style style:name="T257" style:parent-style-name="DefaultParagraphFont" style:family="text">
      <style:text-properties fo:font-size="11pt" style:font-size-asian="11pt" style:font-size-complex="11pt"/>
    </style:style>
    <style:style style:name="T258" style:parent-style-name="DefaultParagraphFont" style:family="text">
      <style:text-properties fo:font-size="11pt" style:font-size-asian="11pt" style:font-size-complex="11pt"/>
    </style:style>
    <style:style style:name="T259" style:parent-style-name="DefaultParagraphFont" style:family="text">
      <style:text-properties fo:font-style="italic" style:font-style-asian="italic"/>
    </style:style>
    <style:style style:name="T260" style:parent-style-name="DefaultParagraphFont" style:family="text">
      <style:text-properties fo:font-style="italic" style:font-style-asian="italic"/>
    </style:style>
    <style:style style:name="T261" style:parent-style-name="DefaultParagraphFont" style:family="text">
      <style:text-properties fo:font-style="italic" style:font-style-asian="italic"/>
    </style:style>
    <style:style style:name="T262" style:parent-style-name="DefaultParagraphFont" style:family="text">
      <style:text-properties fo:font-style="italic" style:font-style-asian="italic"/>
    </style:style>
    <style:style style:name="T263" style:parent-style-name="DefaultParagraphFont" style:family="text">
      <style:text-properties fo:font-style="italic" style:font-style-asian="italic"/>
    </style:style>
    <style:style style:name="T264" style:parent-style-name="DefaultParagraphFont" style:family="text">
      <style:text-properties fo:font-style="italic" style:font-style-asian="italic"/>
    </style:style>
    <style:style style:name="T265" style:parent-style-name="DefaultParagraphFont" style:family="text">
      <style:text-properties fo:font-style="italic" style:font-style-asian="italic"/>
    </style:style>
    <style:style style:name="T266" style:parent-style-name="DefaultParagraphFont" style:family="text">
      <style:text-properties fo:font-style="italic" style:font-style-asian="italic"/>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style:style>
    <style:style style:name="T271" style:parent-style-name="DefaultParagraphFont" style:family="text">
      <style:text-properties fo:font-style="italic" style:font-style-asian="italic"/>
    </style:style>
    <style:style style:name="T272" style:parent-style-name="DefaultParagraphFont" style:family="text">
      <style:text-properties fo:font-style="italic" style:font-style-asian="italic"/>
    </style:style>
    <style:style style:name="T273" style:parent-style-name="DefaultParagraphFont" style:family="text">
      <style:text-properties fo:font-style="italic" style:font-style-asian="italic"/>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T283" style:parent-style-name="DefaultParagraphFont" style:family="text">
      <style:text-properties fo:font-style="italic" style:font-style-asian="italic"/>
    </style:style>
    <style:style style:name="T284" style:parent-style-name="DefaultParagraphFont" style:family="text">
      <style:text-properties fo:font-style="italic" style:font-style-asian="italic"/>
    </style:style>
    <style:style style:name="T285" style:parent-style-name="DefaultParagraphFont" style:family="text">
      <style:text-properties fo:font-style="italic" style:font-style-asian="italic"/>
    </style:style>
    <style:style style:name="P286" style:parent-style-name="Textbody" style:family="paragraph">
      <style:paragraph-properties fo:margin-bottom="0.1041in" style:line-height-at-least="0.1465in"/>
      <style:text-properties fo:font-weight="bold" style:font-weight-asian="bold" fo:color="#000000"/>
    </style:style>
    <style:style style:name="P287" style:parent-style-name="Textbody" style:family="paragraph">
      <style:paragraph-properties fo:margin-bottom="0.1041in" style:line-height-at-least="0.1465in"/>
    </style:style>
    <style:style style:name="T288" style:parent-style-name="DefaultParagraphFont" style:family="text">
      <style:text-properties fo:color="#000000"/>
    </style:style>
    <style:style style:name="T289" style:parent-style-name="DefaultParagraphFont" style:family="text">
      <style:text-properties fo:color="#000000" style:text-position="super 66.6%"/>
    </style:style>
    <style:style style:name="T290" style:parent-style-name="DefaultParagraphFont" style:family="text">
      <style:text-properties fo:color="#000000"/>
    </style:style>
    <style:style style:name="T291" style:parent-style-name="DefaultParagraphFont" style:family="text">
      <style:text-properties fo:color="#000000"/>
    </style:style>
    <style:style style:name="T292" style:parent-style-name="DefaultParagraphFont" style:family="text">
      <style:text-properties fo:color="#000000"/>
    </style:style>
    <style:style style:name="T293" style:parent-style-name="DefaultParagraphFont" style:family="text">
      <style:text-properties fo:color="#000000" style:text-position="super 66.6%"/>
    </style:style>
    <style:style style:name="T294" style:parent-style-name="DefaultParagraphFont" style:family="text">
      <style:text-properties fo:color="#000000"/>
    </style:style>
    <style:style style:name="T295" style:parent-style-name="DefaultParagraphFont" style:family="text">
      <style:text-properties fo:color="#000000" style:text-position="super 66.6%"/>
    </style:style>
    <style:style style:name="T296" style:parent-style-name="DefaultParagraphFont" style:family="text">
      <style:text-properties fo:color="#000000"/>
    </style:style>
    <style:style style:name="T297" style:parent-style-name="DefaultParagraphFont" style:family="text">
      <style:text-properties fo:color="#000000"/>
    </style:style>
    <style:style style:name="T298" style:parent-style-name="DefaultParagraphFont" style:family="text">
      <style:text-properties fo:color="#000000"/>
    </style:style>
    <style:style style:name="P299" style:parent-style-name="Textbody" style:family="paragraph">
      <style:paragraph-properties fo:margin-bottom="0.1041in" style:line-height-at-least="0.1666in"/>
    </style:style>
    <style:style style:name="T300" style:parent-style-name="DefaultParagraphFont" style:family="text">
      <style:text-properties fo:color="#000000"/>
    </style:style>
    <style:style style:name="T301" style:parent-style-name="DefaultParagraphFont" style:family="text">
      <style:text-properties fo:color="#000000" style:text-position="33.3% 100%"/>
    </style:style>
    <style:style style:name="T302" style:parent-style-name="DefaultParagraphFont" style:family="text">
      <style:text-properties fo:color="#000000"/>
    </style:style>
    <style:style style:name="T303" style:parent-style-name="DefaultParagraphFont" style:family="text">
      <style:text-properties fo:color="#000000"/>
    </style:style>
    <style:style style:name="T304" style:parent-style-name="DefaultParagraphFont" style:family="text">
      <style:text-properties fo:color="#000000" style:text-position="super 66.6%"/>
    </style:style>
    <style:style style:name="T305" style:parent-style-name="DefaultParagraphFont" style:family="text">
      <style:text-properties fo:color="#000000"/>
    </style:style>
    <style:style style:name="T306" style:parent-style-name="DefaultParagraphFont" style:family="text">
      <style:text-properties fo:color="#000000"/>
    </style:style>
    <style:style style:name="T307" style:parent-style-name="DefaultParagraphFont" style:family="text">
      <style:text-properties fo:color="#000000"/>
    </style:style>
    <style:style style:name="T308" style:parent-style-name="DefaultParagraphFont" style:family="text">
      <style:text-properties fo:color="#000000"/>
    </style:style>
    <style:style style:name="T309" style:parent-style-name="DefaultParagraphFont" style:family="text">
      <style:text-properties fo:color="#000000" style:text-position="33.3% 100%"/>
    </style:style>
    <style:style style:name="T310" style:parent-style-name="DefaultParagraphFont" style:family="text">
      <style:text-properties fo:color="#000000"/>
    </style:style>
    <style:style style:name="T311" style:parent-style-name="DefaultParagraphFont" style:family="text">
      <style:text-properties fo:color="#000000" style:text-position="33.3% 100%"/>
    </style:style>
    <style:style style:name="T312" style:parent-style-name="DefaultParagraphFont" style:family="text">
      <style:text-properties fo:color="#000000"/>
    </style:style>
    <style:style style:name="P313" style:parent-style-name="Textbody" style:family="paragraph">
      <style:paragraph-properties fo:margin-bottom="0in" style:line-height-at-least="0.1465in"/>
      <style:text-properties fo:font-weight="bold" style:font-weight-asian="bold" fo:color="#000000"/>
    </style:style>
    <style:style style:name="P314" style:parent-style-name="Textbody" style:family="paragraph">
      <style:paragraph-properties fo:margin-bottom="0.1041in" style:line-height-at-least="0.1465in"/>
    </style:style>
    <style:style style:name="T315" style:parent-style-name="DefaultParagraphFont" style:family="text">
      <style:text-properties fo:color="#000000"/>
    </style:style>
    <style:style style:name="T316" style:parent-style-name="DefaultParagraphFont" style:family="text">
      <style:text-properties fo:color="#000000" style:text-position="super 66.6%"/>
    </style:style>
    <style:style style:name="T317" style:parent-style-name="DefaultParagraphFont" style:family="text">
      <style:text-properties fo:color="#000000"/>
    </style:style>
    <style:style style:name="T318" style:parent-style-name="DefaultParagraphFont" style:family="text">
      <style:text-properties fo:font-weight="bold" style:font-weight-asian="bold" fo:color="#000000" style:text-position="33.3% 100%"/>
    </style:style>
    <style:style style:name="T319" style:parent-style-name="DefaultParagraphFont" style:family="text">
      <style:text-properties fo:color="#000000"/>
    </style:style>
    <style:style style:name="T320" style:parent-style-name="DefaultParagraphFont" style:family="text">
      <style:text-properties fo:color="#000000"/>
    </style:style>
    <style:style style:name="T321" style:parent-style-name="DefaultParagraphFont" style:family="text">
      <style:text-properties fo:color="#000000" style:text-position="super 66.6%"/>
    </style:style>
    <style:style style:name="T322" style:parent-style-name="DefaultParagraphFont" style:family="text">
      <style:text-properties fo:color="#000000"/>
    </style:style>
    <style:style style:name="T323" style:parent-style-name="DefaultParagraphFont" style:family="text">
      <style:text-properties fo:color="#000000"/>
    </style:style>
    <style:style style:name="T324" style:parent-style-name="DefaultParagraphFont" style:family="text">
      <style:text-properties fo:color="#000000"/>
    </style:style>
    <style:style style:name="P325" style:parent-style-name="Textbody" style:family="paragraph">
      <style:paragraph-properties fo:margin-bottom="0.1041in" style:line-height-at-least="0.1465in"/>
    </style:style>
    <style:style style:name="T326" style:parent-style-name="DefaultParagraphFont" style:family="text">
      <style:text-properties fo:color="#000000"/>
    </style:style>
    <style:style style:name="T327" style:parent-style-name="DefaultParagraphFont" style:family="text">
      <style:text-properties fo:color="#000000" style:text-position="33.3% 100%"/>
    </style:style>
    <style:style style:name="T328" style:parent-style-name="DefaultParagraphFont" style:family="text">
      <style:text-properties fo:color="#000000"/>
    </style:style>
    <style:style style:name="T329" style:parent-style-name="DefaultParagraphFont" style:family="text">
      <style:text-properties fo:color="#000000"/>
    </style:style>
    <style:style style:name="T330" style:parent-style-name="DefaultParagraphFont" style:family="text">
      <style:text-properties fo:color="#000000"/>
    </style:style>
    <style:style style:name="T331" style:parent-style-name="DefaultParagraphFont" style:family="text">
      <style:text-properties fo:color="#000000"/>
    </style:style>
    <style:style style:name="T332" style:parent-style-name="DefaultParagraphFont" style:family="text">
      <style:text-properties fo:color="#000000"/>
    </style:style>
    <style:style style:name="T333" style:parent-style-name="DefaultParagraphFont" style:family="text">
      <style:text-properties fo:font-weight="bold" style:font-weight-asian="bold" fo:color="#000000"/>
    </style:style>
    <style:style style:name="T334" style:parent-style-name="DefaultParagraphFont" style:family="text">
      <style:text-properties fo:font-weight="bold" style:font-weight-asian="bold" fo:color="#000000" style:text-position="33.3% 100%"/>
    </style:style>
    <style:style style:name="T335" style:parent-style-name="DefaultParagraphFont" style:family="text">
      <style:text-properties fo:color="#000000"/>
    </style:style>
    <style:style style:name="T336" style:parent-style-name="DefaultParagraphFont" style:family="text">
      <style:text-properties fo:color="#000000"/>
    </style:style>
    <style:style style:name="P337" style:parent-style-name="Textbody" style:family="paragraph">
      <style:paragraph-properties fo:margin-bottom="0.1041in" style:line-height-at-least="0.1465in"/>
      <style:text-properties fo:color="#000000"/>
    </style:style>
    <style:style style:name="P338" style:parent-style-name="Textbody" style:family="paragraph">
      <style:text-properties fo:font-weight="bold" style:font-weight-asian="bold"/>
    </style:style>
    <style:style style:name="P339" style:parent-style-name="Textbody" style:family="paragraph">
      <style:text-properties fo:color="#000000"/>
    </style:style>
    <style:style style:name="T340" style:parent-style-name="DefaultParagraphFont" style:family="text">
      <style:text-properties fo:color="#000000"/>
    </style:style>
    <style:style style:name="T341" style:parent-style-name="DefaultParagraphFont" style:family="text">
      <style:text-properties fo:color="#000000"/>
    </style:style>
    <style:style style:name="T342" style:parent-style-name="DefaultParagraphFont" style:family="text">
      <style:text-properties fo:color="#000000"/>
    </style:style>
    <style:style style:name="T343" style:parent-style-name="DefaultParagraphFont" style:family="text">
      <style:text-properties fo:color="#000000"/>
    </style:style>
    <style:style style:name="T344" style:parent-style-name="DefaultParagraphFont" style:family="text">
      <style:text-properties fo:color="#000000" style:text-position="33.3% 100%"/>
    </style:style>
    <style:style style:name="T345" style:parent-style-name="DefaultParagraphFont" style:family="text">
      <style:text-properties fo:color="#000000"/>
    </style:style>
    <style:style style:name="T346" style:parent-style-name="DefaultParagraphFont" style:family="text">
      <style:text-properties fo:color="#000000"/>
    </style:style>
    <style:style style:name="T347" style:parent-style-name="DefaultParagraphFont" style:family="text">
      <style:text-properties fo:color="#000000"/>
    </style:style>
    <style:style style:name="T348" style:parent-style-name="DefaultParagraphFont" style:family="text">
      <style:text-properties fo:color="#000000"/>
    </style:style>
    <style:style style:name="T349" style:parent-style-name="DefaultParagraphFont" style:family="text">
      <style:text-properties fo:color="#000000" style:text-position="33.3% 100%"/>
    </style:style>
    <style:style style:name="T350" style:parent-style-name="DefaultParagraphFont" style:family="text">
      <style:text-properties fo:font-weight="bold" style:font-weight-asian="bold" fo:color="#000000" style:text-position="33.3% 100%"/>
    </style:style>
    <style:style style:name="T351" style:parent-style-name="DefaultParagraphFont" style:family="text">
      <style:text-properties fo:color="#000000"/>
    </style:style>
    <style:style style:name="T352" style:parent-style-name="DefaultParagraphFont" style:family="text">
      <style:text-properties fo:color="#000000"/>
    </style:style>
    <style:style style:name="T353" style:parent-style-name="DefaultParagraphFont" style:family="text">
      <style:text-properties fo:color="#000000"/>
    </style:style>
    <style:style style:name="P354" style:parent-style-name="Textbody" style:family="paragraph">
      <style:text-properties style:font-name-complex="Verdana, sans-serif" fo:font-weight="bold" style:font-weight-asian="bold" style:font-weight-complex="bold" fo:color="#000000"/>
    </style:style>
    <style:style style:name="P355" style:parent-style-name="Standard" style:family="paragraph">
      <style:paragraph-properties style:line-height-at-least="0.1465in"/>
    </style:style>
    <style:style style:name="T356" style:parent-style-name="DefaultParagraphFont" style:family="text">
      <style:text-properties style:font-name="Verdana" style:font-name-complex="Verdana, sans-serif" fo:font-weight="bold" style:font-weight-asian="bold" style:font-weight-complex="bold" fo:color="#000000" fo:font-size="10pt" style:font-size-asian="10pt" style:font-size-complex="10pt"/>
    </style:style>
    <style:style style:name="P357" style:parent-style-name="Standard" style:family="paragraph">
      <style:paragraph-properties style:line-height-at-least="0.1465in"/>
      <style:text-properties style:font-name="Verdana" style:font-name-complex="Verdana, sans-serif" fo:font-weight="bold" style:font-weight-asian="bold" style:font-weight-complex="bold" fo:color="#000000" fo:font-size="10pt" style:font-size-asian="10pt" style:font-size-complex="10pt"/>
    </style:style>
    <style:style style:name="P358" style:parent-style-name="Standard" style:family="paragraph">
      <style:paragraph-properties style:line-height-at-least="0.1465in"/>
      <style:text-properties style:font-name="Verdana" style:font-name-complex="Verdana, sans-serif" fo:font-weight="bold" style:font-weight-asian="bold" style:font-weight-complex="bold" fo:color="#000000" fo:font-size="10pt" style:font-size-asian="10pt" style:font-size-complex="10pt"/>
    </style:style>
    <style:style style:name="P359" style:parent-style-name="Textbody" style:family="paragraph">
      <style:paragraph-properties style:line-height-at-least="0.1465in"/>
    </style:style>
    <style:style style:name="T360"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P361" style:parent-style-name="Normal" style:family="paragraph">
      <style:paragraph-properties fo:text-align="center"/>
    </style:style>
    <style:style style:name="P362" style:parent-style-name="Normal" style:family="paragraph">
      <style:paragraph-properties fo:text-align="center"/>
    </style:style>
    <style:style style:name="T363"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T364"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P365" style:parent-style-name="Normal" style:family="paragraph">
      <style:paragraph-properties fo:text-align="center"/>
    </style:style>
    <style:style style:name="P366" style:parent-style-name="Textbody" style:family="paragraph">
      <style:paragraph-properties style:line-height-at-least="0.1465in"/>
    </style:style>
    <style:style style:name="T367"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T368"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P369" style:parent-style-name="Textbody" style:family="paragraph">
      <style:paragraph-properties style:line-height-at-least="0.1465in"/>
      <style:text-properties style:font-name="Verdana, sans-serif" style:font-name-complex="Verdana, sans-serif" fo:font-weight="bold" style:font-weight-asian="bold" style:font-weight-complex="bold" fo:color="#000000" fo:font-size="10pt" style:font-size-asian="10pt" style:font-size-complex="10pt"/>
    </style:style>
    <style:style style:name="P370" style:parent-style-name="Textbody" style:family="paragraph">
      <style:paragraph-properties style:line-height-at-least="0.1465in"/>
      <style:text-properties style:font-name="Verdana, sans-serif" style:font-name-complex="Verdana, sans-serif" fo:font-weight="bold" style:font-weight-asian="bold" style:font-weight-complex="bold" fo:color="#000000" fo:font-size="10pt" style:font-size-asian="10pt" style:font-size-complex="10pt"/>
    </style:style>
    <style:style style:name="P371" style:parent-style-name="Textbody" style:family="paragraph">
      <style:paragraph-properties style:line-height-at-least="0.1465in"/>
    </style:style>
    <style:style style:name="T372"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T373"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T374"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T375" style:parent-style-name="DefaultParagraphFont" style:family="text">
      <style:text-properties style:font-name="Verdana, sans-serif" style:font-name-complex="Verdana, sans-serif" fo:font-weight="bold" style:font-weight-asian="bold" style:font-weight-complex="bold" fo:color="#000000" style:text-position="super 65%" fo:font-size="10pt" style:font-size-asian="10pt" style:font-size-complex="10pt"/>
    </style:style>
    <style:style style:name="T376"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P377" style:parent-style-name="Textbody" style:family="paragraph">
      <style:paragraph-properties style:line-height-at-least="0.1465in"/>
    </style:style>
    <style:style style:name="T378" style:parent-style-name="DefaultParagraphFont" style:family="text">
      <style:text-properties style:font-name="Verdana, sans-serif" style:font-name-complex="Verdana, sans-serif" fo:font-weight="bold" style:font-weight-asian="bold" style:font-weight-complex="bold" fo:color="#000000" fo:font-size="10pt" style:font-size-asian="10pt" style:font-size-complex="10pt"/>
    </style:style>
    <style:style style:name="P379" style:parent-style-name="Textbody" style:family="paragraph">
      <style:paragraph-properties style:line-height-at-least="0.1465in"/>
      <style:text-properties style:font-name="Verdana, sans-serif" style:font-name-complex="Verdana, sans-serif" fo:font-weight="bold" style:font-weight-asian="bold" style:font-weight-complex="bold" fo:color="#000000" fo:font-size="10pt" style:font-size-asian="10pt" style:font-size-complex="10pt"/>
    </style:style>
    <style:style style:name="P380" style:parent-style-name="Standard" style:family="paragraph">
      <style:paragraph-properties fo:margin-bottom="0.1041in" style:line-height-at-least="0.1465in"/>
      <style:text-properties style:font-name="Verdana, sans-serif" style:font-name-complex="Verdana, sans-serif" fo:font-weight="bold" style:font-weight-asian="bold" fo:color="#000000" fo:font-size="10pt" style:font-size-asian="10pt" style:font-size-complex="10pt"/>
    </style:style>
    <style:style style:name="P381" style:parent-style-name="Textbody" style:family="paragraph">
      <style:text-properties fo:font-weight="bold" style:font-weight-asian="bold" fo:font-size="10pt" style:font-size-asian="10pt"/>
    </style:style>
    <style:style style:name="P382" style:parent-style-name="Textbody" style:family="paragraph">
      <style:paragraph-properties style:line-height-at-least="0.1465in"/>
    </style:style>
    <style:style style:name="T383" style:parent-style-name="DefaultParagraphFont" style:family="text">
      <style:text-properties fo:color="#000000"/>
    </style:style>
    <style:style style:name="T384" style:parent-style-name="DefaultParagraphFont" style:family="text">
      <style:text-properties fo:color="#000000" style:text-position="33.3% 100%"/>
    </style:style>
    <style:style style:name="T385" style:parent-style-name="DefaultParagraphFont" style:family="text">
      <style:text-properties fo:color="#000000"/>
    </style:style>
    <style:style style:name="T386" style:parent-style-name="DefaultParagraphFont" style:family="text">
      <style:text-properties fo:color="#000000"/>
    </style:style>
    <style:style style:name="T387" style:parent-style-name="DefaultParagraphFont" style:family="text">
      <style:text-properties fo:color="#000000"/>
    </style:style>
    <style:style style:name="T388" style:parent-style-name="DefaultParagraphFont" style:family="text">
      <style:text-properties fo:color="#000000" style:text-position="33.3% 100%"/>
    </style:style>
    <style:style style:name="T389" style:parent-style-name="DefaultParagraphFont" style:family="text">
      <style:text-properties fo:color="#000000"/>
    </style:style>
    <style:style style:name="T390" style:parent-style-name="DefaultParagraphFont" style:family="text">
      <style:text-properties fo:color="#000000"/>
    </style:style>
    <style:style style:name="T391" style:parent-style-name="DefaultParagraphFont" style:family="text">
      <style:text-properties fo:color="#000000"/>
    </style:style>
    <style:style style:name="T392" style:parent-style-name="DefaultParagraphFont" style:family="text">
      <style:text-properties fo:color="#000000" style:text-position="super 66.6%"/>
    </style:style>
    <style:style style:name="T393" style:parent-style-name="DefaultParagraphFont" style:family="text">
      <style:text-properties fo:color="#000000"/>
    </style:style>
    <style:style style:name="P394" style:parent-style-name="Textbody" style:family="paragraph">
      <style:paragraph-properties style:line-height-at-least="0.1465in"/>
    </style:style>
    <style:style style:name="T395" style:parent-style-name="DefaultParagraphFont" style:family="text">
      <style:text-properties fo:color="#000000"/>
    </style:style>
    <style:style style:name="T396" style:parent-style-name="DefaultParagraphFont" style:family="text">
      <style:text-properties fo:color="#000000"/>
    </style:style>
    <style:style style:name="T397" style:parent-style-name="DefaultParagraphFont" style:family="text">
      <style:text-properties fo:color="#000000" fo:background-color="#FFFFFF"/>
    </style:style>
    <style:style style:name="T398" style:parent-style-name="DefaultParagraphFont" style:family="text">
      <style:text-properties fo:color="#000000" fo:background-color="#FFFFFF"/>
    </style:style>
    <style:style style:name="T399" style:parent-style-name="DefaultParagraphFont" style:family="text">
      <style:text-properties fo:color="#000000" fo:background-color="#FFFFFF"/>
    </style:style>
    <style:style style:name="T400" style:parent-style-name="DefaultParagraphFont" style:family="text">
      <style:text-properties fo:color="#000000" style:text-position="33.3% 100%" fo:background-color="#FFFFFF"/>
    </style:style>
    <style:style style:name="T401" style:parent-style-name="DefaultParagraphFont" style:family="text">
      <style:text-properties fo:color="#000000" fo:background-color="#FFFFFF"/>
    </style:style>
    <style:style style:name="T402" style:parent-style-name="DefaultParagraphFont" style:family="text">
      <style:text-properties fo:color="#000000" fo:background-color="#FFFFFF"/>
    </style:style>
    <style:style style:name="P403" style:parent-style-name="Textbody" style:family="paragraph">
      <style:paragraph-properties style:line-height-at-least="0.1465in"/>
      <style:text-properties fo:color="#000000" fo:background-color="#FFFFFF"/>
    </style:style>
    <style:style style:name="P404" style:parent-style-name="Textbody" style:family="paragraph">
      <style:paragraph-properties style:line-height-at-least="0.1465in"/>
    </style:style>
    <style:style style:name="T405" style:parent-style-name="DefaultParagraphFont" style:family="text">
      <style:text-properties fo:font-weight="bold" style:font-weight-asian="bold" fo:color="#000000"/>
    </style:style>
    <style:style style:name="T406" style:parent-style-name="DefaultParagraphFont" style:family="text">
      <style:text-properties fo:font-weight="bold" style:font-weight-asian="bold" fo:color="#000000" style:text-position="33.3% 100%"/>
    </style:style>
    <style:style style:name="P407" style:parent-style-name="Textbody" style:family="paragraph">
      <style:paragraph-properties fo:margin-bottom="0in"/>
      <style:text-properties fo:color="#000000"/>
    </style:style>
    <style:style style:name="P408" style:parent-style-name="Textbody" style:family="paragraph">
      <style:paragraph-properties fo:margin-bottom="0in"/>
    </style:style>
    <style:style style:name="T409" style:parent-style-name="DefaultParagraphFont" style:family="text">
      <style:text-properties fo:color="#000000"/>
    </style:style>
    <style:style style:name="T410" style:parent-style-name="DefaultParagraphFont" style:family="text">
      <style:text-properties fo:font-weight="bold" style:font-weight-asian="bold" fo:color="#000000" style:text-underline-type="single" style:text-underline-style="solid" style:text-underline-width="auto" style:text-underline-mode="continuous"/>
    </style:style>
    <style:style style:name="T411" style:parent-style-name="DefaultParagraphFont" style:family="text">
      <style:text-properties fo:color="#000000"/>
    </style:style>
    <style:style style:name="T412" style:parent-style-name="DefaultParagraphFont" style:family="text">
      <style:text-properties fo:color="#000000"/>
    </style:style>
    <style:style style:name="T413" style:parent-style-name="DefaultParagraphFont" style:family="text">
      <style:text-properties fo:color="#000000"/>
    </style:style>
    <style:style style:name="T414" style:parent-style-name="DefaultParagraphFont" style:family="text">
      <style:text-properties fo:color="#000000" style:text-position="33.3% 100%"/>
    </style:style>
    <style:style style:name="T415" style:parent-style-name="DefaultParagraphFont" style:family="text">
      <style:text-properties fo:color="#000000"/>
    </style:style>
    <style:style style:name="T416" style:parent-style-name="DefaultParagraphFont" style:family="text">
      <style:text-properties fo:color="#000000"/>
    </style:style>
    <style:style style:name="T417" style:parent-style-name="DefaultParagraphFont" style:family="text">
      <style:text-properties fo:color="#000000"/>
    </style:style>
    <style:style style:name="T418" style:parent-style-name="DefaultParagraphFont" style:family="text">
      <style:text-properties fo:color="#000000"/>
    </style:style>
    <style:style style:name="T419" style:parent-style-name="DefaultParagraphFont" style:family="text">
      <style:text-properties fo:color="#000000"/>
    </style:style>
    <style:style style:name="P420" style:parent-style-name="Textbody" style:family="paragraph">
      <style:paragraph-properties fo:margin-bottom="0in"/>
      <style:text-properties fo:color="#000000"/>
    </style:style>
    <style:style style:name="P421" style:parent-style-name="Textbody" style:family="paragraph">
      <style:paragraph-properties fo:margin-bottom="0in"/>
      <style:text-properties fo:font-weight="bold" style:font-weight-asian="bold" fo:color="#000000"/>
    </style:style>
    <style:style style:name="P422" style:parent-style-name="Textbody" style:family="paragraph">
      <style:paragraph-properties fo:margin-bottom="0in"/>
      <style:text-properties fo:color="#000000"/>
    </style:style>
    <style:style style:name="P423" style:parent-style-name="Textbody" style:family="paragraph">
      <style:paragraph-properties fo:margin-bottom="0in"/>
    </style:style>
    <style:style style:name="T424" style:parent-style-name="DefaultParagraphFont" style:family="text">
      <style:text-properties fo:color="#000000"/>
    </style:style>
    <style:style style:name="T425" style:parent-style-name="DefaultParagraphFont" style:family="text">
      <style:text-properties style:text-position="33.3% 100%"/>
    </style:style>
    <style:style style:name="T426" style:parent-style-name="DefaultParagraphFont" style:family="text">
      <style:text-properties fo:color="#000000"/>
    </style:style>
    <style:style style:name="T427" style:parent-style-name="DefaultParagraphFont" style:family="text">
      <style:text-properties fo:color="#000000"/>
    </style:style>
    <style:style style:name="T428" style:parent-style-name="Emphasis" style:family="text">
      <style:text-properties fo:color="#000000"/>
    </style:style>
    <style:style style:name="T429" style:parent-style-name="Emphasis" style:family="text">
      <style:text-properties fo:font-style="normal" style:font-style-asian="normal" style:font-style-complex="normal" fo:color="#000000"/>
    </style:style>
    <style:style style:name="T430" style:parent-style-name="Emphasis" style:family="text">
      <style:text-properties fo:color="#000000"/>
    </style:style>
    <style:style style:name="T431" style:parent-style-name="DefaultParagraphFont" style:family="text">
      <style:text-properties fo:color="#000000"/>
    </style:style>
    <style:style style:name="P432" style:parent-style-name="Textbody" style:family="paragraph">
      <style:paragraph-properties style:line-height-at-least="0.1465in"/>
      <style:text-properties fo:color="#000000"/>
    </style:style>
    <style:style style:name="P433" style:parent-style-name="Textbody" style:family="paragraph">
      <style:paragraph-properties fo:margin-bottom="0.1041in" style:line-height-at-least="0.1666in"/>
      <style:text-properties fo:font-style="italic" style:font-style-asian="italic" fo:color="#000000"/>
    </style:style>
    <style:style style:name="P434" style:parent-style-name="Textbody" style:family="paragraph">
      <style:paragraph-properties fo:margin-bottom="0.1041in" style:line-height-at-least="0.1666in"/>
      <style:text-properties fo:font-style="italic" style:font-style-asian="italic" fo:color="#000000"/>
    </style:style>
    <style:style style:name="P435" style:parent-style-name="Textbody" style:family="paragraph">
      <style:paragraph-properties fo:margin-top="0.0625in" fo:margin-bottom="0.0625in" style:line-height-at-least="0.1666in"/>
      <style:text-properties fo:font-style="italic" style:font-style-asian="italic" fo:color="#000000"/>
    </style:style>
    <style:style style:name="P436" style:parent-style-name="Textbody" style:family="paragraph">
      <style:paragraph-properties fo:margin-top="0.0625in" fo:margin-bottom="0.0625in" style:line-height-at-least="0.1666in"/>
      <style:text-properties fo:font-style="italic" style:font-style-asian="italic" fo:color="#000000"/>
    </style:style>
    <style:style style:name="P437" style:parent-style-name="Textbody" style:family="paragraph">
      <style:paragraph-properties fo:margin-top="0.0625in" fo:margin-bottom="0.0625in" style:line-height-at-least="0.1666in"/>
      <style:text-properties fo:font-style="italic" style:font-style-asian="italic" fo:color="#000000"/>
    </style:style>
    <style:style style:name="P438" style:parent-style-name="Textbody" style:family="paragraph">
      <style:paragraph-properties fo:margin-top="0.0625in" fo:margin-bottom="0.0625in" style:line-height-at-least="0.1666in"/>
      <style:text-properties fo:font-style="italic" style:font-style-asian="italic" fo:color="#000000"/>
    </style:style>
    <style:style style:name="P439" style:parent-style-name="Textbody" style:family="paragraph">
      <style:paragraph-properties fo:margin-top="0.0625in" fo:margin-bottom="0.0625in" style:line-height-at-least="0.1666in"/>
    </style:style>
    <style:style style:name="T440" style:parent-style-name="DefaultParagraphFont" style:family="text">
      <style:text-properties fo:font-style="italic" style:font-style-asian="italic" fo:color="#000000"/>
    </style:style>
    <style:style style:name="P441" style:parent-style-name="Textbody" style:family="paragraph">
      <style:paragraph-properties fo:margin-bottom="0.1041in" style:line-height-at-least="0.1666in"/>
      <style:text-properties fo:font-style="italic" style:font-style-asian="italic" fo:color="#000000"/>
    </style:style>
    <style:style style:name="P442" style:parent-style-name="Textbody" style:family="paragraph">
      <style:paragraph-properties fo:margin-bottom="0.1041in" style:line-height-at-least="0.1666in"/>
      <style:text-properties fo:font-style="italic" style:font-style-asian="italic" fo:color="#000000"/>
    </style:style>
    <style:style style:name="P443" style:parent-style-name="Textbody" style:family="paragraph">
      <style:paragraph-properties fo:margin-bottom="0in"/>
      <style:text-properties fo:color="#000000"/>
    </style:style>
    <style:style style:name="P444" style:parent-style-name="Textbody" style:family="paragraph">
      <style:paragraph-properties style:line-height-at-least="0.1465in"/>
    </style:style>
    <style:style style:name="T445" style:parent-style-name="DefaultParagraphFont" style:family="text">
      <style:text-properties fo:color="#000000"/>
    </style:style>
    <style:style style:name="T446" style:parent-style-name="DefaultParagraphFont" style:family="text">
      <style:text-properties fo:color="#000000"/>
    </style:style>
    <style:style style:name="T447" style:parent-style-name="DefaultParagraphFont" style:family="text">
      <style:text-properties fo:color="#000000"/>
    </style:style>
    <style:style style:name="P448" style:parent-style-name="Textbody" style:family="paragraph">
      <style:paragraph-properties fo:margin-bottom="0in"/>
      <style:text-properties fo:color="#000000"/>
    </style:style>
    <style:style style:name="P449" style:parent-style-name="Textbody" style:family="paragraph">
      <style:paragraph-properties fo:margin-bottom="0in"/>
    </style:style>
    <style:style style:name="T450" style:parent-style-name="DefaultParagraphFont" style:family="text">
      <style:text-properties fo:color="#000000"/>
    </style:style>
    <style:style style:name="T451" style:parent-style-name="DefaultParagraphFont" style:family="text">
      <style:text-properties fo:color="#000000"/>
    </style:style>
    <style:style style:name="T452" style:parent-style-name="DefaultParagraphFont" style:family="text">
      <style:text-properties fo:color="#000000"/>
    </style:style>
    <style:style style:name="T453" style:parent-style-name="DefaultParagraphFont" style:family="text">
      <style:text-properties fo:color="#000000" style:text-position="33.3% 100%"/>
    </style:style>
    <style:style style:name="T454" style:parent-style-name="DefaultParagraphFont" style:family="text">
      <style:text-properties fo:color="#000000"/>
    </style:style>
    <style:style style:name="T455" style:parent-style-name="DefaultParagraphFont" style:family="text">
      <style:text-properties fo:color="#000000"/>
    </style:style>
    <style:style style:name="T456" style:parent-style-name="DefaultParagraphFont" style:family="text">
      <style:text-properties fo:color="#000000"/>
    </style:style>
    <style:style style:name="T457" style:parent-style-name="DefaultParagraphFont" style:family="text">
      <style:text-properties fo:font-weight="bold" style:font-weight-asian="bold" fo:color="#000000"/>
    </style:style>
    <style:style style:name="T458" style:parent-style-name="DefaultParagraphFont" style:family="text">
      <style:text-properties fo:color="#000000"/>
    </style:style>
    <style:style style:name="T459" style:parent-style-name="DefaultParagraphFont" style:family="text">
      <style:text-properties fo:color="#000000"/>
    </style:style>
    <style:style style:name="T460" style:parent-style-name="DefaultParagraphFont" style:family="text">
      <style:text-properties fo:color="#000000"/>
    </style:style>
    <style:style style:name="T461" style:parent-style-name="Emphasis" style:family="text">
      <style:text-properties fo:color="#000000"/>
    </style:style>
    <style:style style:name="T462" style:parent-style-name="DefaultParagraphFont" style:family="text">
      <style:text-properties fo:color="#000000"/>
    </style:style>
    <style:style style:name="T463" style:parent-style-name="DefaultParagraphFont" style:family="text">
      <style:text-properties fo:color="#000000"/>
    </style:style>
    <style:style style:name="P464" style:parent-style-name="Textbody" style:family="paragraph">
      <style:paragraph-properties style:line-height-at-least="0.1666in"/>
      <style:text-properties fo:color="#000000" fo:background-color="#FFFFFF"/>
    </style:style>
    <style:style style:name="P465" style:parent-style-name="Textbody" style:family="paragraph">
      <style:paragraph-properties style:line-height-at-least="0.1666in"/>
      <style:text-properties fo:color="#000000" fo:background-color="#FFFFFF"/>
    </style:style>
    <style:style style:name="P466" style:parent-style-name="Textbody" style:family="paragraph">
      <style:paragraph-properties fo:margin-bottom="0in"/>
      <style:text-properties fo:color="#000000"/>
    </style:style>
    <style:style style:name="P467" style:parent-style-name="Textbody" style:family="paragraph">
      <style:paragraph-properties fo:margin-bottom="0in"/>
      <style:text-properties fo:font-weight="bold" style:font-weight-asian="bold" fo:color="#000000"/>
    </style:style>
    <style:style style:name="P468" style:parent-style-name="Textbody" style:family="paragraph">
      <style:paragraph-properties style:line-height-at-least="0.1465in"/>
    </style:style>
    <style:style style:name="P469" style:parent-style-name="Textbody" style:family="paragraph">
      <style:paragraph-properties style:line-height-at-least="0.1465in"/>
    </style:style>
    <style:style style:name="P470" style:parent-style-name="Textbody" style:family="paragraph">
      <style:paragraph-properties style:line-height-at-least="0.1465in"/>
    </style:style>
    <style:style style:name="P471" style:parent-style-name="Textbody" style:family="paragraph">
      <style:paragraph-properties style:line-height-at-least="0.1465in"/>
    </style:style>
    <style:style style:name="P472" style:parent-style-name="Textbody" style:family="paragraph">
      <style:paragraph-properties style:line-height-at-least="0.1465in"/>
    </style:style>
    <style:style style:name="P473" style:parent-style-name="Textbody" style:family="paragraph">
      <style:paragraph-properties style:line-height-at-least="0.1465in"/>
    </style:style>
    <style:style style:name="P474" style:parent-style-name="Textbody" style:family="paragraph">
      <style:paragraph-properties style:line-height-at-least="0.1465in"/>
    </style:style>
    <style:style style:name="P475" style:parent-style-name="Textbody" style:family="paragraph">
      <style:paragraph-properties fo:margin-bottom="0in"/>
      <style:text-properties fo:color="#000000"/>
    </style:style>
    <style:style style:name="P476" style:parent-style-name="Textbody" style:family="paragraph">
      <style:paragraph-properties fo:margin-bottom="0in"/>
      <style:text-properties fo:color="#000000"/>
    </style:style>
    <style:style style:name="P477" style:parent-style-name="Textbody" style:family="paragraph">
      <style:paragraph-properties fo:margin-bottom="0in"/>
      <style:text-properties fo:color="#000000"/>
    </style:style>
    <style:style style:name="TableColumn479" style:family="table-column">
      <style:table-column-properties style:column-width="7.1354in" style:use-optimal-column-width="false"/>
    </style:style>
    <style:style style:name="Table478" style:family="table">
      <style:table-properties style:width="7.1354in" fo:margin-left="0.0125in" table:align="left"/>
    </style:style>
    <style:style style:name="TableRow480" style:family="table-row">
      <style:table-row-properties style:use-optimal-row-height="false"/>
    </style:style>
    <style:style style:name="TableCell481" style:family="table-cell">
      <style:table-cell-properties fo:border="0.0138in solid #000000" fo:padding-top="0.0194in" fo:padding-left="0.0194in" fo:padding-bottom="0.0194in" fo:padding-right="0.0194in"/>
    </style:style>
    <style:style style:name="P482" style:parent-style-name="Textbody" style:family="paragraph">
      <style:text-properties fo:font-size="10.5pt" style:font-size-asian="10.5pt" style:font-size-complex="10.5pt"/>
    </style:style>
    <style:style style:name="T483" style:parent-style-name="DefaultParagraphFont" style:family="text">
      <style:text-properties fo:font-size="10.5pt" style:font-size-asian="10.5pt" style:font-size-complex="10.5pt"/>
    </style:style>
    <style:style style:name="T484" style:parent-style-name="DefaultParagraphFont" style:family="text">
      <style:text-properties fo:font-style="italic" style:font-style-asian="italic" fo:font-size="10.5pt" style:font-size-asian="10.5pt" style:font-size-complex="10.5pt" style:text-underline-type="single" style:text-underline-style="solid" style:text-underline-width="auto" style:text-underline-mode="continuous"/>
    </style:style>
    <style:style style:name="T485" style:parent-style-name="DefaultParagraphFont" style:family="text">
      <style:text-properties fo:font-size="10.5pt" style:font-size-asian="10.5pt" style:font-size-complex="10.5pt"/>
    </style:style>
    <style:style style:name="T486" style:parent-style-name="DefaultParagraphFont" style:family="text">
      <style:text-properties fo:font-style="italic" style:font-style-asian="italic" fo:font-size="10.5pt" style:font-size-asian="10.5pt" style:font-size-complex="10.5pt"/>
    </style:style>
    <style:style style:name="T487" style:parent-style-name="DefaultParagraphFont" style:family="text">
      <style:text-properties fo:font-style="italic" style:font-style-asian="italic" fo:font-size="10.5pt" style:font-size-asian="10.5pt" style:font-size-complex="10.5pt"/>
    </style:style>
    <style:style style:name="T488" style:parent-style-name="DefaultParagraphFont" style:family="text">
      <style:text-properties fo:font-style="italic" style:font-style-asian="italic" fo:font-size="10.5pt" style:font-size-asian="10.5pt" style:font-size-complex="10.5pt" style:text-underline-type="single" style:text-underline-style="solid" style:text-underline-width="auto" style:text-underline-mode="continuous"/>
    </style:style>
    <style:style style:name="T489" style:parent-style-name="DefaultParagraphFont" style:family="text">
      <style:text-properties fo:font-style="italic" style:font-style-asian="italic" fo:font-size="10.5pt" style:font-size-asian="10.5pt" style:font-size-complex="10.5pt"/>
    </style:style>
    <style:style style:name="T490" style:parent-style-name="DefaultParagraphFont" style:family="text">
      <style:text-properties fo:font-size="10.5pt" style:font-size-asian="10.5pt" style:font-size-complex="10.5pt"/>
    </style:style>
    <style:style style:name="T491" style:parent-style-name="DefaultParagraphFont" style:family="text">
      <style:text-properties fo:font-style="italic" style:font-style-asian="italic" fo:font-size="10.5pt" style:font-size-asian="10.5pt" style:font-size-complex="10.5pt" style:text-underline-type="single" style:text-underline-style="solid" style:text-underline-width="auto" style:text-underline-mode="continuous"/>
    </style:style>
    <style:style style:name="T492" style:parent-style-name="DefaultParagraphFont" style:family="text">
      <style:text-properties fo:font-size="10.5pt" style:font-size-asian="10.5pt" style:font-size-complex="10.5pt"/>
    </style:style>
    <style:style style:name="T493" style:parent-style-name="DefaultParagraphFont" style:family="text">
      <style:text-properties fo:font-style="italic" style:font-style-asian="italic" fo:font-size="10.5pt" style:font-size-asian="10.5pt" style:font-size-complex="10.5pt" style:text-underline-type="single" style:text-underline-style="solid" style:text-underline-width="auto" style:text-underline-mode="continuous"/>
    </style:style>
    <style:style style:name="T494" style:parent-style-name="DefaultParagraphFont" style:family="text">
      <style:text-properties fo:font-size="10.5pt" style:font-size-asian="10.5pt" style:font-size-complex="10.5pt"/>
    </style:style>
    <style:style style:name="P495" style:parent-style-name="Textbody" style:family="paragraph">
      <style:text-properties fo:font-style="italic" style:font-style-asian="italic" fo:font-size="10.5pt" style:font-size-asian="10.5pt" style:font-size-complex="10.5pt"/>
    </style:style>
    <style:style style:name="T496" style:parent-style-name="DefaultParagraphFont" style:family="text">
      <style:text-properties fo:font-size="10.5pt" style:font-size-asian="10.5pt" style:font-size-complex="10.5pt"/>
    </style:style>
    <style:style style:name="T497" style:parent-style-name="DefaultParagraphFont" style:family="text">
      <style:text-properties fo:font-style="italic" style:font-style-asian="italic" fo:font-size="10.5pt" style:font-size-asian="10.5pt" style:font-size-complex="10.5pt"/>
    </style:style>
    <style:style style:name="T498" style:parent-style-name="DefaultParagraphFont" style:family="text">
      <style:text-properties fo:font-size="10.5pt" style:font-size-asian="10.5pt" style:font-size-complex="10.5pt"/>
    </style:style>
    <style:style style:name="T499" style:parent-style-name="DefaultParagraphFont" style:family="text">
      <style:text-properties fo:font-size="10.5pt" style:font-size-asian="10.5pt" style:font-size-complex="10.5pt"/>
    </style:style>
    <style:style style:name="T500" style:parent-style-name="DefaultParagraphFont" style:family="text">
      <style:text-properties fo:font-style="italic" style:font-style-asian="italic" style:font-style-complex="italic" fo:font-size="10.5pt" style:font-size-asian="10.5pt" style:font-size-complex="10.5pt"/>
    </style:style>
    <style:style style:name="T501" style:parent-style-name="DefaultParagraphFont" style:family="text">
      <style:text-properties fo:font-style="italic" style:font-style-asian="italic" style:font-style-complex="italic" fo:font-size="10.5pt" style:font-size-asian="10.5pt" style:font-size-complex="10.5pt" style:text-underline-type="single" style:text-underline-style="solid" style:text-underline-width="auto" style:text-underline-mode="continuous"/>
    </style:style>
    <style:style style:name="T502" style:parent-style-name="DefaultParagraphFont" style:family="text">
      <style:text-properties fo:font-style="italic" style:font-style-asian="italic" style:font-style-complex="italic" fo:font-size="10.5pt" style:font-size-asian="10.5pt" style:font-size-complex="10.5pt"/>
    </style:style>
    <style:style style:name="T503" style:parent-style-name="DefaultParagraphFont" style:family="text">
      <style:text-properties fo:font-style="italic" style:font-style-asian="italic" style:font-style-complex="italic" fo:font-size="10.5pt" style:font-size-asian="10.5pt" style:font-size-complex="10.5pt" style:text-underline-type="single" style:text-underline-style="solid" style:text-underline-width="auto" style:text-underline-mode="continuous"/>
    </style:style>
    <style:style style:name="T504" style:parent-style-name="DefaultParagraphFont" style:family="text">
      <style:text-properties fo:font-style="italic" style:font-style-asian="italic" style:font-style-complex="italic" fo:font-size="10.5pt" style:font-size-asian="10.5pt" style:font-size-complex="10.5pt"/>
    </style:style>
    <style:style style:name="T505" style:parent-style-name="DefaultParagraphFont" style:family="text">
      <style:text-properties fo:font-size="10.5pt" style:font-size-asian="10.5pt" style:font-size-complex="10.5pt"/>
    </style:style>
    <style:style style:name="T506" style:parent-style-name="DefaultParagraphFont" style:family="text">
      <style:text-properties fo:font-style="italic" style:font-style-asian="italic" fo:font-size="10.5pt" style:font-size-asian="10.5pt" style:font-size-complex="10.5pt" style:text-underline-type="single" style:text-underline-style="solid" style:text-underline-width="auto" style:text-underline-mode="continuous"/>
    </style:style>
    <style:style style:name="T507" style:parent-style-name="DefaultParagraphFont" style:family="text">
      <style:text-properties fo:font-size="10.5pt" style:font-size-asian="10.5pt" style:font-size-complex="10.5pt"/>
    </style:style>
    <style:style style:name="T508" style:parent-style-name="DefaultParagraphFont" style:family="text">
      <style:text-properties fo:font-size="10.5pt" style:font-size-asian="10.5pt" style:font-size-complex="10.5pt"/>
    </style:style>
    <style:style style:name="T509" style:parent-style-name="DefaultParagraphFont" style:family="text">
      <style:text-properties style:font-name="Verdana, sans-serif" fo:font-size="10.5pt" style:font-size-asian="10.5pt" style:font-size-complex="10.5pt"/>
    </style:style>
    <style:style style:name="T510" style:parent-style-name="DefaultParagraphFont" style:family="text">
      <style:text-properties style:font-name="Verdana, sans-serif" fo:font-size="10.5pt" style:font-size-asian="10.5pt" style:font-size-complex="10.5pt"/>
    </style:style>
    <style:style style:name="T511" style:parent-style-name="DefaultParagraphFont" style:family="text">
      <style:text-properties fo:font-size="10.5pt" style:font-size-asian="10.5pt" style:font-size-complex="10.5pt"/>
    </style:style>
    <style:style style:name="T512" style:parent-style-name="DefaultParagraphFont" style:family="text">
      <style:text-properties fo:font-size="10.5pt" style:font-size-asian="10.5pt" style:font-size-complex="10.5pt"/>
    </style:style>
    <style:style style:name="T513" style:parent-style-name="DefaultParagraphFont" style:family="text">
      <style:text-properties fo:font-style="italic" style:font-style-asian="italic" fo:font-size="10.5pt" style:font-size-asian="10.5pt" style:font-size-complex="10.5pt"/>
    </style:style>
    <style:style style:name="P514" style:parent-style-name="Textbody" style:family="paragraph">
      <style:text-properties fo:font-size="10.5pt" style:font-size-asian="10.5pt" style:font-size-complex="10.5pt"/>
    </style:style>
    <style:style style:name="P515" style:parent-style-name="Textbody" style:family="paragraph">
      <style:text-properties fo:font-size="10.5pt" style:font-size-asian="10.5pt" style:font-size-complex="10.5pt"/>
    </style:style>
    <style:style style:name="P516" style:parent-style-name="Textbody" style:family="paragraph">
      <style:text-properties fo:font-style="italic" style:font-style-asian="italic" fo:font-size="10.5pt" style:font-size-asian="10.5pt" style:font-size-complex="10.5pt"/>
    </style:style>
    <style:style style:name="T517" style:parent-style-name="DefaultParagraphFont" style:family="text">
      <style:text-properties fo:font-style="italic" style:font-style-asian="italic" fo:color="#000000" fo:font-size="10.5pt" style:font-size-asian="10.5pt" style:font-size-complex="10.5pt"/>
    </style:style>
    <style:style style:name="T518" style:parent-style-name="DefaultParagraphFont" style:family="text">
      <style:text-properties fo:color="#000000" fo:font-size="10.5pt" style:font-size-asian="10.5pt" style:font-size-complex="10.5pt"/>
    </style:style>
    <style:style style:name="T519" style:parent-style-name="DefaultParagraphFont" style:family="text">
      <style:text-properties fo:font-weight="bold" style:font-weight-asian="bold" fo:color="#000000" fo:font-size="10.5pt" style:font-size-asian="10.5pt" style:font-size-complex="10.5pt" style:text-underline-type="single" style:text-underline-style="solid" style:text-underline-width="auto" style:text-underline-mode="continuous"/>
    </style:style>
    <style:style style:name="T520" style:parent-style-name="DefaultParagraphFont" style:family="text">
      <style:text-properties fo:color="#000000" fo:font-size="10.5pt" style:font-size-asian="10.5pt" style:font-size-complex="10.5pt"/>
    </style:style>
    <style:style style:name="T521" style:parent-style-name="DefaultParagraphFont" style:family="text">
      <style:text-properties fo:font-weight="bold" style:font-weight-asian="bold" fo:color="#000000" fo:font-size="10.5pt" style:font-size-asian="10.5pt" style:font-size-complex="10.5pt" style:text-underline-type="single" style:text-underline-style="solid" style:text-underline-width="auto" style:text-underline-mode="continuous"/>
    </style:style>
    <style:style style:name="T522" style:parent-style-name="DefaultParagraphFont" style:family="text">
      <style:text-properties fo:color="#000000" fo:font-size="10.5pt" style:font-size-asian="10.5pt" style:font-size-complex="10.5pt"/>
    </style:style>
    <style:style style:name="T523" style:parent-style-name="DefaultParagraphFont" style:family="text">
      <style:text-properties fo:font-size="10.5pt" style:font-size-asian="10.5pt" style:font-size-complex="10.5pt"/>
    </style:style>
    <style:style style:name="T524" style:parent-style-name="DefaultParagraphFont" style:family="text">
      <style:text-properties style:font-name="Verdana, sans-serif" fo:font-size="10.5pt" style:font-size-asian="10.5pt" style:font-size-complex="10.5pt"/>
    </style:style>
    <style:style style:name="T525" style:parent-style-name="DefaultParagraphFont" style:family="text">
      <style:text-properties style:font-name="Verdana, sans-serif" fo:font-size="10.5pt" style:font-size-asian="10.5pt" style:font-size-complex="10.5pt"/>
    </style:style>
    <style:style style:name="T526" style:parent-style-name="DefaultParagraphFont" style:family="text">
      <style:text-properties fo:font-style="italic" style:font-style-asian="italic" fo:font-size="10.5pt" style:font-size-asian="10.5pt" style:font-size-complex="10.5pt"/>
    </style:style>
    <style:style style:name="T527" style:parent-style-name="DefaultParagraphFont" style:family="text">
      <style:text-properties fo:font-size="10.5pt" style:font-size-asian="10.5pt" style:font-size-complex="10.5pt"/>
    </style:style>
    <style:style style:name="T528" style:parent-style-name="DefaultParagraphFont" style:family="text">
      <style:text-properties fo:font-style="italic" style:font-style-asian="italic" fo:font-size="10.5pt" style:font-size-asian="10.5pt" style:font-size-complex="10.5pt"/>
    </style:style>
    <style:style style:name="T529" style:parent-style-name="DefaultParagraphFont" style:family="text">
      <style:text-properties fo:font-size="10.5pt" style:font-size-asian="10.5pt" style:font-size-complex="10.5pt"/>
    </style:style>
    <style:style style:name="T530" style:parent-style-name="DefaultParagraphFont" style:family="text">
      <style:text-properties fo:font-size="10.5pt" style:font-size-asian="10.5pt" style:font-size-complex="10.5pt"/>
    </style:style>
    <style:style style:name="T531" style:parent-style-name="DefaultParagraphFont" style:family="text">
      <style:text-properties fo:font-style="italic" style:font-style-asian="italic" fo:font-size="10.5pt" style:font-size-asian="10.5pt" style:font-size-complex="10.5pt" style:text-underline-type="single" style:text-underline-style="solid" style:text-underline-width="auto" style:text-underline-mode="continuous"/>
    </style:style>
    <style:style style:name="T532" style:parent-style-name="DefaultParagraphFont" style:family="text">
      <style:text-properties fo:font-size="10.5pt" style:font-size-asian="10.5pt" style:font-size-complex="10.5pt"/>
    </style:style>
    <style:style style:name="T533" style:parent-style-name="DefaultParagraphFont" style:family="text">
      <style:text-properties style:font-name="Verdana, sans-serif" fo:font-size="10.5pt" style:font-size-asian="10.5pt" style:font-size-complex="10.5pt"/>
    </style:style>
    <style:style style:name="T534" style:parent-style-name="DefaultParagraphFont" style:family="text">
      <style:text-properties fo:font-size="10.5pt" style:font-size-asian="10.5pt" style:font-size-complex="10.5pt"/>
    </style:style>
    <style:style style:name="T535" style:parent-style-name="DefaultParagraphFont" style:family="text">
      <style:text-properties fo:font-style="italic" style:font-style-asian="italic" style:font-style-complex="italic" fo:font-size="10.5pt" style:font-size-asian="10.5pt" style:font-size-complex="10.5pt"/>
    </style:style>
    <style:style style:name="T536" style:parent-style-name="DefaultParagraphFont" style:family="text">
      <style:text-properties fo:font-style="italic" style:font-style-asian="italic" style:font-style-complex="italic" fo:font-size="10.5pt" style:font-size-asian="10.5pt" style:font-size-complex="10.5pt"/>
    </style:style>
    <style:style style:name="T537" style:parent-style-name="DefaultParagraphFont" style:family="text">
      <style:text-properties fo:font-style="italic" style:font-style-asian="italic" style:font-style-complex="italic" fo:font-size="10.5pt" style:font-size-asian="10.5pt" style:font-size-complex="10.5pt"/>
    </style:style>
    <style:style style:name="P538" style:parent-style-name="Textbody" style:family="paragraph">
      <style:text-properties fo:font-size="10.5pt" style:font-size-asian="10.5pt" style:font-size-complex="10.5pt"/>
    </style:style>
    <style:style style:name="P539" style:parent-style-name="Textbody" style:family="paragraph">
      <style:text-properties fo:font-style="italic" style:font-style-asian="italic" fo:font-size="10.5pt" style:font-size-asian="10.5pt" style:font-size-complex="10.5pt"/>
    </style:style>
    <style:style style:name="P540" style:parent-style-name="Textbody" style:family="paragraph">
      <style:paragraph-properties fo:margin-bottom="0in"/>
      <style:text-properties fo:color="#000000" fo:font-size="10pt" style:font-size-asian="10pt"/>
    </style:style>
    <style:style style:name="P541" style:parent-style-name="Textbody" style:family="paragraph">
      <style:paragraph-properties fo:margin-bottom="0in"/>
      <style:text-properties fo:color="#000000"/>
    </style:style>
    <style:style style:name="P542" style:parent-style-name="Textbody" style:family="paragraph">
      <style:paragraph-properties fo:margin-bottom="0in"/>
      <style:text-properties fo:color="#000000"/>
    </style:style>
    <style:style style:name="P543" style:parent-style-name="Textbody" style:family="paragraph">
      <style:paragraph-properties fo:margin-bottom="0in"/>
      <style:text-properties fo:color="#000000"/>
    </style:style>
    <style:style style:name="P544" style:parent-style-name="Textbody" style:family="paragraph">
      <style:paragraph-properties fo:margin-bottom="0in"/>
      <style:text-properties fo:color="#000000"/>
    </style:style>
    <style:style style:name="P545" style:parent-style-name="Textbody" style:family="paragraph">
      <style:paragraph-properties fo:margin-bottom="0in"/>
      <style:text-properties fo:color="#000000"/>
    </style:style>
    <style:style style:name="P546" style:parent-style-name="Textbody" style:family="paragraph">
      <style:paragraph-properties style:line-height-at-least="0.1465in"/>
    </style:style>
    <style:style style:name="T547" style:parent-style-name="DefaultParagraphFont" style:family="text">
      <style:text-properties fo:font-weight="bold" style:font-weight-asian="bold"/>
    </style:style>
    <style:style style:name="P548" style:parent-style-name="Textbody" style:family="paragraph"/>
    <style:style style:name="P549" style:parent-style-name="Textbody" style:family="paragraph"/>
    <style:style style:name="P550" style:parent-style-name="Textbody" style:family="paragraph"/>
    <style:style style:name="P551" style:parent-style-name="Textbody" style:family="paragraph"/>
    <style:style style:name="P552" style:parent-style-name="Textbody" style:family="paragraph"/>
    <style:style style:name="P553" style:parent-style-name="Textbody" style:family="paragraph">
      <style:text-properties fo:color="#000000"/>
    </style:style>
    <style:style style:name="P554" style:parent-style-name="Textbody" style:family="paragraph">
      <style:text-properties fo:color="#000000"/>
    </style:style>
    <style:style style:name="P555" style:parent-style-name="Textbody" style:family="paragraph">
      <style:text-properties fo:color="#000000"/>
    </style:style>
    <style:style style:name="P556" style:parent-style-name="Textbody" style:family="paragraph">
      <style:text-properties fo:color="#000000"/>
    </style:style>
    <style:style style:name="P557" style:parent-style-name="Textbody" style:family="paragraph">
      <style:text-properties fo:color="#000000" fo:background-color="#FFFFFF"/>
    </style:style>
    <style:style style:name="P558" style:parent-style-name="Textbody" style:family="paragraph">
      <style:paragraph-properties style:line-height-at-least="0.1465in"/>
      <style:text-properties fo:font-weight="bold" style:font-weight-asian="bold" fo:color="#000000"/>
    </style:style>
    <style:style style:name="P559" style:parent-style-name="Textbody" style:family="paragraph">
      <style:paragraph-properties style:line-height-at-least="0.1465in"/>
      <style:text-properties fo:color="#000000"/>
    </style:style>
    <style:style style:name="P560" style:parent-style-name="Textbody" style:family="paragraph">
      <style:paragraph-properties style:line-height-at-least="0.1465in"/>
      <style:text-properties fo:color="#000000"/>
    </style:style>
    <style:style style:name="P561" style:parent-style-name="Textbody" style:family="paragraph">
      <style:paragraph-properties style:line-height-at-least="0.1465in"/>
    </style:style>
    <style:style style:name="T562" style:parent-style-name="DefaultParagraphFont" style:family="text">
      <style:text-properties fo:color="#000000"/>
    </style:style>
    <style:style style:name="T563" style:parent-style-name="DefaultParagraphFont" style:family="text">
      <style:text-properties fo:color="#000000"/>
    </style:style>
    <style:style style:name="T564" style:parent-style-name="DefaultParagraphFont" style:family="text">
      <style:text-properties fo:color="#000000"/>
    </style:style>
    <style:style style:name="T565" style:parent-style-name="DefaultParagraphFont" style:family="text">
      <style:text-properties fo:color="#000000" fo:background-color="#FFFFFF"/>
    </style:style>
    <style:style style:name="T566" style:parent-style-name="DefaultParagraphFont" style:family="text">
      <style:text-properties fo:color="#000000" fo:background-color="#FFFFFF"/>
    </style:style>
    <style:style style:name="T567" style:parent-style-name="DefaultParagraphFont" style:family="text">
      <style:text-properties fo:color="#000000" fo:background-color="#FFFFFF"/>
    </style:style>
    <style:style style:name="P568" style:parent-style-name="Textbody" style:family="paragraph">
      <style:paragraph-properties style:line-height-at-least="0.1465in"/>
      <style:text-properties fo:color="#000000"/>
    </style:style>
    <style:style style:name="P569" style:parent-style-name="Textbody" style:family="paragraph">
      <style:paragraph-properties style:line-height-at-least="0.1465in"/>
      <style:text-properties fo:color="#000000"/>
    </style:style>
    <style:style style:name="P570" style:parent-style-name="Textbody" style:family="paragraph">
      <style:paragraph-properties fo:text-align="center" style:line-height-at-least="0.1465in"/>
      <style:text-properties fo:font-weight="bold" style:font-weight-asian="bold" style:font-weight-complex="bold" fo:color="#000000"/>
    </style:style>
    <style:style style:name="TableColumn572" style:family="table-column">
      <style:table-column-properties style:column-width="3.4631in" style:use-optimal-column-width="false"/>
    </style:style>
    <style:style style:name="TableColumn573" style:family="table-column">
      <style:table-column-properties style:column-width="3.4638in" style:use-optimal-column-width="false"/>
    </style:style>
    <style:style style:name="Table571" style:family="table">
      <style:table-properties style:width="6.927in" fo:margin-left="0.0125in" table:align="left"/>
    </style:style>
    <style:style style:name="TableRow574" style:family="table-row">
      <style:table-row-properties style:use-optimal-row-height="false"/>
    </style:style>
    <style:style style:name="TableCell575" style:family="table-cell">
      <style:table-cell-properties fo:border-top="0.0138in solid #000000" fo:border-left="0.0138in solid #000000" fo:border-bottom="0.0138in solid #000000" fo:border-right="none" fo:background-color="#EEEEEE" fo:padding-top="0.0194in" fo:padding-left="0.0194in" fo:padding-bottom="0.0194in" fo:padding-right="0in"/>
    </style:style>
    <style:style style:name="P576" style:parent-style-name="TableContents" style:family="paragraph">
      <style:paragraph-properties fo:text-align="center" fo:margin-bottom="0.1965in" style:line-height-at-least="0.1465in"/>
      <style:text-properties style:font-name="Verdana, sans-serif" fo:font-weight="bold" style:font-weight-asian="bold" fo:color="#000000" fo:font-size="10pt" style:font-size-asian="10pt"/>
    </style:style>
    <style:style style:name="TableCell577" style:family="table-cell">
      <style:table-cell-properties fo:border="0.0138in solid #000000" fo:background-color="#EEEEEE" fo:padding-top="0.0194in" fo:padding-left="0.0194in" fo:padding-bottom="0.0194in" fo:padding-right="0.0194in"/>
    </style:style>
    <style:style style:name="P578" style:parent-style-name="TableContents" style:family="paragraph">
      <style:paragraph-properties fo:text-align="center" fo:margin-bottom="0.1965in"/>
      <style:text-properties style:font-name="Verdana, sans-serif" fo:font-weight="bold" style:font-weight-asian="bold" fo:font-size="10pt" style:font-size-asian="10pt"/>
    </style:style>
    <style:style style:name="TableRow579" style:family="table-row">
      <style:table-row-properties style:use-optimal-row-height="false"/>
    </style:style>
    <style:style style:name="TableCell580" style:family="table-cell">
      <style:table-cell-properties fo:border-top="none" fo:border-left="0.0138in solid #000000" fo:border-bottom="0.0138in solid #000000" fo:border-right="none" fo:padding-top="0in" fo:padding-left="0.0194in" fo:padding-bottom="0.0194in" fo:padding-right="0in"/>
    </style:style>
    <style:style style:name="P581" style:parent-style-name="Textbody" style:family="paragraph">
      <style:text-properties fo:font-size="11pt" style:font-size-asian="11pt" style:font-size-complex="11pt"/>
    </style:style>
    <style:style style:name="TableCell582" style:family="table-cell">
      <style:table-cell-properties fo:border-top="none" fo:border-left="0.0138in solid #000000" fo:border-bottom="0.0138in solid #000000" fo:border-right="0.0138in solid #000000" fo:padding-top="0in" fo:padding-left="0.0194in" fo:padding-bottom="0.0194in" fo:padding-right="0.0194in"/>
    </style:style>
    <style:style style:name="P583" style:parent-style-name="Textbody" style:family="paragraph">
      <style:paragraph-properties fo:margin-bottom="0in"/>
      <style:text-properties fo:font-size="11pt" style:font-size-asian="11pt" style:font-size-complex="11pt"/>
    </style:style>
    <style:style style:name="P584" style:parent-style-name="Textbody" style:family="paragraph">
      <style:paragraph-properties fo:margin-bottom="0in"/>
      <style:text-properties fo:font-size="11pt" style:font-size-asian="11pt" style:font-size-complex="11pt"/>
    </style:style>
    <style:style style:name="P585" style:parent-style-name="Textbody" style:family="paragraph">
      <style:paragraph-properties fo:margin-bottom="0in"/>
    </style:style>
    <style:style style:name="T586" style:parent-style-name="DefaultParagraphFont" style:family="text">
      <style:text-properties fo:color="#000000" fo:font-size="11pt" style:font-size-asian="11pt" style:font-size-complex="11pt"/>
    </style:style>
    <style:style style:name="T587" style:parent-style-name="DefaultParagraphFont" style:family="text">
      <style:text-properties fo:color="#000000" fo:font-size="11pt" style:font-size-asian="11pt" style:font-size-complex="11pt" style:text-underline-type="single" style:text-underline-style="solid" style:text-underline-width="auto" style:text-underline-mode="continuous"/>
    </style:style>
    <style:style style:name="T588" style:parent-style-name="DefaultParagraphFont" style:family="text">
      <style:text-properties fo:color="#000000" fo:font-size="11pt" style:font-size-asian="11pt" style:font-size-complex="11pt"/>
    </style:style>
    <style:style style:name="TableRow589" style:family="table-row">
      <style:table-row-properties style:use-optimal-row-height="false"/>
    </style:style>
    <style:style style:name="TableCell590" style:family="table-cell">
      <style:table-cell-properties fo:border-top="none" fo:border-left="0.0138in solid #000000" fo:border-bottom="0.0138in solid #000000" fo:border-right="none" fo:padding-top="0in" fo:padding-left="0.0194in" fo:padding-bottom="0.0194in" fo:padding-right="0in"/>
    </style:style>
    <style:style style:name="P591" style:parent-style-name="Textbody" style:family="paragraph">
      <style:text-properties fo:font-size="11pt" style:font-size-asian="11pt" style:font-size-complex="11pt"/>
    </style:style>
    <style:style style:name="P592" style:parent-style-name="Textbody" style:family="paragraph">
      <style:text-properties fo:font-size="11pt" style:font-size-asian="11pt" style:font-size-complex="11pt"/>
    </style:style>
    <style:style style:name="P593" style:parent-style-name="Textbody" style:family="paragraph">
      <style:text-properties fo:font-size="11pt" style:font-size-asian="11pt" style:font-size-complex="11pt"/>
    </style:style>
    <style:style style:name="P594" style:parent-style-name="Textbody" style:family="paragraph">
      <style:text-properties fo:font-size="11pt" style:font-size-asian="11pt" style:font-size-complex="11pt"/>
    </style:style>
    <style:style style:name="TableCell595" style:family="table-cell">
      <style:table-cell-properties fo:border-top="none" fo:border-left="0.0138in solid #000000" fo:border-bottom="0.0138in solid #000000" fo:border-right="0.0138in solid #000000" fo:padding-top="0in" fo:padding-left="0.0194in" fo:padding-bottom="0.0194in" fo:padding-right="0.0194in"/>
    </style:style>
    <style:style style:name="P596" style:parent-style-name="Textbody" style:family="paragraph">
      <style:paragraph-properties fo:margin-bottom="0in"/>
      <style:text-properties fo:font-size="11pt" style:font-size-asian="11pt" style:font-size-complex="11pt"/>
    </style:style>
    <style:style style:name="P597" style:parent-style-name="Textbody" style:family="paragraph">
      <style:paragraph-properties fo:margin-bottom="0in"/>
      <style:text-properties fo:font-size="11pt" style:font-size-asian="11pt" style:font-size-complex="11pt"/>
    </style:style>
    <style:style style:name="P598" style:parent-style-name="Textbody" style:family="paragraph">
      <style:paragraph-properties fo:margin-bottom="0in"/>
      <style:text-properties fo:font-size="11pt" style:font-size-asian="11pt" style:font-size-complex="11pt"/>
    </style:style>
    <style:style style:name="P599" style:parent-style-name="Textbody" style:family="paragraph">
      <style:paragraph-properties fo:margin-bottom="0in"/>
      <style:text-properties fo:font-size="11pt" style:font-size-asian="11pt" style:font-size-complex="11pt"/>
    </style:style>
    <style:style style:name="TableRow600" style:family="table-row">
      <style:table-row-properties style:use-optimal-row-height="false"/>
    </style:style>
    <style:style style:name="TableCell601" style:family="table-cell">
      <style:table-cell-properties fo:border-top="none" fo:border-left="0.0138in solid #000000" fo:border-bottom="0.0138in solid #000000" fo:border-right="none" fo:padding-top="0in" fo:padding-left="0.0194in" fo:padding-bottom="0.0194in" fo:padding-right="0in"/>
    </style:style>
    <style:style style:name="T602" style:parent-style-name="DefaultParagraphFont" style:family="text">
      <style:text-properties fo:font-size="11pt" style:font-size-asian="11pt" style:font-size-complex="11pt"/>
    </style:style>
    <style:style style:name="T603" style:parent-style-name="Emphasis" style:family="text">
      <style:text-properties fo:font-style="normal" style:font-style-asian="normal" fo:font-size="11pt" style:font-size-asian="11pt" style:font-size-complex="11pt"/>
    </style:style>
    <style:style style:name="T604" style:parent-style-name="Emphasis" style:family="text">
      <style:text-properties fo:font-style="normal" style:font-style-asian="normal" fo:font-size="11pt" style:font-size-asian="11pt" style:font-size-complex="11pt"/>
    </style:style>
    <style:style style:name="P605" style:parent-style-name="Textbody" style:family="paragraph">
      <style:text-properties fo:font-size="11pt" style:font-size-asian="11pt" style:font-size-complex="11pt"/>
    </style:style>
    <style:style style:name="P606" style:parent-style-name="Textbody" style:family="paragraph">
      <style:text-properties fo:font-size="11pt" style:font-size-asian="11pt" style:font-size-complex="11pt"/>
    </style:style>
    <style:style style:name="P607" style:parent-style-name="Textbody" style:family="paragraph">
      <style:text-properties fo:font-size="11pt" style:font-size-asian="11pt" style:font-size-complex="11pt"/>
    </style:style>
    <style:style style:name="TableCell608" style:family="table-cell">
      <style:table-cell-properties fo:border-top="none" fo:border-left="0.0138in solid #000000" fo:border-bottom="0.0138in solid #000000" fo:border-right="0.0138in solid #000000" fo:padding-top="0in" fo:padding-left="0.0194in" fo:padding-bottom="0.0194in" fo:padding-right="0.0194in"/>
    </style:style>
    <style:style style:name="P609" style:parent-style-name="Textbody" style:family="paragraph">
      <style:paragraph-properties fo:margin-bottom="0in"/>
      <style:text-properties fo:font-size="11pt" style:font-size-asian="11pt" style:font-size-complex="11pt"/>
    </style:style>
    <style:style style:name="P610" style:parent-style-name="Textbody" style:family="paragraph">
      <style:paragraph-properties fo:margin-bottom="0in"/>
      <style:text-properties fo:font-size="11pt" style:font-size-asian="11pt" style:font-size-complex="11pt"/>
    </style:style>
    <style:style style:name="P611" style:parent-style-name="Textbody" style:family="paragraph">
      <style:paragraph-properties fo:margin-bottom="0in"/>
      <style:text-properties fo:font-size="11pt" style:font-size-asian="11pt" style:font-size-complex="11pt"/>
    </style:style>
    <style:style style:name="P612" style:parent-style-name="Textbody" style:family="paragraph">
      <style:paragraph-properties fo:margin-bottom="0in"/>
      <style:text-properties fo:font-size="11pt" style:font-size-asian="11pt" style:font-size-complex="11pt"/>
    </style:style>
    <style:style style:name="P613" style:parent-style-name="Textbody" style:family="paragraph">
      <style:paragraph-properties fo:margin-bottom="0in"/>
      <style:text-properties fo:font-size="11pt" style:font-size-asian="11pt" style:font-size-complex="11pt"/>
    </style:style>
    <style:style style:name="P614" style:parent-style-name="Textbody" style:family="paragraph">
      <style:paragraph-properties fo:margin-bottom="0in"/>
      <style:text-properties fo:font-size="11pt" style:font-size-asian="11pt" style:font-size-complex="11pt"/>
    </style:style>
    <style:style style:name="P615" style:parent-style-name="Textbody" style:family="paragraph">
      <style:paragraph-properties fo:margin-bottom="0in"/>
    </style:style>
    <style:style style:name="T616" style:parent-style-name="Emphasis" style:family="text">
      <style:text-properties fo:font-style="normal" style:font-style-asian="normal" fo:font-size="11pt" style:font-size-asian="11pt" style:font-size-complex="11pt"/>
    </style:style>
    <style:style style:name="P617" style:parent-style-name="Textbody" style:family="paragraph">
      <style:paragraph-properties fo:margin-bottom="0in"/>
    </style:style>
    <style:style style:name="T618" style:parent-style-name="Emphasis" style:family="text">
      <style:text-properties fo:font-style="normal" style:font-style-asian="normal" fo:font-size="11pt" style:font-size-asian="11pt" style:font-size-complex="11pt"/>
    </style:style>
    <style:style style:name="T619" style:parent-style-name="Emphasis" style:family="text">
      <style:text-properties fo:font-style="normal" style:font-style-asian="normal" fo:font-size="11pt" style:font-size-asian="11pt" style:font-size-complex="11pt"/>
    </style:style>
    <style:style style:name="TableRow620" style:family="table-row">
      <style:table-row-properties style:use-optimal-row-height="false"/>
    </style:style>
    <style:style style:name="TableCell621" style:family="table-cell">
      <style:table-cell-properties fo:border-top="none" fo:border-left="0.0138in solid #000000" fo:border-bottom="0.0138in solid #000000" fo:border-right="none" fo:padding-top="0in" fo:padding-left="0.0194in" fo:padding-bottom="0.0194in" fo:padding-right="0in"/>
    </style:style>
    <style:style style:name="P622" style:parent-style-name="Textbody" style:family="paragraph">
      <style:text-properties fo:font-size="11pt" style:font-size-asian="11pt" style:font-size-complex="11pt"/>
    </style:style>
    <style:style style:name="P623" style:parent-style-name="Textbody" style:family="paragraph">
      <style:text-properties fo:font-size="11pt" style:font-size-asian="11pt" style:font-size-complex="11pt"/>
    </style:style>
    <style:style style:name="TableCell624" style:family="table-cell">
      <style:table-cell-properties fo:border-top="none" fo:border-left="0.0138in solid #000000" fo:border-bottom="0.0138in solid #000000" fo:border-right="0.0138in solid #000000" fo:padding-top="0in" fo:padding-left="0.0194in" fo:padding-bottom="0.0194in" fo:padding-right="0.0194in"/>
    </style:style>
    <style:style style:name="P625" style:parent-style-name="Textbody" style:family="paragraph">
      <style:paragraph-properties fo:margin-bottom="0in"/>
      <style:text-properties fo:font-size="11pt" style:font-size-asian="11pt" style:font-size-complex="11pt"/>
    </style:style>
    <style:style style:name="P626" style:parent-style-name="Textbody" style:family="paragraph">
      <style:paragraph-properties fo:margin-bottom="0in"/>
      <style:text-properties fo:font-size="11pt" style:font-size-asian="11pt" style:font-size-complex="11pt"/>
    </style:style>
    <style:style style:name="P627" style:parent-style-name="Textbody" style:family="paragraph">
      <style:paragraph-properties fo:margin-bottom="0in"/>
      <style:text-properties fo:font-size="11pt" style:font-size-asian="11pt" style:font-size-complex="11pt"/>
    </style:style>
    <style:style style:name="TableRow628" style:family="table-row">
      <style:table-row-properties style:use-optimal-row-height="false"/>
    </style:style>
    <style:style style:name="TableCell629" style:family="table-cell">
      <style:table-cell-properties fo:border-top="none" fo:border-left="0.0138in solid #000000" fo:border-bottom="0.0138in solid #000000" fo:border-right="none" fo:padding-top="0in" fo:padding-left="0.0194in" fo:padding-bottom="0.0194in" fo:padding-right="0in"/>
    </style:style>
    <style:style style:name="P630" style:parent-style-name="Textbody" style:family="paragraph">
      <style:text-properties fo:font-size="11pt" style:font-size-asian="11pt" style:font-size-complex="11pt"/>
    </style:style>
    <style:style style:name="P631" style:parent-style-name="Textbody" style:family="paragraph">
      <style:text-properties fo:font-size="11pt" style:font-size-asian="11pt" style:font-size-complex="11pt"/>
    </style:style>
    <style:style style:name="TableCell632" style:family="table-cell">
      <style:table-cell-properties fo:border-top="none" fo:border-left="0.0138in solid #000000" fo:border-bottom="0.0138in solid #000000" fo:border-right="0.0138in solid #000000" fo:padding-top="0in" fo:padding-left="0.0194in" fo:padding-bottom="0.0194in" fo:padding-right="0.0194in"/>
    </style:style>
    <style:style style:name="P633" style:parent-style-name="Textbody" style:family="paragraph">
      <style:paragraph-properties fo:margin-bottom="0in"/>
      <style:text-properties fo:font-size="11pt" style:font-size-asian="11pt" style:font-size-complex="11pt"/>
    </style:style>
    <style:style style:name="P634" style:parent-style-name="Textbody" style:family="paragraph">
      <style:paragraph-properties fo:margin-bottom="0in"/>
      <style:text-properties fo:color="#3B3835" fo:font-size="11pt" style:font-size-asian="11pt" style:font-size-complex="11pt"/>
    </style:style>
    <style:style style:name="P635" style:parent-style-name="Textbody" style:family="paragraph">
      <style:paragraph-properties fo:margin-bottom="0in"/>
      <style:text-properties fo:color="#3B3835" fo:font-size="11pt" style:font-size-asian="11pt" style:font-size-complex="11pt"/>
    </style:style>
    <style:style style:name="TableRow636" style:family="table-row">
      <style:table-row-properties style:use-optimal-row-height="false"/>
    </style:style>
    <style:style style:name="TableCell637" style:family="table-cell">
      <style:table-cell-properties fo:border-top="none" fo:border-left="0.0138in solid #000000" fo:border-bottom="0.0138in solid #000000" fo:border-right="none" fo:padding-top="0in" fo:padding-left="0.0194in" fo:padding-bottom="0.0194in" fo:padding-right="0in"/>
    </style:style>
    <style:style style:name="P638" style:parent-style-name="Textbody" style:family="paragraph">
      <style:text-properties fo:font-size="11pt" style:font-size-asian="11pt" style:font-size-complex="11pt"/>
    </style:style>
    <style:style style:name="TableCell639" style:family="table-cell">
      <style:table-cell-properties fo:border-top="none" fo:border-left="0.0138in solid #000000" fo:border-bottom="0.0138in solid #000000" fo:border-right="0.0138in solid #000000" fo:padding-top="0in" fo:padding-left="0.0194in" fo:padding-bottom="0.0194in" fo:padding-right="0.0194in"/>
    </style:style>
    <style:style style:name="P640" style:parent-style-name="Textbody" style:family="paragraph">
      <style:paragraph-properties fo:margin-bottom="0in"/>
      <style:text-properties fo:font-size="11pt" style:font-size-asian="11pt" style:font-size-complex="11pt"/>
    </style:style>
    <style:style style:name="TableRow641" style:family="table-row">
      <style:table-row-properties style:use-optimal-row-height="false"/>
    </style:style>
    <style:style style:name="TableCell642" style:family="table-cell">
      <style:table-cell-properties fo:border-top="none" fo:border-left="0.0138in solid #000000" fo:border-bottom="0.0138in solid #000000" fo:border-right="none" fo:padding-top="0in" fo:padding-left="0.0194in" fo:padding-bottom="0.0194in" fo:padding-right="0in"/>
    </style:style>
    <style:style style:name="P643" style:parent-style-name="Textbody" style:family="paragraph">
      <style:text-properties fo:font-size="11pt" style:font-size-asian="11pt" style:font-size-complex="11pt"/>
    </style:style>
    <style:style style:name="P644" style:parent-style-name="Textbody" style:family="paragraph">
      <style:text-properties fo:font-size="11pt" style:font-size-asian="11pt" style:font-size-complex="11pt"/>
    </style:style>
    <style:style style:name="TableCell645" style:family="table-cell">
      <style:table-cell-properties fo:border-top="none" fo:border-left="0.0138in solid #000000" fo:border-bottom="0.0138in solid #000000" fo:border-right="0.0138in solid #000000" fo:padding-top="0in" fo:padding-left="0.0194in" fo:padding-bottom="0.0194in" fo:padding-right="0.0194in"/>
    </style:style>
    <style:style style:name="P646" style:parent-style-name="Textbody" style:family="paragraph">
      <style:paragraph-properties fo:margin-bottom="0in"/>
      <style:text-properties fo:font-size="11pt" style:font-size-asian="11pt" style:font-size-complex="11pt"/>
    </style:style>
    <style:style style:name="P647" style:parent-style-name="Textbody" style:family="paragraph">
      <style:paragraph-properties fo:margin-bottom="0in"/>
    </style:style>
    <style:style style:name="T648" style:parent-style-name="DefaultParagraphFont" style:family="text">
      <style:text-properties fo:color="#000000" fo:font-size="11pt" style:font-size-asian="11pt" style:font-size-complex="11pt"/>
    </style:style>
    <style:style style:name="T649" style:parent-style-name="DefaultParagraphFont" style:family="text">
      <style:text-properties fo:color="#000000" fo:font-size="11pt" style:font-size-asian="11pt" style:font-size-complex="11pt"/>
    </style:style>
    <style:style style:name="T650" style:parent-style-name="DefaultParagraphFont" style:family="text">
      <style:text-properties fo:color="#000080" fo:font-size="11pt" style:font-size-asian="11pt" style:font-size-complex="11pt"/>
    </style:style>
    <style:style style:name="P651" style:parent-style-name="Textbody" style:family="paragraph">
      <style:paragraph-properties fo:margin-bottom="0in"/>
      <style:text-properties fo:font-size="11pt" style:font-size-asian="11pt" style:font-size-complex="11pt"/>
    </style:style>
    <style:style style:name="P652" style:parent-style-name="Textbody" style:family="paragraph">
      <style:paragraph-properties fo:margin-bottom="0in"/>
      <style:text-properties fo:font-size="11pt" style:font-size-asian="11pt" style:font-size-complex="11pt"/>
    </style:style>
    <style:style style:name="TableRow653" style:family="table-row">
      <style:table-row-properties style:use-optimal-row-height="false"/>
    </style:style>
    <style:style style:name="TableCell654" style:family="table-cell">
      <style:table-cell-properties fo:border-top="none" fo:border-left="0.0138in solid #000000" fo:border-bottom="0.0138in solid #000000" fo:border-right="none" fo:padding-top="0in" fo:padding-left="0.0194in" fo:padding-bottom="0.0194in" fo:padding-right="0in"/>
    </style:style>
    <style:style style:name="P655" style:parent-style-name="Textbody" style:family="paragraph">
      <style:text-properties fo:font-size="11pt" style:font-size-asian="11pt" style:font-size-complex="11pt"/>
    </style:style>
    <style:style style:name="P656" style:parent-style-name="Textbody" style:family="paragraph">
      <style:text-properties fo:font-size="11pt" style:font-size-asian="11pt" style:font-size-complex="11pt"/>
    </style:style>
    <style:style style:name="P657" style:parent-style-name="Textbody" style:family="paragraph">
      <style:text-properties fo:font-size="11pt" style:font-size-asian="11pt" style:font-size-complex="11pt"/>
    </style:style>
    <style:style style:name="P658" style:parent-style-name="Textbody" style:family="paragraph">
      <style:text-properties fo:font-size="11pt" style:font-size-asian="11pt" style:font-size-complex="11pt"/>
    </style:style>
    <style:style style:name="TableCell659" style:family="table-cell">
      <style:table-cell-properties fo:border-top="none" fo:border-left="0.0138in solid #000000" fo:border-bottom="0.0138in solid #000000" fo:border-right="0.0138in solid #000000" fo:padding-top="0in" fo:padding-left="0.0194in" fo:padding-bottom="0.0194in" fo:padding-right="0.0194in"/>
    </style:style>
    <style:style style:name="P660" style:parent-style-name="Textbody" style:family="paragraph">
      <style:paragraph-properties fo:margin-bottom="0in"/>
      <style:text-properties fo:font-size="11pt" style:font-size-asian="11pt" style:font-size-complex="11pt"/>
    </style:style>
    <style:style style:name="P661" style:parent-style-name="Textbody" style:family="paragraph">
      <style:paragraph-properties fo:margin-bottom="0in"/>
      <style:text-properties fo:font-size="11pt" style:font-size-asian="11pt" style:font-size-complex="11pt"/>
    </style:style>
    <style:style style:name="P662" style:parent-style-name="Textbody" style:family="paragraph">
      <style:paragraph-properties fo:margin-bottom="0in"/>
      <style:text-properties fo:color="#000000" fo:font-size="11pt" style:font-size-asian="11pt" style:font-size-complex="11pt"/>
    </style:style>
    <style:style style:name="TableRow663" style:family="table-row">
      <style:table-row-properties style:use-optimal-row-height="false"/>
    </style:style>
    <style:style style:name="TableCell664" style:family="table-cell">
      <style:table-cell-properties fo:border-top="none" fo:border-left="0.0138in solid #000000" fo:border-bottom="0.0138in solid #000000" fo:border-right="none" fo:padding-top="0in" fo:padding-left="0.0194in" fo:padding-bottom="0.0194in" fo:padding-right="0in"/>
    </style:style>
    <style:style style:name="P665" style:parent-style-name="Textbody" style:family="paragraph">
      <style:text-properties fo:font-size="11pt" style:font-size-asian="11pt" style:font-size-complex="11pt"/>
    </style:style>
    <style:style style:name="TableCell666" style:family="table-cell">
      <style:table-cell-properties fo:border-top="none" fo:border-left="0.0138in solid #000000" fo:border-bottom="0.0138in solid #000000" fo:border-right="0.0138in solid #000000" fo:padding-top="0in" fo:padding-left="0.0194in" fo:padding-bottom="0.0194in" fo:padding-right="0.0194in"/>
    </style:style>
    <style:style style:name="P667" style:parent-style-name="Textbody" style:family="paragraph">
      <style:paragraph-properties fo:margin-bottom="0in"/>
      <style:text-properties fo:font-size="11pt" style:font-size-asian="11pt" style:font-size-complex="11pt"/>
    </style:style>
    <style:style style:name="P668" style:parent-style-name="Textbody" style:family="paragraph">
      <style:paragraph-properties fo:margin-bottom="0in"/>
      <style:text-properties fo:font-size="11pt" style:font-size-asian="11pt" style:font-size-complex="11pt"/>
    </style:style>
    <style:style style:name="P669" style:parent-style-name="Textbody" style:family="paragraph">
      <style:paragraph-properties fo:margin-bottom="0in"/>
      <style:text-properties fo:font-size="11pt" style:font-size-asian="11pt" style:font-size-complex="11pt"/>
    </style:style>
    <style:style style:name="P670" style:parent-style-name="Textbody" style:family="paragraph">
      <style:paragraph-properties fo:margin-bottom="0in"/>
      <style:text-properties fo:font-size="11pt" style:font-size-asian="11pt" style:font-size-complex="11pt"/>
    </style:style>
    <style:style style:name="P671" style:parent-style-name="Textbody" style:family="paragraph">
      <style:text-properties fo:font-weight="bold" style:font-weight-asian="bold" fo:color="#000000" fo:font-size="10pt" style:font-size-asian="10pt" fo:background-color="#FFFFFF"/>
    </style:style>
    <style:style style:name="P672" style:parent-style-name="Textbody" style:family="paragraph">
      <style:text-properties fo:color="#000000" fo:background-color="#FFFFFF"/>
    </style:style>
    <style:style style:name="P673" style:parent-style-name="Textbody" style:family="paragraph">
      <style:text-properties fo:font-weight="bold" style:font-weight-asian="bold" style:font-weight-complex="bold" fo:color="#000000" fo:background-color="#FFFFFF"/>
    </style:style>
    <style:style style:name="P674" style:parent-style-name="Textbody" style:family="paragraph">
      <style:paragraph-properties fo:margin-bottom="0in"/>
    </style:style>
    <style:style style:name="T675" style:parent-style-name="DefaultParagraphFont" style:family="text">
      <style:text-properties fo:color="#000000" fo:font-size="10pt" style:font-size-asian="10pt" fo:background-color="#FFFFFF"/>
    </style:style>
    <style:style style:name="T676" style:parent-style-name="DefaultParagraphFont" style:family="text">
      <style:text-properties fo:color="#000000" fo:background-color="#FFFFFF"/>
    </style:style>
    <style:style style:name="T677" style:parent-style-name="DefaultParagraphFont" style:family="text">
      <style:text-properties fo:color="#000000" fo:background-color="#FFFFFF"/>
    </style:style>
    <style:style style:name="T678" style:parent-style-name="DefaultParagraphFont" style:family="text">
      <style:text-properties fo:color="#000000" fo:background-color="#FFFFFF"/>
    </style:style>
    <style:style style:name="T679" style:parent-style-name="DefaultParagraphFont" style:family="text">
      <style:text-properties fo:color="#000000" fo:background-color="#FFFFFF"/>
    </style:style>
    <style:style style:name="P680" style:parent-style-name="Textbody" style:family="paragraph">
      <style:text-properties fo:color="#000000" fo:background-color="#FFFFFF"/>
    </style:style>
    <style:style style:name="T681" style:parent-style-name="DefaultParagraphFont" style:family="text">
      <style:text-properties fo:color="#000000" fo:background-color="#FFFFFF"/>
    </style:style>
    <style:style style:name="T682" style:parent-style-name="DefaultParagraphFont" style:family="text">
      <style:text-properties fo:color="#000000" fo:background-color="#FFFFFF"/>
    </style:style>
    <style:style style:name="T683" style:parent-style-name="DefaultParagraphFont" style:family="text">
      <style:text-properties fo:color="#000000" fo:background-color="#FFFFFF"/>
    </style:style>
    <style:style style:name="T684" style:parent-style-name="DefaultParagraphFont" style:family="text">
      <style:text-properties fo:color="#000000"/>
    </style:style>
    <style:style style:name="T685" style:parent-style-name="DefaultParagraphFont" style:family="text">
      <style:text-properties fo:color="#000000"/>
    </style:style>
    <style:style style:name="T686" style:parent-style-name="DefaultParagraphFont" style:family="text">
      <style:text-properties fo:color="#000000"/>
    </style:style>
    <style:style style:name="T687" style:parent-style-name="DefaultParagraphFont" style:family="text">
      <style:text-properties fo:color="#000000"/>
    </style:style>
    <style:style style:name="T688" style:parent-style-name="DefaultParagraphFont" style:family="text">
      <style:text-properties fo:font-style="italic" style:font-style-asian="italic" fo:color="#000000"/>
    </style:style>
    <style:style style:name="T689" style:parent-style-name="DefaultParagraphFont" style:family="text">
      <style:text-properties fo:color="#000000"/>
    </style:style>
    <style:style style:name="T690" style:parent-style-name="DefaultParagraphFont" style:family="text">
      <style:text-properties fo:color="#000000"/>
    </style:style>
    <style:style style:name="T691" style:parent-style-name="DefaultParagraphFont" style:family="text">
      <style:text-properties fo:color="#000000"/>
    </style:style>
    <style:style style:name="T692" style:parent-style-name="DefaultParagraphFont" style:family="text">
      <style:text-properties fo:color="#000000"/>
    </style:style>
    <style:style style:name="P693" style:parent-style-name="Textbody" style:family="paragraph">
      <style:paragraph-properties fo:margin-bottom="0in"/>
      <style:text-properties fo:color="#000000"/>
    </style:style>
    <style:style style:name="P694" style:parent-style-name="Textbody" style:family="paragraph">
      <style:paragraph-properties fo:margin-bottom="0in"/>
      <style:text-properties fo:color="#000000"/>
    </style:style>
    <style:style style:name="P695" style:parent-style-name="Textbody" style:family="paragraph">
      <style:paragraph-properties fo:margin-bottom="0in"/>
      <style:text-properties fo:color="#000000"/>
    </style:style>
    <style:style style:name="P696" style:parent-style-name="Textbody" style:family="paragraph">
      <style:paragraph-properties fo:margin-bottom="0in"/>
      <style:text-properties fo:color="#000000"/>
    </style:style>
    <style:style style:name="P697" style:parent-style-name="Textbody" style:family="paragraph">
      <style:paragraph-properties fo:margin-bottom="0in"/>
      <style:text-properties fo:font-weight="bold" style:font-weight-asian="bold" fo:color="#000000"/>
    </style:style>
    <style:style style:name="P698" style:parent-style-name="Textbody" style:family="paragraph">
      <style:paragraph-properties fo:margin-bottom="0in"/>
      <style:text-properties fo:color="#000000"/>
    </style:style>
    <style:style style:name="P699" style:parent-style-name="Textbody" style:family="paragraph">
      <style:paragraph-properties fo:margin-bottom="0in"/>
    </style:style>
    <style:style style:name="T700" style:parent-style-name="DefaultParagraphFont" style:family="text">
      <style:text-properties fo:color="#000000"/>
    </style:style>
    <style:style style:name="T701" style:parent-style-name="DefaultParagraphFont" style:family="text">
      <style:text-properties fo:color="#000000" fo:background-color="#FFFFFF"/>
    </style:style>
    <style:style style:name="T702" style:parent-style-name="DefaultParagraphFont" style:family="text">
      <style:text-properties fo:color="#0B0080" fo:background-color="#FFFFFF"/>
    </style:style>
    <style:style style:name="T703" style:parent-style-name="DefaultParagraphFont" style:family="text">
      <style:text-properties fo:color="#000000"/>
    </style:style>
    <style:style style:name="T704" style:parent-style-name="DefaultParagraphFont" style:family="text">
      <style:text-properties fo:color="#000000" fo:background-color="#FFFFFF"/>
    </style:style>
    <style:style style:name="T705" style:parent-style-name="DefaultParagraphFont" style:family="text">
      <style:text-properties fo:color="#000000"/>
    </style:style>
    <style:style style:name="T706" style:parent-style-name="DefaultParagraphFont" style:family="text">
      <style:text-properties fo:font-style="italic" style:font-style-asian="italic" fo:color="#000000"/>
    </style:style>
    <style:style style:name="T707" style:parent-style-name="DefaultParagraphFont" style:family="text">
      <style:text-properties fo:color="#000000"/>
    </style:style>
    <style:style style:name="T708" style:parent-style-name="DefaultParagraphFont" style:family="text">
      <style:text-properties fo:color="#000000"/>
    </style:style>
    <style:style style:name="T709" style:parent-style-name="DefaultParagraphFont" style:family="text">
      <style:text-properties fo:color="#000000"/>
    </style:style>
    <style:style style:name="P710" style:parent-style-name="Textbody" style:family="paragraph">
      <style:paragraph-properties fo:margin-bottom="0in"/>
      <style:text-properties fo:color="#000000"/>
    </style:style>
    <style:style style:name="P711" style:parent-style-name="Textbody" style:family="paragraph">
      <style:paragraph-properties fo:margin-bottom="0in"/>
      <style:text-properties fo:color="#000000"/>
    </style:style>
    <style:style style:name="P712" style:parent-style-name="Textbody" style:family="paragraph">
      <style:paragraph-properties fo:margin-bottom="0in"/>
      <style:text-properties fo:font-style="italic" style:font-style-asian="italic" fo:color="#000000"/>
    </style:style>
    <style:style style:name="P713" style:parent-style-name="Textbody" style:family="paragraph">
      <style:paragraph-properties fo:margin-bottom="0in"/>
      <style:text-properties fo:font-style="italic" style:font-style-asian="italic" fo:color="#000000"/>
    </style:style>
    <style:style style:name="P714" style:parent-style-name="Textbody" style:family="paragraph">
      <style:paragraph-properties fo:margin-bottom="0in"/>
      <style:text-properties fo:color="#000000"/>
    </style:style>
    <style:style style:name="P715" style:parent-style-name="Textbody" style:family="paragraph">
      <style:paragraph-properties fo:margin-bottom="0in"/>
      <style:text-properties fo:color="#000000"/>
    </style:style>
    <style:style style:name="P716" style:parent-style-name="Textbody" style:family="paragraph">
      <style:paragraph-properties fo:margin-bottom="0in"/>
      <style:text-properties fo:color="#000000"/>
    </style:style>
    <style:style style:name="P717" style:parent-style-name="Textbody" style:family="paragraph">
      <style:paragraph-properties fo:margin-bottom="0in" fo:margin-left="0.5in">
        <style:tab-stops/>
      </style:paragraph-properties>
      <style:text-properties fo:font-style="italic" style:font-style-asian="italic" fo:color="#000000"/>
    </style:style>
    <style:style style:name="P718" style:parent-style-name="Textbody" style:family="paragraph">
      <style:paragraph-properties fo:margin-bottom="0in" fo:margin-left="0.5in">
        <style:tab-stops/>
      </style:paragraph-properties>
      <style:text-properties fo:font-style="italic" style:font-style-asian="italic" fo:color="#000000"/>
    </style:style>
    <style:style style:name="P719" style:parent-style-name="Textbody" style:family="paragraph">
      <style:paragraph-properties fo:margin-bottom="0in" fo:margin-left="0.5in">
        <style:tab-stops/>
      </style:paragraph-properties>
      <style:text-properties fo:font-style="italic" style:font-style-asian="italic" fo:color="#000000"/>
    </style:style>
    <style:style style:name="P720" style:parent-style-name="Textbody" style:family="paragraph">
      <style:paragraph-properties fo:margin-bottom="0in" fo:margin-left="0.5in">
        <style:tab-stops/>
      </style:paragraph-properties>
      <style:text-properties fo:font-style="italic" style:font-style-asian="italic" fo:color="#000000"/>
    </style:style>
    <style:style style:name="P721" style:parent-style-name="Textbody" style:family="paragraph">
      <style:paragraph-properties fo:margin-left="0.5in" fo:text-indent="-0.1965in">
        <style:tab-stops/>
      </style:paragraph-properties>
    </style:style>
    <style:style style:name="P722" style:parent-style-name="Textbody" style:family="paragraph">
      <style:paragraph-properties fo:margin-bottom="0in"/>
      <style:text-properties fo:color="#000000"/>
    </style:style>
    <style:style style:name="P723" style:parent-style-name="Textbody" style:family="paragraph">
      <style:paragraph-properties fo:margin-bottom="0in"/>
      <style:text-properties fo:color="#000000"/>
    </style:style>
    <style:style style:name="T724" style:parent-style-name="DefaultParagraphFont" style:family="text">
      <style:text-properties fo:font-weight="bold" style:font-weight-asian="bold" style:font-weight-complex="bold" fo:color="#000000"/>
    </style:style>
    <style:style style:name="P725" style:parent-style-name="Textbody" style:family="paragraph">
      <style:paragraph-properties fo:margin-bottom="0in"/>
      <style:text-properties fo:color="#000000"/>
    </style:style>
    <style:style style:name="P726" style:parent-style-name="Textbody" style:family="paragraph">
      <style:paragraph-properties fo:margin-bottom="0in"/>
      <style:text-properties fo:color="#000000"/>
    </style:style>
    <style:style style:name="P727" style:parent-style-name="Textbody" style:family="paragraph">
      <style:paragraph-properties fo:margin-bottom="0in"/>
      <style:text-properties fo:color="#000000"/>
    </style:style>
    <style:style style:name="P728" style:parent-style-name="Textbody" style:family="paragraph">
      <style:paragraph-properties fo:margin-bottom="0in"/>
      <style:text-properties fo:color="#000000"/>
    </style:style>
    <style:style style:name="P729" style:parent-style-name="Textbody" style:family="paragraph">
      <style:paragraph-properties fo:margin-bottom="0in"/>
    </style:style>
    <style:style style:name="T730" style:parent-style-name="DefaultParagraphFont" style:family="text">
      <style:text-properties fo:color="#000000"/>
    </style:style>
    <style:style style:name="T731" style:parent-style-name="DefaultParagraphFont" style:family="text">
      <style:text-properties fo:color="#000000"/>
    </style:style>
    <style:style style:name="T732" style:parent-style-name="DefaultParagraphFont" style:family="text">
      <style:text-properties fo:color="#000000"/>
    </style:style>
    <style:style style:name="T733" style:parent-style-name="DefaultParagraphFont" style:family="text">
      <style:text-properties fo:font-style="italic" style:font-style-asian="italic" style:font-style-complex="italic" fo:color="#000000"/>
    </style:style>
    <style:style style:name="T734" style:parent-style-name="DefaultParagraphFont" style:family="text">
      <style:text-properties fo:color="#000000"/>
    </style:style>
    <style:style style:name="T735" style:parent-style-name="DefaultParagraphFont" style:family="text">
      <style:text-properties fo:color="#000000"/>
    </style:style>
    <style:style style:name="T736" style:parent-style-name="DefaultParagraphFont" style:family="text">
      <style:text-properties fo:font-style="italic" style:font-style-asian="italic" fo:color="#000000"/>
    </style:style>
    <style:style style:name="T737" style:parent-style-name="DefaultParagraphFont" style:family="text">
      <style:text-properties fo:color="#000000"/>
    </style:style>
    <style:style style:name="T738" style:parent-style-name="DefaultParagraphFont" style:family="text">
      <style:text-properties fo:color="#000000"/>
    </style:style>
    <style:style style:name="T739" style:parent-style-name="DefaultParagraphFont" style:family="text">
      <style:text-properties fo:color="#000000"/>
    </style:style>
    <style:style style:name="T740" style:parent-style-name="DefaultParagraphFont" style:family="text">
      <style:text-properties fo:color="#000000"/>
    </style:style>
    <style:style style:name="P741" style:parent-style-name="Textbody" style:family="paragraph">
      <style:paragraph-properties fo:margin-bottom="0in"/>
      <style:text-properties fo:color="#000000"/>
    </style:style>
    <style:style style:name="P742" style:parent-style-name="Textbody" style:family="paragraph">
      <style:paragraph-properties fo:margin-bottom="0in"/>
    </style:style>
    <style:style style:name="T743" style:parent-style-name="DefaultParagraphFont" style:family="text">
      <style:text-properties fo:color="#000000"/>
    </style:style>
    <style:style style:name="T744" style:parent-style-name="DefaultParagraphFont" style:family="text">
      <style:text-properties fo:color="#000000"/>
    </style:style>
    <style:style style:name="T745" style:parent-style-name="DefaultParagraphFont" style:family="text">
      <style:text-properties fo:color="#000000"/>
    </style:style>
    <style:style style:name="T746" style:parent-style-name="DefaultParagraphFont" style:family="text">
      <style:text-properties fo:color="#000000"/>
    </style:style>
    <style:style style:name="T747" style:parent-style-name="DefaultParagraphFont" style:family="text">
      <style:text-properties fo:font-style="italic" style:font-style-asian="italic" fo:color="#000000"/>
    </style:style>
    <style:style style:name="T748" style:parent-style-name="DefaultParagraphFont" style:family="text">
      <style:text-properties fo:color="#000000"/>
    </style:style>
    <style:style style:name="T749" style:parent-style-name="DefaultParagraphFont" style:family="text">
      <style:text-properties fo:color="#000000"/>
    </style:style>
    <style:style style:name="T750" style:parent-style-name="DefaultParagraphFont" style:family="text">
      <style:text-properties fo:color="#000000"/>
    </style:style>
    <style:style style:name="P751" style:parent-style-name="Textbody" style:family="paragraph">
      <style:paragraph-properties fo:margin-bottom="0in"/>
      <style:text-properties fo:color="#000000"/>
    </style:style>
    <style:style style:name="P752" style:parent-style-name="Textbody" style:family="paragraph">
      <style:paragraph-properties fo:margin-bottom="0in"/>
      <style:text-properties fo:color="#000000"/>
    </style:style>
    <style:style style:name="P753" style:parent-style-name="Textbody" style:family="paragraph">
      <style:paragraph-properties fo:margin-bottom="0in"/>
      <style:text-properties fo:color="#000000"/>
    </style:style>
    <style:style style:name="P754" style:parent-style-name="Textbody" style:family="paragraph">
      <style:paragraph-properties fo:margin-bottom="0in"/>
      <style:text-properties fo:color="#000000"/>
    </style:style>
    <style:style style:name="T755" style:parent-style-name="DefaultParagraphFont" style:family="text">
      <style:text-properties fo:color="#000000"/>
    </style:style>
    <style:style style:name="T756" style:parent-style-name="DefaultParagraphFont" style:family="text">
      <style:text-properties fo:color="#000000"/>
    </style:style>
    <style:style style:name="T757" style:parent-style-name="DefaultParagraphFont" style:family="text">
      <style:text-properties fo:color="#000000"/>
    </style:style>
    <style:style style:name="T758" style:parent-style-name="DefaultParagraphFont" style:family="text">
      <style:text-properties fo:color="#000000"/>
    </style:style>
    <style:style style:name="T759" style:parent-style-name="DefaultParagraphFont" style:family="text">
      <style:text-properties fo:color="#000000"/>
    </style:style>
    <style:style style:name="T760" style:parent-style-name="DefaultParagraphFont" style:family="text">
      <style:text-properties fo:color="#000000"/>
    </style:style>
    <style:style style:name="T761" style:parent-style-name="DefaultParagraphFont" style:family="text">
      <style:text-properties fo:color="#000000"/>
    </style:style>
    <style:style style:name="T762" style:parent-style-name="DefaultParagraphFont" style:family="text">
      <style:text-properties fo:color="#000000"/>
    </style:style>
    <style:style style:name="T763" style:parent-style-name="DefaultParagraphFont" style:family="text">
      <style:text-properties fo:color="#000000"/>
    </style:style>
    <style:style style:name="T764" style:parent-style-name="DefaultParagraphFont" style:family="text">
      <style:text-properties fo:color="#000000"/>
    </style:style>
    <style:style style:name="T765" style:parent-style-name="DefaultParagraphFont" style:family="text">
      <style:text-properties fo:color="#000000"/>
    </style:style>
    <style:style style:name="T766" style:parent-style-name="DefaultParagraphFont" style:family="text">
      <style:text-properties fo:color="#000000"/>
    </style:style>
    <style:style style:name="T767" style:parent-style-name="DefaultParagraphFont" style:family="text">
      <style:text-properties fo:color="#000000"/>
    </style:style>
    <style:style style:name="T768" style:parent-style-name="DefaultParagraphFont" style:family="text">
      <style:text-properties fo:color="#000000"/>
    </style:style>
    <style:style style:name="T769" style:parent-style-name="DefaultParagraphFont" style:family="text">
      <style:text-properties fo:color="#000000"/>
    </style:style>
    <style:style style:name="T770" style:parent-style-name="DefaultParagraphFont" style:family="text">
      <style:text-properties fo:color="#000000"/>
    </style:style>
    <style:style style:name="T771" style:parent-style-name="DefaultParagraphFont" style:family="text">
      <style:text-properties fo:color="#000000"/>
    </style:style>
    <style:style style:name="T772" style:parent-style-name="DefaultParagraphFont" style:family="text">
      <style:text-properties fo:color="#000000"/>
    </style:style>
    <style:style style:name="T773" style:parent-style-name="DefaultParagraphFont" style:family="text">
      <style:text-properties fo:color="#000000"/>
    </style:style>
    <style:style style:name="T774" style:parent-style-name="DefaultParagraphFont" style:family="text">
      <style:text-properties fo:color="#000000"/>
    </style:style>
    <style:style style:name="T775" style:parent-style-name="DefaultParagraphFont" style:family="text">
      <style:text-properties fo:color="#000000"/>
    </style:style>
    <style:style style:name="T776" style:parent-style-name="DefaultParagraphFont" style:family="text">
      <style:text-properties fo:color="#000000"/>
    </style:style>
    <style:style style:name="T777" style:parent-style-name="DefaultParagraphFont" style:family="text">
      <style:text-properties fo:color="#000000"/>
    </style:style>
    <style:style style:name="T778" style:parent-style-name="DefaultParagraphFont" style:family="text">
      <style:text-properties fo:color="#000000"/>
    </style:style>
    <style:style style:name="T779" style:parent-style-name="DefaultParagraphFont" style:family="text">
      <style:text-properties fo:color="#000000"/>
    </style:style>
    <style:style style:name="T780" style:parent-style-name="DefaultParagraphFont" style:family="text">
      <style:text-properties fo:color="#000000"/>
    </style:style>
    <style:style style:name="T781" style:parent-style-name="DefaultParagraphFont" style:family="text">
      <style:text-properties fo:color="#000000"/>
    </style:style>
    <style:style style:name="P782" style:parent-style-name="Textbody" style:family="paragraph">
      <style:paragraph-properties fo:margin-bottom="0in"/>
      <style:text-properties fo:color="#000000"/>
    </style:style>
    <style:style style:name="P783" style:parent-style-name="Textbody" style:family="paragraph">
      <style:paragraph-properties fo:margin-bottom="0in"/>
      <style:text-properties fo:font-weight="bold" style:font-weight-asian="bold" style:font-weight-complex="bold" fo:color="#000000"/>
    </style:style>
    <style:style style:name="P784" style:parent-style-name="Textbody" style:family="paragraph">
      <style:paragraph-properties fo:margin-bottom="0in"/>
    </style:style>
    <style:style style:name="P785" style:parent-style-name="Textbody" style:family="paragraph">
      <style:paragraph-properties fo:margin-bottom="0in"/>
    </style:style>
    <style:style style:name="P786" style:parent-style-name="Textbody" style:family="paragraph">
      <style:paragraph-properties fo:margin-bottom="0in"/>
    </style:style>
    <style:style style:name="P787" style:parent-style-name="Textbody" style:family="paragraph">
      <style:paragraph-properties fo:margin-bottom="0in"/>
    </style:style>
    <style:style style:name="P788" style:parent-style-name="Textbody" style:family="paragraph">
      <style:paragraph-properties fo:margin-bottom="0in"/>
    </style:style>
    <style:style style:name="P789" style:parent-style-name="Textbody" style:family="paragraph">
      <style:paragraph-properties fo:margin-bottom="0in"/>
    </style:style>
    <style:style style:name="P790" style:parent-style-name="Textbody" style:family="paragraph">
      <style:paragraph-properties fo:margin-bottom="0in"/>
    </style:style>
    <style:style style:name="P791" style:parent-style-name="Textbody" style:family="paragraph">
      <style:paragraph-properties fo:margin-bottom="0in"/>
    </style:style>
    <style:style style:name="P792" style:parent-style-name="Textbody" style:family="paragraph">
      <style:paragraph-properties fo:margin-bottom="0in"/>
    </style:style>
    <style:style style:name="P793" style:parent-style-name="Textbody" style:family="paragraph">
      <style:paragraph-properties fo:margin-bottom="0in"/>
    </style:style>
    <style:style style:name="P794" style:parent-style-name="Textbody" style:family="paragraph">
      <style:paragraph-properties fo:margin-bottom="0in"/>
      <style:text-properties fo:font-weight="bold" style:font-weight-asian="bold" style:font-weight-complex="bold" fo:color="#000000"/>
    </style:style>
    <style:style style:name="P795" style:parent-style-name="Textbody" style:family="paragraph">
      <style:paragraph-properties fo:margin-bottom="0in"/>
      <style:text-properties fo:font-weight="bold" style:font-weight-asian="bold" style:font-weight-complex="bold" fo:color="#000000"/>
    </style:style>
    <style:style style:name="P796" style:parent-style-name="Textbody" style:family="paragraph">
      <style:paragraph-properties fo:margin-bottom="0in"/>
      <style:text-properties fo:font-weight="bold" style:font-weight-asian="bold" style:font-weight-complex="bold" fo:color="#000000"/>
    </style:style>
    <style:style style:name="T797" style:parent-style-name="DefaultParagraphFont" style:family="text">
      <style:text-properties fo:color="#252525"/>
    </style:style>
    <style:style style:name="T798" style:parent-style-name="DefaultParagraphFont" style:family="text">
      <style:text-properties fo:color="#252525"/>
    </style:style>
    <style:style style:name="T799" style:parent-style-name="DefaultParagraphFont" style:family="text">
      <style:text-properties fo:color="#252525"/>
    </style:style>
    <style:style style:name="T800" style:parent-style-name="DefaultParagraphFont" style:family="text">
      <style:text-properties fo:color="#252525"/>
    </style:style>
    <style:style style:name="T801" style:parent-style-name="DefaultParagraphFont" style:family="text">
      <style:text-properties fo:color="#252525"/>
    </style:style>
    <style:style style:name="T802" style:parent-style-name="DefaultParagraphFont" style:family="text">
      <style:text-properties fo:color="#252525"/>
    </style:style>
    <style:style style:name="T803" style:parent-style-name="DefaultParagraphFont" style:family="text">
      <style:text-properties fo:color="#000000"/>
    </style:style>
    <style:style style:name="T804" style:parent-style-name="DefaultParagraphFont" style:family="text">
      <style:text-properties fo:color="#000000"/>
    </style:style>
    <style:style style:name="T805" style:parent-style-name="DefaultParagraphFont" style:family="text">
      <style:text-properties fo:color="#252525"/>
    </style:style>
    <style:style style:name="T806" style:parent-style-name="DefaultParagraphFont" style:family="text">
      <style:text-properties fo:color="#363636"/>
    </style:style>
    <style:style style:name="T807" style:parent-style-name="DefaultParagraphFont" style:family="text">
      <style:text-properties fo:color="#363636"/>
    </style:style>
    <style:style style:name="T808" style:parent-style-name="DefaultParagraphFont" style:family="text">
      <style:text-properties fo:color="#000000"/>
    </style:style>
    <style:style style:name="T809" style:parent-style-name="DefaultParagraphFont" style:family="text">
      <style:text-properties fo:color="#000000"/>
    </style:style>
    <style:style style:name="T810" style:parent-style-name="DefaultParagraphFont" style:family="text">
      <style:text-properties fo:color="#363636"/>
    </style:style>
    <style:style style:name="T811" style:parent-style-name="DefaultParagraphFont" style:family="text">
      <style:text-properties fo:color="#363636"/>
    </style:style>
    <style:style style:name="T812" style:parent-style-name="DefaultParagraphFont" style:family="text">
      <style:text-properties fo:color="#363636"/>
    </style:style>
    <style:style style:name="T813" style:parent-style-name="DefaultParagraphFont" style:family="text">
      <style:text-properties fo:color="#363636"/>
    </style:style>
    <style:style style:name="P814" style:parent-style-name="Textbody" style:family="paragraph">
      <style:paragraph-properties fo:margin-bottom="0in"/>
    </style:style>
    <style:style style:name="T815" style:parent-style-name="DefaultParagraphFont" style:family="text">
      <style:text-properties fo:color="#363636"/>
    </style:style>
    <style:style style:name="T816" style:parent-style-name="DefaultParagraphFont" style:family="text">
      <style:text-properties fo:color="#363636"/>
    </style:style>
    <style:style style:name="P817" style:parent-style-name="Textbody" style:family="paragraph">
      <style:paragraph-properties fo:margin-bottom="0in"/>
    </style:style>
    <style:style style:name="P818" style:parent-style-name="Textbody" style:family="paragraph">
      <style:paragraph-properties fo:margin-bottom="0in"/>
    </style:style>
    <style:style style:name="P819" style:parent-style-name="Textbody" style:family="paragraph">
      <style:paragraph-properties fo:margin-bottom="0in"/>
    </style:style>
    <style:style style:name="P820" style:parent-style-name="Textbody" style:family="paragraph">
      <style:paragraph-properties fo:margin-bottom="0in"/>
    </style:style>
    <style:style style:name="P821" style:parent-style-name="Textbody" style:family="paragraph">
      <style:paragraph-properties fo:margin-bottom="0in"/>
    </style:style>
    <style:style style:name="P822" style:parent-style-name="Textbody" style:family="paragraph">
      <style:paragraph-properties fo:margin-bottom="0in"/>
    </style:style>
    <style:style style:name="P823" style:parent-style-name="Textbody" style:family="paragraph">
      <style:paragraph-properties fo:margin-bottom="0in"/>
    </style:style>
    <style:style style:name="P824" style:parent-style-name="Textbody" style:family="paragraph">
      <style:paragraph-properties fo:margin-bottom="0in"/>
    </style:style>
    <style:style style:name="P825" style:parent-style-name="Textbody" style:family="paragraph">
      <style:paragraph-properties fo:margin-bottom="0in"/>
    </style:style>
    <style:style style:name="P826" style:parent-style-name="Textbody" style:family="paragraph">
      <style:paragraph-properties fo:margin-bottom="0in"/>
    </style:style>
    <style:style style:name="P827" style:parent-style-name="Textbody" style:family="paragraph">
      <style:paragraph-properties fo:margin-bottom="0in"/>
    </style:style>
    <style:style style:name="P828" style:parent-style-name="Textbody" style:family="paragraph">
      <style:paragraph-properties fo:margin-bottom="0in"/>
    </style:style>
    <style:style style:name="P829" style:parent-style-name="Textbody" style:family="paragraph">
      <style:paragraph-properties fo:margin-bottom="0in"/>
    </style:style>
    <style:style style:name="P830" style:parent-style-name="Textbody" style:family="paragraph">
      <style:paragraph-properties fo:margin-bottom="0in"/>
    </style:style>
    <style:style style:name="P831" style:parent-style-name="Textbody" style:family="paragraph">
      <style:paragraph-properties fo:margin-bottom="0in"/>
    </style:style>
    <style:style style:name="P832" style:parent-style-name="Textbody" style:family="paragraph">
      <style:paragraph-properties fo:margin-bottom="0in"/>
    </style:style>
    <style:style style:name="P833" style:parent-style-name="Textbody" style:family="paragraph">
      <style:paragraph-properties fo:margin-bottom="0in"/>
    </style:style>
    <style:style style:name="P834" style:parent-style-name="Textbody" style:family="paragraph">
      <style:paragraph-properties fo:margin-bottom="0in"/>
    </style:style>
    <style:style style:name="P835" style:parent-style-name="Textbody" style:family="paragraph">
      <style:paragraph-properties fo:margin-bottom="0in"/>
    </style:style>
    <style:style style:name="T836" style:parent-style-name="DefaultParagraphFont" style:family="text">
      <style:text-properties fo:color="#252525"/>
    </style:style>
    <style:style style:name="T837" style:parent-style-name="DefaultParagraphFont" style:family="text">
      <style:text-properties fo:color="#252525"/>
    </style:style>
    <style:style style:name="T838" style:parent-style-name="DefaultParagraphFont" style:family="text">
      <style:text-properties fo:color="#252525"/>
    </style:style>
    <style:style style:name="T839" style:parent-style-name="DefaultParagraphFont" style:family="text">
      <style:text-properties fo:color="#252525"/>
    </style:style>
    <style:style style:name="T840" style:parent-style-name="DefaultParagraphFont" style:family="text">
      <style:text-properties fo:color="#252525"/>
    </style:style>
    <style:style style:name="T841" style:parent-style-name="DefaultParagraphFont" style:family="text">
      <style:text-properties fo:color="#252525"/>
    </style:style>
    <style:style style:name="T842" style:parent-style-name="DefaultParagraphFont" style:family="text">
      <style:text-properties fo:color="#252525"/>
    </style:style>
    <style:style style:name="T843" style:parent-style-name="DefaultParagraphFont" style:family="text">
      <style:text-properties fo:color="#252525"/>
    </style:style>
    <style:style style:name="T844" style:parent-style-name="DefaultParagraphFont" style:family="text">
      <style:text-properties fo:color="#0B0080"/>
    </style:style>
    <style:style style:name="T845" style:parent-style-name="DefaultParagraphFont" style:family="text">
      <style:text-properties fo:color="#000000"/>
    </style:style>
    <style:style style:name="T846" style:parent-style-name="DefaultParagraphFont" style:family="text">
      <style:text-properties fo:color="#000000"/>
    </style:style>
    <style:style style:name="T847" style:parent-style-name="DefaultParagraphFont" style:family="text">
      <style:text-properties fo:color="#000000"/>
    </style:style>
    <style:style style:name="T848" style:parent-style-name="DefaultParagraphFont" style:family="text">
      <style:text-properties fo:color="#000000"/>
    </style:style>
    <style:style style:name="P849" style:parent-style-name="Textbody" style:family="paragraph">
      <style:paragraph-properties fo:margin-bottom="0in"/>
    </style:style>
    <style:style style:name="P850" style:parent-style-name="Textbody" style:family="paragraph">
      <style:paragraph-properties fo:margin-bottom="0in"/>
    </style:style>
    <style:style style:name="P851" style:parent-style-name="Textbody" style:family="paragraph">
      <style:paragraph-properties fo:margin-bottom="0in"/>
    </style:style>
    <style:style style:name="T852" style:parent-style-name="DefaultParagraphFont" style:family="text">
      <style:text-properties style:text-underline-type="single" style:text-underline-style="solid" style:text-underline-width="auto" style:text-underline-mode="continuous"/>
    </style:style>
    <style:style style:name="P853" style:parent-style-name="Textbody" style:family="paragraph">
      <style:paragraph-properties fo:margin-bottom="0in"/>
    </style:style>
    <style:style style:name="P854" style:parent-style-name="Textbody" style:family="paragraph">
      <style:paragraph-properties fo:margin-bottom="0in"/>
    </style:style>
    <style:style style:name="P855" style:parent-style-name="Textbody" style:family="paragraph">
      <style:paragraph-properties fo:margin-bottom="0in"/>
    </style:style>
    <style:style style:name="P856" style:parent-style-name="Textbody" style:family="paragraph">
      <style:paragraph-properties fo:margin-bottom="0in"/>
    </style:style>
    <style:style style:name="T857" style:parent-style-name="DefaultParagraphFont" style:family="text">
      <style:text-properties style:text-underline-type="single" style:text-underline-style="solid" style:text-underline-width="auto" style:text-underline-mode="continuous"/>
    </style:style>
    <style:style style:name="P858" style:parent-style-name="Textbody" style:family="paragraph">
      <style:paragraph-properties fo:margin-bottom="0in" fo:margin-left="1in" fo:text-indent="-0.25in">
        <style:tab-stops/>
      </style:paragraph-properties>
    </style:style>
    <style:style style:name="P859" style:parent-style-name="Textbody" style:family="paragraph">
      <style:paragraph-properties fo:margin-bottom="0in" fo:margin-left="1in" fo:text-indent="-0.25in">
        <style:tab-stops/>
      </style:paragraph-properties>
    </style:style>
    <style:style style:name="P860" style:parent-style-name="Textbody" style:family="paragraph">
      <style:paragraph-properties fo:margin-bottom="0in" fo:margin-left="1in" fo:text-indent="-0.25in">
        <style:tab-stops/>
      </style:paragraph-properties>
    </style:style>
    <style:style style:name="P861" style:parent-style-name="Textbody" style:family="paragraph">
      <style:paragraph-properties fo:margin-bottom="0in"/>
    </style:style>
    <style:style style:name="T862" style:parent-style-name="DefaultParagraphFont" style:family="text">
      <style:text-properties style:text-underline-type="single" style:text-underline-style="solid" style:text-underline-width="auto" style:text-underline-mode="continuous"/>
    </style:style>
    <style:style style:name="P863" style:parent-style-name="Textbody" style:family="paragraph">
      <style:paragraph-properties fo:margin-bottom="0in"/>
    </style:style>
    <style:style style:name="P864" style:parent-style-name="Textbody" style:family="paragraph">
      <style:paragraph-properties fo:margin-bottom="0in"/>
    </style:style>
    <style:style style:name="P865" style:parent-style-name="Textbody" style:family="paragraph">
      <style:paragraph-properties fo:margin-bottom="0in"/>
    </style:style>
    <style:style style:name="P866" style:parent-style-name="Textbody" style:family="paragraph">
      <style:paragraph-properties fo:margin-bottom="0in"/>
    </style:style>
    <style:style style:name="P867" style:parent-style-name="Textbody" style:family="paragraph">
      <style:paragraph-properties fo:margin-bottom="0in"/>
    </style:style>
    <style:style style:name="T868" style:parent-style-name="DefaultParagraphFont" style:family="text">
      <style:text-properties style:text-underline-type="single" style:text-underline-style="solid" style:text-underline-width="auto" style:text-underline-mode="continuous"/>
    </style:style>
    <style:style style:name="P869" style:parent-style-name="Textbody" style:family="paragraph">
      <style:paragraph-properties fo:margin-bottom="0in" fo:margin-left="1in" fo:text-indent="-0.25in">
        <style:tab-stops/>
      </style:paragraph-properties>
    </style:style>
    <style:style style:name="P870" style:parent-style-name="Textbody" style:family="paragraph">
      <style:paragraph-properties fo:margin-bottom="0in" fo:margin-left="1in" fo:text-indent="-0.25in">
        <style:tab-stops/>
      </style:paragraph-properties>
    </style:style>
    <style:style style:name="P871" style:parent-style-name="Textbody" style:family="paragraph">
      <style:paragraph-properties fo:margin-bottom="0in" fo:margin-left="1in" fo:text-indent="-0.25in">
        <style:tab-stops/>
      </style:paragraph-properties>
    </style:style>
    <style:style style:name="P872" style:parent-style-name="Textbody" style:family="paragraph">
      <style:paragraph-properties fo:margin-bottom="0in" fo:margin-left="1in" fo:text-indent="-0.25in">
        <style:tab-stops/>
      </style:paragraph-properties>
    </style:style>
    <style:style style:name="P873" style:parent-style-name="Textbody" style:family="paragraph">
      <style:paragraph-properties fo:margin-bottom="0in" fo:margin-left="1in" fo:text-indent="-0.25in">
        <style:tab-stops/>
      </style:paragraph-properties>
    </style:style>
    <style:style style:name="P874" style:parent-style-name="Textbody" style:family="paragraph">
      <style:paragraph-properties fo:margin-bottom="0in"/>
    </style:style>
    <style:style style:name="T875" style:parent-style-name="DefaultParagraphFont" style:family="text">
      <style:text-properties style:text-underline-type="single" style:text-underline-style="solid" style:text-underline-width="auto" style:text-underline-mode="continuous"/>
    </style:style>
    <style:style style:name="P876" style:parent-style-name="Textbody" style:family="paragraph">
      <style:paragraph-properties fo:margin-bottom="0in"/>
    </style:style>
    <style:style style:name="P877" style:parent-style-name="Textbody" style:family="paragraph">
      <style:paragraph-properties fo:margin-bottom="0in"/>
    </style:style>
    <style:style style:name="P878" style:parent-style-name="Textbody" style:family="paragraph">
      <style:paragraph-properties fo:margin-bottom="0in"/>
    </style:style>
    <style:style style:name="P879" style:parent-style-name="Textbody" style:family="paragraph">
      <style:paragraph-properties fo:margin-bottom="0in"/>
    </style:style>
    <style:style style:name="P880" style:parent-style-name="Textbody" style:family="paragraph">
      <style:paragraph-properties fo:margin-bottom="0in"/>
    </style:style>
    <style:style style:name="P881" style:parent-style-name="Textbody" style:family="paragraph">
      <style:paragraph-properties fo:margin-bottom="0in"/>
    </style:style>
    <style:style style:name="P882" style:parent-style-name="Textbody" style:family="paragraph">
      <style:paragraph-properties fo:margin-bottom="0in"/>
    </style:style>
    <style:style style:name="P883" style:parent-style-name="Textbody" style:family="paragraph">
      <style:paragraph-properties fo:margin-bottom="0in"/>
    </style:style>
    <style:style style:name="P884" style:parent-style-name="Textbody" style:family="paragraph">
      <style:paragraph-properties fo:margin-bottom="0in"/>
    </style:style>
    <style:style style:name="T885" style:parent-style-name="DefaultParagraphFont" style:family="text">
      <style:text-properties style:text-underline-type="single" style:text-underline-style="solid" style:text-underline-width="auto" style:text-underline-mode="continuous"/>
    </style:style>
    <style:style style:name="P886" style:parent-style-name="Textbody" style:family="paragraph">
      <style:paragraph-properties fo:margin-bottom="0in" fo:margin-left="1in" fo:text-indent="-0.25in">
        <style:tab-stops/>
      </style:paragraph-properties>
    </style:style>
    <style:style style:name="P887" style:parent-style-name="Textbody" style:family="paragraph">
      <style:paragraph-properties fo:margin-bottom="0in" fo:margin-left="1in" fo:text-indent="-0.25in">
        <style:tab-stops/>
      </style:paragraph-properties>
    </style:style>
    <style:style style:name="P888" style:parent-style-name="Textbody" style:family="paragraph">
      <style:paragraph-properties fo:margin-bottom="0in" fo:margin-left="1in" fo:text-indent="-0.25in">
        <style:tab-stops/>
      </style:paragraph-properties>
    </style:style>
    <style:style style:name="P889" style:parent-style-name="Textbody" style:family="paragraph">
      <style:paragraph-properties fo:margin-bottom="0in" fo:margin-left="1in" fo:text-indent="-0.25in">
        <style:tab-stops/>
      </style:paragraph-properties>
    </style:style>
    <style:style style:name="P890" style:parent-style-name="Textbody" style:family="paragraph">
      <style:paragraph-properties fo:margin-bottom="0in"/>
    </style:style>
    <style:style style:name="T891" style:parent-style-name="DefaultParagraphFont" style:family="text">
      <style:text-properties style:text-underline-type="single" style:text-underline-style="solid" style:text-underline-width="auto" style:text-underline-mode="continuous"/>
    </style:style>
    <style:style style:name="P892" style:parent-style-name="Textbody" style:family="paragraph">
      <style:paragraph-properties fo:margin-bottom="0in" fo:margin-left="1in" fo:text-indent="-0.25in">
        <style:tab-stops/>
      </style:paragraph-properties>
    </style:style>
    <style:style style:name="P893" style:parent-style-name="Textbody" style:family="paragraph">
      <style:paragraph-properties fo:margin-bottom="0in" fo:margin-left="1in" fo:text-indent="-0.25in">
        <style:tab-stops/>
      </style:paragraph-properties>
    </style:style>
    <style:style style:name="P894" style:parent-style-name="Textbody" style:family="paragraph">
      <style:paragraph-properties fo:margin-bottom="0in" fo:margin-left="1in" fo:text-indent="-0.25in">
        <style:tab-stops/>
      </style:paragraph-properties>
    </style:style>
    <style:style style:name="P895" style:parent-style-name="Textbody" style:family="paragraph">
      <style:paragraph-properties fo:margin-bottom="0in" fo:margin-left="1in" fo:text-indent="-0.25in">
        <style:tab-stops/>
      </style:paragraph-properties>
    </style:style>
    <style:style style:name="P896" style:parent-style-name="Textbody" style:family="paragraph">
      <style:paragraph-properties fo:margin-bottom="0in" fo:margin-left="1in" fo:text-indent="-0.25in">
        <style:tab-stops/>
      </style:paragraph-properties>
    </style:style>
    <style:style style:name="P897" style:parent-style-name="Textbody" style:family="paragraph">
      <style:paragraph-properties fo:margin-bottom="0in" fo:margin-left="1in" fo:text-indent="-0.25in">
        <style:tab-stops/>
      </style:paragraph-properties>
    </style:style>
    <style:style style:name="P898" style:parent-style-name="Textbody" style:family="paragraph">
      <style:paragraph-properties fo:margin-bottom="0in"/>
    </style:style>
    <style:style style:name="T899" style:parent-style-name="DefaultParagraphFont" style:family="text">
      <style:text-properties style:text-underline-type="single" style:text-underline-style="solid" style:text-underline-width="auto" style:text-underline-mode="continuous"/>
    </style:style>
    <style:style style:name="T900" style:parent-style-name="DefaultParagraphFont" style:family="text">
      <style:text-properties style:text-underline-type="single" style:text-underline-style="solid" style:text-underline-width="auto" style:text-underline-mode="continuous"/>
    </style:style>
    <style:style style:name="P901" style:parent-style-name="Textbody" style:family="paragraph">
      <style:paragraph-properties fo:margin-bottom="0in" fo:margin-left="1in" fo:text-indent="-0.25in">
        <style:tab-stops/>
      </style:paragraph-properties>
    </style:style>
    <style:style style:name="P902" style:parent-style-name="Textbody" style:family="paragraph">
      <style:paragraph-properties fo:margin-bottom="0in" fo:margin-left="1in" fo:text-indent="-0.25in">
        <style:tab-stops/>
      </style:paragraph-properties>
    </style:style>
    <style:style style:name="P903" style:parent-style-name="Textbody" style:family="paragraph">
      <style:paragraph-properties fo:margin-bottom="0in" fo:margin-left="1in" fo:text-indent="-0.25in">
        <style:tab-stops/>
      </style:paragraph-properties>
    </style:style>
    <style:style style:name="P904" style:parent-style-name="Textbody" style:family="paragraph">
      <style:paragraph-properties fo:margin-bottom="0in" fo:margin-left="1in" fo:text-indent="-0.25in">
        <style:tab-stops/>
      </style:paragraph-properties>
    </style:style>
    <style:style style:name="P905" style:parent-style-name="Textbody" style:family="paragraph">
      <style:paragraph-properties fo:margin-bottom="0in" fo:margin-left="1in" fo:text-indent="-0.25in">
        <style:tab-stops/>
      </style:paragraph-properties>
    </style:style>
    <style:style style:name="P906" style:parent-style-name="Textbody" style:family="paragraph">
      <style:paragraph-properties fo:margin-bottom="0in"/>
    </style:style>
    <style:style style:name="T907" style:parent-style-name="DefaultParagraphFont" style:family="text">
      <style:text-properties style:text-underline-type="single" style:text-underline-style="solid" style:text-underline-width="auto" style:text-underline-mode="continuous"/>
    </style:style>
    <style:style style:name="P908" style:parent-style-name="Textbody" style:family="paragraph">
      <style:paragraph-properties fo:margin-bottom="0in"/>
    </style:style>
    <style:style style:name="P909" style:parent-style-name="Textbody" style:family="paragraph">
      <style:paragraph-properties fo:margin-bottom="0in"/>
    </style:style>
    <style:style style:name="P910" style:parent-style-name="Textbody" style:family="paragraph">
      <style:paragraph-properties fo:margin-bottom="0in"/>
    </style:style>
    <style:style style:name="P911" style:parent-style-name="Textbody" style:family="paragraph">
      <style:paragraph-properties fo:margin-bottom="0in"/>
    </style:style>
    <style:style style:name="P912" style:parent-style-name="Textbody" style:family="paragraph">
      <style:paragraph-properties fo:margin-bottom="0in"/>
    </style:style>
    <style:style style:name="P913" style:parent-style-name="Textbody" style:family="paragraph">
      <style:paragraph-properties fo:margin-bottom="0in"/>
    </style:style>
    <style:style style:name="T914" style:parent-style-name="DefaultParagraphFont" style:family="text">
      <style:text-properties style:text-underline-type="single" style:text-underline-style="solid" style:text-underline-width="auto" style:text-underline-mode="continuous"/>
    </style:style>
    <style:style style:name="P915" style:parent-style-name="Textbody" style:family="paragraph">
      <style:paragraph-properties fo:margin-bottom="0in"/>
    </style:style>
    <style:style style:name="P916" style:parent-style-name="Textbody" style:family="paragraph">
      <style:paragraph-properties fo:margin-bottom="0in"/>
    </style:style>
    <style:style style:name="P917" style:parent-style-name="Textbody" style:family="paragraph">
      <style:paragraph-properties fo:margin-bottom="0in"/>
    </style:style>
    <style:style style:name="P918" style:parent-style-name="Textbody" style:family="paragraph">
      <style:paragraph-properties fo:margin-bottom="0in"/>
    </style:style>
    <style:style style:name="P919" style:parent-style-name="Textbody" style:family="paragraph">
      <style:paragraph-properties fo:margin-bottom="0in"/>
    </style:style>
    <style:style style:name="P920" style:parent-style-name="Textbody" style:family="paragraph">
      <style:paragraph-properties fo:margin-bottom="0in"/>
    </style:style>
    <style:style style:name="T921" style:parent-style-name="DefaultParagraphFont" style:family="text">
      <style:text-properties style:text-underline-type="single" style:text-underline-style="solid" style:text-underline-width="auto" style:text-underline-mode="continuous"/>
    </style:style>
    <style:style style:name="P922" style:parent-style-name="Textbody" style:family="paragraph">
      <style:paragraph-properties fo:margin-bottom="0in"/>
    </style:style>
    <style:style style:name="P923" style:parent-style-name="Textbody" style:family="paragraph">
      <style:paragraph-properties fo:margin-bottom="0in"/>
    </style:style>
    <style:style style:name="P924" style:parent-style-name="Textbody" style:family="paragraph">
      <style:paragraph-properties fo:margin-bottom="0in"/>
    </style:style>
    <style:style style:name="P925" style:parent-style-name="Textbody" style:family="paragraph">
      <style:paragraph-properties fo:margin-bottom="0in"/>
    </style:style>
    <style:style style:name="P926" style:parent-style-name="Textbody" style:family="paragraph">
      <style:paragraph-properties fo:margin-bottom="0in"/>
    </style:style>
    <style:style style:name="P927" style:parent-style-name="Textbody" style:family="paragraph">
      <style:paragraph-properties fo:margin-bottom="0in"/>
    </style:style>
    <style:style style:name="T928" style:parent-style-name="DefaultParagraphFont" style:family="text">
      <style:text-properties style:text-underline-type="single" style:text-underline-style="solid" style:text-underline-width="auto" style:text-underline-mode="continuous"/>
    </style:style>
    <style:style style:name="P929" style:parent-style-name="Textbody" style:family="paragraph">
      <style:paragraph-properties fo:margin-bottom="0in"/>
    </style:style>
    <style:style style:name="P930" style:parent-style-name="Textbody" style:family="paragraph">
      <style:paragraph-properties fo:margin-bottom="0in" fo:margin-left="1in" fo:text-indent="-0.25in">
        <style:tab-stops/>
      </style:paragraph-properties>
    </style:style>
    <style:style style:name="P931" style:parent-style-name="Textbody" style:family="paragraph">
      <style:paragraph-properties fo:margin-bottom="0in" fo:margin-left="1in" fo:text-indent="-0.25in">
        <style:tab-stops/>
      </style:paragraph-properties>
    </style:style>
    <style:style style:name="P932" style:parent-style-name="Textbody" style:family="paragraph">
      <style:paragraph-properties fo:margin-bottom="0in" fo:margin-left="1in" fo:text-indent="-0.25in">
        <style:tab-stops/>
      </style:paragraph-properties>
    </style:style>
    <style:style style:name="P933" style:parent-style-name="Textbody" style:family="paragraph">
      <style:paragraph-properties fo:margin-bottom="0in" fo:margin-left="1in" fo:text-indent="-0.25in">
        <style:tab-stops/>
      </style:paragraph-properties>
    </style:style>
    <style:style style:name="P934" style:parent-style-name="Textbody" style:family="paragraph">
      <style:paragraph-properties fo:margin-bottom="0in" fo:margin-left="1in" fo:text-indent="-0.25in">
        <style:tab-stops/>
      </style:paragraph-properties>
    </style:style>
    <style:style style:name="P935" style:parent-style-name="Textbody" style:family="paragraph">
      <style:paragraph-properties fo:margin-bottom="0in" fo:margin-left="1in" fo:text-indent="-0.25in">
        <style:tab-stops/>
      </style:paragraph-properties>
    </style:style>
    <style:style style:name="P936" style:parent-style-name="Textbody" style:family="paragraph">
      <style:paragraph-properties fo:margin-bottom="0in"/>
    </style:style>
    <style:style style:name="T937" style:parent-style-name="DefaultParagraphFont" style:family="text">
      <style:text-properties style:text-underline-type="single" style:text-underline-style="solid" style:text-underline-width="auto" style:text-underline-mode="continuous"/>
    </style:style>
    <style:style style:name="P938" style:parent-style-name="Textbody" style:family="paragraph">
      <style:paragraph-properties fo:margin-bottom="0in"/>
    </style:style>
    <style:style style:name="P939" style:parent-style-name="Textbody" style:family="paragraph">
      <style:paragraph-properties fo:margin-bottom="0in"/>
    </style:style>
    <style:style style:name="P940" style:parent-style-name="Textbody" style:family="paragraph">
      <style:paragraph-properties fo:margin-bottom="0in"/>
    </style:style>
    <style:style style:name="P941" style:parent-style-name="Textbody" style:family="paragraph">
      <style:paragraph-properties fo:margin-bottom="0in"/>
    </style:style>
    <style:style style:name="T942" style:parent-style-name="DefaultParagraphFont" style:family="text">
      <style:text-properties style:text-underline-type="single" style:text-underline-style="solid" style:text-underline-width="auto" style:text-underline-mode="continuous"/>
    </style:style>
    <style:style style:name="P943" style:parent-style-name="Textbody" style:family="paragraph">
      <style:paragraph-properties fo:margin-bottom="0in"/>
    </style:style>
    <style:style style:name="P944" style:parent-style-name="Textbody" style:family="paragraph">
      <style:paragraph-properties fo:margin-bottom="0in"/>
    </style:style>
    <style:style style:name="P945" style:parent-style-name="Textbody" style:family="paragraph">
      <style:paragraph-properties fo:margin-bottom="0in"/>
    </style:style>
    <style:style style:name="P946" style:parent-style-name="Textbody" style:family="paragraph">
      <style:paragraph-properties fo:margin-bottom="0in"/>
    </style:style>
    <style:style style:name="P947" style:parent-style-name="Textbody" style:family="paragraph">
      <style:paragraph-properties fo:margin-bottom="0in"/>
    </style:style>
    <style:style style:name="P948" style:parent-style-name="Textbody" style:family="paragraph">
      <style:paragraph-properties fo:margin-bottom="0in"/>
    </style:style>
    <style:style style:name="P949" style:parent-style-name="Textbody" style:family="paragraph">
      <style:paragraph-properties fo:margin-bottom="0in"/>
    </style:style>
    <style:style style:name="P950" style:parent-style-name="Textbody" style:family="paragraph">
      <style:paragraph-properties fo:margin-bottom="0in"/>
    </style:style>
    <style:style style:name="P951" style:parent-style-name="Textbody" style:family="paragraph">
      <style:paragraph-properties fo:margin-bottom="0in"/>
    </style:style>
    <style:style style:name="T952" style:parent-style-name="DefaultParagraphFont" style:family="text">
      <style:text-properties style:font-weight-complex="bold" fo:color="#363636" style:text-underline-type="single" style:text-underline-style="solid" style:text-underline-width="auto" style:text-underline-mode="continuous"/>
    </style:style>
    <style:style style:name="T953" style:parent-style-name="DefaultParagraphFont" style:family="text">
      <style:text-properties style:font-weight-complex="bold" fo:color="#363636"/>
    </style:style>
    <style:style style:name="P954" style:parent-style-name="Textbody" style:family="paragraph">
      <style:paragraph-properties fo:margin-bottom="0in" fo:margin-left="1in" fo:text-indent="-0.25in">
        <style:tab-stops/>
      </style:paragraph-properties>
    </style:style>
    <style:style style:name="T955" style:parent-style-name="DefaultParagraphFont" style:family="text">
      <style:text-properties style:font-weight-complex="bold" fo:color="#363636"/>
    </style:style>
    <style:style style:name="P956" style:parent-style-name="Textbody" style:family="paragraph">
      <style:paragraph-properties fo:margin-bottom="0in" fo:margin-left="1in" fo:text-indent="-0.25in">
        <style:tab-stops/>
      </style:paragraph-properties>
    </style:style>
    <style:style style:name="T957" style:parent-style-name="DefaultParagraphFont" style:family="text">
      <style:text-properties style:font-weight-complex="bold" fo:color="#363636"/>
    </style:style>
    <style:style style:name="P958" style:parent-style-name="Textbody" style:family="paragraph">
      <style:paragraph-properties fo:margin-bottom="0in" fo:margin-left="1in" fo:text-indent="-0.25in">
        <style:tab-stops/>
      </style:paragraph-properties>
    </style:style>
    <style:style style:name="T959" style:parent-style-name="DefaultParagraphFont" style:family="text">
      <style:text-properties style:font-weight-complex="bold" fo:color="#363636"/>
    </style:style>
    <style:style style:name="P960" style:parent-style-name="Textbody" style:family="paragraph">
      <style:paragraph-properties fo:margin-bottom="0in" fo:margin-left="1in" fo:text-indent="-0.25in">
        <style:tab-stops/>
      </style:paragraph-properties>
    </style:style>
    <style:style style:name="T961" style:parent-style-name="DefaultParagraphFont" style:family="text">
      <style:text-properties style:font-weight-complex="bold" fo:color="#363636"/>
    </style:style>
    <style:style style:name="P962" style:parent-style-name="Textbody" style:family="paragraph">
      <style:paragraph-properties fo:margin-bottom="0in" fo:margin-left="1in" fo:text-indent="-0.25in">
        <style:tab-stops/>
      </style:paragraph-properties>
    </style:style>
    <style:style style:name="T963" style:parent-style-name="DefaultParagraphFont" style:family="text">
      <style:text-properties style:font-weight-complex="bold" fo:color="#363636"/>
    </style:style>
    <style:style style:name="P964" style:parent-style-name="Textbody" style:family="paragraph">
      <style:paragraph-properties fo:margin-bottom="0in" fo:margin-left="1in" fo:text-indent="-0.25in">
        <style:tab-stops/>
      </style:paragraph-properties>
    </style:style>
    <style:style style:name="T965" style:parent-style-name="DefaultParagraphFont" style:family="text">
      <style:text-properties style:font-weight-complex="bold" fo:color="#363636"/>
    </style:style>
    <style:style style:name="P966" style:parent-style-name="Textbody" style:family="paragraph">
      <style:paragraph-properties fo:margin-bottom="0in" fo:margin-left="1in" fo:text-indent="-0.25in">
        <style:tab-stops/>
      </style:paragraph-properties>
    </style:style>
    <style:style style:name="T967" style:parent-style-name="DefaultParagraphFont" style:family="text">
      <style:text-properties style:font-weight-complex="bold" fo:color="#363636"/>
    </style:style>
    <style:style style:name="T968" style:parent-style-name="DefaultParagraphFont" style:family="text">
      <style:text-properties style:font-weight-complex="bold" fo:color="#363636"/>
    </style:style>
    <style:style style:name="P969" style:parent-style-name="Textbody" style:family="paragraph">
      <style:paragraph-properties fo:margin-bottom="0in"/>
    </style:style>
    <style:style style:name="T970" style:parent-style-name="DefaultParagraphFont" style:family="text">
      <style:text-properties style:font-weight-complex="bold" fo:color="#363636"/>
    </style:style>
    <style:style style:name="T971" style:parent-style-name="DefaultParagraphFont" style:family="text">
      <style:text-properties style:font-weight-complex="bold" fo:color="#363636" style:text-underline-type="single" style:text-underline-style="solid" style:text-underline-width="auto" style:text-underline-mode="continuous"/>
    </style:style>
    <style:style style:name="T972" style:parent-style-name="DefaultParagraphFont" style:family="text">
      <style:text-properties style:font-weight-complex="bold" fo:color="#363636"/>
    </style:style>
    <style:style style:name="P973" style:parent-style-name="Textbody" style:family="paragraph">
      <style:paragraph-properties fo:margin-bottom="0in"/>
    </style:style>
    <style:style style:name="T974" style:parent-style-name="DefaultParagraphFont" style:family="text">
      <style:text-properties style:font-weight-complex="bold" fo:color="#363636"/>
    </style:style>
    <style:style style:name="P975" style:parent-style-name="Textbody" style:family="paragraph">
      <style:paragraph-properties fo:margin-bottom="0in"/>
    </style:style>
    <style:style style:name="T976" style:parent-style-name="DefaultParagraphFont" style:family="text">
      <style:text-properties style:font-weight-complex="bold" fo:color="#363636"/>
    </style:style>
    <style:style style:name="P977" style:parent-style-name="Textbody" style:family="paragraph">
      <style:paragraph-properties fo:margin-bottom="0in"/>
    </style:style>
    <style:style style:name="T978" style:parent-style-name="DefaultParagraphFont" style:family="text">
      <style:text-properties style:font-weight-complex="bold" fo:color="#363636"/>
    </style:style>
    <style:style style:name="P979" style:parent-style-name="Textbody" style:family="paragraph">
      <style:paragraph-properties fo:margin-bottom="0in"/>
    </style:style>
    <style:style style:name="T980" style:parent-style-name="DefaultParagraphFont" style:family="text">
      <style:text-properties style:font-weight-complex="bold" fo:color="#363636"/>
    </style:style>
    <style:style style:name="P981" style:parent-style-name="Textbody" style:family="paragraph">
      <style:paragraph-properties fo:margin-bottom="0in"/>
    </style:style>
    <style:style style:name="T982" style:parent-style-name="DefaultParagraphFont" style:family="text">
      <style:text-properties style:font-weight-complex="bold" fo:color="#363636"/>
    </style:style>
    <style:style style:name="T983" style:parent-style-name="DefaultParagraphFont" style:family="text">
      <style:text-properties style:font-weight-complex="bold" fo:color="#363636"/>
    </style:style>
    <style:style style:name="P984" style:parent-style-name="Textbody" style:family="paragraph">
      <style:paragraph-properties fo:margin-bottom="0in"/>
    </style:style>
    <style:style style:name="T985" style:parent-style-name="DefaultParagraphFont" style:family="text">
      <style:text-properties style:font-weight-complex="bold" fo:color="#363636"/>
    </style:style>
    <style:style style:name="P986" style:parent-style-name="Textbody" style:family="paragraph">
      <style:paragraph-properties fo:margin-bottom="0in"/>
    </style:style>
    <style:style style:name="T987" style:parent-style-name="DefaultParagraphFont" style:family="text">
      <style:text-properties style:font-weight-complex="bold" fo:color="#363636"/>
    </style:style>
    <style:style style:name="P988" style:parent-style-name="Textbody" style:family="paragraph">
      <style:paragraph-properties fo:margin-bottom="0in"/>
      <style:text-properties fo:font-weight="bold" style:font-weight-asian="bold" style:font-weight-complex="bold" fo:color="#000000"/>
    </style:style>
    <style:style style:name="P989" style:parent-style-name="Textbody" style:family="paragraph">
      <style:paragraph-properties fo:margin-bottom="0in"/>
    </style:style>
    <style:style style:name="T990" style:parent-style-name="DefaultParagraphFont" style:family="text">
      <style:text-properties fo:font-weight="bold" style:font-weight-asian="bold" style:font-weight-complex="bold" fo:color="#000000"/>
    </style:style>
    <style:style style:name="T991" style:parent-style-name="DefaultParagraphFont" style:family="text">
      <style:text-properties fo:color="#000000"/>
    </style:style>
    <style:style style:name="T992" style:parent-style-name="DefaultParagraphFont" style:family="text">
      <style:text-properties fo:color="#000000"/>
    </style:style>
    <style:style style:name="T993" style:parent-style-name="DefaultParagraphFont" style:family="text">
      <style:text-properties fo:color="#000000"/>
    </style:style>
    <style:style style:name="T994" style:parent-style-name="DefaultParagraphFont" style:family="text">
      <style:text-properties fo:color="#000000"/>
    </style:style>
    <style:style style:name="T995" style:parent-style-name="DefaultParagraphFont" style:family="text">
      <style:text-properties fo:color="#252525"/>
    </style:style>
    <style:style style:name="T996" style:parent-style-name="DefaultParagraphFont" style:family="text">
      <style:text-properties fo:color="#252525"/>
    </style:style>
    <style:style style:name="T997" style:parent-style-name="DefaultParagraphFont" style:family="text">
      <style:text-properties fo:color="#252525"/>
    </style:style>
    <style:style style:name="T998" style:parent-style-name="DefaultParagraphFont" style:family="text">
      <style:text-properties fo:color="#000000"/>
    </style:style>
    <style:style style:name="T999" style:parent-style-name="DefaultParagraphFont" style:family="text">
      <style:text-properties fo:color="#000000"/>
    </style:style>
    <style:style style:name="P1000" style:parent-style-name="Textbody" style:family="paragraph">
      <style:paragraph-properties fo:margin-bottom="0in"/>
      <style:text-properties fo:color="#000000"/>
    </style:style>
    <style:style style:name="P1001" style:parent-style-name="Textbody" style:family="paragraph">
      <style:paragraph-properties fo:margin-bottom="0in"/>
      <style:text-properties fo:color="#000000"/>
    </style:style>
    <style:style style:name="P1002" style:parent-style-name="Standard" style:family="paragraph">
      <style:paragraph-properties style:line-height-at-least="0.1875in"/>
      <style:text-properties style:font-name="Arial" fo:color="#333333"/>
    </style:style>
    <style:style style:name="P1003" style:parent-style-name="Textbody" style:family="paragraph">
      <style:paragraph-properties fo:text-align="center"/>
      <style:text-properties fo:font-weight="bold" style:font-weight-asian="bold" style:font-weight-complex="bold"/>
    </style:style>
    <style:style style:name="TableColumn1005" style:family="table-column">
      <style:table-column-properties style:column-width="6.925in" style:use-optimal-column-width="false"/>
    </style:style>
    <style:style style:name="Table1004" style:family="table">
      <style:table-properties style:width="6.925in" fo:margin-left="0.0312in" table:align="left"/>
    </style:style>
    <style:style style:name="TableRow1006" style:family="table-row">
      <style:table-row-properties style:use-optimal-row-height="false"/>
    </style:style>
    <style:style style:name="TableCell1007" style:family="table-cell">
      <style:table-cell-properties fo:border-top="0.0034in solid #000000" fo:border-left="0.0034in solid #000000" fo:border-bottom="none" fo:border-right="0.0034in solid #000000" fo:padding-top="0.0381in" fo:padding-left="0.0381in" fo:padding-bottom="0.0381in" fo:padding-right="0.0381in"/>
    </style:style>
    <style:style style:name="P1008" style:parent-style-name="Textbody" style:family="paragraph">
      <style:paragraph-properties fo:text-align="center" fo:background-color="#DDDDDD"/>
    </style:style>
    <style:style style:name="T1009" style:parent-style-name="DefaultParagraphFont" style:family="text">
      <style:text-properties fo:font-weight="bold" style:font-weight-asian="bold" style:font-weight-complex="bold" fo:font-size="14pt" style:font-size-asian="14pt" style:font-size-complex="14pt"/>
    </style:style>
    <style:style style:name="T1010" style:parent-style-name="DefaultParagraphFont" style:family="text">
      <style:text-properties fo:font-weight="bold" style:font-weight-asian="bold" style:font-weight-complex="bold" fo:color="#000000" fo:font-size="14pt" style:font-size-asian="14pt" style:font-size-complex="14pt"/>
    </style:style>
    <style:style style:name="TableRow1011" style:family="table-row">
      <style:table-row-properties style:use-optimal-row-height="false"/>
    </style:style>
    <style:style style:name="TableCell10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13" style:parent-style-name="TableContents" style:family="paragraph">
      <style:paragraph-properties fo:text-align="center"/>
      <style:text-properties fo:color="#000000"/>
    </style:style>
    <style:style style:name="P1014" style:parent-style-name="TableContents" style:family="paragraph"/>
    <style:style style:name="T1015" style:parent-style-name="DefaultParagraphFont" style:family="text">
      <style:text-properties fo:color="#000000"/>
    </style:style>
    <style:style style:name="T1016"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017" style:parent-style-name="DefaultParagraphFont" style:family="text">
      <style:text-properties fo:color="#000000"/>
    </style:style>
    <style:style style:name="P1018" style:parent-style-name="TableContents" style:family="paragraph">
      <style:text-properties fo:color="#000000"/>
    </style:style>
    <style:style style:name="P1019" style:parent-style-name="TableContents" style:family="paragraph"/>
    <style:style style:name="T1020" style:parent-style-name="DefaultParagraphFont" style:family="text">
      <style:text-properties fo:color="#000000"/>
    </style:style>
    <style:style style:name="T1021" style:parent-style-name="DefaultParagraphFont" style:family="text">
      <style:text-properties fo:color="#000000"/>
    </style:style>
    <style:style style:name="T1022"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1023" style:parent-style-name="TableContents" style:family="paragraph">
      <style:text-properties fo:color="#000000"/>
    </style:style>
    <style:style style:name="P1024" style:parent-style-name="TableContents" style:family="paragraph"/>
    <style:style style:name="T1025" style:parent-style-name="DefaultParagraphFont" style:family="text">
      <style:text-properties fo:color="#000000"/>
    </style:style>
    <style:style style:name="T1026"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027" style:parent-style-name="DefaultParagraphFont" style:family="text">
      <style:text-properties fo:color="#000000"/>
    </style:style>
    <style:style style:name="P1028" style:parent-style-name="TableContents" style:family="paragraph">
      <style:text-properties fo:color="#000000"/>
    </style:style>
    <style:style style:name="P1029" style:parent-style-name="TableContents" style:family="paragraph"/>
    <style:style style:name="T1030" style:parent-style-name="DefaultParagraphFont" style:family="text">
      <style:text-properties fo:color="#000000"/>
    </style:style>
    <style:style style:name="T1031"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032" style:parent-style-name="DefaultParagraphFont" style:family="text">
      <style:text-properties fo:color="#000000"/>
    </style:style>
    <style:style style:name="T1033"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1034" style:parent-style-name="TableContents" style:family="paragraph">
      <style:text-properties fo:color="#000000"/>
    </style:style>
    <style:style style:name="P1035" style:parent-style-name="TableContents" style:family="paragraph"/>
    <style:style style:name="T1036" style:parent-style-name="DefaultParagraphFont" style:family="text">
      <style:text-properties fo:color="#000000"/>
    </style:style>
    <style:style style:name="T1037"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1038" style:parent-style-name="TableContents" style:family="paragraph">
      <style:text-properties fo:color="#000000"/>
    </style:style>
    <style:style style:name="P1039" style:parent-style-name="TableContents" style:family="paragraph"/>
    <style:style style:name="T1040" style:parent-style-name="DefaultParagraphFont" style:family="text">
      <style:text-properties fo:color="#000000"/>
    </style:style>
    <style:style style:name="T1041"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042" style:parent-style-name="DefaultParagraphFont" style:family="text">
      <style:text-properties fo:color="#000000" style:text-underline-type="single" style:text-underline-style="solid" style:text-underline-width="auto" style:text-underline-mode="continuous"/>
    </style:style>
    <style:style style:name="T1043" style:parent-style-name="DefaultParagraphFont" style:family="text">
      <style:text-properties fo:color="#000000"/>
    </style:style>
    <style:style style:name="P1044" style:parent-style-name="TableContents" style:family="paragraph">
      <style:text-properties fo:color="#000000"/>
    </style:style>
    <style:style style:name="P1045" style:parent-style-name="TableContents" style:family="paragraph"/>
    <style:style style:name="T1046" style:parent-style-name="DefaultParagraphFont" style:family="text">
      <style:text-properties fo:color="#000000"/>
    </style:style>
    <style:style style:name="T1047"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048" style:parent-style-name="DefaultParagraphFont" style:family="text">
      <style:text-properties fo:color="#000000"/>
    </style:style>
    <style:style style:name="T1049"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T1050" style:parent-style-name="DefaultParagraphFont" style:family="text">
      <style:text-properties fo:color="#000000"/>
    </style:style>
    <style:style style:name="T1051" style:parent-style-name="DefaultParagraphFont" style:family="text">
      <style:text-properties fo:color="#000000"/>
    </style:style>
    <style:style style:name="P1052" style:parent-style-name="TableContents" style:family="paragraph">
      <style:text-properties fo:color="#000000"/>
    </style:style>
    <style:style style:name="P1053" style:parent-style-name="TableContents" style:family="paragraph"/>
    <style:style style:name="T1054" style:parent-style-name="DefaultParagraphFont" style:family="text">
      <style:text-properties fo:color="#000000"/>
    </style:style>
    <style:style style:name="T1055" style:parent-style-name="DefaultParagraphFont" style:family="text">
      <style:text-properties fo:font-weight="bold" style:font-weight-asian="bold" style:font-weight-complex="bold" fo:color="#000000" style:text-underline-type="single" style:text-underline-style="solid" style:text-underline-width="auto" style:text-underline-mode="continuous"/>
    </style:style>
    <style:style style:name="P1056" style:parent-style-name="Standard" style:family="paragraph">
      <style:paragraph-properties style:line-height-at-least="0.1875in"/>
      <style:text-properties style:font-name="Arial" fo:color="#333333"/>
    </style:style>
    <style:style style:name="T1057" style:parent-style-name="DefaultParagraphFont" style:family="text">
      <style:text-properties fo:color="#000000"/>
    </style:style>
    <style:style style:name="T1058" style:parent-style-name="DefaultParagraphFont" style:family="text">
      <style:text-properties fo:color="#000000"/>
    </style:style>
    <style:style style:name="T1059" style:parent-style-name="DefaultParagraphFont" style:family="text">
      <style:text-properties fo:color="#000000"/>
    </style:style>
    <style:style style:name="T1060" style:parent-style-name="DefaultParagraphFont" style:family="text">
      <style:text-properties fo:color="#000000"/>
    </style:style>
    <style:style style:name="T1061" style:parent-style-name="DefaultParagraphFont" style:family="text">
      <style:text-properties fo:color="#000000"/>
    </style:style>
    <style:style style:name="T1062" style:parent-style-name="DefaultParagraphFont" style:family="text">
      <style:text-properties fo:color="#000000"/>
    </style:style>
    <style:style style:name="T1063" style:parent-style-name="DefaultParagraphFont" style:family="text">
      <style:text-properties fo:color="#000000"/>
    </style:style>
    <style:style style:name="T1064" style:parent-style-name="DefaultParagraphFont" style:family="text">
      <style:text-properties style:text-underline-type="single" style:text-underline-style="solid" style:text-underline-width="auto" style:text-underline-mode="continuous"/>
    </style:style>
    <style:style style:name="T1065" style:parent-style-name="DefaultParagraphFont" style:family="text">
      <style:text-properties style:text-underline-type="single" style:text-underline-style="solid" style:text-underline-width="auto" style:text-underline-mode="continuous"/>
    </style:style>
    <style:style style:name="T1066" style:parent-style-name="DefaultParagraphFont" style:family="text">
      <style:text-properties style:text-underline-type="single" style:text-underline-style="solid" style:text-underline-width="auto" style:text-underline-mode="continuous"/>
    </style:style>
    <style:style style:name="T1067" style:parent-style-name="DefaultParagraphFont" style:family="text">
      <style:text-properties style:text-underline-type="single" style:text-underline-style="solid" style:text-underline-width="auto" style:text-underline-mode="continuous"/>
    </style:style>
    <style:style style:name="T1068" style:parent-style-name="DefaultParagraphFont" style:family="text">
      <style:text-properties style:text-underline-type="single" style:text-underline-style="solid" style:text-underline-width="auto" style:text-underline-mode="continuous"/>
    </style:style>
    <style:style style:name="T1069" style:parent-style-name="DefaultParagraphFont" style:family="text">
      <style:text-properties style:text-underline-type="single" style:text-underline-style="solid" style:text-underline-width="auto" style:text-underline-mode="continuous"/>
    </style:style>
    <style:style style:name="T1070" style:parent-style-name="DefaultParagraphFont" style:family="text">
      <style:text-properties style:text-underline-type="single" style:text-underline-style="solid" style:text-underline-width="auto" style:text-underline-mode="continuous"/>
    </style:style>
    <style:style style:name="T1071" style:parent-style-name="DefaultParagraphFont" style:family="text">
      <style:text-properties style:text-underline-type="single" style:text-underline-style="solid" style:text-underline-width="auto" style:text-underline-mode="continuous"/>
    </style:style>
    <style:style style:name="T1072" style:parent-style-name="DefaultParagraphFont" style:family="text">
      <style:text-properties style:text-underline-type="single" style:text-underline-style="solid" style:text-underline-width="auto" style:text-underline-mode="continuous"/>
    </style:style>
    <style:style style:name="T1073" style:parent-style-name="DefaultParagraphFont" style:family="text">
      <style:text-properties style:text-underline-type="single" style:text-underline-style="solid" style:text-underline-width="auto" style:text-underline-mode="continuous"/>
    </style:style>
    <style:style style:name="T1074" style:parent-style-name="DefaultParagraphFont" style:family="text">
      <style:text-properties style:text-underline-type="single" style:text-underline-style="solid" style:text-underline-width="auto" style:text-underline-mode="continuous"/>
    </style:style>
    <style:style style:name="T1075" style:parent-style-name="DefaultParagraphFont" style:family="text">
      <style:text-properties style:text-underline-type="single" style:text-underline-style="solid" style:text-underline-width="auto" style:text-underline-mode="continuous"/>
    </style:style>
    <style:style style:name="T1076" style:parent-style-name="DefaultParagraphFont" style:family="text">
      <style:text-properties style:text-underline-type="single" style:text-underline-style="solid" style:text-underline-width="auto" style:text-underline-mode="continuous"/>
    </style:style>
    <style:style style:name="P1077" style:parent-style-name="Textbody" style:family="paragraph">
      <style:paragraph-properties fo:margin-bottom="0in" style:line-height-at-least="0.1875in"/>
      <style:text-properties style:font-name="Arial" fo:color="#333333"/>
    </style:style>
    <style:style style:name="P1078" style:parent-style-name="Textbody" style:family="paragraph">
      <style:paragraph-properties fo:margin-bottom="0in" style:line-height-at-least="0.1875in"/>
    </style:style>
    <style:style style:name="T1079" style:parent-style-name="Citation" style:family="text">
      <style:text-properties fo:font-weight="bold" style:font-weight-asian="bold" style:font-weight-complex="bold" fo:font-style="normal" style:font-style-asian="normal" style:font-style-complex="normal" fo:color="#000000"/>
    </style:style>
    <style:style style:name="P1080" style:parent-style-name="Textbody" style:family="paragraph">
      <style:paragraph-properties fo:margin-bottom="0in" style:line-height-at-least="0.1875in"/>
      <style:text-properties style:font-name="Arial" fo:color="#333333"/>
    </style:style>
    <style:style style:name="T1081" style:parent-style-name="DefaultParagraphFont" style:family="text">
      <style:text-properties style:font-name="Arial"/>
    </style:style>
    <style:style style:name="P1082" style:parent-style-name="Textbody" style:family="paragraph">
      <style:paragraph-properties fo:margin-bottom="0in"/>
    </style:style>
    <style:style style:name="T108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84" style:parent-style-name="Textbody" style:family="paragraph">
      <style:paragraph-properties fo:margin-bottom="0in"/>
    </style:style>
    <style:style style:name="T108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86" style:parent-style-name="Textbody" style:family="paragraph">
      <style:paragraph-properties fo:margin-bottom="0in"/>
    </style:style>
    <style:style style:name="T108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88" style:parent-style-name="Textbody" style:family="paragraph">
      <style:paragraph-properties fo:margin-bottom="0in"/>
    </style:style>
    <style:style style:name="T108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90" style:parent-style-name="Textbody" style:family="paragraph">
      <style:paragraph-properties fo:margin-bottom="0in"/>
    </style:style>
    <style:style style:name="T109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92" style:parent-style-name="Textbody" style:family="paragraph">
      <style:paragraph-properties fo:margin-bottom="0in"/>
    </style:style>
    <style:style style:name="T109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94" style:parent-style-name="Textbody" style:family="paragraph">
      <style:paragraph-properties fo:margin-bottom="0in"/>
    </style:style>
    <style:style style:name="T109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96" style:parent-style-name="Textbody" style:family="paragraph">
      <style:paragraph-properties fo:margin-bottom="0in"/>
    </style:style>
    <style:style style:name="P1097" style:parent-style-name="Textbody" style:family="paragraph">
      <style:paragraph-properties fo:margin-bottom="0in"/>
    </style:style>
    <style:style style:name="T1098" style:parent-style-name="DefaultParagraphFont" style:family="text">
      <style:text-properties style:text-underline-type="single" style:text-underline-style="solid" style:text-underline-width="auto" style:text-underline-mode="continuous"/>
    </style:style>
    <style:style style:name="T1099" style:parent-style-name="DefaultParagraphFont" style:family="text">
      <style:text-properties style:text-underline-type="single" style:text-underline-style="solid" style:text-underline-width="auto" style:text-underline-mode="continuous"/>
    </style:style>
    <style:style style:name="P1100" style:parent-style-name="Textbody" style:family="paragraph">
      <style:paragraph-properties fo:margin-bottom="0in"/>
    </style:style>
    <style:style style:name="T1101" style:parent-style-name="Emphasis" style:family="text">
      <style:text-properties style:font-name-complex="Verdana, sans-serif" fo:font-style="normal" style:font-style-asian="normal" style:font-style-complex="normal" fo:color="#000000"/>
    </style:style>
    <style:style style:name="T1102"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T1103" style:parent-style-name="Emphasis" style:family="text">
      <style:text-properties style:font-name-complex="Verdana, sans-serif" fo:font-weight="bold" style:font-weight-asian="bold" style:font-weight-complex="bold" fo:font-style="normal" style:font-style-asian="normal" style:font-style-complex="normal" fo:color="#000000" style:text-underline-type="single" style:text-underline-style="solid" style:text-underline-width="auto" style:text-underline-mode="continuous"/>
    </style:style>
    <style:style style:name="T1104" style:parent-style-name="Emphasis" style:family="text">
      <style:text-properties style:font-name-complex="Verdana, sans-serif" fo:font-style="normal" style:font-style-asian="normal" style:font-style-complex="normal" fo:color="#000000"/>
    </style:style>
    <style:style style:name="T1105" style:parent-style-name="Emphasis" style:family="text">
      <style:text-properties style:font-name-complex="Verdana, sans-serif" fo:font-weight="bold" style:font-weight-asian="bold" style:font-weight-complex="bold" fo:font-style="normal" style:font-style-asian="normal" style:font-style-complex="normal" fo:color="#000000" style:text-underline-type="single" style:text-underline-style="solid" style:text-underline-width="auto" style:text-underline-mode="continuous"/>
    </style:style>
    <style:style style:name="T1106" style:parent-style-name="Emphasis" style:family="text">
      <style:text-properties style:font-name-complex="Verdana, sans-serif" fo:font-style="normal" style:font-style-asian="normal" style:font-style-complex="normal" fo:color="#000000"/>
    </style:style>
    <style:style style:name="P1107" style:parent-style-name="Textbody" style:family="paragraph">
      <style:paragraph-properties fo:margin-bottom="0in"/>
    </style:style>
    <style:style style:name="T1108" style:parent-style-name="DefaultParagraphFont" style:family="text">
      <style:text-properties style:font-name-complex="Verdana, sans-serif" fo:color="#000000"/>
    </style:style>
    <style:style style:name="T1109"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1110" style:parent-style-name="DefaultParagraphFont" style:family="text">
      <style:text-properties style:font-name-complex="Verdana, sans-serif" fo:color="#000000"/>
    </style:style>
    <style:style style:name="P1111" style:parent-style-name="Textbody" style:family="paragraph">
      <style:paragraph-properties fo:margin-bottom="0in"/>
    </style:style>
    <style:style style:name="T1112" style:parent-style-name="Emphasis" style:family="text">
      <style:text-properties style:font-name-complex="Verdana, sans-serif" fo:font-style="normal" style:font-style-asian="normal" style:font-style-complex="normal" fo:color="#333333"/>
    </style:style>
    <style:style style:name="T1113" style:parent-style-name="Emphasis" style:family="text">
      <style:text-properties style:font-name-complex="Verdana, sans-serif" fo:font-weight="bold" style:font-weight-asian="bold" style:font-weight-complex="bold" fo:font-style="normal" style:font-style-asian="normal" style:font-style-complex="normal" fo:color="#333333" style:text-underline-type="single" style:text-underline-style="solid" style:text-underline-width="auto" style:text-underline-mode="continuous"/>
    </style:style>
    <style:style style:name="T1114" style:parent-style-name="Emphasis" style:family="text">
      <style:text-properties style:font-name-complex="Verdana, sans-serif" fo:font-style="normal" style:font-style-asian="normal" style:font-style-complex="normal" fo:color="#333333"/>
    </style:style>
    <style:style style:name="P1115" style:parent-style-name="Textbody" style:family="paragraph">
      <style:paragraph-properties fo:margin-bottom="0in"/>
    </style:style>
    <style:style style:name="T1116" style:parent-style-name="Emphasis" style:family="text">
      <style:text-properties style:font-name-complex="Verdana, sans-serif" fo:font-style="normal" style:font-style-asian="normal" style:font-style-complex="normal" fo:color="#000000"/>
    </style:style>
    <style:style style:name="P1117" style:parent-style-name="Textbody" style:family="paragraph">
      <style:paragraph-properties fo:margin-bottom="0in"/>
    </style:style>
    <style:style style:name="T1118" style:parent-style-name="Emphasis" style:family="text">
      <style:text-properties style:font-name-complex="Verdana, sans-serif" fo:font-style="normal" style:font-style-asian="normal" style:font-style-complex="normal" fo:color="#000000"/>
    </style:style>
    <style:style style:name="T1119" style:parent-style-name="Emphasis" style:family="text">
      <style:text-properties style:font-name-complex="Verdana, sans-serif" fo:font-style="normal" style:font-style-asian="normal" style:font-style-complex="normal" fo:color="#000000"/>
    </style:style>
    <style:style style:name="T1120" style:parent-style-name="Emphasis" style:family="text">
      <style:text-properties style:font-name-complex="Verdana, sans-serif" fo:font-weight="bold" style:font-weight-asian="bold" style:font-weight-complex="bold" fo:font-style="normal" style:font-style-asian="normal" style:font-style-complex="normal" fo:color="#000000" style:text-underline-type="single" style:text-underline-style="solid" style:text-underline-width="auto" style:text-underline-mode="continuous"/>
    </style:style>
    <style:style style:name="T1121"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T1122" style:parent-style-name="Emphasis" style:family="text">
      <style:text-properties style:font-name-complex="Verdana, sans-serif" fo:font-style="normal" style:font-style-asian="normal" style:font-style-complex="normal" fo:color="#000000"/>
    </style:style>
    <style:style style:name="T1123" style:parent-style-name="Emphasis" style:family="text">
      <style:text-properties style:font-name-complex="Verdana, sans-serif" fo:font-style="normal" style:font-style-asian="normal" style:font-style-complex="normal" fo:color="#000000"/>
    </style:style>
    <style:style style:name="P1124" style:parent-style-name="Textbody" style:family="paragraph">
      <style:paragraph-properties fo:margin-bottom="0in"/>
    </style:style>
    <style:style style:name="T1125" style:parent-style-name="DefaultParagraphFont" style:family="text">
      <style:text-properties style:font-name-complex="Verdana, sans-serif" fo:color="#000000"/>
    </style:style>
    <style:style style:name="T1126"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1127" style:parent-style-name="DefaultParagraphFont" style:family="text">
      <style:text-properties style:font-name-complex="Verdana, sans-serif" fo:color="#000000"/>
    </style:style>
    <style:style style:name="T1128" style:parent-style-name="DefaultParagraphFont" style:family="text">
      <style:text-properties style:font-name-complex="Verdana, sans-serif" fo:color="#000000"/>
    </style:style>
    <style:style style:name="P1129" style:parent-style-name="Textbody" style:family="paragraph">
      <style:paragraph-properties fo:margin-bottom="0in"/>
    </style:style>
    <style:style style:name="P1130" style:parent-style-name="Textbody" style:family="paragraph">
      <style:paragraph-properties fo:margin-bottom="0in"/>
      <style:text-properties fo:font-weight="bold" style:font-weight-asian="bold" style:font-weight-complex="bold" fo:color="#333333"/>
    </style:style>
    <style:style style:name="P1131" style:parent-style-name="Textbody" style:family="paragraph">
      <style:paragraph-properties fo:margin-bottom="0in"/>
      <style:text-properties fo:font-weight="bold" style:font-weight-asian="bold" style:font-weight-complex="bold" fo:color="#333333"/>
    </style:style>
    <style:style style:name="TableColumn1133" style:family="table-column">
      <style:table-column-properties style:column-width="3.4618in" style:use-optimal-column-width="false"/>
    </style:style>
    <style:style style:name="TableColumn1134" style:family="table-column">
      <style:table-column-properties style:column-width="0.0076in" style:use-optimal-column-width="false"/>
    </style:style>
    <style:style style:name="TableColumn1135" style:family="table-column">
      <style:table-column-properties style:column-width="3.4555in" style:use-optimal-column-width="false"/>
    </style:style>
    <style:style style:name="Table1132" style:family="table">
      <style:table-properties style:width="6.925in" fo:margin-left="0.0312in" table:align="left"/>
    </style:style>
    <style:style style:name="TableRow1136" style:family="table-row">
      <style:table-row-properties style:use-optimal-row-height="false"/>
    </style:style>
    <style:style style:name="TableCell1137" style:family="table-cell">
      <style:table-cell-properties fo:border="0.0034in solid #000000" fo:background-color="#DDDDDD" fo:padding-top="0.0381in" fo:padding-left="0.0381in" fo:padding-bottom="0.0381in" fo:padding-right="0.0381in"/>
    </style:style>
    <style:style style:name="P1138" style:parent-style-name="Textbody" style:family="paragraph">
      <style:text-properties fo:font-weight="bold" style:font-weight-asian="bold" style:font-weight-complex="bold"/>
    </style:style>
    <style:style style:name="TableRow1139" style:family="table-row">
      <style:table-row-properties style:min-row-height="0.4604in" style:use-optimal-row-height="false"/>
    </style:style>
    <style:style style:name="TableCell1140"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141" style:parent-style-name="Textbody" style:family="paragraph">
      <style:paragraph-properties fo:margin-bottom="0in"/>
    </style:style>
    <style:style style:name="T1142" style:parent-style-name="DefaultParagraphFont" style:family="text">
      <style:text-properties fo:font-weight="bold" style:font-weight-asian="bold" style:font-weight-complex="bold"/>
    </style:style>
    <style:style style:name="T114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144" style:parent-style-name="DefaultParagraphFont" style:family="text">
      <style:text-properties style:font-name-complex="Verdana, sans-serif" fo:color="#000000" fo:font-size="10pt" style:font-size-asian="10pt" style:font-size-complex="10pt"/>
    </style:style>
    <style:style style:name="TableCell1145"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T1146" style:parent-style-name="DefaultParagraphFont" style:family="text">
      <style:text-properties fo:font-weight="bold" style:font-weight-asian="bold" style:font-weight-complex="bold"/>
    </style:style>
    <style:style style:name="T1147" style:parent-style-name="DefaultParagraphFont" style:family="text">
      <style:text-properties style:font-name-complex="Verdana, sans-serif" fo:color="#000000" fo:font-size="9pt" style:font-size-asian="9pt" style:font-size-complex="9pt"/>
    </style:style>
    <style:style style:name="T1148" style:parent-style-name="DefaultParagraphFont" style:family="text">
      <style:text-properties style:font-name-complex="Verdana, sans-serif" fo:color="#000000" fo:font-size="9pt" style:font-size-asian="9pt" style:font-size-complex="9pt"/>
    </style:style>
    <style:style style:name="T114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150"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151" style:parent-style-name="DefaultParagraphFont" style:family="text">
      <style:text-properties style:font-name-complex="Verdana, sans-serif" fo:color="#000000" fo:font-size="9pt" style:font-size-asian="9pt" style:font-size-complex="9pt"/>
    </style:style>
    <style:style style:name="T115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153" style:parent-style-name="DefaultParagraphFont" style:family="text">
      <style:text-properties style:font-name-complex="Verdana, sans-serif" fo:color="#000000" fo:font-size="9pt" style:font-size-asian="9pt" style:font-size-complex="9pt"/>
    </style:style>
    <style:style style:name="T115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155" style:parent-style-name="DefaultParagraphFont" style:family="text">
      <style:text-properties style:font-name-complex="Verdana, sans-serif" fo:color="#000000" fo:font-size="9pt" style:font-size-asian="9pt" style:font-size-complex="9pt"/>
    </style:style>
    <style:style style:name="T115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157" style:parent-style-name="DefaultParagraphFont" style:family="text">
      <style:text-properties style:font-name-complex="Verdana, sans-serif" fo:color="#000000" fo:font-size="9pt" style:font-size-asian="9pt" style:font-size-complex="9pt"/>
    </style:style>
    <style:style style:name="T115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159" style:parent-style-name="DefaultParagraphFont" style:family="text">
      <style:text-properties style:font-name-complex="Verdana, sans-serif" fo:color="#000000" fo:font-size="9pt" style:font-size-asian="9pt" style:font-size-complex="9pt"/>
    </style:style>
    <style:style style:name="T1160" style:parent-style-name="DefaultParagraphFont" style:family="text">
      <style:text-properties style:font-name-complex="Verdana, sans-serif" fo:color="#000000" fo:font-size="9pt" style:font-size-asian="9pt" style:font-size-complex="9pt"/>
    </style:style>
    <style:style style:name="T116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162" style:parent-style-name="DefaultParagraphFont" style:family="text">
      <style:text-properties style:font-name-complex="Verdana, sans-serif" fo:color="#000000" fo:font-size="9pt" style:font-size-asian="9pt" style:font-size-complex="9pt"/>
    </style:style>
    <style:style style:name="TableRow1163" style:family="table-row">
      <style:table-row-properties style:use-optimal-row-height="false"/>
    </style:style>
    <style:style style:name="TableCell1164" style:family="table-cell">
      <style:table-cell-properties fo:border-top="none" fo:border-left="0.0034in solid #000000" fo:border-bottom="0.0034in solid #000000" fo:border-right="none" fo:padding-top="0.0381in" fo:padding-left="0.0381in" fo:padding-bottom="0.0381in" fo:padding-right="0.0381in"/>
    </style:style>
    <style:style style:name="P1165" style:parent-style-name="Textbody" style:family="paragraph">
      <style:paragraph-properties fo:margin-bottom="0in" fo:margin-left="0.5in" fo:text-indent="-0.25in">
        <style:tab-stops/>
      </style:paragraph-properties>
    </style:style>
    <style:style style:name="T1166" style:parent-style-name="DefaultParagraphFont" style:family="text">
      <style:text-properties style:font-name-complex="Verdana, sans-serif" fo:color="#000000" fo:font-size="9pt" style:font-size-asian="9pt" style:font-size-complex="9pt"/>
    </style:style>
    <style:style style:name="P1167" style:parent-style-name="Standard" style:family="paragraph"/>
    <style:style style:name="T1168" style:parent-style-name="DefaultParagraphFont" style:family="text">
      <style:text-properties style:font-name-complex="Verdana, sans-serif" fo:color="#000000" fo:font-size="9pt" style:font-size-asian="9pt" style:font-size-complex="9pt"/>
    </style:style>
    <style:style style:name="P1169" style:parent-style-name="Standard" style:family="paragraph"/>
    <style:style style:name="T1170" style:parent-style-name="DefaultParagraphFont" style:family="text">
      <style:text-properties style:font-name-complex="Verdana, sans-serif" fo:color="#000000" fo:font-size="9pt" style:font-size-asian="9pt" style:font-size-complex="9pt"/>
    </style:style>
    <style:style style:name="T1171" style:parent-style-name="DefaultParagraphFont" style:family="text">
      <style:text-properties fo:font-size="9pt" style:font-size-asian="9pt" style:font-size-complex="9pt"/>
    </style:style>
    <style:style style:name="T1172" style:parent-style-name="DefaultParagraphFont" style:family="text">
      <style:text-properties fo:font-size="9pt" style:font-size-asian="9pt" style:font-size-complex="9pt"/>
    </style:style>
    <style:style style:name="T1173" style:parent-style-name="DefaultParagraphFont" style:family="text">
      <style:text-properties style:font-name-complex="Verdana, sans-serif" fo:color="#000000" fo:font-size="9pt" style:font-size-asian="9pt" style:font-size-complex="9pt"/>
    </style:style>
    <style:style style:name="P1174" style:parent-style-name="Textbody" style:family="paragraph">
      <style:paragraph-properties fo:margin-bottom="0in"/>
    </style:style>
    <style:style style:name="T1175" style:parent-style-name="DefaultParagraphFont" style:family="text">
      <style:text-properties fo:color="#000000" fo:font-size="9pt" style:font-size-asian="9pt" style:font-size-complex="9pt"/>
    </style:style>
    <style:style style:name="T1176" style:parent-style-name="DefaultParagraphFont" style:family="text">
      <style:text-properties fo:color="#000000" fo:font-size="9pt" style:font-size-asian="9pt" style:font-size-complex="9pt"/>
    </style:style>
    <style:style style:name="T1177" style:parent-style-name="DefaultParagraphFont" style:family="text">
      <style:text-properties fo:font-style="italic" style:font-style-asian="italic" fo:color="#000000" fo:font-size="9pt" style:font-size-asian="9pt" style:font-size-complex="9pt"/>
    </style:style>
    <style:style style:name="T1178" style:parent-style-name="DefaultParagraphFont" style:family="text">
      <style:text-properties fo:color="#000000" fo:font-size="9pt" style:font-size-asian="9pt" style:font-size-complex="9pt"/>
    </style:style>
    <style:style style:name="T1179" style:parent-style-name="DefaultParagraphFont" style:family="text">
      <style:text-properties fo:font-style="italic" style:font-style-asian="italic" fo:color="#000000" fo:font-size="9pt" style:font-size-asian="9pt" style:font-size-complex="9pt"/>
    </style:style>
    <style:style style:name="P1180" style:parent-style-name="Textbody" style:family="paragraph">
      <style:paragraph-properties fo:margin-bottom="0in"/>
    </style:style>
    <style:style style:name="T1181" style:parent-style-name="DefaultParagraphFont" style:family="text">
      <style:text-properties style:font-name-complex="Verdana, sans-serif" fo:color="#000000" fo:font-size="9pt" style:font-size-asian="9pt" style:font-size-complex="9pt"/>
    </style:style>
    <style:style style:name="P1182" style:parent-style-name="Textbody" style:family="paragraph">
      <style:paragraph-properties fo:margin-bottom="0in" fo:margin-left="0.5in" fo:text-indent="-0.25in">
        <style:tab-stops/>
      </style:paragraph-properties>
    </style:style>
    <style:style style:name="T1183" style:parent-style-name="DefaultParagraphFont" style:family="text">
      <style:text-properties style:font-name-complex="Verdana, sans-serif" fo:color="#000000" fo:font-size="9pt" style:font-size-asian="9pt" style:font-size-complex="9pt"/>
    </style:style>
    <style:style style:name="T1184" style:parent-style-name="DefaultParagraphFont" style:family="text">
      <style:text-properties fo:color="#000000" fo:font-size="9pt" style:font-size-asian="9pt" style:font-size-complex="9pt"/>
    </style:style>
    <style:style style:name="P1185" style:parent-style-name="Textbody" style:family="paragraph">
      <style:paragraph-properties fo:margin-bottom="0in" fo:margin-left="0.5in" fo:text-indent="-0.25in">
        <style:tab-stops/>
      </style:paragraph-properties>
      <style:text-properties fo:color="#000000" fo:font-size="9pt" style:font-size-asian="9pt" style:font-size-complex="9pt"/>
    </style:style>
    <style:style style:name="P1186" style:parent-style-name="Textbody" style:family="paragraph">
      <style:paragraph-properties fo:margin-bottom="0in" fo:margin-left="0.5in" fo:text-indent="-0.25in">
        <style:tab-stops/>
      </style:paragraph-properties>
    </style:style>
    <style:style style:name="T1187" style:parent-style-name="StrongEmphasis" style:family="text">
      <style:text-properties fo:font-weight="normal" style:font-weight-asian="normal" fo:color="#333333" fo:font-size="9pt" style:font-size-asian="9pt" style:font-size-complex="9pt"/>
    </style:style>
    <style:style style:name="T1188" style:parent-style-name="DefaultParagraphFont" style:family="text">
      <style:text-properties fo:color="#333333" fo:font-size="9pt" style:font-size-asian="9pt" style:font-size-complex="9pt"/>
    </style:style>
    <style:style style:name="P1189" style:parent-style-name="Textbody" style:family="paragraph">
      <style:paragraph-properties fo:margin-bottom="0in" fo:margin-left="0.5in" fo:text-indent="-0.25in">
        <style:tab-stops/>
      </style:paragraph-properties>
    </style:style>
    <style:style style:name="T1190" style:parent-style-name="DefaultParagraphFont" style:family="text">
      <style:text-properties fo:font-size="9pt" style:font-size-asian="9pt" style:font-size-complex="9pt"/>
    </style:style>
    <style:style style:name="T1191" style:parent-style-name="DefaultParagraphFont" style:family="text">
      <style:text-properties style:font-name-complex="Verdana, sans-serif" fo:color="#000000" fo:font-size="9pt" style:font-size-asian="9pt" style:font-size-complex="9pt"/>
    </style:style>
    <style:style style:name="T1192"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T1193" style:parent-style-name="DefaultParagraphFont" style:family="text">
      <style:text-properties style:font-name-complex="Verdana, sans-serif" fo:color="#000000" fo:font-size="9pt" style:font-size-asian="9pt" style:font-size-complex="9pt"/>
    </style:style>
    <style:style style:name="T1194" style:parent-style-name="DefaultParagraphFont" style:family="text">
      <style:text-properties style:font-name-complex="Verdana, sans-serif" fo:color="#000000" fo:font-size="9pt" style:font-size-asian="9pt" style:font-size-complex="9pt"/>
    </style:style>
    <style:style style:name="P1195" style:parent-style-name="Textbody" style:family="paragraph">
      <style:paragraph-properties fo:margin-bottom="0in" fo:margin-left="0.5in" fo:text-indent="-0.25in">
        <style:tab-stops/>
      </style:paragraph-properties>
    </style:style>
    <style:style style:name="T1196" style:parent-style-name="DefaultParagraphFont" style:family="text">
      <style:text-properties fo:color="#000000" fo:font-size="9pt" style:font-size-asian="9pt" style:font-size-complex="9pt"/>
    </style:style>
    <style:style style:name="P1197" style:parent-style-name="Textbody" style:family="paragraph">
      <style:paragraph-properties fo:margin-bottom="0in" fo:margin-left="0.5in" fo:text-indent="-0.25in">
        <style:tab-stops/>
      </style:paragraph-properties>
    </style:style>
    <style:style style:name="T1198" style:parent-style-name="DefaultParagraphFont" style:family="text">
      <style:text-properties style:font-name-complex="Verdana, sans-serif" fo:color="#000000" fo:font-size="9pt" style:font-size-asian="9pt" style:font-size-complex="9pt"/>
    </style:style>
    <style:style style:name="P1199" style:parent-style-name="Textbody" style:family="paragraph">
      <style:paragraph-properties fo:margin-bottom="0in" fo:margin-left="0.5in" fo:text-indent="-0.25in">
        <style:tab-stops/>
      </style:paragraph-properties>
    </style:style>
    <style:style style:name="T1200" style:parent-style-name="Emphasis" style:family="text">
      <style:text-properties style:font-name-complex="Verdana, sans-serif" fo:font-weight="bold" style:font-weight-asian="bold" style:font-weight-complex="bold" fo:font-style="normal" style:font-style-asian="normal" style:font-style-complex="normal" fo:color="#000000" fo:font-size="10pt" style:font-size-asian="10pt" style:font-size-complex="10pt"/>
    </style:style>
    <style:style style:name="T1201" style:parent-style-name="DefaultParagraphFont" style:family="text">
      <style:text-properties fo:font-weight="bold" style:font-weight-asian="bold" style:font-weight-complex="bold" fo:color="#000000" fo:font-size="9pt" style:font-size-asian="9pt" style:font-size-complex="9pt"/>
    </style:style>
    <style:style style:name="P1202" style:parent-style-name="Textbody" style:family="paragraph">
      <style:paragraph-properties fo:margin-bottom="0in" fo:margin-left="0.5in" fo:text-indent="-0.25in">
        <style:tab-stops/>
      </style:paragraph-properties>
    </style:style>
    <style:style style:name="T1203" style:parent-style-name="Emphasis" style:family="text">
      <style:text-properties style:font-name-complex="Verdana, sans-serif" fo:font-style="normal" style:font-style-asian="normal" style:font-style-complex="normal" fo:color="#000000"/>
    </style:style>
    <style:style style:name="T1204" style:parent-style-name="Emphasis" style:family="text">
      <style:text-properties style:font-name-complex="Verdana, sans-serif" fo:font-style="normal" style:font-style-asian="normal" style:font-style-complex="normal" fo:color="#000000"/>
    </style:style>
    <style:style style:name="TableCell120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06" style:parent-style-name="Textbody" style:family="paragraph">
      <style:paragraph-properties fo:margin-bottom="0in"/>
    </style:style>
    <style:style style:name="T1207"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1208" style:parent-style-name="DefaultParagraphFont" style:family="text">
      <style:text-properties style:font-name-complex="Verdana, sans-serif" fo:color="#000000" fo:font-size="9pt" style:font-size-asian="9pt" style:font-size-complex="9pt"/>
    </style:style>
    <style:style style:name="P1209" style:parent-style-name="Textbody" style:family="paragraph">
      <style:paragraph-properties fo:margin-bottom="0in"/>
    </style:style>
    <style:style style:name="T1210" style:parent-style-name="DefaultParagraphFont" style:family="text">
      <style:text-properties style:font-name-complex="Verdana, sans-serif" fo:color="#000000" fo:font-size="9pt" style:font-size-asian="9pt" style:font-size-complex="9pt"/>
    </style:style>
    <style:style style:name="P1211" style:parent-style-name="Textbody" style:family="paragraph">
      <style:paragraph-properties fo:margin-bottom="0in"/>
    </style:style>
    <style:style style:name="T1212" style:parent-style-name="DefaultParagraphFont" style:family="text">
      <style:text-properties style:font-name-complex="Verdana, sans-serif" fo:color="#333333" fo:font-size="9pt" style:font-size-asian="9pt" style:font-size-complex="9pt"/>
    </style:style>
    <style:style style:name="P1213" style:parent-style-name="Textbody" style:family="paragraph">
      <style:paragraph-properties fo:margin-bottom="0in"/>
    </style:style>
    <style:style style:name="T1214" style:parent-style-name="DefaultParagraphFont" style:family="text">
      <style:text-properties style:font-name-complex="Verdana, sans-serif" fo:color="#000000" fo:font-size="9pt" style:font-size-asian="9pt" style:font-size-complex="9pt"/>
    </style:style>
    <style:style style:name="T1215" style:parent-style-name="DefaultParagraphFont" style:family="text">
      <style:text-properties style:font-name-complex="Verdana, sans-serif" fo:color="#000000" fo:font-size="9pt" style:font-size-asian="9pt" style:font-size-complex="9pt"/>
    </style:style>
    <style:style style:name="P1216" style:parent-style-name="Textbody" style:family="paragraph">
      <style:paragraph-properties fo:margin-bottom="0in"/>
    </style:style>
    <style:style style:name="T1217" style:parent-style-name="Emphasis" style:family="text">
      <style:text-properties style:font-name-complex="Verdana, sans-serif" fo:font-style="normal" style:font-style-asian="normal" fo:color="#000000" fo:font-size="9pt" style:font-size-asian="9pt" style:font-size-complex="9pt"/>
    </style:style>
    <style:style style:name="T1218"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19" style:parent-style-name="Textbody" style:family="paragraph">
      <style:paragraph-properties fo:margin-bottom="0in"/>
    </style:style>
    <style:style style:name="T1220"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1221" style:parent-style-name="Emphasis" style:family="text">
      <style:text-properties style:font-name-complex="Verdana, sans-serif" fo:font-style="normal" style:font-style-asian="normal" style:font-style-complex="normal" fo:color="#000000" fo:font-size="9pt" style:font-size-asian="9pt" style:font-size-complex="9pt" style:text-underline-type="single" style:text-underline-style="solid" style:text-underline-width="auto" style:text-underline-mode="continuous"/>
    </style:style>
    <style:style style:name="T1222"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1223"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24" style:parent-style-name="Textbody" style:family="paragraph">
      <style:paragraph-properties fo:margin-bottom="0in"/>
    </style:style>
    <style:style style:name="T1225"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26" style:parent-style-name="Textbody" style:family="paragraph">
      <style:paragraph-properties fo:margin-bottom="0in"/>
    </style:style>
    <style:style style:name="T1227"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28" style:parent-style-name="Textbody" style:family="paragraph">
      <style:paragraph-properties fo:margin-bottom="0in"/>
    </style:style>
    <style:style style:name="T1229"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ableRow1230" style:family="table-row">
      <style:table-row-properties style:use-optimal-row-height="false"/>
    </style:style>
    <style:style style:name="TableCell1231"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232" style:parent-style-name="Textbody" style:family="paragraph">
      <style:paragraph-properties fo:margin-bottom="0in" fo:text-indent="-0.25in"/>
    </style:style>
    <style:style style:name="T1233" style:parent-style-name="DefaultParagraphFont" style:family="text">
      <style:text-properties fo:font-weight="bold" style:font-weight-asian="bold" style:font-weight-complex="bold"/>
    </style:style>
    <style:style style:name="T123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235" style:parent-style-name="DefaultParagraphFont" style:family="text">
      <style:text-properties style:font-name-complex="Verdana, sans-serif" fo:color="#000000" fo:font-size="10pt" style:font-size-asian="10pt" style:font-size-complex="10pt"/>
    </style:style>
    <style:style style:name="TableCell1236"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237" style:parent-style-name="Textbody" style:family="paragraph">
      <style:paragraph-properties fo:margin-bottom="0in" fo:text-indent="-0.25in"/>
    </style:style>
    <style:style style:name="T1238" style:parent-style-name="DefaultParagraphFont" style:family="text">
      <style:text-properties fo:font-weight="bold" style:font-weight-asian="bold" style:font-weight-complex="bold"/>
    </style:style>
    <style:style style:name="T1239" style:parent-style-name="DefaultParagraphFont" style:family="text">
      <style:text-properties style:font-name-complex="Verdana, sans-serif" fo:color="#000000" fo:font-size="9pt" style:font-size-asian="9pt" style:font-size-complex="9pt"/>
    </style:style>
    <style:style style:name="T1240" style:parent-style-name="DefaultParagraphFont" style:family="text">
      <style:text-properties style:font-name-complex="Verdana, sans-serif" fo:color="#000000" fo:font-size="9pt" style:font-size-asian="9pt" style:font-size-complex="9pt"/>
    </style:style>
    <style:style style:name="T1241" style:parent-style-name="DefaultParagraphFont" style:family="text">
      <style:text-properties fo:font-weight="bold" style:font-weight-asian="bold" style:font-weight-complex="bold"/>
    </style:style>
    <style:style style:name="T1242" style:parent-style-name="DefaultParagraphFont" style:family="text">
      <style:text-properties style:font-name-complex="Verdana, sans-serif" fo:color="#000000" fo:font-size="9pt" style:font-size-asian="9pt" style:font-size-complex="9pt"/>
    </style:style>
    <style:style style:name="T124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244"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245" style:parent-style-name="DefaultParagraphFont" style:family="text">
      <style:text-properties style:font-name-complex="Verdana, sans-serif" fo:color="#000000" fo:font-size="9pt" style:font-size-asian="9pt" style:font-size-complex="9pt"/>
    </style:style>
    <style:style style:name="T124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247" style:parent-style-name="DefaultParagraphFont" style:family="text">
      <style:text-properties style:font-name-complex="Verdana, sans-serif" fo:color="#000000" fo:font-size="9pt" style:font-size-asian="9pt" style:font-size-complex="9pt"/>
    </style:style>
    <style:style style:name="T124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249" style:parent-style-name="DefaultParagraphFont" style:family="text">
      <style:text-properties style:font-name-complex="Verdana, sans-serif" fo:color="#000000" fo:font-size="9pt" style:font-size-asian="9pt" style:font-size-complex="9pt"/>
    </style:style>
    <style:style style:name="T125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251" style:parent-style-name="DefaultParagraphFont" style:family="text">
      <style:text-properties style:font-name-complex="Verdana, sans-serif" fo:color="#000000" fo:font-size="9pt" style:font-size-asian="9pt" style:font-size-complex="9pt"/>
    </style:style>
    <style:style style:name="T1252" style:parent-style-name="DefaultParagraphFont" style:family="text">
      <style:text-properties style:font-name-complex="Verdana, sans-serif" fo:color="#000000" fo:font-size="9pt" style:font-size-asian="9pt" style:font-size-complex="9pt"/>
    </style:style>
    <style:style style:name="T125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254" style:parent-style-name="DefaultParagraphFont" style:family="text">
      <style:text-properties style:font-name-complex="Verdana, sans-serif" fo:color="#000000" fo:font-size="9pt" style:font-size-asian="9pt" style:font-size-complex="9pt"/>
    </style:style>
    <style:style style:name="T125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256" style:parent-style-name="DefaultParagraphFont" style:family="text">
      <style:text-properties style:font-name-complex="Verdana, sans-serif" fo:color="#000000" fo:font-size="9pt" style:font-size-asian="9pt" style:font-size-complex="9pt"/>
    </style:style>
    <style:style style:name="TableRow1257" style:family="table-row">
      <style:table-row-properties style:use-optimal-row-height="false"/>
    </style:style>
    <style:style style:name="TableCell1258" style:family="table-cell">
      <style:table-cell-properties fo:border-top="none" fo:border-left="0.0034in solid #000000" fo:border-bottom="0.0034in solid #000000" fo:border-right="none" fo:padding-top="0.0381in" fo:padding-left="0.0381in" fo:padding-bottom="0.0381in" fo:padding-right="0.0381in"/>
    </style:style>
    <style:style style:name="P1259" style:parent-style-name="Textbody" style:family="paragraph">
      <style:paragraph-properties fo:margin-bottom="0in"/>
    </style:style>
    <style:style style:name="T1260"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61" style:parent-style-name="Textbody" style:family="paragraph">
      <style:paragraph-properties fo:margin-bottom="0in"/>
    </style:style>
    <style:style style:name="T1262"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1263" style:parent-style-name="Emphasis" style:family="text">
      <style:text-properties style:font-name-complex="Verdana, sans-serif" fo:font-style="normal" style:font-style-asian="normal" style:font-style-complex="normal" fo:color="#000000" fo:font-size="9pt" style:font-size-asian="9pt" style:font-size-complex="9pt" style:text-underline-type="single" style:text-underline-style="solid" style:text-underline-width="auto" style:text-underline-mode="continuous"/>
    </style:style>
    <style:style style:name="T1264"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65" style:parent-style-name="Textbody" style:family="paragraph">
      <style:paragraph-properties fo:margin-bottom="0in"/>
    </style:style>
    <style:style style:name="T1266"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67" style:parent-style-name="Textbody" style:family="paragraph">
      <style:paragraph-properties fo:margin-bottom="0in"/>
    </style:style>
    <style:style style:name="T1268"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69" style:parent-style-name="Textbody" style:family="paragraph">
      <style:paragraph-properties fo:margin-bottom="0in"/>
    </style:style>
    <style:style style:name="T1270"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71" style:parent-style-name="Textbody" style:family="paragraph">
      <style:paragraph-properties fo:margin-bottom="0in"/>
    </style:style>
    <style:style style:name="T1272"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73" style:parent-style-name="Textbody" style:family="paragraph">
      <style:paragraph-properties fo:margin-bottom="0in"/>
    </style:style>
    <style:style style:name="T1274"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75" style:parent-style-name="Textbody" style:family="paragraph">
      <style:paragraph-properties fo:margin-bottom="0in"/>
    </style:style>
    <style:style style:name="T1276"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1277"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78" style:parent-style-name="Textbody" style:family="paragraph">
      <style:paragraph-properties fo:margin-bottom="0in"/>
    </style:style>
    <style:style style:name="T1279"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80" style:parent-style-name="Textbody" style:family="paragraph">
      <style:paragraph-properties fo:margin-bottom="0in"/>
    </style:style>
    <style:style style:name="T1281"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1282"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83" style:parent-style-name="Textbody" style:family="paragraph">
      <style:paragraph-properties fo:margin-bottom="0in"/>
    </style:style>
    <style:style style:name="T1284"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85" style:parent-style-name="Textbody" style:family="paragraph">
      <style:paragraph-properties fo:margin-bottom="0in"/>
    </style:style>
    <style:style style:name="T1286"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1287"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88" style:parent-style-name="Textbody" style:family="paragraph">
      <style:paragraph-properties fo:margin-bottom="0in"/>
      <style:text-properties fo:font-size="9pt" style:font-size-asian="9pt" style:font-size-complex="9pt"/>
    </style:style>
    <style:style style:name="TableCell12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290" style:parent-style-name="Textbody" style:family="paragraph">
      <style:paragraph-properties fo:margin-bottom="0in"/>
    </style:style>
    <style:style style:name="T1291"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292" style:parent-style-name="TableContents" style:family="paragraph">
      <style:paragraph-properties fo:margin-left="0.5in" fo:text-indent="-0.25in">
        <style:tab-stops/>
      </style:paragraph-properties>
      <style:text-properties fo:font-size="9pt" style:font-size-asian="9pt" style:font-size-complex="9pt"/>
    </style:style>
    <style:style style:name="P1293" style:parent-style-name="Textbody" style:family="paragraph">
      <style:paragraph-properties fo:margin-bottom="0in"/>
    </style:style>
    <style:style style:name="T1294" style:parent-style-name="DefaultParagraphFont" style:family="text">
      <style:text-properties style:font-name-complex="Verdana, sans-serif" fo:color="#000000" fo:font-size="9pt" style:font-size-asian="9pt" style:font-size-complex="9pt"/>
    </style:style>
    <style:style style:name="T1295" style:parent-style-name="DefaultParagraphFont" style:family="text">
      <style:text-properties style:font-name-complex="Verdana, sans-serif" fo:color="#000000" fo:font-size="9pt" style:font-size-asian="9pt" style:font-size-complex="9pt"/>
    </style:style>
    <style:style style:name="P1296" style:parent-style-name="Textbody" style:family="paragraph">
      <style:paragraph-properties fo:margin-bottom="0in"/>
    </style:style>
    <style:style style:name="T1297"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298" style:parent-style-name="Textbody" style:family="paragraph">
      <style:paragraph-properties fo:margin-bottom="0in"/>
    </style:style>
    <style:style style:name="T1299"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300" style:parent-style-name="Textbody" style:family="paragraph">
      <style:paragraph-properties fo:margin-bottom="0in"/>
    </style:style>
    <style:style style:name="T1301" style:parent-style-name="Emphasis" style:family="text">
      <style:text-properties style:font-name-complex="Verdana, sans-serif" fo:font-style="normal" style:font-style-asian="normal" style:font-style-complex="normal" fo:color="#000000"/>
    </style:style>
    <style:style style:name="T1302" style:parent-style-name="Emphasis" style:family="text">
      <style:text-properties style:font-name-complex="Verdana, sans-serif" fo:font-style="normal" style:font-style-asian="normal" style:font-style-complex="normal" fo:color="#000000"/>
    </style:style>
    <style:style style:name="T1303" style:parent-style-name="Emphasis" style:family="text">
      <style:text-properties style:font-name-complex="Verdana, sans-serif" fo:font-style="normal" style:font-style-asian="normal" style:font-style-complex="normal" fo:color="#000000"/>
    </style:style>
    <style:style style:name="P1304" style:parent-style-name="Textbody" style:family="paragraph">
      <style:paragraph-properties fo:margin-bottom="0in"/>
    </style:style>
    <style:style style:name="T1305" style:parent-style-name="Emphasis" style:family="text">
      <style:text-properties style:font-name-complex="Verdana, sans-serif" fo:font-style="normal" style:font-style-asian="normal" style:font-style-complex="normal" fo:color="#000000"/>
    </style:style>
    <style:style style:name="P1306" style:parent-style-name="Textbody" style:family="paragraph">
      <style:paragraph-properties fo:margin-bottom="0in"/>
      <style:text-properties fo:font-size="9pt" style:font-size-asian="9pt" style:font-size-complex="9pt"/>
    </style:style>
    <style:style style:name="P1307" style:parent-style-name="Textbody" style:family="paragraph">
      <style:paragraph-properties fo:margin-bottom="0in"/>
      <style:text-properties style:font-name-complex="Verdana, sans-serif" fo:color="#000000" fo:font-size="9pt" style:font-size-asian="9pt" style:font-size-complex="9pt"/>
    </style:style>
    <style:style style:name="P1308" style:parent-style-name="Textbody" style:family="paragraph">
      <style:paragraph-properties fo:margin-bottom="0in"/>
      <style:text-properties style:font-name-complex="Verdana, sans-serif" fo:color="#000000" fo:font-size="9pt" style:font-size-asian="9pt" style:font-size-complex="9pt"/>
    </style:style>
    <style:style style:name="P1309" style:parent-style-name="Textbody" style:family="paragraph">
      <style:paragraph-properties fo:margin-bottom="0in"/>
    </style:style>
    <style:style style:name="T1310" style:parent-style-name="Emphasis" style:family="text">
      <style:text-properties style:font-name-complex="Verdana, sans-serif" fo:font-style="normal" style:font-style-asian="normal" style:font-style-complex="normal" fo:color="#333333" fo:font-size="9pt" style:font-size-asian="9pt" style:font-size-complex="9pt"/>
    </style:style>
    <style:style style:name="P1311" style:parent-style-name="Textbody" style:family="paragraph">
      <style:paragraph-properties fo:margin-bottom="0in"/>
      <style:text-properties fo:font-size="10pt" style:font-size-asian="10pt" style:font-size-complex="10pt"/>
    </style:style>
    <style:style style:name="TableRow1312" style:family="table-row">
      <style:table-row-properties style:use-optimal-row-height="false"/>
    </style:style>
    <style:style style:name="TableCell1313"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314" style:parent-style-name="Textbody" style:family="paragraph">
      <style:paragraph-properties fo:margin-bottom="0in"/>
    </style:style>
    <style:style style:name="T1315" style:parent-style-name="DefaultParagraphFont" style:family="text">
      <style:text-properties style:font-name-complex="Verdana, sans-serif" fo:font-weight="bold" style:font-weight-asian="bold" style:font-weight-complex="bold" fo:color="#000000"/>
    </style:style>
    <style:style style:name="T1316"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1317" style:parent-style-name="DefaultParagraphFont" style:family="text">
      <style:text-properties style:font-name-complex="Verdana, sans-serif" fo:color="#000000"/>
    </style:style>
    <style:style style:name="T1318" style:parent-style-name="DefaultParagraphFont" style:family="text">
      <style:text-properties style:font-name-complex="Verdana, sans-serif" fo:color="#000000" fo:font-size="9pt" style:font-size-asian="9pt" style:font-size-complex="9pt"/>
    </style:style>
    <style:style style:name="T1319" style:parent-style-name="DefaultParagraphFont" style:family="text">
      <style:text-properties style:font-name-complex="Verdana, sans-serif" fo:color="#000000" fo:font-size="9pt" style:font-size-asian="9pt" style:font-size-complex="9pt"/>
    </style:style>
    <style:style style:name="T1320"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TableCell1321"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322" style:parent-style-name="Textbody" style:family="paragraph">
      <style:paragraph-properties fo:margin-bottom="0in"/>
    </style:style>
    <style:style style:name="T1323" style:parent-style-name="DefaultParagraphFont" style:family="text">
      <style:text-properties fo:font-weight="bold" style:font-weight-asian="bold" style:font-weight-complex="bold"/>
    </style:style>
    <style:style style:name="T1324" style:parent-style-name="DefaultParagraphFont" style:family="text">
      <style:text-properties style:font-name-complex="Verdana, sans-serif" fo:color="#000000" fo:font-size="9pt" style:font-size-asian="9pt" style:font-size-complex="9pt"/>
    </style:style>
    <style:style style:name="T132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26"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327" style:parent-style-name="DefaultParagraphFont" style:family="text">
      <style:text-properties style:font-name-complex="Verdana, sans-serif" fo:color="#000000" fo:font-size="9pt" style:font-size-asian="9pt" style:font-size-complex="9pt"/>
    </style:style>
    <style:style style:name="T132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29" style:parent-style-name="DefaultParagraphFont" style:family="text">
      <style:text-properties style:font-name-complex="Verdana, sans-serif" fo:color="#000000" fo:font-size="9pt" style:font-size-asian="9pt" style:font-size-complex="9pt"/>
    </style:style>
    <style:style style:name="T1330" style:parent-style-name="DefaultParagraphFont" style:family="text">
      <style:text-properties style:font-name-complex="Verdana, sans-serif" fo:color="#000000" fo:font-size="9pt" style:font-size-asian="9pt" style:font-size-complex="9pt"/>
    </style:style>
    <style:style style:name="T133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32" style:parent-style-name="DefaultParagraphFont" style:family="text">
      <style:text-properties style:font-name-complex="Verdana, sans-serif" fo:color="#000000" fo:font-size="9pt" style:font-size-asian="9pt" style:font-size-complex="9pt"/>
    </style:style>
    <style:style style:name="T133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34" style:parent-style-name="DefaultParagraphFont" style:family="text">
      <style:text-properties style:font-name-complex="Verdana, sans-serif" fo:color="#000000" fo:font-size="9pt" style:font-size-asian="9pt" style:font-size-complex="9pt"/>
    </style:style>
    <style:style style:name="T133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36" style:parent-style-name="DefaultParagraphFont" style:family="text">
      <style:text-properties style:font-name-complex="Verdana, sans-serif" fo:color="#000000" fo:font-size="9pt" style:font-size-asian="9pt" style:font-size-complex="9pt"/>
    </style:style>
    <style:style style:name="T133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38" style:parent-style-name="DefaultParagraphFont" style:family="text">
      <style:text-properties style:font-name-complex="Verdana, sans-serif" fo:color="#000000" fo:font-size="9pt" style:font-size-asian="9pt" style:font-size-complex="9pt"/>
    </style:style>
    <style:style style:name="TableRow1339" style:family="table-row">
      <style:table-row-properties style:use-optimal-row-height="false"/>
    </style:style>
    <style:style style:name="TableCell1340" style:family="table-cell">
      <style:table-cell-properties fo:border-top="none" fo:border-left="0.0034in solid #000000" fo:border-bottom="0.0034in solid #000000" fo:border-right="none" fo:padding-top="0.0381in" fo:padding-left="0.0381in" fo:padding-bottom="0.0381in" fo:padding-right="0.0381in"/>
    </style:style>
    <style:style style:name="P1341" style:parent-style-name="Textbody" style:family="paragraph">
      <style:paragraph-properties fo:margin-bottom="0in" style:line-height-at-least="0.1465in"/>
      <style:text-properties style:font-name-complex="Verdana, sans-serif" fo:color="#000000" fo:font-size="9pt" style:font-size-asian="9pt" style:font-size-complex="9pt"/>
    </style:style>
    <style:style style:name="P1342" style:parent-style-name="Textbody" style:family="paragraph">
      <style:paragraph-properties fo:margin-bottom="0in" style:line-height-at-least="0.1465in"/>
      <style:text-properties style:font-name-complex="Verdana, sans-serif" fo:color="#000000" fo:font-size="9pt" style:font-size-asian="9pt" style:font-size-complex="9pt"/>
    </style:style>
    <style:style style:name="P1343" style:parent-style-name="Textbody" style:family="paragraph">
      <style:paragraph-properties fo:margin-bottom="0in"/>
      <style:text-properties style:font-name-complex="Verdana, sans-serif" fo:color="#000000" fo:font-size="9pt" style:font-size-asian="9pt" style:font-size-complex="9pt"/>
    </style:style>
    <style:style style:name="P1344" style:parent-style-name="Textbody" style:family="paragraph">
      <style:paragraph-properties fo:margin-bottom="0in" style:line-height-at-least="0.1465in"/>
      <style:text-properties style:font-name-complex="Verdana, sans-serif" fo:color="#000000" fo:font-size="9pt" style:font-size-asian="9pt" style:font-size-complex="9pt"/>
    </style:style>
    <style:style style:name="TableCell13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46" style:parent-style-name="Textbody" style:family="paragraph">
      <style:paragraph-properties fo:margin-bottom="0in" style:line-height-at-least="0.1465in" fo:text-indent="-0.25in"/>
    </style:style>
    <style:style style:name="T1347"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1348" style:parent-style-name="DefaultParagraphFont" style:family="text">
      <style:text-properties style:font-name-complex="Verdana, sans-serif" fo:color="#000000" fo:font-size="9pt" style:font-size-asian="9pt" style:font-size-complex="9pt"/>
    </style:style>
    <style:style style:name="P1349" style:parent-style-name="Textbody" style:family="paragraph">
      <style:paragraph-properties fo:margin-bottom="0in" style:line-height-at-least="0.1465in"/>
    </style:style>
    <style:style style:name="T1350" style:parent-style-name="DefaultParagraphFont" style:family="text">
      <style:text-properties style:font-name-complex="Verdana, sans-serif" fo:color="#000000" fo:font-size="9pt" style:font-size-asian="9pt" style:font-size-complex="9pt"/>
    </style:style>
    <style:style style:name="P1351" style:parent-style-name="Textbody" style:family="paragraph">
      <style:paragraph-properties fo:margin-bottom="0in" style:line-height-at-least="0.1465in"/>
      <style:text-properties style:font-name-complex="Verdana, sans-serif" fo:color="#000000" fo:font-size="9pt" style:font-size-asian="9pt" style:font-size-complex="9pt"/>
    </style:style>
    <style:style style:name="P1352" style:parent-style-name="Textbody" style:family="paragraph">
      <style:paragraph-properties fo:margin-bottom="0in" style:line-height-at-least="0.1465in"/>
    </style:style>
    <style:style style:name="T1353" style:parent-style-name="DefaultParagraphFont" style:family="text">
      <style:text-properties style:font-name-complex="Verdana, sans-serif" fo:color="#000000" fo:font-size="9pt" style:font-size-asian="9pt" style:font-size-complex="9pt"/>
    </style:style>
    <style:style style:name="T1354" style:parent-style-name="DefaultParagraphFont" style:family="text">
      <style:text-properties style:font-name-complex="Verdana, sans-serif" fo:color="#000000" fo:font-size="9pt" style:font-size-asian="9pt" style:font-size-complex="9pt"/>
    </style:style>
    <style:style style:name="P1355" style:parent-style-name="Textbody" style:family="paragraph">
      <style:paragraph-properties fo:margin-bottom="0in"/>
    </style:style>
    <style:style style:name="T1356" style:parent-style-name="DefaultParagraphFont" style:family="text">
      <style:text-properties style:font-name-complex="Verdana, sans-serif" fo:color="#000000" fo:font-size="9pt" style:font-size-asian="9pt" style:font-size-complex="9pt"/>
    </style:style>
    <style:style style:name="P1357" style:parent-style-name="Textbody" style:family="paragraph">
      <style:paragraph-properties fo:margin-bottom="0in"/>
      <style:text-properties style:font-name-complex="Verdana, sans-serif" fo:font-weight="bold" style:font-weight-asian="bold" style:font-weight-complex="bold" fo:color="#000000"/>
    </style:style>
    <style:style style:name="TableRow1358" style:family="table-row">
      <style:table-row-properties style:use-optimal-row-height="false"/>
    </style:style>
    <style:style style:name="TableCell1359"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T1360" style:parent-style-name="DefaultParagraphFont" style:family="text">
      <style:text-properties fo:font-weight="bold" style:font-weight-asian="bold" style:font-weight-complex="bold"/>
    </style:style>
    <style:style style:name="T136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362" style:parent-style-name="DefaultParagraphFont" style:family="text">
      <style:text-properties style:font-name-complex="Verdana, sans-serif" fo:color="#000000" fo:font-size="10pt" style:font-size-asian="10pt" style:font-size-complex="10pt"/>
    </style:style>
    <style:style style:name="T1363" style:parent-style-name="DefaultParagraphFont" style:family="text">
      <style:text-properties style:font-name-complex="Verdana, sans-serif" fo:color="#000000" fo:font-size="10pt" style:font-size-asian="10pt" style:font-size-complex="10pt"/>
    </style:style>
    <style:style style:name="T1364" style:parent-style-name="DefaultParagraphFont" style:family="text">
      <style:text-properties style:font-name-complex="Verdana, sans-serif" fo:font-style="italic" style:font-style-asian="italic" style:font-style-complex="italic" fo:color="#000000" fo:font-size="10pt" style:font-size-asian="10pt" style:font-size-complex="10pt"/>
    </style:style>
    <style:style style:name="TableCell1365"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T1366" style:parent-style-name="DefaultParagraphFont" style:family="text">
      <style:text-properties fo:font-weight="bold" style:font-weight-asian="bold" style:font-weight-complex="bold"/>
    </style:style>
    <style:style style:name="T1367" style:parent-style-name="DefaultParagraphFont" style:family="text">
      <style:text-properties style:font-name-complex="Verdana, sans-serif" fo:color="#000000" fo:font-size="9pt" style:font-size-asian="9pt" style:font-size-complex="9pt"/>
    </style:style>
    <style:style style:name="T136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69"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370" style:parent-style-name="DefaultParagraphFont" style:family="text">
      <style:text-properties style:font-name-complex="Verdana, sans-serif" fo:color="#000000" fo:font-size="9pt" style:font-size-asian="9pt" style:font-size-complex="9pt"/>
    </style:style>
    <style:style style:name="T1371" style:parent-style-name="DefaultParagraphFont" style:family="text">
      <style:text-properties style:font-name-complex="Verdana, sans-serif" fo:color="#000000" fo:font-size="9pt" style:font-size-asian="9pt" style:font-size-complex="9pt"/>
    </style:style>
    <style:style style:name="T137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73" style:parent-style-name="DefaultParagraphFont" style:family="text">
      <style:text-properties style:font-name-complex="Verdana, sans-serif" fo:color="#000000" fo:font-size="9pt" style:font-size-asian="9pt" style:font-size-complex="9pt"/>
    </style:style>
    <style:style style:name="T137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75" style:parent-style-name="DefaultParagraphFont" style:family="text">
      <style:text-properties style:font-name-complex="Verdana, sans-serif" fo:color="#000000" fo:font-size="9pt" style:font-size-asian="9pt" style:font-size-complex="9pt"/>
    </style:style>
    <style:style style:name="T137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77" style:parent-style-name="DefaultParagraphFont" style:family="text">
      <style:text-properties style:font-name-complex="Verdana, sans-serif" fo:color="#000000" fo:font-size="9pt" style:font-size-asian="9pt" style:font-size-complex="9pt"/>
    </style:style>
    <style:style style:name="T137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79" style:parent-style-name="DefaultParagraphFont" style:family="text">
      <style:text-properties style:font-name-complex="Verdana, sans-serif" fo:color="#000000" fo:font-size="9pt" style:font-size-asian="9pt" style:font-size-complex="9pt"/>
    </style:style>
    <style:style style:name="T138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381" style:parent-style-name="DefaultParagraphFont" style:family="text">
      <style:text-properties style:font-name-complex="Verdana, sans-serif" fo:color="#000000" fo:font-size="9pt" style:font-size-asian="9pt" style:font-size-complex="9pt"/>
    </style:style>
    <style:style style:name="T1382" style:parent-style-name="DefaultParagraphFont" style:family="text">
      <style:text-properties style:font-name-complex="Verdana, sans-serif" fo:color="#000000" fo:font-size="9pt" style:font-size-asian="9pt" style:font-size-complex="9pt"/>
    </style:style>
    <style:style style:name="TableRow1383" style:family="table-row">
      <style:table-row-properties style:use-optimal-row-height="false"/>
    </style:style>
    <style:style style:name="TableCell1384" style:family="table-cell">
      <style:table-cell-properties fo:border-top="none" fo:border-left="0.0034in solid #000000" fo:border-bottom="0.0034in solid #000000" fo:border-right="none" fo:padding-top="0.0381in" fo:padding-left="0.0381in" fo:padding-bottom="0.0381in" fo:padding-right="0.0381in"/>
    </style:style>
    <style:style style:name="P1385" style:parent-style-name="Textbody" style:family="paragraph">
      <style:paragraph-properties fo:margin-bottom="0in"/>
      <style:text-properties fo:font-size="9pt" style:font-size-asian="9pt" style:font-size-complex="9pt"/>
    </style:style>
    <style:style style:name="P1386" style:parent-style-name="Textbody" style:family="paragraph">
      <style:paragraph-properties fo:margin-bottom="0in"/>
    </style:style>
    <style:style style:name="T1387" style:parent-style-name="DefaultParagraphFont" style:family="text">
      <style:text-properties fo:font-size="9pt" style:font-size-asian="9pt" style:font-size-complex="9pt"/>
    </style:style>
    <style:style style:name="T1388" style:parent-style-name="DefaultParagraphFont" style:family="text">
      <style:text-properties fo:color="#000000" fo:font-size="9pt" style:font-size-asian="9pt" style:font-size-complex="9pt"/>
    </style:style>
    <style:style style:name="T1389" style:parent-style-name="DefaultParagraphFont" style:family="text">
      <style:text-properties fo:color="#000000" fo:font-size="9pt" style:font-size-asian="9pt" style:font-size-complex="9pt" style:text-underline-type="single" style:text-underline-style="solid" style:text-underline-width="auto" style:text-underline-mode="continuous"/>
    </style:style>
    <style:style style:name="T1390" style:parent-style-name="DefaultParagraphFont" style:family="text">
      <style:text-properties fo:color="#000000" fo:font-size="9pt" style:font-size-asian="9pt" style:font-size-complex="9pt"/>
    </style:style>
    <style:style style:name="T1391" style:parent-style-name="DefaultParagraphFont" style:family="text">
      <style:text-properties fo:color="#000000" fo:font-size="9pt" style:font-size-asian="9pt" style:font-size-complex="9pt"/>
    </style:style>
    <style:style style:name="T1392" style:parent-style-name="DefaultParagraphFont" style:family="text">
      <style:text-properties fo:color="#000000" fo:font-size="9pt" style:font-size-asian="9pt" style:font-size-complex="9pt"/>
    </style:style>
    <style:style style:name="P1393" style:parent-style-name="Textbody" style:family="paragraph">
      <style:paragraph-properties fo:margin-bottom="0in"/>
    </style:style>
    <style:style style:name="T1394" style:parent-style-name="DefaultParagraphFont" style:family="text">
      <style:text-properties fo:color="#000000" fo:font-size="9pt" style:font-size-asian="9pt" style:font-size-complex="9pt"/>
    </style:style>
    <style:style style:name="P1395" style:parent-style-name="Textbody" style:family="paragraph">
      <style:paragraph-properties fo:margin-bottom="0in"/>
    </style:style>
    <style:style style:name="T1396" style:parent-style-name="DefaultParagraphFont" style:family="text">
      <style:text-properties fo:color="#000000" fo:font-size="9pt" style:font-size-asian="9pt" style:font-size-complex="9pt"/>
    </style:style>
    <style:style style:name="TableCell13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98" style:parent-style-name="Textbody" style:family="paragraph">
      <style:paragraph-properties fo:margin-bottom="0in" fo:text-indent="-0.25in"/>
    </style:style>
    <style:style style:name="T1399"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1400"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1401" style:parent-style-name="DefaultParagraphFont" style:family="text">
      <style:text-properties style:font-name-complex="Verdana, sans-serif" fo:color="#000000" fo:font-size="9pt" style:font-size-asian="9pt" style:font-size-complex="9pt"/>
    </style:style>
    <style:style style:name="P1402" style:parent-style-name="Textbody" style:family="paragraph">
      <style:paragraph-properties fo:margin-bottom="0in"/>
      <style:text-properties style:font-name-complex="Verdana, sans-serif" fo:color="#000000" fo:font-size="9pt" style:font-size-asian="9pt" style:font-size-complex="9pt"/>
    </style:style>
    <style:style style:name="P1403" style:parent-style-name="Textbody" style:family="paragraph">
      <style:paragraph-properties fo:margin-bottom="0in"/>
    </style:style>
    <style:style style:name="T1404" style:parent-style-name="DefaultParagraphFont" style:family="text">
      <style:text-properties style:font-name-complex="Verdana, sans-serif" fo:color="#000000" fo:font-size="9pt" style:font-size-asian="9pt" style:font-size-complex="9pt"/>
    </style:style>
    <style:style style:name="T1405" style:parent-style-name="DefaultParagraphFont" style:family="text">
      <style:text-properties style:font-name-complex="Verdana, sans-serif" fo:color="#000000" fo:font-size="9pt" style:font-size-asian="9pt" style:font-size-complex="9pt"/>
    </style:style>
    <style:style style:name="P1406" style:parent-style-name="Textbody" style:family="paragraph">
      <style:paragraph-properties fo:margin-bottom="0in"/>
    </style:style>
    <style:style style:name="T1407" style:parent-style-name="DefaultParagraphFont" style:family="text">
      <style:text-properties style:font-name-complex="Verdana, sans-serif" fo:color="#000000" fo:font-size="9pt" style:font-size-asian="9pt" style:font-size-complex="9pt"/>
    </style:style>
    <style:style style:name="P1408" style:parent-style-name="Textbody" style:family="paragraph">
      <style:paragraph-properties fo:margin-bottom="0in"/>
    </style:style>
    <style:style style:name="T1409" style:parent-style-name="DefaultParagraphFont" style:family="text">
      <style:text-properties style:font-name-complex="Verdana, sans-serif" fo:color="#000000" fo:font-size="9pt" style:font-size-asian="9pt" style:font-size-complex="9pt"/>
    </style:style>
    <style:style style:name="T1410"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T1411" style:parent-style-name="DefaultParagraphFont" style:family="text">
      <style:text-properties style:font-name-complex="Verdana, sans-serif" fo:color="#000000" fo:font-size="9pt" style:font-size-asian="9pt" style:font-size-complex="9pt"/>
    </style:style>
    <style:style style:name="T1412" style:parent-style-name="DefaultParagraphFont" style:family="text">
      <style:text-properties style:font-name-complex="Verdana, sans-serif" fo:color="#000000" fo:font-size="9pt" style:font-size-asian="9pt" style:font-size-complex="9pt"/>
    </style:style>
    <style:style style:name="P1413" style:parent-style-name="Textbody" style:family="paragraph">
      <style:paragraph-properties fo:margin-bottom="0in"/>
    </style:style>
    <style:style style:name="T1414" style:parent-style-name="DefaultParagraphFont" style:family="text">
      <style:text-properties style:font-name-complex="Verdana, sans-serif" fo:color="#000000" fo:font-size="9pt" style:font-size-asian="9pt" style:font-size-complex="9pt"/>
    </style:style>
    <style:style style:name="P1415" style:parent-style-name="Textbody" style:family="paragraph">
      <style:paragraph-properties fo:margin-bottom="0in"/>
    </style:style>
    <style:style style:name="T1416"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P1417" style:parent-style-name="Textbody" style:family="paragraph">
      <style:paragraph-properties fo:margin-bottom="0in"/>
      <style:text-properties fo:font-size="9pt" style:font-size-asian="9pt" style:font-size-complex="9pt"/>
    </style:style>
    <style:style style:name="TableRow1418" style:family="table-row">
      <style:table-row-properties style:use-optimal-row-height="false"/>
    </style:style>
    <style:style style:name="TableCell1419"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420" style:parent-style-name="Textbody" style:family="paragraph">
      <style:paragraph-properties fo:text-indent="-0.25in">
        <style:tab-stops>
          <style:tab-stop style:type="left" style:position="0.0416in"/>
        </style:tab-stops>
      </style:paragraph-properties>
    </style:style>
    <style:style style:name="T1421" style:parent-style-name="DefaultParagraphFont" style:family="text">
      <style:text-properties style:font-name-complex="Verdana, sans-serif" fo:font-weight="bold" style:font-weight-asian="bold" style:font-weight-complex="bold" fo:color="#000000"/>
    </style:style>
    <style:style style:name="T1422"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1423"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1424" style:parent-style-name="DefaultParagraphFont" style:family="text">
      <style:text-properties style:font-name-complex="Verdana, sans-serif" fo:font-weight="bold" style:font-weight-asian="bold" style:font-weight-complex="bold" fo:color="#000000"/>
    </style:style>
    <style:style style:name="T1425"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1426" style:parent-style-name="DefaultParagraphFont" style:family="text">
      <style:text-properties style:font-name-complex="Verdana, sans-serif" fo:color="#000000" fo:font-size="10pt" style:font-size-asian="10pt" style:font-size-complex="10pt"/>
    </style:style>
    <style:style style:name="T1427" style:parent-style-name="DefaultParagraphFont" style:family="text">
      <style:text-properties style:font-name-complex="Verdana, sans-serif"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428" style:parent-style-name="DefaultParagraphFont" style:family="text">
      <style:text-properties style:font-name-complex="Verdana, sans-serif" fo:color="#000000" fo:font-size="10pt" style:font-size-asian="10pt" style:font-size-complex="10pt"/>
    </style:style>
    <style:style style:name="P1429" style:parent-style-name="Textbody" style:family="paragraph">
      <style:paragraph-properties style:line-height-at-least="0.1465in">
        <style:tab-stops>
          <style:tab-stop style:type="left" style:position="0.0416in"/>
        </style:tab-stops>
      </style:paragraph-properties>
      <style:text-properties style:font-name-complex="Verdana, sans-serif" fo:font-style="italic" style:font-style-asian="italic" style:font-style-complex="italic" fo:color="#000000" fo:font-size="10pt" style:font-size-asian="10pt" style:font-size-complex="10pt"/>
    </style:style>
    <style:style style:name="TableCell1430"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431" style:parent-style-name="TableContents" style:family="paragraph">
      <style:paragraph-properties style:line-height-at-least="0.1465in" fo:text-indent="-0.25in">
        <style:tab-stops>
          <style:tab-stop style:type="left" style:position="0.0416in"/>
        </style:tab-stops>
      </style:paragraph-properties>
    </style:style>
    <style:style style:name="T1432" style:parent-style-name="DefaultParagraphFont" style:family="text">
      <style:text-properties style:font-name-complex="Verdana, sans-serif" fo:font-weight="bold" style:font-weight-asian="bold" style:font-weight-complex="bold" fo:color="#000000"/>
    </style:style>
    <style:style style:name="T1433" style:parent-style-name="DefaultParagraphFont" style:family="text">
      <style:text-properties style:font-name-complex="Verdana, sans-serif" fo:color="#000000" fo:font-size="9pt" style:font-size-asian="9pt" style:font-size-complex="9pt"/>
    </style:style>
    <style:style style:name="T143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435"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436" style:parent-style-name="DefaultParagraphFont" style:family="text">
      <style:text-properties style:font-name-complex="Verdana, sans-serif" fo:color="#000000" fo:font-size="9pt" style:font-size-asian="9pt" style:font-size-complex="9pt"/>
    </style:style>
    <style:style style:name="T143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438" style:parent-style-name="DefaultParagraphFont" style:family="text">
      <style:text-properties style:font-name-complex="Verdana, sans-serif" fo:color="#000000" fo:font-size="9pt" style:font-size-asian="9pt" style:font-size-complex="9pt"/>
    </style:style>
    <style:style style:name="T143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440" style:parent-style-name="DefaultParagraphFont" style:family="text">
      <style:text-properties style:font-name-complex="Verdana, sans-serif" fo:color="#000000" fo:font-size="9pt" style:font-size-asian="9pt" style:font-size-complex="9pt"/>
    </style:style>
    <style:style style:name="T144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442" style:parent-style-name="DefaultParagraphFont" style:family="text">
      <style:text-properties style:font-name-complex="Verdana, sans-serif" fo:color="#000000" fo:font-size="9pt" style:font-size-asian="9pt" style:font-size-complex="9pt"/>
    </style:style>
    <style:style style:name="T144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444" style:parent-style-name="DefaultParagraphFont" style:family="text">
      <style:text-properties style:font-name-complex="Verdana, sans-serif" fo:color="#000000" fo:font-size="9pt" style:font-size-asian="9pt" style:font-size-complex="9pt"/>
    </style:style>
    <style:style style:name="T1445" style:parent-style-name="DefaultParagraphFont" style:family="text">
      <style:text-properties style:font-name-complex="Verdana, sans-serif" fo:color="#000000" fo:font-size="9pt" style:font-size-asian="9pt" style:font-size-complex="9pt"/>
    </style:style>
    <style:style style:name="T144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447" style:parent-style-name="DefaultParagraphFont" style:family="text">
      <style:text-properties style:font-name-complex="Verdana, sans-serif" fo:color="#000000" fo:font-size="9pt" style:font-size-asian="9pt" style:font-size-complex="9pt"/>
    </style:style>
    <style:style style:name="T1448" style:parent-style-name="DefaultParagraphFont" style:family="text">
      <style:text-properties style:font-name-complex="Verdana, sans-serif" fo:color="#000000" fo:font-size="9pt" style:font-size-asian="9pt" style:font-size-complex="9pt"/>
    </style:style>
    <style:style style:name="TableRow1449" style:family="table-row">
      <style:table-row-properties style:use-optimal-row-height="false"/>
    </style:style>
    <style:style style:name="TableCell1450" style:family="table-cell">
      <style:table-cell-properties fo:border-top="none" fo:border-left="0.0034in solid #000000" fo:border-bottom="0.0034in solid #000000" fo:border-right="none" fo:padding-top="0.0381in" fo:padding-left="0.0381in" fo:padding-bottom="0.0381in" fo:padding-right="0.0381in"/>
    </style:style>
    <style:style style:name="P1451" style:parent-style-name="Textbody" style:family="paragraph">
      <style:paragraph-properties fo:margin-bottom="0in"/>
    </style:style>
    <style:style style:name="T1452" style:parent-style-name="Emphasis" style:family="text">
      <style:text-properties style:font-name-complex="Verdana, sans-serif" fo:font-style="normal" style:font-style-asian="normal" fo:color="#000000" fo:font-size="9pt" style:font-size-asian="9pt" style:font-size-complex="9pt"/>
    </style:style>
    <style:style style:name="T1453" style:parent-style-name="Emphasis" style:family="text">
      <style:text-properties style:font-name-complex="Verdana, sans-serif" fo:font-style="normal" style:font-style-asian="normal" fo:color="#000000" fo:font-size="9pt" style:font-size-asian="9pt" style:font-size-complex="9pt"/>
    </style:style>
    <style:style style:name="T1454" style:parent-style-name="DefaultParagraphFont" style:family="text">
      <style:text-properties fo:color="#000000" fo:font-size="8pt" style:font-size-asian="8pt" style:font-size-complex="8pt"/>
    </style:style>
    <style:style style:name="P1455" style:parent-style-name="Textbody" style:family="paragraph">
      <style:paragraph-properties fo:margin-bottom="0in"/>
    </style:style>
    <style:style style:name="T1456" style:parent-style-name="Emphasis" style:family="text">
      <style:text-properties fo:font-style="normal" style:font-style-asian="normal" style:font-style-complex="normal" fo:color="#000000" fo:font-size="9pt" style:font-size-asian="9pt" style:font-size-complex="9pt"/>
    </style:style>
    <style:style style:name="P1457"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1458" style:parent-style-name="Textbody" style:family="paragraph">
      <style:paragraph-properties fo:margin-bottom="0in">
        <style:tab-stops>
          <style:tab-stop style:type="left" style:position="0.0416in"/>
        </style:tab-stops>
      </style:paragraph-properties>
    </style:style>
    <style:style style:name="T1459" style:parent-style-name="Emphasis" style:family="text">
      <style:text-properties fo:font-style="normal" style:font-style-asian="normal" style:font-style-complex="normal"/>
    </style:style>
    <style:style style:name="P1460" style:parent-style-name="Textbody" style:family="paragraph">
      <style:paragraph-properties fo:margin-bottom="0in">
        <style:tab-stops>
          <style:tab-stop style:type="left" style:position="0.0416in"/>
        </style:tab-stops>
      </style:paragraph-properties>
    </style:style>
    <style:style style:name="T1461" style:parent-style-name="Emphasis" style:family="text">
      <style:text-properties fo:font-style="normal" style:font-style-asian="normal" fo:font-size="9pt" style:font-size-asian="9pt" style:font-size-complex="9pt"/>
    </style:style>
    <style:style style:name="P1462" style:parent-style-name="Textbody" style:family="paragraph">
      <style:paragraph-properties fo:margin-bottom="0in">
        <style:tab-stops>
          <style:tab-stop style:type="left" style:position="0.0416in"/>
        </style:tab-stops>
      </style:paragraph-properties>
      <style:text-properties style:font-name-complex="Verdana, sans-serif" fo:color="#000000" fo:font-size="10pt" style:font-size-asian="10pt" style:font-size-complex="10pt"/>
    </style:style>
    <style:style style:name="TableCell14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64" style:parent-style-name="Textbody" style:family="paragraph">
      <style:paragraph-properties fo:margin-bottom="0in"/>
    </style:style>
    <style:style style:name="T1465" style:parent-style-name="Emphasis" style:family="text">
      <style:text-properties style:font-name-complex="Verdana, sans-serif" fo:font-weight="bold" style:font-weight-asian="bold" style:font-weight-complex="bold" fo:font-style="normal" style:font-style-asian="normal" style:font-style-complex="normal" fo:color="#000000" fo:font-size="9pt" style:font-size-asian="9pt" style:font-size-complex="9pt"/>
    </style:style>
    <style:style style:name="T1466" style:parent-style-name="Emphasis" style:family="text">
      <style:text-properties style:font-name-complex="Verdana, sans-serif" fo:font-weight="bold" style:font-weight-asian="bold" style:font-weight-complex="bold" fo:font-style="normal" style:font-style-asian="normal" style:font-style-complex="normal" fo:color="#000000" fo:font-size="9pt" style:font-size-asian="9pt" style:font-size-complex="9pt"/>
    </style:style>
    <style:style style:name="P1467" style:parent-style-name="Textbody" style:family="paragraph">
      <style:paragraph-properties fo:margin-bottom="0in"/>
    </style:style>
    <style:style style:name="T1468"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1469" style:parent-style-name="Emphasis" style:family="text">
      <style:text-properties style:font-name-complex="Verdana, sans-serif" fo:color="#000000" fo:font-size="10pt" style:font-size-asian="10pt" style:font-size-complex="10pt"/>
    </style:style>
    <style:style style:name="T1470" style:parent-style-name="Emphasis" style:family="text">
      <style:text-properties fo:font-style="normal" style:font-style-asian="normal" fo:font-size="9pt" style:font-size-asian="9pt" style:font-size-complex="9pt"/>
    </style:style>
    <style:style style:name="P1471" style:parent-style-name="Textbody" style:family="paragraph">
      <style:paragraph-properties fo:margin-bottom="0in"/>
    </style:style>
    <style:style style:name="T1472" style:parent-style-name="Emphasis" style:family="text">
      <style:text-properties fo:font-style="normal" style:font-style-asian="normal" style:font-style-complex="normal" fo:color="#000000" fo:font-size="9pt" style:font-size-asian="9pt" style:font-size-complex="9pt"/>
    </style:style>
    <style:style style:name="P1473" style:parent-style-name="Textbody" style:family="paragraph">
      <style:paragraph-properties fo:margin-bottom="0in"/>
    </style:style>
    <style:style style:name="T1474" style:parent-style-name="Emphasis" style:family="text">
      <style:text-properties fo:font-style="normal" style:font-style-asian="normal" style:font-style-complex="normal" fo:color="#000000" fo:font-size="9pt" style:font-size-asian="9pt" style:font-size-complex="9pt"/>
    </style:style>
    <style:style style:name="T1475" style:parent-style-name="Emphasis" style:family="text">
      <style:text-properties fo:font-style="normal" style:font-style-asian="normal" style:font-style-complex="normal" fo:color="#000000" fo:font-size="9pt" style:font-size-asian="9pt" style:font-size-complex="9pt"/>
    </style:style>
    <style:style style:name="P1476" style:parent-style-name="Textbody" style:family="paragraph">
      <style:paragraph-properties fo:margin-bottom="0in">
        <style:tab-stops>
          <style:tab-stop style:type="left" style:position="0.0416in"/>
        </style:tab-stops>
      </style:paragraph-properties>
    </style:style>
    <style:style style:name="T1477" style:parent-style-name="Emphasis" style:family="text">
      <style:text-properties style:font-name-complex="Verdana, sans-serif" fo:font-style="normal" style:font-style-asian="normal" style:font-style-complex="normal" fo:color="#000000"/>
    </style:style>
    <style:style style:name="P1478" style:parent-style-name="Textbody" style:family="paragraph">
      <style:paragraph-properties fo:margin-bottom="0in">
        <style:tab-stops>
          <style:tab-stop style:type="left" style:position="0.0416in"/>
        </style:tab-stops>
      </style:paragraph-properties>
      <style:text-properties style:font-name-complex="Verdana, sans-serif" fo:font-weight="bold" style:font-weight-asian="bold" style:font-weight-complex="bold" fo:font-size="10pt" style:font-size-asian="10pt" style:font-size-complex="10pt"/>
    </style:style>
    <style:style style:name="TableRow1479" style:family="table-row">
      <style:table-row-properties style:use-optimal-row-height="false"/>
    </style:style>
    <style:style style:name="TableCell1480" style:family="table-cell">
      <style:table-cell-properties fo:border-top="none" fo:border-left="0.0034in solid #000000" fo:border-bottom="0.0034in solid #000000" fo:border-right="0.0034in solid #000000" fo:background-color="#DDDDDD" fo:padding-top="0.0381in" fo:padding-left="0.0381in" fo:padding-bottom="0.0381in" fo:padding-right="0.0381in"/>
    </style:style>
    <style:style style:name="P1481" style:parent-style-name="Textbody" style:family="paragraph">
      <style:text-properties fo:font-weight="bold" style:font-weight-asian="bold" style:font-weight-complex="bold"/>
    </style:style>
    <style:style style:name="TableRow1482" style:family="table-row">
      <style:table-row-properties style:use-optimal-row-height="false"/>
    </style:style>
    <style:style style:name="TableCell1483"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484" style:parent-style-name="Textbody" style:family="paragraph">
      <style:paragraph-properties fo:margin-bottom="0in"/>
    </style:style>
    <style:style style:name="T1485" style:parent-style-name="DefaultParagraphFont" style:family="text">
      <style:text-properties fo:font-weight="bold" style:font-weight-asian="bold" style:font-weight-complex="bold"/>
    </style:style>
    <style:style style:name="T148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487" style:parent-style-name="DefaultParagraphFont" style:family="text">
      <style:text-properties fo:font-size="9pt" style:font-size-asian="9pt" style:font-size-complex="9pt"/>
    </style:style>
    <style:style style:name="T1488" style:parent-style-name="DefaultParagraphFont" style:family="text">
      <style:text-properties style:font-name-complex="Verdana, sans-serif" fo:color="#000000" fo:font-size="9pt" style:font-size-asian="9pt" style:font-size-complex="9pt"/>
    </style:style>
    <style:style style:name="TableCell1489"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490" style:parent-style-name="TableContents" style:family="paragraph">
      <style:paragraph-properties style:line-height-at-least="0.1465in" fo:text-indent="-0.25in">
        <style:tab-stops>
          <style:tab-stop style:type="left" style:position="0.0416in"/>
        </style:tab-stops>
      </style:paragraph-properties>
    </style:style>
    <style:style style:name="T1491" style:parent-style-name="DefaultParagraphFont" style:family="text">
      <style:text-properties style:font-name-complex="Verdana, sans-serif" fo:font-weight="bold" style:font-weight-asian="bold" style:font-weight-complex="bold" fo:color="#000000"/>
    </style:style>
    <style:style style:name="T1492" style:parent-style-name="DefaultParagraphFont" style:family="text">
      <style:text-properties style:font-name-complex="Verdana, sans-serif" fo:color="#000000" fo:font-size="9pt" style:font-size-asian="9pt" style:font-size-complex="9pt"/>
    </style:style>
    <style:style style:name="T1493" style:parent-style-name="DefaultParagraphFont" style:family="text">
      <style:text-properties style:font-name-complex="Verdana, sans-serif" fo:color="#000000" fo:font-size="9pt" style:font-size-asian="9pt" style:font-size-complex="9pt"/>
    </style:style>
    <style:style style:name="T149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495"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496" style:parent-style-name="DefaultParagraphFont" style:family="text">
      <style:text-properties style:font-name-complex="Verdana, sans-serif" fo:color="#000000" fo:font-size="9pt" style:font-size-asian="9pt" style:font-size-complex="9pt"/>
    </style:style>
    <style:style style:name="T149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498" style:parent-style-name="DefaultParagraphFont" style:family="text">
      <style:text-properties style:font-name-complex="Verdana, sans-serif" fo:color="#000000" fo:font-size="9pt" style:font-size-asian="9pt" style:font-size-complex="9pt"/>
    </style:style>
    <style:style style:name="T149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500" style:parent-style-name="DefaultParagraphFont" style:family="text">
      <style:text-properties style:font-name-complex="Verdana, sans-serif" fo:color="#000000" fo:font-size="9pt" style:font-size-asian="9pt" style:font-size-complex="9pt"/>
    </style:style>
    <style:style style:name="T150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502" style:parent-style-name="DefaultParagraphFont" style:family="text">
      <style:text-properties style:font-name-complex="Verdana, sans-serif" fo:color="#000000" fo:font-size="9pt" style:font-size-asian="9pt" style:font-size-complex="9pt"/>
    </style:style>
    <style:style style:name="T150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504" style:parent-style-name="DefaultParagraphFont" style:family="text">
      <style:text-properties style:font-name-complex="Verdana, sans-serif" fo:color="#000000" fo:font-size="9pt" style:font-size-asian="9pt" style:font-size-complex="9pt"/>
    </style:style>
    <style:style style:name="T1505" style:parent-style-name="DefaultParagraphFont" style:family="text">
      <style:text-properties style:font-name-complex="Verdana, sans-serif" fo:color="#000000" fo:font-size="9pt" style:font-size-asian="9pt" style:font-size-complex="9pt"/>
    </style:style>
    <style:style style:name="T150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507" style:parent-style-name="DefaultParagraphFont" style:family="text">
      <style:text-properties style:font-name-complex="Verdana, sans-serif" fo:color="#000000" fo:font-size="9pt" style:font-size-asian="9pt" style:font-size-complex="9pt"/>
    </style:style>
    <style:style style:name="TableRow1508" style:family="table-row">
      <style:table-row-properties style:use-optimal-row-height="false"/>
    </style:style>
    <style:style style:name="TableCell1509" style:family="table-cell">
      <style:table-cell-properties fo:border-top="none" fo:border-left="0.0034in solid #000000" fo:border-bottom="0.0034in solid #000000" fo:border-right="none" fo:padding-top="0.0381in" fo:padding-left="0.0381in" fo:padding-bottom="0.0381in" fo:padding-right="0.0381in"/>
    </style:style>
    <style:style style:name="P1510" style:parent-style-name="Textbody" style:family="paragraph">
      <style:paragraph-properties fo:margin-bottom="0in"/>
    </style:style>
    <style:style style:name="T1511" style:parent-style-name="Emphasis" style:family="text">
      <style:text-properties fo:font-style="normal" style:font-style-asian="normal" style:font-style-complex="normal" fo:color="#000000"/>
    </style:style>
    <style:style style:name="T1512" style:parent-style-name="Emphasis" style:family="text">
      <style:text-properties fo:font-style="normal" style:font-style-asian="normal" style:font-style-complex="normal" fo:color="#000000" style:text-underline-type="single" style:text-underline-style="solid" style:text-underline-width="auto" style:text-underline-mode="continuous"/>
    </style:style>
    <style:style style:name="T1513" style:parent-style-name="Emphasis" style:family="text">
      <style:text-properties fo:font-style="normal" style:font-style-asian="normal" style:font-style-complex="normal" fo:color="#000000"/>
    </style:style>
    <style:style style:name="P1514" style:parent-style-name="Textbody" style:family="paragraph">
      <style:paragraph-properties fo:margin-bottom="0in"/>
    </style:style>
    <style:style style:name="T1515" style:parent-style-name="Emphasis" style:family="text">
      <style:text-properties fo:font-style="normal" style:font-style-asian="normal" style:font-style-complex="normal" fo:color="#000000"/>
    </style:style>
    <style:style style:name="P1516" style:parent-style-name="Textbody" style:family="paragraph">
      <style:paragraph-properties fo:margin-bottom="0in"/>
    </style:style>
    <style:style style:name="T1517" style:parent-style-name="Emphasis" style:family="text">
      <style:text-properties fo:font-style="normal" style:font-style-asian="normal" style:font-style-complex="normal" fo:color="#000000"/>
    </style:style>
    <style:style style:name="T1518" style:parent-style-name="Emphasis" style:family="text">
      <style:text-properties fo:font-style="normal" style:font-style-asian="normal" style:font-style-complex="normal" fo:color="#000000"/>
    </style:style>
    <style:style style:name="P1519" style:parent-style-name="Textbody" style:family="paragraph">
      <style:paragraph-properties fo:margin-bottom="0in"/>
    </style:style>
    <style:style style:name="T1520" style:parent-style-name="DefaultParagraphFont" style:family="text">
      <style:text-properties fo:color="#000000" fo:font-size="9pt" style:font-size-asian="9pt" style:font-size-complex="9pt"/>
    </style:style>
    <style:style style:name="P1521" style:parent-style-name="Textbody" style:family="paragraph">
      <style:paragraph-properties fo:margin-bottom="0in"/>
    </style:style>
    <style:style style:name="T1522" style:parent-style-name="DefaultParagraphFont" style:family="text">
      <style:text-properties fo:color="#000000" fo:font-size="9pt" style:font-size-asian="9pt" style:font-size-complex="9pt"/>
    </style:style>
    <style:style style:name="T1523" style:parent-style-name="DefaultParagraphFont" style:family="text">
      <style:text-properties fo:font-style="italic" style:font-style-asian="italic" fo:color="#000000" fo:font-size="9pt" style:font-size-asian="9pt" style:font-size-complex="9pt"/>
    </style:style>
    <style:style style:name="T1524" style:parent-style-name="DefaultParagraphFont" style:family="text">
      <style:text-properties fo:font-style="italic" style:font-style-asian="italic" fo:color="#000000" fo:font-size="9pt" style:font-size-asian="9pt" style:font-size-complex="9pt"/>
    </style:style>
    <style:style style:name="T1525" style:parent-style-name="DefaultParagraphFont" style:family="text">
      <style:text-properties fo:color="#000000" fo:font-size="9pt" style:font-size-asian="9pt" style:font-size-complex="9pt"/>
    </style:style>
    <style:style style:name="T1526" style:parent-style-name="DefaultParagraphFont" style:family="text">
      <style:text-properties fo:font-style="italic" style:font-style-asian="italic" fo:color="#000000" fo:font-size="9pt" style:font-size-asian="9pt" style:font-size-complex="9pt"/>
    </style:style>
    <style:style style:name="T1527" style:parent-style-name="DefaultParagraphFont" style:family="text">
      <style:text-properties fo:color="#000000" fo:font-size="9pt" style:font-size-asian="9pt" style:font-size-complex="9pt"/>
    </style:style>
    <style:style style:name="P1528" style:parent-style-name="Textbody" style:family="paragraph">
      <style:paragraph-properties fo:margin-bottom="0in"/>
    </style:style>
    <style:style style:name="T1529" style:parent-style-name="Emphasis" style:family="text">
      <style:text-properties fo:font-style="normal" style:font-style-asian="normal" fo:color="#000000" fo:font-size="9pt" style:font-size-asian="9pt" style:font-size-complex="9pt"/>
    </style:style>
    <style:style style:name="T1530" style:parent-style-name="DefaultParagraphFont" style:family="text">
      <style:text-properties fo:color="#000000" fo:font-size="9pt" style:font-size-asian="9pt" style:font-size-complex="9pt"/>
    </style:style>
    <style:style style:name="T1531" style:parent-style-name="DefaultParagraphFont" style:family="text">
      <style:text-properties fo:color="#000000" fo:font-size="9pt" style:font-size-asian="9pt" style:font-size-complex="9pt"/>
    </style:style>
    <style:style style:name="P1532" style:parent-style-name="Textbody" style:family="paragraph">
      <style:paragraph-properties fo:margin-bottom="0in"/>
    </style:style>
    <style:style style:name="T1533" style:parent-style-name="DefaultParagraphFont" style:family="text">
      <style:text-properties fo:font-size="9pt" style:font-size-asian="9pt" style:font-size-complex="9pt"/>
    </style:style>
    <style:style style:name="T1534" style:parent-style-name="DefaultParagraphFont" style:family="text">
      <style:text-properties fo:color="#000000" fo:font-size="9pt" style:font-size-asian="9pt" style:font-size-complex="9pt"/>
    </style:style>
    <style:style style:name="T1535" style:parent-style-name="StrongEmphasis" style:family="text">
      <style:text-properties fo:font-weight="normal" style:font-weight-asian="normal" style:font-weight-complex="normal" fo:color="#000000" fo:font-size="9pt" style:font-size-asian="9pt" style:font-size-complex="9pt"/>
    </style:style>
    <style:style style:name="T1536" style:parent-style-name="StrongEmphasis" style:family="text">
      <style:text-properties fo:font-weight="normal" style:font-weight-asian="normal" style:font-weight-complex="normal" fo:color="#000000" fo:font-size="9pt" style:font-size-asian="9pt" style:font-size-complex="9pt"/>
    </style:style>
    <style:style style:name="T1537" style:parent-style-name="DefaultParagraphFont" style:family="text">
      <style:text-properties fo:color="#000000" fo:font-size="9pt" style:font-size-asian="9pt" style:font-size-complex="9pt"/>
    </style:style>
    <style:style style:name="T1538" style:parent-style-name="DefaultParagraphFont" style:family="text">
      <style:text-properties fo:font-size="9pt" style:font-size-asian="9pt" style:font-size-complex="9pt"/>
    </style:style>
    <style:style style:name="P1539" style:parent-style-name="Textbody" style:family="paragraph">
      <style:paragraph-properties fo:margin-bottom="0in"/>
    </style:style>
    <style:style style:name="T1540"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541" style:parent-style-name="DefaultParagraphFont" style:family="text">
      <style:text-properties fo:font-size="9pt" style:font-size-asian="9pt" style:font-size-complex="9pt"/>
    </style:style>
    <style:style style:name="P1542" style:parent-style-name="Textbody" style:family="paragraph">
      <style:paragraph-properties fo:margin-bottom="0in"/>
    </style:style>
    <style:style style:name="T1543" style:parent-style-name="Emphasis" style:family="text">
      <style:text-properties style:font-name-complex="Verdana, sans-serif" fo:font-style="normal" style:font-style-asian="normal" style:font-style-complex="normal" fo:color="#000000"/>
    </style:style>
    <style:style style:name="T1544" style:parent-style-name="Emphasis" style:family="text">
      <style:text-properties style:font-name-complex="Verdana, sans-serif" fo:font-style="normal" style:font-style-asian="normal" style:font-style-complex="normal" fo:color="#000000" style:text-underline-type="single" style:text-underline-style="solid" style:text-underline-width="auto" style:text-underline-mode="continuous"/>
    </style:style>
    <style:style style:name="T1545" style:parent-style-name="Emphasis" style:family="text">
      <style:text-properties style:font-name-complex="Verdana, sans-serif" fo:font-style="normal" style:font-style-asian="normal" style:font-style-complex="normal" fo:color="#000000"/>
    </style:style>
    <style:style style:name="T1546" style:parent-style-name="Emphasis" style:family="text">
      <style:text-properties style:font-name-complex="Verdana, sans-serif" fo:font-style="normal" style:font-style-asian="normal" style:font-style-complex="normal" fo:color="#000000"/>
    </style:style>
    <style:style style:name="T1547" style:parent-style-name="Emphasis" style:family="text">
      <style:text-properties fo:font-style="normal" style:font-style-asian="normal" fo:color="#000000"/>
    </style:style>
    <style:style style:name="T1548" style:parent-style-name="Emphasis" style:family="text">
      <style:text-properties fo:font-style="normal" style:font-style-asian="normal" fo:color="#000000"/>
    </style:style>
    <style:style style:name="T1549" style:parent-style-name="Emphasis" style:family="text">
      <style:text-properties fo:font-style="normal" style:font-style-asian="normal" fo:color="#000000"/>
    </style:style>
    <style:style style:name="P1550" style:parent-style-name="Textbody" style:family="paragraph">
      <style:paragraph-properties fo:margin-bottom="0in"/>
    </style:style>
    <style:style style:name="T1551" style:parent-style-name="DefaultParagraphFont" style:family="text">
      <style:text-properties fo:color="#000000" fo:font-size="9pt" style:font-size-asian="9pt" style:font-size-complex="9pt"/>
    </style:style>
    <style:style style:name="P1552" style:parent-style-name="Textbody" style:family="paragraph">
      <style:paragraph-properties fo:margin-bottom="0in"/>
      <style:text-properties fo:color="#333333" fo:font-size="9pt" style:font-size-asian="9pt" style:font-size-complex="9pt"/>
    </style:style>
    <style:style style:name="P1553" style:parent-style-name="Textbody" style:family="paragraph">
      <style:paragraph-properties fo:margin-bottom="0in"/>
      <style:text-properties fo:color="#333333" fo:font-size="9pt" style:font-size-asian="9pt" style:font-size-complex="9pt"/>
    </style:style>
    <style:style style:name="P1554" style:parent-style-name="Textbody" style:family="paragraph">
      <style:paragraph-properties fo:margin-bottom="0in"/>
      <style:text-properties fo:color="#333333" fo:font-size="9pt" style:font-size-asian="9pt" style:font-size-complex="9pt"/>
    </style:style>
    <style:style style:name="P1555" style:parent-style-name="Textbody" style:family="paragraph">
      <style:paragraph-properties fo:margin-bottom="0in"/>
    </style:style>
    <style:style style:name="T1556" style:parent-style-name="DefaultParagraphFont" style:family="text">
      <style:text-properties fo:color="#333333" fo:font-size="9pt" style:font-size-asian="9pt" style:font-size-complex="9pt"/>
    </style:style>
    <style:style style:name="T1557" style:parent-style-name="DefaultParagraphFont" style:family="text">
      <style:text-properties fo:color="#333333" fo:font-size="9pt" style:font-size-asian="9pt" style:font-size-complex="9pt"/>
    </style:style>
    <style:style style:name="P1558" style:parent-style-name="Textbody" style:family="paragraph">
      <style:paragraph-properties fo:margin-bottom="0in"/>
      <style:text-properties fo:color="#333333" fo:font-size="9pt" style:font-size-asian="9pt" style:font-size-complex="9pt"/>
    </style:style>
    <style:style style:name="P1559" style:parent-style-name="Textbody" style:family="paragraph">
      <style:paragraph-properties fo:margin-bottom="0in"/>
    </style:style>
    <style:style style:name="T1560" style:parent-style-name="DefaultParagraphFont" style:family="text">
      <style:text-properties style:font-name-complex="Verdana, sans-serif" fo:font-style="italic" style:font-style-asian="italic" style:font-style-complex="italic" fo:color="#333333" fo:font-size="9pt" style:font-size-asian="9pt" style:font-size-complex="9pt"/>
    </style:style>
    <style:style style:name="P1561" style:parent-style-name="Textbody" style:family="paragraph">
      <style:paragraph-properties fo:margin-bottom="0in"/>
      <style:text-properties fo:color="#333333" fo:font-size="9pt" style:font-size-asian="9pt" style:font-size-complex="9pt"/>
    </style:style>
    <style:style style:name="P1562" style:parent-style-name="Textbody" style:family="paragraph">
      <style:paragraph-properties fo:margin-bottom="0in"/>
      <style:text-properties style:font-name-complex="Verdana, sans-serif" fo:font-style="italic" style:font-style-asian="italic" style:font-style-complex="italic" fo:color="#333333" fo:font-size="9pt" style:font-size-asian="9pt" style:font-size-complex="9pt"/>
    </style:style>
    <style:style style:name="P1563" style:parent-style-name="Textbody" style:family="paragraph">
      <style:paragraph-properties fo:margin-bottom="0in"/>
    </style:style>
    <style:style style:name="T1564" style:parent-style-name="DefaultParagraphFont" style:family="text">
      <style:text-properties style:font-name-complex="Verdana, sans-serif" fo:font-weight="bold" style:font-weight-asian="bold" style:font-weight-complex="bold" fo:font-style="italic" style:font-style-asian="italic" style:font-style-complex="italic" fo:color="#333333" fo:font-size="9pt" style:font-size-asian="9pt" style:font-size-complex="9pt"/>
    </style:style>
    <style:style style:name="P1565" style:parent-style-name="Textbody" style:family="paragraph">
      <style:paragraph-properties fo:margin-bottom="0in"/>
      <style:text-properties fo:color="#333333" fo:font-size="9pt" style:font-size-asian="9pt" style:font-size-complex="9pt"/>
    </style:style>
    <style:style style:name="P1566" style:parent-style-name="Textbody" style:family="paragraph">
      <style:paragraph-properties fo:margin-bottom="0in"/>
    </style:style>
    <style:style style:name="T1567" style:parent-style-name="Emphasis" style:family="text">
      <style:text-properties fo:color="#333333" fo:font-size="9pt" style:font-size-asian="9pt" style:font-size-complex="9pt"/>
    </style:style>
    <style:style style:name="P1568" style:parent-style-name="Textbody" style:family="paragraph">
      <style:paragraph-properties fo:margin-bottom="0in"/>
      <style:text-properties fo:font-size="9pt" style:font-size-asian="9pt" style:font-size-complex="9pt"/>
    </style:style>
    <style:style style:name="P1569" style:parent-style-name="Textbody" style:family="paragraph">
      <style:paragraph-properties fo:margin-bottom="0in"/>
    </style:style>
    <style:style style:name="T1570" style:parent-style-name="Emphasis" style:family="text">
      <style:text-properties fo:font-style="normal" style:font-style-asian="normal" style:font-style-complex="normal" fo:color="#000000"/>
    </style:style>
    <style:style style:name="T1571" style:parent-style-name="Emphasis" style:family="text">
      <style:text-properties fo:font-style="normal" style:font-style-asian="normal" style:font-style-complex="normal" fo:color="#000000"/>
    </style:style>
    <style:style style:name="P1572" style:parent-style-name="Textbody" style:family="paragraph">
      <style:paragraph-properties fo:margin-bottom="0in"/>
    </style:style>
    <style:style style:name="T1573"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P1574" style:parent-style-name="Textbody" style:family="paragraph">
      <style:paragraph-properties fo:margin-bottom="0in"/>
    </style:style>
    <style:style style:name="T1575" style:parent-style-name="DefaultParagraphFont" style:family="text">
      <style:text-properties style:font-name-complex="Verdana, sans-serif" fo:font-style="italic" style:font-style-asian="italic" style:font-style-complex="italic" fo:color="#000000" fo:font-size="14pt" style:font-size-asian="14pt" style:font-size-complex="14pt"/>
    </style:style>
    <style:style style:name="T1576" style:parent-style-name="DefaultParagraphFont" style:family="text">
      <style:text-properties fo:font-size="9pt" style:font-size-asian="9pt" style:font-size-complex="9pt"/>
    </style:style>
    <style:style style:name="P1577" style:parent-style-name="Textbody" style:family="paragraph">
      <style:paragraph-properties fo:margin-bottom="0in"/>
      <style:text-properties fo:font-size="9pt" style:font-size-asian="9pt" style:font-size-complex="9pt"/>
    </style:style>
    <style:style style:name="TableColumn1579" style:family="table-column">
      <style:table-column-properties style:column-width="1.6965in" style:use-optimal-column-width="false"/>
    </style:style>
    <style:style style:name="TableColumn1580" style:family="table-column">
      <style:table-column-properties style:column-width="1.6965in" style:use-optimal-column-width="false"/>
    </style:style>
    <style:style style:name="Table1578" style:family="table">
      <style:table-properties style:width="3.393in" fo:margin-left="0in" table:align="left"/>
    </style:style>
    <style:style style:name="TableRow1581" style:family="table-row">
      <style:table-row-properties style:use-optimal-row-height="false"/>
    </style:style>
    <style:style style:name="TableCell1582" style:family="table-cell">
      <style:table-cell-properties fo:border="none" fo:padding-top="0.0381in" fo:padding-left="0.0381in" fo:padding-bottom="0.0381in" fo:padding-right="0.0381in"/>
    </style:style>
    <style:style style:name="P1583" style:parent-style-name="Textbody" style:family="paragraph">
      <style:paragraph-properties fo:margin-bottom="0in"/>
      <style:text-properties fo:font-size="9pt" style:font-size-asian="9pt" style:font-size-complex="9pt"/>
    </style:style>
    <style:style style:name="P1584" style:parent-style-name="Textbody" style:family="paragraph">
      <style:paragraph-properties fo:margin-bottom="0in"/>
      <style:text-properties fo:font-size="9pt" style:font-size-asian="9pt" style:font-size-complex="9pt"/>
    </style:style>
    <style:style style:name="P1585" style:parent-style-name="Textbody" style:family="paragraph">
      <style:paragraph-properties fo:margin-bottom="0in"/>
      <style:text-properties fo:font-size="9pt" style:font-size-asian="9pt" style:font-size-complex="9pt"/>
    </style:style>
    <style:style style:name="P1586" style:parent-style-name="Textbody" style:family="paragraph">
      <style:paragraph-properties fo:margin-bottom="0in"/>
      <style:text-properties fo:font-size="9pt" style:font-size-asian="9pt" style:font-size-complex="9pt"/>
    </style:style>
    <style:style style:name="P1587" style:parent-style-name="Textbody" style:family="paragraph">
      <style:paragraph-properties fo:margin-bottom="0in"/>
      <style:text-properties fo:font-size="9pt" style:font-size-asian="9pt" style:font-size-complex="9pt"/>
    </style:style>
    <style:style style:name="P1588" style:parent-style-name="Textbody" style:family="paragraph">
      <style:paragraph-properties fo:margin-bottom="0in"/>
      <style:text-properties fo:font-size="9pt" style:font-size-asian="9pt" style:font-size-complex="9pt"/>
    </style:style>
    <style:style style:name="P1589" style:parent-style-name="Textbody" style:family="paragraph">
      <style:paragraph-properties fo:margin-bottom="0in"/>
      <style:text-properties fo:font-size="9pt" style:font-size-asian="9pt" style:font-size-complex="9pt"/>
    </style:style>
    <style:style style:name="P1590" style:parent-style-name="Textbody" style:family="paragraph">
      <style:paragraph-properties fo:margin-bottom="0in"/>
      <style:text-properties fo:font-size="9pt" style:font-size-asian="9pt" style:font-size-complex="9pt"/>
    </style:style>
    <style:style style:name="P1591" style:parent-style-name="Textbody" style:family="paragraph">
      <style:paragraph-properties fo:margin-bottom="0in"/>
      <style:text-properties fo:font-size="9pt" style:font-size-asian="9pt" style:font-size-complex="9pt"/>
    </style:style>
    <style:style style:name="TableCell1592" style:family="table-cell">
      <style:table-cell-properties fo:border="none" fo:padding-top="0.0381in" fo:padding-left="0.0381in" fo:padding-bottom="0.0381in" fo:padding-right="0.0381in"/>
    </style:style>
    <style:style style:name="P1593" style:parent-style-name="Textbody" style:family="paragraph">
      <style:paragraph-properties fo:margin-bottom="0in"/>
      <style:text-properties fo:font-size="9pt" style:font-size-asian="9pt" style:font-size-complex="9pt"/>
    </style:style>
    <style:style style:name="P1594" style:parent-style-name="Textbody" style:family="paragraph">
      <style:paragraph-properties fo:margin-bottom="0in"/>
      <style:text-properties fo:font-size="9pt" style:font-size-asian="9pt" style:font-size-complex="9pt"/>
    </style:style>
    <style:style style:name="P1595" style:parent-style-name="Textbody" style:family="paragraph">
      <style:paragraph-properties fo:margin-bottom="0in"/>
      <style:text-properties fo:font-size="9pt" style:font-size-asian="9pt" style:font-size-complex="9pt"/>
    </style:style>
    <style:style style:name="P1596" style:parent-style-name="Textbody" style:family="paragraph">
      <style:paragraph-properties fo:margin-bottom="0in"/>
      <style:text-properties fo:font-size="9pt" style:font-size-asian="9pt" style:font-size-complex="9pt"/>
    </style:style>
    <style:style style:name="P1597" style:parent-style-name="Textbody" style:family="paragraph">
      <style:paragraph-properties fo:margin-bottom="0in"/>
      <style:text-properties fo:font-size="9pt" style:font-size-asian="9pt" style:font-size-complex="9pt"/>
    </style:style>
    <style:style style:name="P1598" style:parent-style-name="Textbody" style:family="paragraph">
      <style:paragraph-properties fo:margin-bottom="0in"/>
      <style:text-properties fo:font-size="9pt" style:font-size-asian="9pt" style:font-size-complex="9pt"/>
    </style:style>
    <style:style style:name="P1599" style:parent-style-name="Textbody" style:family="paragraph">
      <style:paragraph-properties fo:margin-bottom="0in"/>
      <style:text-properties fo:font-size="9pt" style:font-size-asian="9pt" style:font-size-complex="9pt"/>
    </style:style>
    <style:style style:name="P1600" style:parent-style-name="Textbody" style:family="paragraph">
      <style:paragraph-properties fo:margin-bottom="0in"/>
      <style:text-properties fo:font-size="9pt" style:font-size-asian="9pt" style:font-size-complex="9pt"/>
    </style:style>
    <style:style style:name="P1601" style:parent-style-name="Textbody" style:family="paragraph">
      <style:paragraph-properties fo:margin-bottom="0in"/>
    </style:style>
    <style:style style:name="T1602" style:parent-style-name="DefaultParagraphFont" style:family="text">
      <style:text-properties style:font-name-complex="Verdana, sans-serif" fo:font-size="9pt" style:font-size-asian="9pt" style:font-size-complex="9pt"/>
    </style:style>
    <style:style style:name="T1603" style:parent-style-name="Emphasis" style:family="text">
      <style:text-properties style:font-name-complex="Verdana, sans-serif" fo:font-style="normal" style:font-style-asian="normal" style:font-style-complex="normal" fo:color="#000000" style:text-underline-type="single" style:text-underline-style="solid" style:text-underline-width="auto" style:text-underline-mode="continuous"/>
    </style:style>
    <style:style style:name="T1604" style:parent-style-name="Emphasis" style:family="text">
      <style:text-properties style:font-name-complex="Verdana, sans-serif" fo:font-style="normal" style:font-style-asian="normal" style:font-style-complex="normal" fo:color="#000000"/>
    </style:style>
    <style:style style:name="P1605" style:parent-style-name="Textbody" style:family="paragraph">
      <style:paragraph-properties fo:margin-bottom="0in"/>
    </style:style>
    <style:style style:name="T1606" style:parent-style-name="Emphasis" style:family="text">
      <style:text-properties style:font-name-complex="Verdana, sans-serif" fo:font-style="normal" style:font-style-asian="normal" style:font-style-complex="normal" fo:color="#000000"/>
    </style:style>
    <style:style style:name="TableCell16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08" style:parent-style-name="Textbody" style:family="paragraph">
      <style:paragraph-properties fo:margin-bottom="0in" style:line-height-at-least="0.1465in" fo:text-indent="-0.25in"/>
    </style:style>
    <style:style style:name="T1609"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610" style:parent-style-name="Textbody" style:family="paragraph">
      <style:paragraph-properties fo:margin-bottom="0in"/>
    </style:style>
    <style:style style:name="T1611" style:parent-style-name="Emphasis" style:family="text">
      <style:text-properties fo:color="#333333" fo:font-size="9pt" style:font-size-asian="9pt" style:font-size-complex="9pt"/>
    </style:style>
    <style:style style:name="T1612" style:parent-style-name="Emphasis" style:family="text">
      <style:text-properties fo:color="#333333" fo:font-size="9pt" style:font-size-asian="9pt" style:font-size-complex="9pt"/>
    </style:style>
    <style:style style:name="P1613" style:parent-style-name="Textbody" style:family="paragraph">
      <style:paragraph-properties fo:margin-bottom="0in"/>
    </style:style>
    <style:style style:name="T1614" style:parent-style-name="Emphasis" style:family="text">
      <style:text-properties fo:font-style="normal" style:font-style-asian="normal" style:font-style-complex="normal" fo:color="#000000" fo:font-size="9pt" style:font-size-asian="9pt" style:font-size-complex="9pt"/>
    </style:style>
    <style:style style:name="P1615" style:parent-style-name="Textbody" style:family="paragraph">
      <style:paragraph-properties fo:margin-bottom="0in"/>
    </style:style>
    <style:style style:name="T1616"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1617"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P1618" style:parent-style-name="Textbody" style:family="paragraph">
      <style:paragraph-properties fo:margin-bottom="0in"/>
    </style:style>
    <style:style style:name="T1619"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1620" style:parent-style-name="Textbody" style:family="paragraph">
      <style:paragraph-properties fo:margin-bottom="0in"/>
    </style:style>
    <style:style style:name="T1621" style:parent-style-name="Emphasis" style:family="text">
      <style:text-properties style:font-name-complex="Verdana, sans-serif" fo:color="#000000" fo:font-size="14pt" style:font-size-asian="14pt" style:font-size-complex="14pt"/>
    </style:style>
    <style:style style:name="P1622" style:parent-style-name="Textbody" style:family="paragraph">
      <style:paragraph-properties fo:margin-bottom="0in"/>
    </style:style>
    <style:style style:name="T1623" style:parent-style-name="Emphasis" style:family="text">
      <style:text-properties style:font-name-complex="Verdana, sans-serif" fo:color="#000000" fo:font-size="14pt" style:font-size-asian="14pt" style:font-size-complex="14pt"/>
    </style:style>
    <style:style style:name="T1624" style:parent-style-name="Emphasis" style:family="text">
      <style:text-properties style:font-name-complex="Verdana, sans-serif" fo:color="#000000" fo:font-size="14pt" style:font-size-asian="14pt" style:font-size-complex="14pt"/>
    </style:style>
    <style:style style:name="P1625" style:parent-style-name="Textbody" style:family="paragraph">
      <style:paragraph-properties fo:margin-bottom="0in"/>
    </style:style>
    <style:style style:name="TableRow1626" style:family="table-row">
      <style:table-row-properties style:min-row-height="0.2243in" style:use-optimal-row-height="false"/>
    </style:style>
    <style:style style:name="TableCell1627"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628" style:parent-style-name="Textbody" style:family="paragraph">
      <style:paragraph-properties fo:margin-bottom="0in" fo:text-indent="-0.25in"/>
    </style:style>
    <style:style style:name="T1629" style:parent-style-name="DefaultParagraphFont" style:family="text">
      <style:text-properties fo:font-weight="bold" style:font-weight-asian="bold" style:font-weight-complex="bold" fo:color="#333333"/>
    </style:style>
    <style:style style:name="T1630" style:parent-style-name="DefaultParagraphFont" style:family="text">
      <style:text-properties fo:font-weight="bold" style:font-weight-asian="bold" style:font-weight-complex="bold" fo:color="#333333" style:text-underline-type="single" style:text-underline-style="solid" style:text-underline-width="auto" style:text-underline-mode="continuous"/>
    </style:style>
    <style:style style:name="T1631" style:parent-style-name="DefaultParagraphFont" style:family="text">
      <style:text-properties fo:color="#333333" fo:font-size="9pt" style:font-size-asian="9pt" style:font-size-complex="9pt"/>
    </style:style>
    <style:style style:name="TableCell1632"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633" style:parent-style-name="TableContents" style:family="paragraph">
      <style:paragraph-properties style:line-height-at-least="0.1465in" fo:text-indent="-0.25in">
        <style:tab-stops>
          <style:tab-stop style:type="left" style:position="0.0416in"/>
        </style:tab-stops>
      </style:paragraph-properties>
    </style:style>
    <style:style style:name="T1634" style:parent-style-name="DefaultParagraphFont" style:family="text">
      <style:text-properties style:font-name-complex="Verdana, sans-serif" fo:font-weight="bold" style:font-weight-asian="bold" style:font-weight-complex="bold" fo:color="#000000"/>
    </style:style>
    <style:style style:name="T1635" style:parent-style-name="DefaultParagraphFont" style:family="text">
      <style:text-properties style:font-name-complex="Verdana, sans-serif" fo:font-weight="bold" style:font-weight-asian="bold" style:font-weight-complex="bold" fo:color="#000000"/>
    </style:style>
    <style:style style:name="T1636" style:parent-style-name="DefaultParagraphFont" style:family="text">
      <style:text-properties style:font-name-complex="Verdana, sans-serif" fo:color="#000000" fo:font-size="9pt" style:font-size-asian="9pt" style:font-size-complex="9pt"/>
    </style:style>
    <style:style style:name="T163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638"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639" style:parent-style-name="DefaultParagraphFont" style:family="text">
      <style:text-properties style:font-name-complex="Verdana, sans-serif" fo:color="#000000" fo:font-size="9pt" style:font-size-asian="9pt" style:font-size-complex="9pt"/>
    </style:style>
    <style:style style:name="T164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641" style:parent-style-name="DefaultParagraphFont" style:family="text">
      <style:text-properties style:font-name-complex="Verdana, sans-serif" fo:color="#000000" fo:font-size="9pt" style:font-size-asian="9pt" style:font-size-complex="9pt"/>
    </style:style>
    <style:style style:name="T164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643" style:parent-style-name="DefaultParagraphFont" style:family="text">
      <style:text-properties style:font-name-complex="Verdana, sans-serif" fo:color="#000000" fo:font-size="9pt" style:font-size-asian="9pt" style:font-size-complex="9pt"/>
    </style:style>
    <style:style style:name="T164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64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646" style:parent-style-name="DefaultParagraphFont" style:family="text">
      <style:text-properties style:font-name-complex="Verdana, sans-serif" fo:color="#000000" fo:font-size="9pt" style:font-size-asian="9pt" style:font-size-complex="9pt"/>
    </style:style>
    <style:style style:name="T164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648" style:parent-style-name="DefaultParagraphFont" style:family="text">
      <style:text-properties style:font-name-complex="Verdana, sans-serif" fo:color="#000000" fo:font-size="9pt" style:font-size-asian="9pt" style:font-size-complex="9pt"/>
    </style:style>
    <style:style style:name="T164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650" style:parent-style-name="DefaultParagraphFont" style:family="text">
      <style:text-properties style:font-name-complex="Verdana, sans-serif" fo:color="#000000" fo:font-size="9pt" style:font-size-asian="9pt" style:font-size-complex="9pt"/>
    </style:style>
    <style:style style:name="TableRow1651" style:family="table-row">
      <style:table-row-properties style:min-row-height="0.2243in" style:use-optimal-row-height="false"/>
    </style:style>
    <style:style style:name="TableCell1652" style:family="table-cell">
      <style:table-cell-properties fo:border-top="none" fo:border-left="0.0034in solid #000000" fo:border-bottom="0.0034in solid #000000" fo:border-right="none" fo:padding-top="0.0381in" fo:padding-left="0.0381in" fo:padding-bottom="0.0381in" fo:padding-right="0.0381in"/>
    </style:style>
    <style:style style:name="P1653" style:parent-style-name="Textbody" style:family="paragraph">
      <style:paragraph-properties fo:margin-bottom="0in"/>
    </style:style>
    <style:style style:name="T1654" style:parent-style-name="DefaultParagraphFont" style:family="text">
      <style:text-properties style:font-name-complex="Verdana, sans-serif" fo:color="#000000" fo:font-size="9pt" style:font-size-asian="9pt" style:font-size-complex="9pt"/>
    </style:style>
    <style:style style:name="T1655" style:parent-style-name="DefaultParagraphFont" style:family="text">
      <style:text-properties style:font-name-complex="Verdana, sans-serif" fo:color="#000000" fo:font-size="9pt" style:font-size-asian="9pt" style:font-size-complex="9pt"/>
    </style:style>
    <style:style style:name="P1656" style:parent-style-name="Textbody" style:family="paragraph">
      <style:paragraph-properties fo:margin-bottom="0in"/>
    </style:style>
    <style:style style:name="T1657" style:parent-style-name="DefaultParagraphFont" style:family="text">
      <style:text-properties style:font-name-complex="Verdana, sans-serif" fo:color="#000000" fo:font-size="9pt" style:font-size-asian="9pt" style:font-size-complex="9pt"/>
    </style:style>
    <style:style style:name="P1658" style:parent-style-name="Textbody" style:family="paragraph">
      <style:paragraph-properties fo:margin-bottom="0in"/>
    </style:style>
    <style:style style:name="T1659" style:parent-style-name="DefaultParagraphFont" style:family="text">
      <style:text-properties style:font-name-complex="Verdana, sans-serif" fo:color="#000000" fo:font-size="9pt" style:font-size-asian="9pt" style:font-size-complex="9pt"/>
    </style:style>
    <style:style style:name="P1660" style:parent-style-name="Textbody" style:family="paragraph">
      <style:paragraph-properties fo:margin-bottom="0in"/>
    </style:style>
    <style:style style:name="T1661" style:parent-style-name="DefaultParagraphFont" style:family="text">
      <style:text-properties fo:color="#000000" fo:font-size="9pt" style:font-size-asian="9pt" style:font-size-complex="9pt"/>
    </style:style>
    <style:style style:name="T1662" style:parent-style-name="DefaultParagraphFont" style:family="text">
      <style:text-properties fo:color="#000000" fo:font-size="9pt" style:font-size-asian="9pt" style:font-size-complex="9pt"/>
    </style:style>
    <style:style style:name="T1663" style:parent-style-name="DefaultParagraphFont" style:family="text">
      <style:text-properties fo:font-style="italic" style:font-style-asian="italic" fo:color="#000000" fo:font-size="9pt" style:font-size-asian="9pt" style:font-size-complex="9pt"/>
    </style:style>
    <style:style style:name="T1664" style:parent-style-name="DefaultParagraphFont" style:family="text">
      <style:text-properties fo:color="#000000" fo:font-size="9pt" style:font-size-asian="9pt" style:font-size-complex="9pt"/>
    </style:style>
    <style:style style:name="T1665" style:parent-style-name="DefaultParagraphFont" style:family="text">
      <style:text-properties fo:color="#000000" fo:font-size="9pt" style:font-size-asian="9pt" style:font-size-complex="9pt"/>
    </style:style>
    <style:style style:name="T1666" style:parent-style-name="DefaultParagraphFont" style:family="text">
      <style:text-properties fo:color="#000000" fo:font-size="9pt" style:font-size-asian="9pt" style:font-size-complex="9pt"/>
    </style:style>
    <style:style style:name="P1667" style:parent-style-name="Textbody" style:family="paragraph">
      <style:paragraph-properties fo:margin-bottom="0in"/>
    </style:style>
    <style:style style:name="T1668" style:parent-style-name="DefaultParagraphFont" style:family="text">
      <style:text-properties fo:color="#000000" fo:font-size="9pt" style:font-size-asian="9pt" style:font-size-complex="9pt"/>
    </style:style>
    <style:style style:name="T1669" style:parent-style-name="DefaultParagraphFont" style:family="text">
      <style:text-properties style:font-name-complex="Verdana, sans-serif" fo:color="#000000" fo:font-size="9pt" style:font-size-asian="9pt" style:font-size-complex="9pt"/>
    </style:style>
    <style:style style:name="P1670" style:parent-style-name="Textbody" style:family="paragraph">
      <style:paragraph-properties fo:margin-bottom="0in"/>
    </style:style>
    <style:style style:name="T1671" style:parent-style-name="DefaultParagraphFont" style:family="text">
      <style:text-properties fo:color="#000000" fo:font-size="9pt" style:font-size-asian="9pt" style:font-size-complex="9pt"/>
    </style:style>
    <style:style style:name="P1672" style:parent-style-name="Textbody" style:family="paragraph">
      <style:paragraph-properties fo:margin-bottom="0in"/>
    </style:style>
    <style:style style:name="T1673" style:parent-style-name="DefaultParagraphFont" style:family="text">
      <style:text-properties fo:font-size="9pt" style:font-size-asian="9pt" style:font-size-complex="9pt"/>
    </style:style>
    <style:style style:name="T167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1675" style:parent-style-name="DefaultParagraphFont" style:family="text">
      <style:text-properties fo:font-size="9pt" style:font-size-asian="9pt" style:font-size-complex="9pt"/>
    </style:style>
    <style:style style:name="P1676" style:parent-style-name="Textbody" style:family="paragraph">
      <style:paragraph-properties fo:margin-bottom="0in"/>
      <style:text-properties fo:font-size="9pt" style:font-size-asian="9pt" style:font-size-complex="9pt"/>
    </style:style>
    <style:style style:name="P1677" style:parent-style-name="Textbody" style:family="paragraph">
      <style:paragraph-properties fo:margin-bottom="0in"/>
    </style:style>
    <style:style style:name="T1678" style:parent-style-name="DefaultParagraphFont" style:family="text">
      <style:text-properties style:font-name-complex="Verdana, sans-serif" fo:color="#000000" fo:font-size="9pt" style:font-size-asian="9pt" style:font-size-complex="9pt"/>
    </style:style>
    <style:style style:name="P1679" style:parent-style-name="Textbody" style:family="paragraph">
      <style:paragraph-properties fo:margin-bottom="0in"/>
      <style:text-properties fo:font-size="9pt" style:font-size-asian="9pt" style:font-size-complex="9pt"/>
    </style:style>
    <style:style style:name="P1680" style:parent-style-name="Textbody" style:family="paragraph">
      <style:paragraph-properties fo:margin-bottom="0in"/>
      <style:text-properties fo:font-size="9pt" style:font-size-asian="9pt" style:font-size-complex="9pt"/>
    </style:style>
    <style:style style:name="P1681" style:parent-style-name="Textbody" style:family="paragraph">
      <style:paragraph-properties fo:margin-bottom="0in"/>
    </style:style>
    <style:style style:name="T1682" style:parent-style-name="DefaultParagraphFont" style:family="text">
      <style:text-properties fo:color="#000000" fo:font-size="9pt" style:font-size-asian="9pt" style:font-size-complex="9pt"/>
    </style:style>
    <style:style style:name="P1683" style:parent-style-name="Textbody" style:family="paragraph">
      <style:paragraph-properties fo:margin-bottom="0in"/>
      <style:text-properties fo:font-weight="bold" style:font-weight-asian="bold" style:font-weight-complex="bold" fo:color="#000000" fo:font-size="9pt" style:font-size-asian="9pt" style:font-size-complex="9pt"/>
    </style:style>
    <style:style style:name="P1684" style:parent-style-name="Textbody" style:family="paragraph">
      <style:paragraph-properties fo:margin-bottom="0in"/>
    </style:style>
    <style:style style:name="T1685" style:parent-style-name="DefaultParagraphFont" style:family="text">
      <style:text-properties fo:color="#000000" fo:font-size="9pt" style:font-size-asian="9pt" style:font-size-complex="9pt"/>
    </style:style>
    <style:style style:name="T1686" style:parent-style-name="DefaultParagraphFont" style:family="text">
      <style:text-properties fo:color="#000000" fo:font-size="9pt" style:font-size-asian="9pt" style:font-size-complex="9pt"/>
    </style:style>
    <style:style style:name="P1687" style:parent-style-name="Textbody" style:family="paragraph">
      <style:paragraph-properties fo:margin-bottom="0in"/>
    </style:style>
    <style:style style:name="T1688" style:parent-style-name="DefaultParagraphFont" style:family="text">
      <style:text-properties fo:color="#000000" fo:font-size="9pt" style:font-size-asian="9pt" style:font-size-complex="9pt"/>
    </style:style>
    <style:style style:name="P1689" style:parent-style-name="Textbody" style:family="paragraph">
      <style:paragraph-properties fo:margin-bottom="0in"/>
    </style:style>
    <style:style style:name="T1690" style:parent-style-name="DefaultParagraphFont" style:family="text">
      <style:text-properties fo:color="#000000" fo:font-size="9pt" style:font-size-asian="9pt" style:font-size-complex="9pt"/>
    </style:style>
    <style:style style:name="T1691" style:parent-style-name="DefaultParagraphFont" style:family="text">
      <style:text-properties fo:color="#000000" fo:font-size="9pt" style:font-size-asian="9pt" style:font-size-complex="9pt"/>
    </style:style>
    <style:style style:name="P1692" style:parent-style-name="Textbody" style:family="paragraph">
      <style:paragraph-properties fo:margin-bottom="0in"/>
      <style:text-properties fo:color="#000000" fo:font-size="9pt" style:font-size-asian="9pt" style:font-size-complex="9pt"/>
    </style:style>
    <style:style style:name="P1693" style:parent-style-name="Textbody" style:family="paragraph">
      <style:paragraph-properties fo:margin-bottom="0in"/>
      <style:text-properties fo:font-weight="bold" style:font-weight-asian="bold" style:font-weight-complex="bold" fo:color="#333333" fo:font-size="9pt" style:font-size-asian="9pt" style:font-size-complex="9pt"/>
    </style:style>
    <style:style style:name="TableCell16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95" style:parent-style-name="Textbody" style:family="paragraph">
      <style:paragraph-properties fo:margin-bottom="0in" fo:text-indent="0.0097in"/>
    </style:style>
    <style:style style:name="T1696"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697" style:parent-style-name="Textbody" style:family="paragraph">
      <style:paragraph-properties fo:margin-bottom="0in"/>
    </style:style>
    <style:style style:name="T1698" style:parent-style-name="DefaultParagraphFont" style:family="text">
      <style:text-properties fo:font-size="9pt" style:font-size-asian="9pt" style:font-size-complex="9pt"/>
    </style:style>
    <style:style style:name="T1699" style:parent-style-name="DefaultParagraphFont" style:family="text">
      <style:text-properties fo:font-style="italic" style:font-style-asian="italic" style:font-style-complex="italic" fo:font-size="9pt" style:font-size-asian="9pt" style:font-size-complex="9pt"/>
    </style:style>
    <style:style style:name="T1700" style:parent-style-name="DefaultParagraphFont" style:family="text">
      <style:text-properties fo:font-size="9pt" style:font-size-asian="9pt" style:font-size-complex="9pt"/>
    </style:style>
    <style:style style:name="T1701" style:parent-style-name="DefaultParagraphFont" style:family="text">
      <style:text-properties fo:font-size="9pt" style:font-size-asian="9pt" style:font-size-complex="9pt"/>
    </style:style>
    <style:style style:name="P1702" style:parent-style-name="Textbody" style:family="paragraph">
      <style:paragraph-properties fo:margin-bottom="0in"/>
    </style:style>
    <style:style style:name="T1703" style:parent-style-name="DefaultParagraphFont" style:family="text">
      <style:text-properties fo:color="#000000" fo:font-size="9pt" style:font-size-asian="9pt" style:font-size-complex="9pt"/>
    </style:style>
    <style:style style:name="P1704" style:parent-style-name="Textbody" style:family="paragraph">
      <style:paragraph-properties fo:margin-bottom="0in"/>
      <style:text-properties fo:font-size="9pt" style:font-size-asian="9pt" style:font-size-complex="9pt"/>
    </style:style>
    <style:style style:name="P1705" style:parent-style-name="Textbody" style:family="paragraph">
      <style:paragraph-properties fo:margin-bottom="0in"/>
      <style:text-properties fo:font-size="9pt" style:font-size-asian="9pt" style:font-size-complex="9pt"/>
    </style:style>
    <style:style style:name="P1706" style:parent-style-name="Textbody" style:family="paragraph">
      <style:paragraph-properties fo:margin-bottom="0in"/>
      <style:text-properties fo:font-size="9pt" style:font-size-asian="9pt" style:font-size-complex="9pt"/>
    </style:style>
    <style:style style:name="P1707" style:parent-style-name="Textbody" style:family="paragraph">
      <style:paragraph-properties fo:margin-bottom="0in"/>
    </style:style>
    <style:style style:name="T1708" style:parent-style-name="DefaultParagraphFont" style:family="text">
      <style:text-properties style:font-name-complex="Verdana, sans-serif" fo:color="#000000" fo:font-size="9pt" style:font-size-asian="9pt" style:font-size-complex="9pt"/>
    </style:style>
    <style:style style:name="P1709" style:parent-style-name="Textbody" style:family="paragraph">
      <style:paragraph-properties fo:margin-bottom="0in"/>
    </style:style>
    <style:style style:name="T1710" style:parent-style-name="DefaultParagraphFont" style:family="text">
      <style:text-properties style:font-name-complex="Verdana, sans-serif" fo:color="#000000" fo:font-size="9pt" style:font-size-asian="9pt" style:font-size-complex="9pt"/>
    </style:style>
    <style:style style:name="T1711" style:parent-style-name="DefaultParagraphFont" style:family="text">
      <style:text-properties style:font-name-complex="Verdana, sans-serif" fo:color="#000000" fo:font-size="9pt" style:font-size-asian="9pt" style:font-size-complex="9pt"/>
    </style:style>
    <style:style style:name="P1712" style:parent-style-name="Textbody" style:family="paragraph">
      <style:paragraph-properties fo:margin-bottom="0in" style:line-height-at-least="0.1465in"/>
    </style:style>
    <style:style style:name="T1713" style:parent-style-name="Emphasis" style:family="text">
      <style:text-properties style:font-name-complex="Verdana, sans-serif" fo:font-style="normal" style:font-style-asian="normal" style:font-style-complex="normal" fo:color="#000000"/>
    </style:style>
    <style:style style:name="T1714"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T1715" style:parent-style-name="DefaultParagraphFont" style:family="text">
      <style:text-properties style:font-name-complex="Verdana, sans-serif" fo:color="#000000" fo:font-size="9pt" style:font-size-asian="9pt" style:font-size-complex="9pt"/>
    </style:style>
    <style:style style:name="P1716" style:parent-style-name="Textbody" style:family="paragraph">
      <style:paragraph-properties fo:margin-bottom="0in" style:line-height-at-least="0.1465in"/>
    </style:style>
    <style:style style:name="T1717" style:parent-style-name="DefaultParagraphFont" style:family="text">
      <style:text-properties style:font-name-complex="Verdana, sans-serif" fo:color="#000000" fo:font-size="9pt" style:font-size-asian="9pt" style:font-size-complex="9pt"/>
    </style:style>
    <style:style style:name="T1718" style:parent-style-name="DefaultParagraphFont" style:family="text">
      <style:text-properties style:font-name-complex="Verdana, sans-serif" fo:color="#000000" fo:font-size="9pt" style:font-size-asian="9pt" style:font-size-complex="9pt"/>
    </style:style>
    <style:style style:name="P1719" style:parent-style-name="Textbody" style:family="paragraph">
      <style:paragraph-properties fo:margin-bottom="0in" style:line-height-at-least="0.1465in"/>
      <style:text-properties style:font-name-complex="Verdana, sans-serif" fo:color="#000000" fo:font-size="9pt" style:font-size-asian="9pt" style:font-size-complex="9pt"/>
    </style:style>
    <style:style style:name="TableRow1720" style:family="table-row">
      <style:table-row-properties style:min-row-height="0.2243in" style:use-optimal-row-height="false"/>
    </style:style>
    <style:style style:name="TableCell1721"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722" style:parent-style-name="Textbody" style:family="paragraph">
      <style:paragraph-properties fo:margin-bottom="0in" fo:text-indent="-0.25in"/>
    </style:style>
    <style:style style:name="T1723" style:parent-style-name="DefaultParagraphFont" style:family="text">
      <style:text-properties fo:font-weight="bold" style:font-weight-asian="bold" style:font-weight-complex="bold"/>
    </style:style>
    <style:style style:name="T172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25" style:parent-style-name="DefaultParagraphFont" style:family="text">
      <style:text-properties fo:font-size="9pt" style:font-size-asian="9pt" style:font-size-complex="9pt"/>
    </style:style>
    <style:style style:name="TableCell1726"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727" style:parent-style-name="TableContents" style:family="paragraph">
      <style:paragraph-properties style:line-height-at-least="0.1465in" fo:text-indent="-0.25in">
        <style:tab-stops>
          <style:tab-stop style:type="left" style:position="0.0416in"/>
        </style:tab-stops>
      </style:paragraph-properties>
    </style:style>
    <style:style style:name="T1728" style:parent-style-name="DefaultParagraphFont" style:family="text">
      <style:text-properties style:font-name-complex="Verdana, sans-serif" fo:font-weight="bold" style:font-weight-asian="bold" style:font-weight-complex="bold" fo:color="#000000"/>
    </style:style>
    <style:style style:name="T1729" style:parent-style-name="DefaultParagraphFont" style:family="text">
      <style:text-properties style:font-name-complex="Verdana, sans-serif" fo:font-weight="bold" style:font-weight-asian="bold" style:font-weight-complex="bold" fo:color="#000000"/>
    </style:style>
    <style:style style:name="T1730" style:parent-style-name="DefaultParagraphFont" style:family="text">
      <style:text-properties style:font-name-complex="Verdana, sans-serif" fo:color="#000000" fo:font-size="9pt" style:font-size-asian="9pt" style:font-size-complex="9pt"/>
    </style:style>
    <style:style style:name="T173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32"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733" style:parent-style-name="DefaultParagraphFont" style:family="text">
      <style:text-properties style:font-name-complex="Verdana, sans-serif" fo:color="#000000" fo:font-size="9pt" style:font-size-asian="9pt" style:font-size-complex="9pt"/>
    </style:style>
    <style:style style:name="T173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35" style:parent-style-name="DefaultParagraphFont" style:family="text">
      <style:text-properties style:font-name-complex="Verdana, sans-serif" fo:color="#000000" fo:font-size="9pt" style:font-size-asian="9pt" style:font-size-complex="9pt"/>
    </style:style>
    <style:style style:name="T173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37" style:parent-style-name="DefaultParagraphFont" style:family="text">
      <style:text-properties style:font-name-complex="Verdana, sans-serif" fo:color="#000000" fo:font-size="9pt" style:font-size-asian="9pt" style:font-size-complex="9pt"/>
    </style:style>
    <style:style style:name="T173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39" style:parent-style-name="DefaultParagraphFont" style:family="text">
      <style:text-properties style:font-name-complex="Verdana, sans-serif" fo:color="#000000" fo:font-size="9pt" style:font-size-asian="9pt" style:font-size-complex="9pt"/>
    </style:style>
    <style:style style:name="T174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41" style:parent-style-name="DefaultParagraphFont" style:family="text">
      <style:text-properties style:font-name-complex="Verdana, sans-serif" fo:color="#000000" fo:font-size="9pt" style:font-size-asian="9pt" style:font-size-complex="9pt"/>
    </style:style>
    <style:style style:name="T1742" style:parent-style-name="DefaultParagraphFont" style:family="text">
      <style:text-properties style:font-name-complex="Verdana, sans-serif" fo:color="#000000" fo:font-size="9pt" style:font-size-asian="9pt" style:font-size-complex="9pt"/>
    </style:style>
    <style:style style:name="T174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44" style:parent-style-name="DefaultParagraphFont" style:family="text">
      <style:text-properties style:font-name-complex="Verdana, sans-serif" fo:color="#000000" fo:font-size="9pt" style:font-size-asian="9pt" style:font-size-complex="9pt"/>
    </style:style>
    <style:style style:name="TableRow1745" style:family="table-row">
      <style:table-row-properties style:min-row-height="0.2243in" style:use-optimal-row-height="false"/>
    </style:style>
    <style:style style:name="TableCell1746" style:family="table-cell">
      <style:table-cell-properties fo:border-top="none" fo:border-left="0.0034in solid #000000" fo:border-bottom="0.0034in solid #000000" fo:border-right="none" fo:padding-top="0.0381in" fo:padding-left="0.0381in" fo:padding-bottom="0.0381in" fo:padding-right="0.0381in"/>
    </style:style>
    <style:style style:name="P1747" style:parent-style-name="Textbody" style:family="paragraph">
      <style:paragraph-properties fo:margin-bottom="0in"/>
      <style:text-properties style:font-name-complex="Verdana, sans-serif" fo:color="#000000" fo:font-size="9pt" style:font-size-asian="9pt" style:font-size-complex="9pt"/>
    </style:style>
    <style:style style:name="P1748" style:parent-style-name="Textbody" style:family="paragraph">
      <style:paragraph-properties fo:margin-bottom="0in"/>
      <style:text-properties style:font-name-complex="Verdana, sans-serif" fo:color="#000000" fo:font-size="9pt" style:font-size-asian="9pt" style:font-size-complex="9pt"/>
    </style:style>
    <style:style style:name="P1749" style:parent-style-name="Textbody" style:family="paragraph">
      <style:paragraph-properties fo:margin-bottom="0in"/>
      <style:text-properties style:font-name-complex="Verdana, sans-serif" fo:color="#000000" fo:font-size="9pt" style:font-size-asian="9pt" style:font-size-complex="9pt"/>
    </style:style>
    <style:style style:name="P1750" style:parent-style-name="Textbody" style:family="paragraph">
      <style:paragraph-properties fo:margin-bottom="0in"/>
      <style:text-properties style:font-name-complex="Verdana, sans-serif" fo:color="#000000" fo:font-size="9pt" style:font-size-asian="9pt" style:font-size-complex="9pt"/>
    </style:style>
    <style:style style:name="P1751" style:parent-style-name="Textbody" style:family="paragraph">
      <style:paragraph-properties fo:margin-bottom="0in"/>
      <style:text-properties style:font-name-complex="Verdana, sans-serif" fo:color="#000000" fo:font-size="9pt" style:font-size-asian="9pt" style:font-size-complex="9pt"/>
    </style:style>
    <style:style style:name="P1752" style:parent-style-name="Textbody" style:family="paragraph">
      <style:paragraph-properties fo:margin-bottom="0in"/>
    </style:style>
    <style:style style:name="T1753" style:parent-style-name="DefaultParagraphFont" style:family="text">
      <style:text-properties style:font-name-complex="Verdana, sans-serif" fo:color="#000000" fo:font-size="9pt" style:font-size-asian="9pt" style:font-size-complex="9pt"/>
    </style:style>
    <style:style style:name="T1754"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T1755" style:parent-style-name="DefaultParagraphFont" style:family="text">
      <style:text-properties style:font-name-complex="Verdana, sans-serif" fo:color="#000000" fo:font-size="9pt" style:font-size-asian="9pt" style:font-size-complex="9pt"/>
    </style:style>
    <style:style style:name="P1756" style:parent-style-name="Textbody" style:family="paragraph">
      <style:paragraph-properties fo:margin-bottom="0in"/>
      <style:text-properties style:font-name-complex="Verdana, sans-serif" fo:color="#000000" fo:font-size="9pt" style:font-size-asian="9pt" style:font-size-complex="9pt"/>
    </style:style>
    <style:style style:name="P1757" style:parent-style-name="Textbody" style:family="paragraph">
      <style:paragraph-properties fo:margin-bottom="0in"/>
      <style:text-properties style:font-name-complex="Verdana, sans-serif" fo:color="#000000" fo:font-size="9pt" style:font-size-asian="9pt" style:font-size-complex="9pt"/>
    </style:style>
    <style:style style:name="P1758" style:parent-style-name="Textbody" style:family="paragraph">
      <style:paragraph-properties fo:margin-bottom="0in"/>
      <style:text-properties style:font-name-complex="Verdana, sans-serif" fo:color="#000000" fo:font-size="9pt" style:font-size-asian="9pt" style:font-size-complex="9pt"/>
    </style:style>
    <style:style style:name="TableCell17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60" style:parent-style-name="Textbody" style:family="paragraph">
      <style:paragraph-properties fo:margin-bottom="0in" fo:text-indent="0.0097in"/>
    </style:style>
    <style:style style:name="T1761"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T1762"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763" style:parent-style-name="Textbody" style:family="paragraph">
      <style:paragraph-properties fo:margin-bottom="0in"/>
      <style:text-properties style:font-name-complex="Verdana, sans-serif" fo:color="#000000" fo:font-size="9pt" style:font-size-asian="9pt" style:font-size-complex="9pt"/>
    </style:style>
    <style:style style:name="P1764" style:parent-style-name="Textbody" style:family="paragraph">
      <style:paragraph-properties fo:margin-bottom="0in"/>
      <style:text-properties style:font-name-complex="Verdana, sans-serif" fo:color="#000000" fo:font-size="9pt" style:font-size-asian="9pt" style:font-size-complex="9pt"/>
    </style:style>
    <style:style style:name="P1765" style:parent-style-name="Textbody" style:family="paragraph">
      <style:paragraph-properties fo:margin-bottom="0in"/>
      <style:text-properties style:font-name-complex="Verdana, sans-serif" fo:color="#000000" fo:font-size="9pt" style:font-size-asian="9pt" style:font-size-complex="9pt"/>
    </style:style>
    <style:style style:name="P1766" style:parent-style-name="Textbody" style:family="paragraph">
      <style:paragraph-properties fo:margin-bottom="0in"/>
      <style:text-properties style:font-name-complex="Verdana, sans-serif" fo:color="#000000" fo:font-size="9pt" style:font-size-asian="9pt" style:font-size-complex="9pt"/>
    </style:style>
    <style:style style:name="P1767" style:parent-style-name="Textbody" style:family="paragraph">
      <style:paragraph-properties fo:margin-bottom="0in"/>
      <style:text-properties style:font-name-complex="Verdana, sans-serif" fo:color="#000000" fo:font-size="9pt" style:font-size-asian="9pt" style:font-size-complex="9pt"/>
    </style:style>
    <style:style style:name="P1768" style:parent-style-name="Textbody" style:family="paragraph">
      <style:paragraph-properties fo:margin-bottom="0in"/>
      <style:text-properties style:font-name-complex="Verdana, sans-serif" fo:color="#000000" fo:font-size="9pt" style:font-size-asian="9pt" style:font-size-complex="9pt"/>
    </style:style>
    <style:style style:name="TableRow1769" style:family="table-row">
      <style:table-row-properties style:min-row-height="0.2243in" style:use-optimal-row-height="false"/>
    </style:style>
    <style:style style:name="TableCell1770"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771" style:parent-style-name="Textbody" style:family="paragraph">
      <style:paragraph-properties fo:margin-bottom="0in"/>
    </style:style>
    <style:style style:name="T1772" style:parent-style-name="DefaultParagraphFont" style:family="text">
      <style:text-properties fo:font-weight="bold" style:font-weight-asian="bold" style:font-weight-complex="bold"/>
    </style:style>
    <style:style style:name="T17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774" style:parent-style-name="DefaultParagraphFont" style:family="text">
      <style:text-properties fo:font-size="9pt" style:font-size-asian="9pt" style:font-size-complex="9pt"/>
    </style:style>
    <style:style style:name="TableCell1775"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776" style:parent-style-name="TableContents" style:family="paragraph">
      <style:paragraph-properties style:line-height-at-least="0.1465in" fo:text-indent="-0.25in">
        <style:tab-stops>
          <style:tab-stop style:type="left" style:position="0.0416in"/>
        </style:tab-stops>
      </style:paragraph-properties>
    </style:style>
    <style:style style:name="T1777" style:parent-style-name="DefaultParagraphFont" style:family="text">
      <style:text-properties style:font-name-complex="Verdana, sans-serif" fo:font-weight="bold" style:font-weight-asian="bold" style:font-weight-complex="bold" fo:color="#000000"/>
    </style:style>
    <style:style style:name="T1778" style:parent-style-name="DefaultParagraphFont" style:family="text">
      <style:text-properties style:font-name-complex="Verdana, sans-serif" fo:color="#000000" fo:font-size="9pt" style:font-size-asian="9pt" style:font-size-complex="9pt"/>
    </style:style>
    <style:style style:name="T177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80"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781" style:parent-style-name="DefaultParagraphFont" style:family="text">
      <style:text-properties style:font-name-complex="Verdana, sans-serif" fo:color="#000000" fo:font-size="9pt" style:font-size-asian="9pt" style:font-size-complex="9pt"/>
    </style:style>
    <style:style style:name="T178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83" style:parent-style-name="DefaultParagraphFont" style:family="text">
      <style:text-properties style:font-name-complex="Verdana, sans-serif" fo:color="#000000" fo:font-size="9pt" style:font-size-asian="9pt" style:font-size-complex="9pt"/>
    </style:style>
    <style:style style:name="T178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85" style:parent-style-name="DefaultParagraphFont" style:family="text">
      <style:text-properties style:font-name-complex="Verdana, sans-serif" fo:color="#000000" fo:font-size="9pt" style:font-size-asian="9pt" style:font-size-complex="9pt"/>
    </style:style>
    <style:style style:name="T178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87" style:parent-style-name="DefaultParagraphFont" style:family="text">
      <style:text-properties style:font-name-complex="Verdana, sans-serif" fo:color="#000000" fo:font-size="9pt" style:font-size-asian="9pt" style:font-size-complex="9pt"/>
    </style:style>
    <style:style style:name="T178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89" style:parent-style-name="DefaultParagraphFont" style:family="text">
      <style:text-properties style:font-name-complex="Verdana, sans-serif" fo:color="#000000" fo:font-size="9pt" style:font-size-asian="9pt" style:font-size-complex="9pt"/>
    </style:style>
    <style:style style:name="T1790" style:parent-style-name="DefaultParagraphFont" style:family="text">
      <style:text-properties style:font-name-complex="Verdana, sans-serif" fo:color="#000000" fo:font-size="9pt" style:font-size-asian="9pt" style:font-size-complex="9pt"/>
    </style:style>
    <style:style style:name="T179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792" style:parent-style-name="DefaultParagraphFont" style:family="text">
      <style:text-properties style:font-name-complex="Verdana, sans-serif" fo:color="#000000" fo:font-size="9pt" style:font-size-asian="9pt" style:font-size-complex="9pt"/>
    </style:style>
    <style:style style:name="TableRow1793" style:family="table-row">
      <style:table-row-properties style:min-row-height="0.2243in" style:use-optimal-row-height="false"/>
    </style:style>
    <style:style style:name="TableCell1794" style:family="table-cell">
      <style:table-cell-properties fo:border-top="none" fo:border-left="0.0034in solid #000000" fo:border-bottom="0.0034in solid #000000" fo:border-right="none" fo:padding-top="0.0381in" fo:padding-left="0.0381in" fo:padding-bottom="0.0381in" fo:padding-right="0.0381in"/>
    </style:style>
    <style:style style:name="P1795" style:parent-style-name="Textbody" style:family="paragraph">
      <style:paragraph-properties fo:margin-bottom="0in"/>
      <style:text-properties fo:font-size="9pt" style:font-size-asian="9pt" style:font-size-complex="9pt"/>
    </style:style>
    <style:style style:name="P1796" style:parent-style-name="Textbody" style:family="paragraph">
      <style:paragraph-properties fo:margin-bottom="0in"/>
      <style:text-properties fo:font-size="9pt" style:font-size-asian="9pt" style:font-size-complex="9pt"/>
    </style:style>
    <style:style style:name="P1797" style:parent-style-name="Textbody" style:family="paragraph">
      <style:paragraph-properties fo:margin-bottom="0in"/>
      <style:text-properties fo:color="#000000" fo:font-size="9pt" style:font-size-asian="9pt" style:font-size-complex="9pt"/>
    </style:style>
    <style:style style:name="P1798" style:parent-style-name="Textbody" style:family="paragraph">
      <style:paragraph-properties fo:margin-bottom="0in"/>
    </style:style>
    <style:style style:name="T1799" style:parent-style-name="DefaultParagraphFont" style:family="text">
      <style:text-properties fo:font-size="9pt" style:font-size-asian="9pt" style:font-size-complex="9pt"/>
    </style:style>
    <style:style style:name="T1800" style:parent-style-name="DefaultParagraphFont" style:family="text">
      <style:text-properties fo:color="#000000" fo:font-size="9pt" style:font-size-asian="9pt" style:font-size-complex="9pt"/>
    </style:style>
    <style:style style:name="T1801" style:parent-style-name="DefaultParagraphFont" style:family="text">
      <style:text-properties fo:color="#000000" fo:font-size="9pt" style:font-size-asian="9pt" style:font-size-complex="9pt"/>
    </style:style>
    <style:style style:name="T1802" style:parent-style-name="DefaultParagraphFont" style:family="text">
      <style:text-properties fo:color="#000000" fo:font-size="9pt" style:font-size-asian="9pt" style:font-size-complex="9pt" style:text-underline-type="single" style:text-underline-style="solid" style:text-underline-width="auto" style:text-underline-mode="continuous"/>
    </style:style>
    <style:style style:name="T1803" style:parent-style-name="DefaultParagraphFont" style:family="text">
      <style:text-properties fo:color="#000000" fo:font-size="9pt" style:font-size-asian="9pt" style:font-size-complex="9pt"/>
    </style:style>
    <style:style style:name="T1804" style:parent-style-name="DefaultParagraphFont" style:family="text">
      <style:text-properties fo:color="#000000" fo:font-size="9pt" style:font-size-asian="9pt" style:font-size-complex="9pt" style:text-underline-type="single" style:text-underline-style="solid" style:text-underline-width="auto" style:text-underline-mode="continuous"/>
    </style:style>
    <style:style style:name="T1805" style:parent-style-name="DefaultParagraphFont" style:family="text">
      <style:text-properties fo:color="#000000" fo:font-size="9pt" style:font-size-asian="9pt" style:font-size-complex="9pt"/>
    </style:style>
    <style:style style:name="P1806" style:parent-style-name="Textbody" style:family="paragraph">
      <style:paragraph-properties fo:margin-bottom="0in"/>
      <style:text-properties fo:color="#000000" fo:font-size="9pt" style:font-size-asian="9pt" style:font-size-complex="9pt"/>
    </style:style>
    <style:style style:name="P1807" style:parent-style-name="Textbody" style:family="paragraph">
      <style:paragraph-properties fo:margin-bottom="0in"/>
      <style:text-properties fo:color="#000000" fo:font-size="9pt" style:font-size-asian="9pt" style:font-size-complex="9pt"/>
    </style:style>
    <style:style style:name="TableCell18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09" style:parent-style-name="Textbody" style:family="paragraph">
      <style:paragraph-properties fo:margin-bottom="0in" style:line-height-at-least="0.1465in" fo:text-indent="0.0097in"/>
    </style:style>
    <style:style style:name="T1810"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811" style:parent-style-name="Textbody" style:family="paragraph">
      <style:paragraph-properties fo:margin-bottom="0in"/>
    </style:style>
    <style:style style:name="T1812" style:parent-style-name="DefaultParagraphFont" style:family="text">
      <style:text-properties fo:color="#000000" fo:font-size="9pt" style:font-size-asian="9pt" style:font-size-complex="9pt"/>
    </style:style>
    <style:style style:name="T1813" style:parent-style-name="DefaultParagraphFont" style:family="text">
      <style:text-properties fo:color="#000000" fo:font-size="9pt" style:font-size-asian="9pt" style:font-size-complex="9pt"/>
    </style:style>
    <style:style style:name="P1814" style:parent-style-name="Textbody" style:family="paragraph">
      <style:paragraph-properties fo:margin-bottom="0in"/>
      <style:text-properties fo:color="#000000" fo:font-size="9pt" style:font-size-asian="9pt" style:font-size-complex="9pt"/>
    </style:style>
    <style:style style:name="P1815" style:parent-style-name="Textbody" style:family="paragraph">
      <style:paragraph-properties fo:margin-bottom="0in"/>
      <style:text-properties fo:color="#000000" fo:font-size="9pt" style:font-size-asian="9pt" style:font-size-complex="9pt"/>
    </style:style>
    <style:style style:name="P1816" style:parent-style-name="Textbody" style:family="paragraph">
      <style:paragraph-properties fo:margin-bottom="0in"/>
      <style:text-properties fo:color="#000000" fo:font-size="9pt" style:font-size-asian="9pt" style:font-size-complex="9pt"/>
    </style:style>
    <style:style style:name="P1817" style:parent-style-name="Textbody" style:family="paragraph">
      <style:paragraph-properties fo:margin-bottom="0in"/>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ableRow1818" style:family="table-row">
      <style:table-row-properties style:min-row-height="0.2243in" style:use-optimal-row-height="false"/>
    </style:style>
    <style:style style:name="TableCell1819"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820" style:parent-style-name="Textbody" style:family="paragraph">
      <style:paragraph-properties fo:margin-bottom="0in"/>
    </style:style>
    <style:style style:name="T1821" style:parent-style-name="DefaultParagraphFont" style:family="text">
      <style:text-properties fo:font-weight="bold" style:font-weight-asian="bold" style:font-weight-complex="bold"/>
    </style:style>
    <style:style style:name="T1822" style:parent-style-name="DefaultParagraphFont" style:family="text">
      <style:text-properties style:font-name-complex="Verdana, sans-serif" fo:font-weight="bold" style:font-weight-asian="bold" style:font-weight-complex="bold" style:text-underline-type="single" style:text-underline-style="solid" style:text-underline-width="auto" style:text-underline-mode="continuous"/>
    </style:style>
    <style:style style:name="T1823" style:parent-style-name="DefaultParagraphFont" style:family="text">
      <style:text-properties style:font-name-complex="Verdana, sans-serif" fo:font-weight="bold" style:font-weight-asian="bold" style:font-weight-complex="bold" style:text-underline-type="single" style:text-underline-style="solid" style:text-underline-width="auto" style:text-underline-mode="continuous"/>
    </style:style>
    <style:style style:name="T1824"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1825" style:parent-style-name="DefaultParagraphFont" style:family="text">
      <style:text-properties style:font-name-complex="Verdana, sans-serif" fo:color="#000000"/>
    </style:style>
    <style:style style:name="T1826" style:parent-style-name="DefaultParagraphFont" style:family="text">
      <style:text-properties style:font-name-complex="Verdana, sans-serif" fo:color="#000000" fo:font-size="9pt" style:font-size-asian="9pt" style:font-size-complex="9pt"/>
    </style:style>
    <style:style style:name="T1827" style:parent-style-name="DefaultParagraphFont" style:family="text">
      <style:text-properties style:font-name-complex="Verdana, sans-serif" fo:color="#000000" fo:font-size="10pt" style:font-size-asian="10pt" style:font-size-complex="10pt"/>
    </style:style>
    <style:style style:name="T1828" style:parent-style-name="DefaultParagraphFont" style:family="text">
      <style:text-properties style:font-name-complex="Verdana, sans-serif"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1829" style:parent-style-name="DefaultParagraphFont" style:family="text">
      <style:text-properties style:font-name-complex="Verdana, sans-serif" fo:color="#000000" fo:font-size="10pt" style:font-size-asian="10pt" style:font-size-complex="10pt"/>
    </style:style>
    <style:style style:name="TableCell1830"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831" style:parent-style-name="TableContents" style:family="paragraph">
      <style:paragraph-properties style:line-height-at-least="0.1465in" fo:text-indent="-0.25in">
        <style:tab-stops>
          <style:tab-stop style:type="left" style:position="0.0416in"/>
        </style:tab-stops>
      </style:paragraph-properties>
    </style:style>
    <style:style style:name="T1832" style:parent-style-name="DefaultParagraphFont" style:family="text">
      <style:text-properties style:font-name-complex="Verdana, sans-serif" fo:font-weight="bold" style:font-weight-asian="bold" style:font-weight-complex="bold" fo:color="#000000"/>
    </style:style>
    <style:style style:name="T1833" style:parent-style-name="DefaultParagraphFont" style:family="text">
      <style:text-properties style:font-name-complex="Verdana, sans-serif" fo:color="#000000" fo:font-size="9pt" style:font-size-asian="9pt" style:font-size-complex="9pt"/>
    </style:style>
    <style:style style:name="T183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835"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836" style:parent-style-name="DefaultParagraphFont" style:family="text">
      <style:text-properties style:font-name-complex="Verdana, sans-serif" fo:color="#000000" fo:font-size="9pt" style:font-size-asian="9pt" style:font-size-complex="9pt"/>
    </style:style>
    <style:style style:name="T183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838" style:parent-style-name="DefaultParagraphFont" style:family="text">
      <style:text-properties style:font-name-complex="Verdana, sans-serif" fo:color="#000000" fo:font-size="9pt" style:font-size-asian="9pt" style:font-size-complex="9pt"/>
    </style:style>
    <style:style style:name="T183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840" style:parent-style-name="DefaultParagraphFont" style:family="text">
      <style:text-properties style:font-name-complex="Verdana, sans-serif" fo:color="#000000" fo:font-size="9pt" style:font-size-asian="9pt" style:font-size-complex="9pt"/>
    </style:style>
    <style:style style:name="T184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842" style:parent-style-name="DefaultParagraphFont" style:family="text">
      <style:text-properties style:font-name-complex="Verdana, sans-serif" fo:color="#000000" fo:font-size="9pt" style:font-size-asian="9pt" style:font-size-complex="9pt"/>
    </style:style>
    <style:style style:name="T184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844" style:parent-style-name="DefaultParagraphFont" style:family="text">
      <style:text-properties style:font-name-complex="Verdana, sans-serif" fo:color="#000000" fo:font-size="9pt" style:font-size-asian="9pt" style:font-size-complex="9pt"/>
    </style:style>
    <style:style style:name="T1845" style:parent-style-name="DefaultParagraphFont" style:family="text">
      <style:text-properties style:font-name-complex="Verdana, sans-serif" fo:color="#000000" fo:font-size="9pt" style:font-size-asian="9pt" style:font-size-complex="9pt"/>
    </style:style>
    <style:style style:name="T184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847" style:parent-style-name="DefaultParagraphFont" style:family="text">
      <style:text-properties style:font-name-complex="Verdana, sans-serif" fo:color="#000000" fo:font-size="9pt" style:font-size-asian="9pt" style:font-size-complex="9pt"/>
    </style:style>
    <style:style style:name="TableRow1848" style:family="table-row">
      <style:table-row-properties style:min-row-height="0.2243in" style:use-optimal-row-height="false"/>
    </style:style>
    <style:style style:name="TableCell1849" style:family="table-cell">
      <style:table-cell-properties fo:border-top="none" fo:border-left="0.0034in solid #000000" fo:border-bottom="0.0034in solid #000000" fo:border-right="none" fo:padding-top="0.0381in" fo:padding-left="0.0381in" fo:padding-bottom="0.0381in" fo:padding-right="0.0381in"/>
    </style:style>
    <style:style style:name="P1850" style:parent-style-name="Textbody" style:family="paragraph">
      <style:paragraph-properties fo:margin-bottom="0in"/>
    </style:style>
    <style:style style:name="T1851"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852" style:parent-style-name="Textbody" style:family="paragraph">
      <style:paragraph-properties fo:margin-bottom="0in"/>
    </style:style>
    <style:style style:name="T1853"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854" style:parent-style-name="Textbody" style:family="paragraph">
      <style:paragraph-properties fo:margin-bottom="0in"/>
    </style:style>
    <style:style style:name="T1855" style:parent-style-name="DefaultParagraphFont" style:family="text">
      <style:text-properties fo:font-size="9pt" style:font-size-asian="9pt" style:font-size-complex="9pt"/>
    </style:style>
    <style:style style:name="T1856"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1857"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1858" style:parent-style-name="Textbody" style:family="paragraph">
      <style:paragraph-properties fo:margin-bottom="0in"/>
    </style:style>
    <style:style style:name="T1859" style:parent-style-name="Emphasis" style:family="text">
      <style:text-properties style:font-name-complex="Verdana, sans-serif" fo:font-weight="bold" style:font-weight-asian="bold" style:font-weight-complex="bold" fo:font-style="normal" style:font-style-asian="normal" fo:color="#000000"/>
    </style:style>
    <style:style style:name="P1860" style:parent-style-name="Textbody" style:family="paragraph">
      <style:paragraph-properties fo:margin-bottom="0in"/>
      <style:text-properties style:font-name-complex="Verdana, sans-serif" fo:color="#000000" fo:font-size="9pt" style:font-size-asian="9pt" style:font-size-complex="9pt"/>
    </style:style>
    <style:style style:name="P1861" style:parent-style-name="Textbody" style:family="paragraph">
      <style:paragraph-properties fo:margin-bottom="0in"/>
    </style:style>
    <style:style style:name="T1862" style:parent-style-name="Emphasis" style:family="text">
      <style:text-properties style:font-name-complex="Verdana, sans-serif" fo:font-style="normal" style:font-style-asian="normal" style:font-style-complex="normal" fo:font-size="9pt" style:font-size-asian="9pt" style:font-size-complex="9pt"/>
    </style:style>
    <style:style style:name="T1863" style:parent-style-name="Emphasis" style:family="text">
      <style:text-properties style:font-name-complex="Verdana, sans-serif" fo:font-style="normal" style:font-style-asian="normal" style:font-style-complex="normal" fo:font-size="9pt" style:font-size-asian="9pt" style:font-size-complex="9pt"/>
    </style:style>
    <style:style style:name="P1864" style:parent-style-name="Textbody" style:family="paragraph">
      <style:paragraph-properties fo:margin-bottom="0in"/>
    </style:style>
    <style:style style:name="T1865" style:parent-style-name="Emphasis" style:family="text">
      <style:text-properties style:font-name-complex="Verdana, sans-serif" fo:font-style="normal" style:font-style-asian="normal" style:font-style-complex="normal"/>
    </style:style>
    <style:style style:name="P1866" style:parent-style-name="Textbody" style:family="paragraph">
      <style:paragraph-properties fo:margin-bottom="0in"/>
    </style:style>
    <style:style style:name="T1867" style:parent-style-name="Emphasis" style:family="text">
      <style:text-properties style:font-name-complex="Verdana, sans-serif" fo:font-style="normal" style:font-style-asian="normal" style:font-style-complex="normal"/>
    </style:style>
    <style:style style:name="P1868" style:parent-style-name="Textbody" style:family="paragraph">
      <style:paragraph-properties fo:margin-bottom="0in"/>
    </style:style>
    <style:style style:name="T1869" style:parent-style-name="Emphasis" style:family="text">
      <style:text-properties fo:font-style="normal" style:font-style-asian="normal" style:font-style-complex="normal" fo:font-size="9pt" style:font-size-asian="9pt" style:font-size-complex="9pt"/>
    </style:style>
    <style:style style:name="P1870" style:parent-style-name="Textbody" style:family="paragraph">
      <style:paragraph-properties fo:margin-bottom="0in"/>
    </style:style>
    <style:style style:name="T1871" style:parent-style-name="Emphasis" style:family="text">
      <style:text-properties style:font-name-complex="Verdana, sans-serif" fo:font-style="normal" style:font-style-asian="normal" style:font-style-complex="normal"/>
    </style:style>
    <style:style style:name="P1872" style:parent-style-name="Textbody" style:family="paragraph">
      <style:paragraph-properties fo:margin-bottom="0in"/>
    </style:style>
    <style:style style:name="T1873" style:parent-style-name="Emphasis" style:family="text">
      <style:text-properties style:font-name-complex="Verdana, sans-serif" fo:font-style="normal" style:font-style-asian="normal" style:font-style-complex="normal"/>
    </style:style>
    <style:style style:name="T1874" style:parent-style-name="Emphasis" style:family="text">
      <style:text-properties style:font-name-complex="Verdana, sans-serif" fo:font-style="normal" style:font-style-asian="normal" style:font-style-complex="normal"/>
    </style:style>
    <style:style style:name="P1875" style:parent-style-name="Textbody" style:family="paragraph">
      <style:paragraph-properties fo:margin-bottom="0in"/>
    </style:style>
    <style:style style:name="T1876" style:parent-style-name="Emphasis" style:family="text">
      <style:text-properties style:font-name-complex="Verdana, sans-serif" fo:font-style="normal" style:font-style-asian="normal" style:font-style-complex="normal"/>
    </style:style>
    <style:style style:name="P1877" style:parent-style-name="Textbody" style:family="paragraph">
      <style:paragraph-properties fo:margin-bottom="0in"/>
    </style:style>
    <style:style style:name="T1878" style:parent-style-name="Emphasis" style:family="text">
      <style:text-properties fo:font-style="normal" style:font-style-asian="normal" style:font-style-complex="normal" fo:font-size="9pt" style:font-size-asian="9pt" style:font-size-complex="9pt"/>
    </style:style>
    <style:style style:name="T1879" style:parent-style-name="Emphasis" style:family="text">
      <style:text-properties fo:font-style="normal" style:font-style-asian="normal" style:font-style-complex="normal" fo:font-size="9pt" style:font-size-asian="9pt" style:font-size-complex="9pt"/>
    </style:style>
    <style:style style:name="P1880" style:parent-style-name="Textbody" style:family="paragraph">
      <style:paragraph-properties fo:margin-bottom="0in"/>
      <style:text-properties style:font-name="inherit" fo:color="#333333" fo:font-size="9pt" style:font-size-asian="9pt" style:font-size-complex="9pt" style:text-underline-type="single" style:text-underline-style="solid" style:text-underline-width="auto" style:text-underline-mode="continuous"/>
    </style:style>
    <style:style style:name="TableCell18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882" style:parent-style-name="Textbody" style:family="paragraph">
      <style:paragraph-properties fo:margin-bottom="0in" fo:text-indent="0.0097in"/>
    </style:style>
    <style:style style:name="T1883"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884" style:parent-style-name="Textbody" style:family="paragraph">
      <style:paragraph-properties fo:margin-bottom="0in"/>
    </style:style>
    <style:style style:name="T1885" style:parent-style-name="Emphasis" style:family="text">
      <style:text-properties fo:font-style="normal" style:font-style-asian="normal" style:font-style-complex="normal"/>
    </style:style>
    <style:style style:name="T1886" style:parent-style-name="Emphasis" style:family="text">
      <style:text-properties fo:font-style="normal" style:font-style-asian="normal" style:font-style-complex="normal"/>
    </style:style>
    <style:style style:name="P1887" style:parent-style-name="Textbody" style:family="paragraph">
      <style:paragraph-properties fo:margin-bottom="0in"/>
    </style:style>
    <style:style style:name="T1888" style:parent-style-name="Emphasis" style:family="text">
      <style:text-properties fo:font-style="normal" style:font-style-asian="normal" style:font-style-complex="normal"/>
    </style:style>
    <style:style style:name="T1889" style:parent-style-name="Emphasis" style:family="text">
      <style:text-properties fo:font-style="normal" style:font-style-asian="normal" style:font-style-complex="normal"/>
    </style:style>
    <style:style style:name="T1890" style:parent-style-name="Emphasis" style:family="text">
      <style:text-properties fo:font-style="normal" style:font-style-asian="normal" style:font-style-complex="normal" fo:color="#000000"/>
    </style:style>
    <style:style style:name="P1891" style:parent-style-name="Textbody" style:family="paragraph">
      <style:paragraph-properties fo:margin-bottom="0in"/>
    </style:style>
    <style:style style:name="T1892" style:parent-style-name="Emphasis" style:family="text">
      <style:text-properties fo:font-style="normal" style:font-style-asian="normal" style:font-style-complex="normal" fo:color="#333333" fo:font-size="9pt" style:font-size-asian="9pt" style:font-size-complex="9pt"/>
    </style:style>
    <style:style style:name="T1893" style:parent-style-name="Emphasis" style:family="text">
      <style:text-properties fo:font-style="normal" style:font-style-asian="normal" style:font-style-complex="normal" fo:color="#000000" fo:font-size="9pt" style:font-size-asian="9pt" style:font-size-complex="9pt"/>
    </style:style>
    <style:style style:name="T1894" style:parent-style-name="Emphasis" style:family="text">
      <style:text-properties fo:font-style="normal" style:font-style-asian="normal" style:font-style-complex="normal" fo:color="#333333" fo:font-size="9pt" style:font-size-asian="9pt" style:font-size-complex="9pt"/>
    </style:style>
    <style:style style:name="P1895" style:parent-style-name="Textbody" style:family="paragraph">
      <style:paragraph-properties fo:margin-bottom="0in"/>
    </style:style>
    <style:style style:name="T1896" style:parent-style-name="Emphasis" style:family="text">
      <style:text-properties fo:font-style="normal" style:font-style-asian="normal" style:font-style-complex="normal" fo:color="#000000" fo:font-size="9pt" style:font-size-asian="9pt" style:font-size-complex="9pt"/>
    </style:style>
    <style:style style:name="T1897" style:parent-style-name="DefaultParagraphFont" style:family="text">
      <style:text-properties style:font-name-complex="Verdana, sans-serif" fo:color="#000000" fo:font-size="9pt" style:font-size-asian="9pt" style:font-size-complex="9pt"/>
    </style:style>
    <style:style style:name="T1898" style:parent-style-name="DefaultParagraphFont" style:family="text">
      <style:text-properties style:font-name-complex="Verdana, sans-serif" fo:color="#000000" fo:font-size="9pt" style:font-size-asian="9pt" style:font-size-complex="9pt"/>
    </style:style>
    <style:style style:name="T1899"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900" style:parent-style-name="DefaultParagraphFont" style:family="text">
      <style:text-properties style:font-name-complex="Verdana, sans-serif" fo:color="#000000" fo:font-size="9pt" style:font-size-asian="9pt" style:font-size-complex="9pt"/>
    </style:style>
    <style:style style:name="P1901" style:parent-style-name="Textbody" style:family="paragraph">
      <style:paragraph-properties fo:margin-bottom="0in"/>
    </style:style>
    <style:style style:name="T1902" style:parent-style-name="Emphasis" style:family="text">
      <style:text-properties fo:font-style="normal" style:font-style-asian="normal" style:font-style-complex="normal" fo:color="#000000" fo:font-size="9pt" style:font-size-asian="9pt" style:font-size-complex="9pt"/>
    </style:style>
    <style:style style:name="T1903" style:parent-style-name="Emphasis" style:family="text">
      <style:text-properties fo:font-style="normal" style:font-style-asian="normal" style:font-style-complex="normal" fo:color="#000000" fo:font-size="9pt" style:font-size-asian="9pt" style:font-size-complex="9pt"/>
    </style:style>
    <style:style style:name="P1904" style:parent-style-name="Textbody" style:family="paragraph">
      <style:paragraph-properties fo:margin-bottom="0in"/>
      <style:text-properties style:font-name-complex="Verdana, sans-serif" fo:color="#000000" fo:font-size="9pt" style:font-size-asian="9pt" style:font-size-complex="9pt"/>
    </style:style>
    <style:style style:name="P1905" style:parent-style-name="Textbody" style:family="paragraph">
      <style:paragraph-properties fo:margin-bottom="0in"/>
      <style:text-properties style:font-name-complex="Verdana, sans-serif" fo:font-size="10pt" style:font-size-asian="10pt" style:font-size-complex="10pt"/>
    </style:style>
    <style:style style:name="TableColumn1907" style:family="table-column">
      <style:table-column-properties style:column-width="3.484in" style:use-optimal-column-width="false"/>
    </style:style>
    <style:style style:name="TableColumn1908" style:family="table-column">
      <style:table-column-properties style:column-width="3.4409in" style:use-optimal-column-width="false"/>
    </style:style>
    <style:style style:name="Table1906" style:family="table" style:master-page-name="MP1">
      <style:table-properties style:width="6.925in" fo:margin-left="0.0312in" table:align="left"/>
    </style:style>
    <style:style style:name="TableRow1909" style:family="table-row">
      <style:table-row-properties style:use-optimal-row-height="false"/>
    </style:style>
    <style:style style:name="TableCell1910" style:family="table-cell">
      <style:table-cell-properties fo:border="0.0034in solid #000000" fo:background-color="#DDDDDD" fo:padding-top="0.0381in" fo:padding-left="0.0381in" fo:padding-bottom="0.0381in" fo:padding-right="0.0381in"/>
    </style:style>
    <style:style style:name="P1911" style:parent-style-name="Textbody" style:family="paragraph">
      <style:paragraph-properties fo:break-before="page"/>
      <style:text-properties fo:font-weight="bold" style:font-weight-asian="bold" style:font-weight-complex="bold"/>
    </style:style>
    <style:style style:name="TableRow1912" style:family="table-row">
      <style:table-row-properties style:use-optimal-row-height="false"/>
    </style:style>
    <style:style style:name="TableCell1913"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T1914" style:parent-style-name="DefaultParagraphFont" style:family="text">
      <style:text-properties fo:font-weight="bold" style:font-weight-asian="bold" style:font-weight-complex="bold"/>
    </style:style>
    <style:style style:name="T191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16" style:parent-style-name="DefaultParagraphFont" style:family="text">
      <style:text-properties fo:font-weight="bold" style:font-weight-asian="bold" style:font-weight-complex="bold"/>
    </style:style>
    <style:style style:name="T1917" style:parent-style-name="DefaultParagraphFont" style:family="text">
      <style:text-properties fo:font-size="9pt" style:font-size-asian="9pt" style:font-size-complex="9pt"/>
    </style:style>
    <style:style style:name="T1918" style:parent-style-name="DefaultParagraphFont" style:family="text">
      <style:text-properties fo:font-size="9pt" style:font-size-asian="9pt" style:font-size-complex="9pt"/>
    </style:style>
    <style:style style:name="TableCell1919"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1920" style:parent-style-name="TableContents" style:family="paragraph">
      <style:paragraph-properties style:line-height-at-least="0.1465in" fo:text-indent="-0.25in">
        <style:tab-stops>
          <style:tab-stop style:type="left" style:position="0.0416in"/>
        </style:tab-stops>
      </style:paragraph-properties>
    </style:style>
    <style:style style:name="T1921" style:parent-style-name="DefaultParagraphFont" style:family="text">
      <style:text-properties style:font-name-complex="Verdana, sans-serif" fo:font-weight="bold" style:font-weight-asian="bold" style:font-weight-complex="bold" fo:color="#000000"/>
    </style:style>
    <style:style style:name="T1922" style:parent-style-name="DefaultParagraphFont" style:family="text">
      <style:text-properties style:font-name-complex="Verdana, sans-serif" fo:color="#000000" fo:font-size="9pt" style:font-size-asian="9pt" style:font-size-complex="9pt"/>
    </style:style>
    <style:style style:name="T192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924"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1925" style:parent-style-name="DefaultParagraphFont" style:family="text">
      <style:text-properties style:font-name-complex="Verdana, sans-serif" fo:color="#000000" fo:font-size="9pt" style:font-size-asian="9pt" style:font-size-complex="9pt"/>
    </style:style>
    <style:style style:name="T192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927" style:parent-style-name="DefaultParagraphFont" style:family="text">
      <style:text-properties style:font-name-complex="Verdana, sans-serif" fo:color="#000000" fo:font-size="9pt" style:font-size-asian="9pt" style:font-size-complex="9pt"/>
    </style:style>
    <style:style style:name="T192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929" style:parent-style-name="DefaultParagraphFont" style:family="text">
      <style:text-properties style:font-name-complex="Verdana, sans-serif" fo:color="#000000" fo:font-size="9pt" style:font-size-asian="9pt" style:font-size-complex="9pt"/>
    </style:style>
    <style:style style:name="T193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931" style:parent-style-name="DefaultParagraphFont" style:family="text">
      <style:text-properties style:font-name-complex="Verdana, sans-serif" fo:color="#000000" fo:font-size="9pt" style:font-size-asian="9pt" style:font-size-complex="9pt"/>
    </style:style>
    <style:style style:name="T193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933" style:parent-style-name="DefaultParagraphFont" style:family="text">
      <style:text-properties style:font-name-complex="Verdana, sans-serif" fo:color="#000000" fo:font-size="9pt" style:font-size-asian="9pt" style:font-size-complex="9pt"/>
    </style:style>
    <style:style style:name="T1934" style:parent-style-name="DefaultParagraphFont" style:family="text">
      <style:text-properties style:font-name-complex="Verdana, sans-serif" fo:color="#000000" fo:font-size="9pt" style:font-size-asian="9pt" style:font-size-complex="9pt"/>
    </style:style>
    <style:style style:name="T193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1936" style:parent-style-name="DefaultParagraphFont" style:family="text">
      <style:text-properties style:font-name-complex="Verdana, sans-serif" fo:color="#000000" fo:font-size="9pt" style:font-size-asian="9pt" style:font-size-complex="9pt"/>
    </style:style>
    <style:style style:name="TableRow1937" style:family="table-row">
      <style:table-row-properties style:use-optimal-row-height="false"/>
    </style:style>
    <style:style style:name="TableCell1938" style:family="table-cell">
      <style:table-cell-properties fo:border-top="none" fo:border-left="0.0034in solid #000000" fo:border-bottom="0.0034in solid #000000" fo:border-right="none" fo:padding-top="0.0381in" fo:padding-left="0.0381in" fo:padding-bottom="0.0381in" fo:padding-right="0.0381in"/>
    </style:style>
    <style:style style:name="P1939" style:parent-style-name="Textbody" style:family="paragraph">
      <style:paragraph-properties fo:margin-bottom="0in" style:line-height-at-least="0.1465in"/>
    </style:style>
    <style:style style:name="T1940" style:parent-style-name="Emphasis" style:family="text">
      <style:text-properties fo:font-style="normal" style:font-style-asian="normal" style:font-style-complex="normal"/>
    </style:style>
    <style:style style:name="T1941" style:parent-style-name="Emphasis" style:family="text">
      <style:text-properties fo:font-style="normal" style:font-style-asian="normal" style:font-style-complex="normal"/>
    </style:style>
    <style:style style:name="P1942" style:parent-style-name="Standard" style:family="paragraph">
      <style:paragraph-properties style:line-height-at-least="0.1465in"/>
    </style:style>
    <style:style style:name="P1943" style:parent-style-name="Textbody" style:family="paragraph">
      <style:paragraph-properties fo:margin-bottom="0in"/>
    </style:style>
    <style:style style:name="T1944" style:parent-style-name="Emphasis" style:family="text">
      <style:text-properties style:font-name-complex="Verdana, sans-serif" fo:font-style="normal" style:font-style-asian="normal" style:font-style-complex="normal" fo:color="#000000"/>
    </style:style>
    <style:style style:name="T1945" style:parent-style-name="Emphasis" style:family="text">
      <style:text-properties style:font-name-complex="Verdana, sans-serif" fo:font-style="normal" style:font-style-asian="normal" style:font-style-complex="normal" fo:color="#000000" style:text-position="super 66.6%"/>
    </style:style>
    <style:style style:name="T1946" style:parent-style-name="Emphasis" style:family="text">
      <style:text-properties style:font-name-complex="Verdana, sans-serif" fo:font-style="normal" style:font-style-asian="normal" style:font-style-complex="normal" fo:color="#000000"/>
    </style:style>
    <style:style style:name="T1947" style:parent-style-name="Emphasis" style:family="text">
      <style:text-properties style:font-name-complex="Verdana, sans-serif" fo:font-style="normal" style:font-style-asian="normal" style:font-style-complex="normal" fo:color="#000000" style:text-position="super 66.6%"/>
    </style:style>
    <style:style style:name="T1948" style:parent-style-name="Emphasis" style:family="text">
      <style:text-properties style:font-name-complex="Verdana, sans-serif" fo:font-style="normal" style:font-style-asian="normal" style:font-style-complex="normal" fo:color="#000000"/>
    </style:style>
    <style:style style:name="T1949" style:parent-style-name="DefaultParagraphFont" style:family="text">
      <style:text-properties fo:font-size="9pt" style:font-size-asian="9pt" style:font-size-complex="9pt"/>
    </style:style>
    <style:style style:name="P1950" style:parent-style-name="Textbody" style:family="paragraph">
      <style:paragraph-properties fo:margin-bottom="0in"/>
    </style:style>
    <style:style style:name="T1951" style:parent-style-name="Emphasis" style:family="text">
      <style:text-properties fo:font-style="normal" style:font-style-asian="normal" fo:font-size="9pt" style:font-size-asian="9pt" style:font-size-complex="9pt"/>
    </style:style>
    <style:style style:name="T1952" style:parent-style-name="Emphasis" style:family="text">
      <style:text-properties fo:font-style="normal" style:font-style-asian="normal" fo:font-size="9pt" style:font-size-asian="9pt" style:font-size-complex="9pt"/>
    </style:style>
    <style:style style:name="P1953" style:parent-style-name="Textbody" style:family="paragraph">
      <style:paragraph-properties fo:margin-bottom="0in"/>
      <style:text-properties fo:font-size="9pt" style:font-size-asian="9pt" style:font-size-complex="9pt"/>
    </style:style>
    <style:style style:name="P1954" style:parent-style-name="Textbody" style:family="paragraph">
      <style:paragraph-properties fo:margin-bottom="0in"/>
      <style:text-properties fo:font-size="9pt" style:font-size-asian="9pt" style:font-size-complex="9pt"/>
    </style:style>
    <style:style style:name="P1955" style:parent-style-name="Textbody" style:family="paragraph">
      <style:paragraph-properties fo:margin-bottom="0in"/>
      <style:text-properties fo:font-size="9pt" style:font-size-asian="9pt" style:font-size-complex="9pt"/>
    </style:style>
    <style:style style:name="P1956" style:parent-style-name="Textbody" style:family="paragraph">
      <style:paragraph-properties fo:margin-bottom="0in"/>
      <style:text-properties fo:font-size="9pt" style:font-size-asian="9pt" style:font-size-complex="9pt"/>
    </style:style>
    <style:style style:name="P1957" style:parent-style-name="Textbody" style:family="paragraph">
      <style:paragraph-properties fo:margin-bottom="0in"/>
      <style:text-properties fo:font-size="9pt" style:font-size-asian="9pt" style:font-size-complex="9pt"/>
    </style:style>
    <style:style style:name="P1958" style:parent-style-name="Textbody" style:family="paragraph">
      <style:paragraph-properties fo:margin-bottom="0in"/>
    </style:style>
    <style:style style:name="T1959" style:parent-style-name="Emphasis" style:family="text">
      <style:text-properties fo:color="#000000"/>
    </style:style>
    <style:style style:name="T1960" style:parent-style-name="Emphasis" style:family="text">
      <style:text-properties fo:color="#000000"/>
    </style:style>
    <style:style style:name="P1961" style:parent-style-name="Textbody" style:family="paragraph">
      <style:paragraph-properties fo:margin-bottom="0in"/>
      <style:text-properties fo:font-size="9pt" style:font-size-asian="9pt" style:font-size-complex="9pt"/>
    </style:style>
    <style:style style:name="P1962" style:parent-style-name="Textbody" style:family="paragraph">
      <style:paragraph-properties fo:margin-bottom="0in"/>
      <style:text-properties fo:font-size="9pt" style:font-size-asian="9pt" style:font-size-complex="9pt"/>
    </style:style>
    <style:style style:name="P1963" style:parent-style-name="Textbody" style:family="paragraph">
      <style:paragraph-properties fo:margin-bottom="0in"/>
      <style:text-properties fo:font-size="9pt" style:font-size-asian="9pt" style:font-size-complex="9pt"/>
    </style:style>
    <style:style style:name="P1964" style:parent-style-name="Textbody" style:family="paragraph">
      <style:paragraph-properties fo:margin-bottom="0in"/>
    </style:style>
    <style:style style:name="T1965" style:parent-style-name="Emphasis" style:family="text">
      <style:text-properties style:font-name-complex="Verdana, sans-serif" fo:color="#000000" fo:font-size="14pt" style:font-size-asian="14pt" style:font-size-complex="14pt"/>
    </style:style>
    <style:style style:name="T1966" style:parent-style-name="Emphasis" style:family="text">
      <style:text-properties style:font-name-complex="Verdana, sans-serif" fo:color="#000000" fo:font-size="14pt" style:font-size-asian="14pt" style:font-size-complex="14pt"/>
    </style:style>
    <style:style style:name="P1967" style:parent-style-name="Textbody" style:family="paragraph">
      <style:paragraph-properties fo:margin-bottom="0in"/>
    </style:style>
    <style:style style:name="T1968" style:parent-style-name="DefaultParagraphFont" style:family="text">
      <style:text-properties style:font-name-complex="Verdana, sans-serif" fo:font-style="italic" style:font-style-asian="italic" style:font-style-complex="italic" fo:color="#000000" fo:font-size="14pt" style:font-size-asian="14pt" style:font-size-complex="14pt"/>
    </style:style>
    <style:style style:name="P1969" style:parent-style-name="Textbody" style:family="paragraph">
      <style:paragraph-properties fo:margin-bottom="0in"/>
    </style:style>
    <style:style style:name="T1970" style:parent-style-name="DefaultParagraphFont" style:family="text">
      <style:text-properties fo:color="#000000" fo:font-size="9pt" style:font-size-asian="9pt" style:font-size-complex="9pt"/>
    </style:style>
    <style:style style:name="P1971" style:parent-style-name="Textbody" style:family="paragraph">
      <style:paragraph-properties fo:margin-bottom="0in"/>
      <style:text-properties fo:font-size="9pt" style:font-size-asian="9pt" style:font-size-complex="9pt"/>
    </style:style>
    <style:style style:name="P1972" style:parent-style-name="Textbody" style:family="paragraph">
      <style:paragraph-properties fo:margin-bottom="0in"/>
      <style:text-properties fo:font-size="9pt" style:font-size-asian="9pt" style:font-size-complex="9pt"/>
    </style:style>
    <style:style style:name="P1973"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1974" style:parent-style-name="Textbody" style:family="paragraph">
      <style:paragraph-properties fo:margin-bottom="0in"/>
    </style:style>
    <style:style style:name="T1975" style:parent-style-name="Emphasis" style:family="text">
      <style:text-properties fo:font-style="normal" style:font-style-asian="normal" style:font-style-complex="normal"/>
    </style:style>
    <style:style style:name="T1976" style:parent-style-name="Emphasis" style:family="text">
      <style:text-properties fo:font-style="normal" style:font-style-asian="normal" style:font-style-complex="normal"/>
    </style:style>
    <style:style style:name="P1977" style:parent-style-name="Textbody" style:family="paragraph">
      <style:paragraph-properties fo:margin-bottom="0in"/>
    </style:style>
    <style:style style:name="T1978" style:parent-style-name="Emphasis" style:family="text">
      <style:text-properties fo:font-style="normal" style:font-style-asian="normal" style:font-style-complex="normal"/>
    </style:style>
    <style:style style:name="P1979" style:parent-style-name="Textbody" style:family="paragraph">
      <style:paragraph-properties fo:margin-bottom="0in"/>
    </style:style>
    <style:style style:name="T1980" style:parent-style-name="Emphasis" style:family="text">
      <style:text-properties fo:font-style="normal" style:font-style-asian="normal" style:font-style-complex="normal"/>
    </style:style>
    <style:style style:name="T1981" style:parent-style-name="Emphasis" style:family="text">
      <style:text-properties fo:font-style="normal" style:font-style-asian="normal" style:font-style-complex="normal"/>
    </style:style>
    <style:style style:name="P1982" style:parent-style-name="Textbody" style:family="paragraph">
      <style:paragraph-properties fo:margin-bottom="0in"/>
      <style:text-properties fo:font-size="9pt" style:font-size-asian="9pt" style:font-size-complex="9pt"/>
    </style:style>
    <style:style style:name="P1983" style:parent-style-name="Textbody" style:family="paragraph">
      <style:paragraph-properties fo:margin-bottom="0in"/>
      <style:text-properties style:font-name-complex="Verdana, sans-serif" fo:font-style="italic" style:font-style-asian="italic" style:font-style-complex="italic" fo:color="#000000" fo:font-size="14pt" style:font-size-asian="14pt" style:font-size-complex="14pt"/>
    </style:style>
    <style:style style:name="P1984" style:parent-style-name="Textbody" style:family="paragraph">
      <style:paragraph-properties fo:margin-bottom="0in"/>
    </style:style>
    <style:style style:name="TableCell19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986" style:parent-style-name="Textbody" style:family="paragraph">
      <style:paragraph-properties fo:margin-bottom="0in" fo:text-indent="0.0097in"/>
    </style:style>
    <style:style style:name="T1987"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1988" style:parent-style-name="Textbody" style:family="paragraph">
      <style:paragraph-properties fo:margin-bottom="0in"/>
    </style:style>
    <style:style style:name="T1989" style:parent-style-name="Emphasis" style:family="text">
      <style:text-properties fo:font-style="normal" style:font-style-asian="normal" style:font-style-complex="normal"/>
    </style:style>
    <style:style style:name="P1990" style:parent-style-name="Textbody" style:family="paragraph">
      <style:paragraph-properties fo:margin-bottom="0in"/>
    </style:style>
    <style:style style:name="T1991" style:parent-style-name="Emphasis" style:family="text">
      <style:text-properties fo:font-style="normal" style:font-style-asian="normal" style:font-style-complex="normal"/>
    </style:style>
    <style:style style:name="P1992" style:parent-style-name="Textbody" style:family="paragraph">
      <style:paragraph-properties fo:margin-bottom="0in"/>
    </style:style>
    <style:style style:name="T1993" style:parent-style-name="Emphasis" style:family="text">
      <style:text-properties fo:font-style="normal" style:font-style-asian="normal" style:font-style-complex="normal"/>
    </style:style>
    <style:style style:name="T1994" style:parent-style-name="Emphasis" style:family="text">
      <style:text-properties fo:font-style="normal" style:font-style-asian="normal" style:font-style-complex="normal"/>
    </style:style>
    <style:style style:name="P1995" style:parent-style-name="Textbody" style:family="paragraph">
      <style:paragraph-properties fo:margin-bottom="0in"/>
      <style:text-properties style:font-name-complex="Verdana, sans-serif" fo:font-weight="bold" style:font-weight-asian="bold" style:font-weight-complex="bold" fo:color="#000000" fo:font-size="9pt" style:font-size-asian="9pt" style:font-size-complex="9pt"/>
    </style:style>
    <style:style style:name="TableRow1996" style:family="table-row">
      <style:table-row-properties style:use-optimal-row-height="false"/>
    </style:style>
    <style:style style:name="TableCell1997"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1998" style:parent-style-name="Textbody" style:family="paragraph">
      <style:paragraph-properties fo:margin-bottom="0in" style:line-height-at-least="0.1465in" fo:text-indent="-0.25in"/>
    </style:style>
    <style:style style:name="T1999" style:parent-style-name="DefaultParagraphFont" style:family="text">
      <style:text-properties style:font-name-complex="Verdana, sans-serif" fo:font-weight="bold" style:font-weight-asian="bold" style:font-weight-complex="bold" fo:color="#000000"/>
    </style:style>
    <style:style style:name="T2000"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2001" style:parent-style-name="DefaultParagraphFont" style:family="text">
      <style:text-properties style:font-name-complex="Verdana, sans-serif" fo:color="#000000" fo:font-size="10pt" style:font-size-asian="10pt" style:font-size-complex="10pt"/>
    </style:style>
    <style:style style:name="TableCell2002"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003" style:parent-style-name="TableContents" style:family="paragraph">
      <style:paragraph-properties style:line-height-at-least="0.1465in" fo:text-indent="-0.25in">
        <style:tab-stops>
          <style:tab-stop style:type="left" style:position="0.0416in"/>
        </style:tab-stops>
      </style:paragraph-properties>
    </style:style>
    <style:style style:name="T2004" style:parent-style-name="DefaultParagraphFont" style:family="text">
      <style:text-properties style:font-name-complex="Verdana, sans-serif" fo:font-weight="bold" style:font-weight-asian="bold" style:font-weight-complex="bold" fo:color="#000000"/>
    </style:style>
    <style:style style:name="T2005" style:parent-style-name="DefaultParagraphFont" style:family="text">
      <style:text-properties style:font-name-complex="Verdana, sans-serif" fo:font-weight="bold" style:font-weight-asian="bold" style:font-weight-complex="bold" fo:color="#000000"/>
    </style:style>
    <style:style style:name="T2006" style:parent-style-name="DefaultParagraphFont" style:family="text">
      <style:text-properties style:font-name-complex="Verdana, sans-serif" fo:color="#000000" fo:font-size="9pt" style:font-size-asian="9pt" style:font-size-complex="9pt"/>
    </style:style>
    <style:style style:name="T200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08"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009" style:parent-style-name="DefaultParagraphFont" style:family="text">
      <style:text-properties style:font-name-complex="Verdana, sans-serif" fo:color="#000000" fo:font-size="9pt" style:font-size-asian="9pt" style:font-size-complex="9pt"/>
    </style:style>
    <style:style style:name="T201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11" style:parent-style-name="DefaultParagraphFont" style:family="text">
      <style:text-properties style:font-name-complex="Verdana, sans-serif" fo:color="#000000" fo:font-size="9pt" style:font-size-asian="9pt" style:font-size-complex="9pt"/>
    </style:style>
    <style:style style:name="T201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13" style:parent-style-name="DefaultParagraphFont" style:family="text">
      <style:text-properties style:font-name-complex="Verdana, sans-serif" fo:color="#000000" fo:font-size="9pt" style:font-size-asian="9pt" style:font-size-complex="9pt"/>
    </style:style>
    <style:style style:name="T201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1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16" style:parent-style-name="DefaultParagraphFont" style:family="text">
      <style:text-properties style:font-name-complex="Verdana, sans-serif" fo:color="#000000" fo:font-size="9pt" style:font-size-asian="9pt" style:font-size-complex="9pt"/>
    </style:style>
    <style:style style:name="T201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18" style:parent-style-name="DefaultParagraphFont" style:family="text">
      <style:text-properties style:font-name-complex="Verdana, sans-serif" fo:color="#000000" fo:font-size="9pt" style:font-size-asian="9pt" style:font-size-complex="9pt"/>
    </style:style>
    <style:style style:name="T201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20" style:parent-style-name="DefaultParagraphFont" style:family="text">
      <style:text-properties style:font-name-complex="Verdana, sans-serif" fo:color="#000000" fo:font-size="9pt" style:font-size-asian="9pt" style:font-size-complex="9pt"/>
    </style:style>
    <style:style style:name="TableRow2021" style:family="table-row">
      <style:table-row-properties style:use-optimal-row-height="false"/>
    </style:style>
    <style:style style:name="TableCell2022" style:family="table-cell">
      <style:table-cell-properties fo:border-top="none" fo:border-left="0.0034in solid #000000" fo:border-bottom="0.0034in solid #000000" fo:border-right="none" fo:padding-top="0.0381in" fo:padding-left="0.0381in" fo:padding-bottom="0.0381in" fo:padding-right="0.0381in"/>
    </style:style>
    <style:style style:name="P2023" style:parent-style-name="Textbody" style:family="paragraph">
      <style:paragraph-properties fo:margin-bottom="0in"/>
    </style:style>
    <style:style style:name="T2024" style:parent-style-name="DefaultParagraphFont" style:family="text">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25" style:parent-style-name="Textbody" style:family="paragraph">
      <style:paragraph-properties fo:margin-bottom="0in"/>
    </style:style>
    <style:style style:name="T2026" style:parent-style-name="DefaultParagraphFont" style:family="text">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27" style:parent-style-name="Textbody" style:family="paragraph">
      <style:paragraph-properties fo:margin-bottom="0in"/>
    </style:style>
    <style:style style:name="T2028" style:parent-style-name="DefaultParagraphFont" style:family="text">
      <style:text-properties style:font-name-complex="Verdana, sans-serif" fo:color="#000000" fo:font-size="9pt" style:font-size-asian="9pt" style:font-size-complex="9pt"/>
    </style:style>
    <style:style style:name="T2029" style:parent-style-name="DefaultParagraphFont" style:family="text">
      <style:text-properties style:font-name-complex="Verdana, sans-serif" fo:color="#000000" fo:font-size="9pt" style:font-size-asian="9pt" style:font-size-complex="9pt"/>
    </style:style>
    <style:style style:name="P2030" style:parent-style-name="Textbody" style:family="paragraph">
      <style:paragraph-properties fo:margin-bottom="0in"/>
    </style:style>
    <style:style style:name="T2031" style:parent-style-name="DefaultParagraphFont" style:family="text">
      <style:text-properties style:font-name-complex="Verdana, sans-serif" fo:color="#000000" fo:font-size="9pt" style:font-size-asian="9pt" style:font-size-complex="9pt"/>
    </style:style>
    <style:style style:name="T2032"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033" style:parent-style-name="DefaultParagraphFont" style:family="text">
      <style:text-properties style:font-name-complex="Verdana, sans-serif" fo:color="#000000" fo:font-size="9pt" style:font-size-asian="9pt" style:font-size-complex="9pt"/>
    </style:style>
    <style:style style:name="P2034" style:parent-style-name="Textbody" style:family="paragraph">
      <style:paragraph-properties fo:margin-bottom="0in"/>
    </style:style>
    <style:style style:name="T2035" style:parent-style-name="Emphasis" style:family="text">
      <style:text-properties fo:font-style="normal" style:font-style-asian="normal" style:font-style-complex="normal"/>
    </style:style>
    <style:style style:name="P2036" style:parent-style-name="Textbody" style:family="paragraph">
      <style:paragraph-properties fo:margin-bottom="0in"/>
    </style:style>
    <style:style style:name="P2037" style:parent-style-name="Textbody" style:family="paragraph">
      <style:paragraph-properties fo:margin-bottom="0in"/>
    </style:style>
    <style:style style:name="P2038" style:parent-style-name="Textbody" style:family="paragraph">
      <style:paragraph-properties fo:margin-bottom="0in"/>
    </style:style>
    <style:style style:name="P2039" style:parent-style-name="Textbody" style:family="paragraph">
      <style:paragraph-properties fo:margin-bottom="0in"/>
    </style:style>
    <style:style style:name="T2040" style:parent-style-name="Emphasis" style:family="text">
      <style:text-properties fo:font-style="normal" style:font-style-asian="normal" style:font-style-complex="normal"/>
    </style:style>
    <style:style style:name="P2041" style:parent-style-name="Textbody" style:family="paragraph">
      <style:paragraph-properties fo:margin-bottom="0in"/>
      <style:text-properties fo:font-weight="bold" style:font-weight-asian="bold" style:font-weight-complex="bold"/>
    </style:style>
    <style:style style:name="TableCell20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43" style:parent-style-name="Textbody" style:family="paragraph">
      <style:paragraph-properties fo:margin-bottom="0in" fo:text-indent="0.0097in"/>
    </style:style>
    <style:style style:name="T2044"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T2045"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2046" style:parent-style-name="Textbody" style:family="paragraph">
      <style:paragraph-properties fo:margin-bottom="0in"/>
    </style:style>
    <style:style style:name="T2047" style:parent-style-name="DefaultParagraphFont" style:family="text">
      <style:text-properties style:font-name-complex="Verdana, sans-serif" fo:color="#000000" fo:font-size="9pt" style:font-size-asian="9pt" style:font-size-complex="9pt"/>
    </style:style>
    <style:style style:name="P2048" style:parent-style-name="Textbody" style:family="paragraph">
      <style:paragraph-properties fo:margin-bottom="0in"/>
    </style:style>
    <style:style style:name="T2049" style:parent-style-name="DefaultParagraphFont" style:family="text">
      <style:text-properties style:font-name-complex="Verdana, sans-serif" fo:color="#000000" fo:font-size="9pt" style:font-size-asian="9pt" style:font-size-complex="9pt"/>
    </style:style>
    <style:style style:name="T2050" style:parent-style-name="DefaultParagraphFont" style:family="text">
      <style:text-properties style:font-name-complex="Verdana, sans-serif" fo:color="#000000" fo:font-size="9pt" style:font-size-asian="9pt" style:font-size-complex="9pt"/>
    </style:style>
    <style:style style:name="P2051"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52" style:parent-style-name="TableContents" style:family="paragraph"/>
    <style:style style:name="T2053" style:parent-style-name="Emphasis" style:family="text">
      <style:text-properties fo:font-style="normal" style:font-style-asian="normal" style:font-style-complex="normal"/>
    </style:style>
    <style:style style:name="P2054" style:parent-style-name="Textbody" style:family="paragraph">
      <style:paragraph-properties fo:margin-bottom="0in" fo:text-indent="-0.25in"/>
      <style:text-properties fo:font-size="9pt" style:font-size-asian="9pt" style:font-size-complex="9pt"/>
    </style:style>
    <style:style style:name="TableRow2055" style:family="table-row">
      <style:table-row-properties style:use-optimal-row-height="false"/>
    </style:style>
    <style:style style:name="TableCell2056"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2057" style:parent-style-name="Textbody" style:family="paragraph">
      <style:paragraph-properties style:line-height-at-least="0.1465in" fo:text-indent="-0.25in"/>
    </style:style>
    <style:style style:name="T2058" style:parent-style-name="DefaultParagraphFont" style:family="text">
      <style:text-properties style:font-name-complex="Verdana, sans-serif" fo:font-weight="bold" style:font-weight-asian="bold" style:font-weight-complex="bold" fo:font-style="italic" style:font-style-asian="italic" style:font-style-complex="italic" fo:color="#000000"/>
    </style:style>
    <style:style style:name="T2059" style:parent-style-name="DefaultParagraphFont" style:family="text">
      <style:text-properties style:font-name-complex="Verdana, sans-serif" fo:font-weight="bold" style:font-weight-asian="bold" style:font-weight-complex="bold" fo:font-style="italic" style:font-style-asian="italic" style:font-style-complex="italic" fo:color="#000000" fo:font-size="10pt" style:font-size-asian="10pt" style:font-size-complex="10pt"/>
    </style:style>
    <style:style style:name="T2060" style:parent-style-name="DefaultParagraphFont" style:family="text">
      <style:text-properties style:font-name-complex="Verdana, sans-serif" fo:font-style="italic" style:font-style-asian="italic" style:font-style-complex="italic" fo:color="#000000" fo:font-size="10pt" style:font-size-asian="10pt" style:font-size-complex="10pt"/>
    </style:style>
    <style:style style:name="T2061" style:parent-style-name="DefaultParagraphFont" style:family="text">
      <style:text-properties style:font-name-complex="Verdana, sans-serif" fo:font-style="italic" style:font-style-asian="italic" style:font-style-complex="italic" fo:color="#000000" fo:font-size="10pt" style:font-size-asian="10pt" style:font-size-complex="10pt"/>
    </style:style>
    <style:style style:name="T2062" style:parent-style-name="DefaultParagraphFont" style:family="text">
      <style:text-properties style:font-name-complex="Verdana, sans-serif"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063" style:parent-style-name="DefaultParagraphFont" style:family="text">
      <style:text-properties style:font-name-complex="Verdana, sans-serif" fo:font-style="italic" style:font-style-asian="italic" style:font-style-complex="italic" fo:color="#000000" fo:font-size="10pt" style:font-size-asian="10pt" style:font-size-complex="10pt"/>
    </style:style>
    <style:style style:name="TableCell2064"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065" style:parent-style-name="TableContents" style:family="paragraph">
      <style:paragraph-properties style:line-height-at-least="0.1465in" fo:text-indent="-0.25in">
        <style:tab-stops>
          <style:tab-stop style:type="left" style:position="0.0416in"/>
        </style:tab-stops>
      </style:paragraph-properties>
    </style:style>
    <style:style style:name="T2066" style:parent-style-name="DefaultParagraphFont" style:family="text">
      <style:text-properties style:font-name-complex="Verdana, sans-serif" fo:font-weight="bold" style:font-weight-asian="bold" style:font-weight-complex="bold" fo:color="#000000"/>
    </style:style>
    <style:style style:name="T2067" style:parent-style-name="DefaultParagraphFont" style:family="text">
      <style:text-properties style:font-name-complex="Verdana, sans-serif" fo:font-weight="bold" style:font-weight-asian="bold" style:font-weight-complex="bold" fo:color="#000000"/>
    </style:style>
    <style:style style:name="T2068" style:parent-style-name="DefaultParagraphFont" style:family="text">
      <style:text-properties style:font-name-complex="Verdana, sans-serif" fo:color="#000000" fo:font-size="9pt" style:font-size-asian="9pt" style:font-size-complex="9pt"/>
    </style:style>
    <style:style style:name="T206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70"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071" style:parent-style-name="DefaultParagraphFont" style:family="text">
      <style:text-properties style:font-name-complex="Verdana, sans-serif" fo:color="#000000" fo:font-size="9pt" style:font-size-asian="9pt" style:font-size-complex="9pt"/>
    </style:style>
    <style:style style:name="T207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73" style:parent-style-name="DefaultParagraphFont" style:family="text">
      <style:text-properties style:font-name-complex="Verdana, sans-serif" fo:color="#000000" fo:font-size="9pt" style:font-size-asian="9pt" style:font-size-complex="9pt"/>
    </style:style>
    <style:style style:name="T207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75" style:parent-style-name="DefaultParagraphFont" style:family="text">
      <style:text-properties style:font-name-complex="Verdana, sans-serif" fo:color="#000000" fo:font-size="9pt" style:font-size-asian="9pt" style:font-size-complex="9pt"/>
    </style:style>
    <style:style style:name="T207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7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78" style:parent-style-name="DefaultParagraphFont" style:family="text">
      <style:text-properties style:font-name-complex="Verdana, sans-serif" fo:color="#000000" fo:font-size="9pt" style:font-size-asian="9pt" style:font-size-complex="9pt"/>
    </style:style>
    <style:style style:name="T207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80" style:parent-style-name="DefaultParagraphFont" style:family="text">
      <style:text-properties style:font-name-complex="Verdana, sans-serif" fo:color="#000000" fo:font-size="9pt" style:font-size-asian="9pt" style:font-size-complex="9pt"/>
    </style:style>
    <style:style style:name="T208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082" style:parent-style-name="DefaultParagraphFont" style:family="text">
      <style:text-properties style:font-name-complex="Verdana, sans-serif" fo:color="#000000" fo:font-size="9pt" style:font-size-asian="9pt" style:font-size-complex="9pt"/>
    </style:style>
    <style:style style:name="TableRow2083" style:family="table-row">
      <style:table-row-properties style:use-optimal-row-height="false"/>
    </style:style>
    <style:style style:name="TableCell2084" style:family="table-cell">
      <style:table-cell-properties fo:border-top="none" fo:border-left="0.0034in solid #000000" fo:border-bottom="0.0034in solid #000000" fo:border-right="none" fo:padding-top="0.0381in" fo:padding-left="0.0381in" fo:padding-bottom="0.0381in" fo:padding-right="0.0381in"/>
    </style:style>
    <style:style style:name="P2085"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86"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87" style:parent-style-name="Textbody" style:family="paragraph">
      <style:paragraph-properties fo:margin-bottom="0in">
        <style:tab-stops>
          <style:tab-stop style:type="left" style:position="0.0416in"/>
        </style:tab-stops>
      </style:paragraph-properties>
    </style:style>
    <style:style style:name="T2088" style:parent-style-name="Emphasis" style:family="text">
      <style:text-properties fo:font-weight="bold" style:font-weight-asian="bold" style:font-weight-complex="bold" fo:color="#333333" fo:font-size="10pt" style:font-size-asian="10pt" style:font-size-complex="10pt"/>
    </style:style>
    <style:style style:name="T2089" style:parent-style-name="Emphasis" style:family="text">
      <style:text-properties fo:font-weight="bold" style:font-weight-asian="bold" style:font-weight-complex="bold" fo:color="#333333" fo:font-size="10pt" style:font-size-asian="10pt" style:font-size-complex="10pt"/>
    </style:style>
    <style:style style:name="P2090" style:parent-style-name="Textbody" style:family="paragraph">
      <style:paragraph-properties fo:margin-bottom="0in" style:line-height-at-least="0.1465in">
        <style:tab-stops>
          <style:tab-stop style:type="left" style:position="0.0416in"/>
        </style:tab-stops>
      </style:paragraph-properties>
    </style:style>
    <style:style style:name="T2091" style:parent-style-name="Emphasis" style:family="text">
      <style:text-properties fo:color="#333333" fo:font-size="14pt" style:font-size-asian="14pt" style:font-size-complex="14pt"/>
    </style:style>
    <style:style style:name="P2092"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93"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94"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95"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96"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97"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98"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099"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TableCell21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01" style:parent-style-name="Textbody" style:family="paragraph">
      <style:paragraph-properties fo:margin-bottom="0in" fo:text-indent="0.0097in"/>
    </style:style>
    <style:style style:name="T2102"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2103"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104"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105"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106"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TableRow2107" style:family="table-row">
      <style:table-row-properties style:use-optimal-row-height="false"/>
    </style:style>
    <style:style style:name="TableCell2108"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2109" style:parent-style-name="Textbody" style:family="paragraph">
      <style:paragraph-properties fo:margin-bottom="0in" style:line-height-at-least="0.1465in" fo:text-indent="-0.25in"/>
    </style:style>
    <style:style style:name="T2110" style:parent-style-name="DefaultParagraphFont" style:family="text">
      <style:text-properties style:font-name-complex="Verdana, sans-serif" fo:font-weight="bold" style:font-weight-asian="bold" style:font-weight-complex="bold" fo:font-style="italic" style:font-style-asian="italic" style:font-style-complex="italic" fo:color="#000000"/>
    </style:style>
    <style:style style:name="T2111" style:parent-style-name="DefaultParagraphFont" style:family="text">
      <style:text-properties style:font-name-complex="Verdana, sans-serif" fo:font-style="italic" style:font-style-asian="italic" style:font-style-complex="italic" fo:color="#000000"/>
    </style:style>
    <style:style style:name="T2112" style:parent-style-name="DefaultParagraphFont" style:family="text">
      <style:text-properties style:font-name-complex="Verdana, sans-serif"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13" style:parent-style-name="DefaultParagraphFont" style:family="text">
      <style:text-properties style:font-name-complex="Verdana, sans-serif" fo:color="#000000" fo:font-size="10pt" style:font-size-asian="10pt" style:font-size-complex="10pt"/>
    </style:style>
    <style:style style:name="T2114" style:parent-style-name="DefaultParagraphFont" style:family="text">
      <style:text-properties style:font-name-complex="Verdana, sans-serif"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115" style:parent-style-name="DefaultParagraphFont" style:family="text">
      <style:text-properties style:font-name-complex="Verdana, sans-serif" fo:color="#000000" fo:font-size="10pt" style:font-size-asian="10pt" style:font-size-complex="10pt"/>
    </style:style>
    <style:style style:name="TableCell2116"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117" style:parent-style-name="TableContents" style:family="paragraph">
      <style:paragraph-properties style:line-height-at-least="0.1465in" fo:text-indent="-0.25in">
        <style:tab-stops>
          <style:tab-stop style:type="left" style:position="0.0416in"/>
        </style:tab-stops>
      </style:paragraph-properties>
    </style:style>
    <style:style style:name="T2118" style:parent-style-name="DefaultParagraphFont" style:family="text">
      <style:text-properties style:font-name-complex="Verdana, sans-serif" fo:font-weight="bold" style:font-weight-asian="bold" style:font-weight-complex="bold" fo:color="#000000"/>
    </style:style>
    <style:style style:name="T2119" style:parent-style-name="DefaultParagraphFont" style:family="text">
      <style:text-properties style:font-name-complex="Verdana, sans-serif" fo:font-weight="bold" style:font-weight-asian="bold" style:font-weight-complex="bold" fo:color="#000000"/>
    </style:style>
    <style:style style:name="T2120" style:parent-style-name="DefaultParagraphFont" style:family="text">
      <style:text-properties style:font-name-complex="Verdana, sans-serif" fo:color="#000000" fo:font-size="9pt" style:font-size-asian="9pt" style:font-size-complex="9pt"/>
    </style:style>
    <style:style style:name="T212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22"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123" style:parent-style-name="DefaultParagraphFont" style:family="text">
      <style:text-properties style:font-name-complex="Verdana, sans-serif" fo:color="#000000" fo:font-size="9pt" style:font-size-asian="9pt" style:font-size-complex="9pt"/>
    </style:style>
    <style:style style:name="T212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25" style:parent-style-name="DefaultParagraphFont" style:family="text">
      <style:text-properties style:font-name-complex="Verdana, sans-serif" fo:color="#000000" fo:font-size="9pt" style:font-size-asian="9pt" style:font-size-complex="9pt"/>
    </style:style>
    <style:style style:name="T212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27" style:parent-style-name="DefaultParagraphFont" style:family="text">
      <style:text-properties style:font-name-complex="Verdana, sans-serif" fo:color="#000000" fo:font-size="9pt" style:font-size-asian="9pt" style:font-size-complex="9pt"/>
    </style:style>
    <style:style style:name="T212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29" style:parent-style-name="DefaultParagraphFont" style:family="text">
      <style:text-properties style:font-name-complex="Verdana, sans-serif" fo:color="#000000" fo:font-size="9pt" style:font-size-asian="9pt" style:font-size-complex="9pt"/>
    </style:style>
    <style:style style:name="T213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31" style:parent-style-name="DefaultParagraphFont" style:family="text">
      <style:text-properties style:font-name-complex="Verdana, sans-serif" fo:color="#000000" fo:font-size="9pt" style:font-size-asian="9pt" style:font-size-complex="9pt"/>
    </style:style>
    <style:style style:name="T213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33" style:parent-style-name="DefaultParagraphFont" style:family="text">
      <style:text-properties style:font-name-complex="Verdana, sans-serif" fo:color="#000000" fo:font-size="9pt" style:font-size-asian="9pt" style:font-size-complex="9pt"/>
    </style:style>
    <style:style style:name="TableRow2134" style:family="table-row">
      <style:table-row-properties style:use-optimal-row-height="false"/>
    </style:style>
    <style:style style:name="TableCell2135" style:family="table-cell">
      <style:table-cell-properties fo:border-top="none" fo:border-left="0.0034in solid #000000" fo:border-bottom="0.0034in solid #000000" fo:border-right="none" fo:padding-top="0.0381in" fo:padding-left="0.0381in" fo:padding-bottom="0.0381in" fo:padding-right="0.0381in"/>
    </style:style>
    <style:style style:name="P2136" style:parent-style-name="Textbody" style:family="paragraph">
      <style:paragraph-properties fo:margin-bottom="0in"/>
    </style:style>
    <style:style style:name="T2137"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T2138"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P2139" style:parent-style-name="TableContents" style:family="paragraph">
      <style:text-properties style:font-name-complex="Verdana, sans-serif" fo:color="#000000" fo:font-size="9pt" style:font-size-asian="9pt" style:font-size-complex="9pt"/>
    </style:style>
    <style:style style:name="P2140" style:parent-style-name="TableContents" style:family="paragraph">
      <style:text-properties style:font-name-complex="Verdana, sans-serif" fo:color="#000000" fo:font-size="9pt" style:font-size-asian="9pt" style:font-size-complex="9pt"/>
    </style:style>
    <style:style style:name="P2141" style:parent-style-name="TableContents" style:family="paragraph">
      <style:text-properties style:font-name-complex="Verdana, sans-serif" fo:color="#000000" fo:font-size="9pt" style:font-size-asian="9pt" style:font-size-complex="9pt"/>
    </style:style>
    <style:style style:name="P2142" style:parent-style-name="Textbody" style:family="paragraph">
      <style:paragraph-properties fo:margin-bottom="0in"/>
      <style:text-properties style:font-name-complex="Verdana, sans-serif" fo:font-weight="bold" style:font-weight-asian="bold" style:font-weight-complex="bold" fo:color="#000000" fo:font-size="9pt" style:font-size-asian="9pt" style:font-size-complex="9pt"/>
    </style:style>
    <style:style style:name="TableCell21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144" style:parent-style-name="Textbody" style:family="paragraph">
      <style:paragraph-properties fo:margin-bottom="0in" fo:text-indent="0.0097in"/>
    </style:style>
    <style:style style:name="T2145"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2146" style:parent-style-name="Textbody" style:family="paragraph">
      <style:paragraph-properties fo:margin-bottom="0in"/>
    </style:style>
    <style:style style:name="T2147" style:parent-style-name="DefaultParagraphFont" style:family="text">
      <style:text-properties style:font-name-complex="Verdana, sans-serif" fo:color="#000000" fo:font-size="9pt" style:font-size-asian="9pt" style:font-size-complex="9pt"/>
    </style:style>
    <style:style style:name="T2148" style:parent-style-name="DefaultParagraphFont" style:family="text">
      <style:text-properties style:font-name-complex="Verdana, sans-serif" fo:color="#000000" fo:font-size="9pt" style:font-size-asian="9pt" style:font-size-complex="9pt"/>
    </style:style>
    <style:style style:name="P2149" style:parent-style-name="Textbody" style:family="paragraph">
      <style:paragraph-properties fo:margin-bottom="0in"/>
    </style:style>
    <style:style style:name="T2150" style:parent-style-name="DefaultParagraphFont" style:family="text">
      <style:text-properties style:font-name-complex="Verdana, sans-serif" fo:color="#000000" fo:font-size="9pt" style:font-size-asian="9pt" style:font-size-complex="9pt"/>
    </style:style>
    <style:style style:name="P2151" style:parent-style-name="Textbody" style:family="paragraph">
      <style:paragraph-properties fo:margin-bottom="0in"/>
      <style:text-properties style:font-name-complex="Verdana, sans-serif" fo:color="#000000" fo:font-size="9pt" style:font-size-asian="9pt" style:font-size-complex="9pt"/>
    </style:style>
    <style:style style:name="TableRow2152" style:family="table-row">
      <style:table-row-properties style:use-optimal-row-height="false"/>
    </style:style>
    <style:style style:name="TableCell2153"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2154" style:parent-style-name="Textbody" style:family="paragraph">
      <style:paragraph-properties style:line-height-at-least="0.1465in" fo:text-indent="-0.25in">
        <style:tab-stops>
          <style:tab-stop style:type="left" style:position="0.0416in"/>
        </style:tab-stops>
      </style:paragraph-properties>
    </style:style>
    <style:style style:name="T2155" style:parent-style-name="DefaultParagraphFont" style:family="text">
      <style:text-properties style:font-name-complex="Verdana, sans-serif" fo:font-weight="bold" style:font-weight-asian="bold" style:font-weight-complex="bold" fo:color="#000000"/>
    </style:style>
    <style:style style:name="T2156"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2157"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2158" style:parent-style-name="DefaultParagraphFont" style:family="text">
      <style:text-properties style:font-name-complex="Verdana, sans-serif" fo:color="#000000"/>
    </style:style>
    <style:style style:name="T2159" style:parent-style-name="DefaultParagraphFont" style:family="text">
      <style:text-properties style:font-name-complex="Verdana, sans-serif" fo:color="#000000" fo:font-size="10pt" style:font-size-asian="10pt" style:font-size-complex="10pt"/>
    </style:style>
    <style:style style:name="T2160" style:parent-style-name="DefaultParagraphFont" style:family="text">
      <style:text-properties style:font-name-complex="Verdana, sans-serif"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161" style:parent-style-name="DefaultParagraphFont" style:family="text">
      <style:text-properties style:font-name-complex="Verdana, sans-serif" fo:color="#000000" fo:font-size="10pt" style:font-size-asian="10pt" style:font-size-complex="10pt"/>
    </style:style>
    <style:style style:name="P2162" style:parent-style-name="Textbody" style:family="paragraph">
      <style:paragraph-properties fo:margin-bottom="0in">
        <style:tab-stops>
          <style:tab-stop style:type="left" style:position="0.0416in"/>
        </style:tab-stops>
      </style:paragraph-properties>
      <style:text-properties style:font-name-complex="Verdana, sans-serif" fo:color="#000000" fo:font-size="9pt" style:font-size-asian="9pt" style:font-size-complex="9pt"/>
    </style:style>
    <style:style style:name="TableCell2163"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164" style:parent-style-name="TableContents" style:family="paragraph">
      <style:paragraph-properties style:line-height-at-least="0.1465in" fo:text-indent="-0.25in">
        <style:tab-stops>
          <style:tab-stop style:type="left" style:position="0.0416in"/>
        </style:tab-stops>
      </style:paragraph-properties>
    </style:style>
    <style:style style:name="T2165" style:parent-style-name="DefaultParagraphFont" style:family="text">
      <style:text-properties style:font-name-complex="Verdana, sans-serif" fo:font-weight="bold" style:font-weight-asian="bold" style:font-weight-complex="bold" fo:color="#000000"/>
    </style:style>
    <style:style style:name="T2166" style:parent-style-name="DefaultParagraphFont" style:family="text">
      <style:text-properties style:font-name-complex="Verdana, sans-serif" fo:color="#000000" fo:font-size="9pt" style:font-size-asian="9pt" style:font-size-complex="9pt"/>
    </style:style>
    <style:style style:name="T216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68"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169" style:parent-style-name="DefaultParagraphFont" style:family="text">
      <style:text-properties style:font-name-complex="Verdana, sans-serif" fo:color="#000000" fo:font-size="9pt" style:font-size-asian="9pt" style:font-size-complex="9pt"/>
    </style:style>
    <style:style style:name="T217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71" style:parent-style-name="DefaultParagraphFont" style:family="text">
      <style:text-properties style:font-name-complex="Verdana, sans-serif" fo:color="#000000" fo:font-size="9pt" style:font-size-asian="9pt" style:font-size-complex="9pt"/>
    </style:style>
    <style:style style:name="T2172" style:parent-style-name="DefaultParagraphFont" style:family="text">
      <style:text-properties style:font-name-complex="Verdana, sans-serif" fo:color="#000000" fo:font-size="9pt" style:font-size-asian="9pt" style:font-size-complex="9pt"/>
    </style:style>
    <style:style style:name="T217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74" style:parent-style-name="DefaultParagraphFont" style:family="text">
      <style:text-properties style:font-name-complex="Verdana, sans-serif" fo:color="#000000" fo:font-size="9pt" style:font-size-asian="9pt" style:font-size-complex="9pt"/>
    </style:style>
    <style:style style:name="T217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76" style:parent-style-name="DefaultParagraphFont" style:family="text">
      <style:text-properties style:font-name-complex="Verdana, sans-serif" fo:color="#000000" fo:font-size="9pt" style:font-size-asian="9pt" style:font-size-complex="9pt"/>
    </style:style>
    <style:style style:name="T217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78" style:parent-style-name="DefaultParagraphFont" style:family="text">
      <style:text-properties style:font-name-complex="Verdana, sans-serif" fo:color="#000000" fo:font-size="9pt" style:font-size-asian="9pt" style:font-size-complex="9pt"/>
    </style:style>
    <style:style style:name="T217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180" style:parent-style-name="DefaultParagraphFont" style:family="text">
      <style:text-properties style:font-name-complex="Verdana, sans-serif" fo:color="#000000" fo:font-size="9pt" style:font-size-asian="9pt" style:font-size-complex="9pt"/>
    </style:style>
    <style:style style:name="P2181" style:parent-style-name="Textbody" style:family="paragraph">
      <style:paragraph-properties fo:margin-bottom="0in" fo:text-indent="-0.25in">
        <style:tab-stops>
          <style:tab-stop style:type="left" style:position="0.0416in"/>
        </style:tab-stops>
      </style:paragraph-properties>
      <style:text-properties style:font-name-complex="Verdana, sans-serif" fo:font-weight="bold" style:font-weight-asian="bold" style:font-weight-complex="bold" fo:font-style="italic" style:font-style-asian="italic" style:font-style-complex="italic" fo:color="#000000"/>
    </style:style>
    <style:style style:name="TableRow2182" style:family="table-row">
      <style:table-row-properties style:use-optimal-row-height="false"/>
    </style:style>
    <style:style style:name="TableCell2183" style:family="table-cell">
      <style:table-cell-properties fo:border-top="none" fo:border-left="0.0034in solid #000000" fo:border-bottom="0.0034in solid #000000" fo:border-right="none" fo:padding-top="0.0381in" fo:padding-left="0.0381in" fo:padding-bottom="0.0381in" fo:padding-right="0.0381in"/>
    </style:style>
    <style:style style:name="P2184" style:parent-style-name="Textbody" style:family="paragraph">
      <style:paragraph-properties fo:margin-bottom="0in">
        <style:tab-stops>
          <style:tab-stop style:type="left" style:position="0.0416in"/>
        </style:tab-stops>
      </style:paragraph-properties>
    </style:style>
    <style:style style:name="T2185" style:parent-style-name="Emphasis" style:family="text">
      <style:text-properties fo:font-style="normal" style:font-style-asian="normal" style:font-style-complex="normal" fo:font-size="9pt" style:font-size-asian="9pt" style:font-size-complex="9pt"/>
    </style:style>
    <style:style style:name="T2186" style:parent-style-name="Emphasis" style:family="text">
      <style:text-properties fo:font-style="normal" style:font-style-asian="normal" style:font-style-complex="normal" fo:font-size="9pt" style:font-size-asian="9pt" style:font-size-complex="9pt"/>
    </style:style>
    <style:style style:name="P2187" style:parent-style-name="Textbody" style:family="paragraph">
      <style:paragraph-properties fo:margin-bottom="0in">
        <style:tab-stops>
          <style:tab-stop style:type="left" style:position="0.0416in"/>
        </style:tab-stops>
      </style:paragraph-properties>
    </style:style>
    <style:style style:name="T2188" style:parent-style-name="Emphasis" style:family="text">
      <style:text-properties fo:font-weight="bold" style:font-weight-asian="bold" style:font-weight-complex="bold" fo:color="#333333" fo:font-size="10pt" style:font-size-asian="10pt" style:font-size-complex="10pt"/>
    </style:style>
    <style:style style:name="T2189" style:parent-style-name="Emphasis" style:family="text">
      <style:text-properties fo:font-weight="bold" style:font-weight-asian="bold" style:font-weight-complex="bold" fo:color="#333333" fo:font-size="10pt" style:font-size-asian="10pt" style:font-size-complex="10pt"/>
    </style:style>
    <style:style style:name="P2190" style:parent-style-name="Textbody" style:family="paragraph">
      <style:paragraph-properties fo:margin-bottom="0in">
        <style:tab-stops>
          <style:tab-stop style:type="left" style:position="0.0416in"/>
        </style:tab-stops>
      </style:paragraph-properties>
    </style:style>
    <style:style style:name="T2191" style:parent-style-name="StrongEmphasis" style:family="text">
      <style:text-properties fo:font-style="italic" style:font-style-asian="italic" style:font-style-complex="italic" fo:color="#333333" fo:font-size="10pt" style:font-size-asian="10pt" style:font-size-complex="10pt"/>
    </style:style>
    <style:style style:name="T2192" style:parent-style-name="StrongEmphasis" style:family="text">
      <style:text-properties fo:font-style="italic" style:font-style-asian="italic" style:font-style-complex="italic" fo:color="#333333" fo:font-size="10pt" style:font-size-asian="10pt" style:font-size-complex="10pt"/>
    </style:style>
    <style:style style:name="P2193" style:parent-style-name="Textbody" style:family="paragraph">
      <style:paragraph-properties fo:margin-bottom="0in">
        <style:tab-stops>
          <style:tab-stop style:type="left" style:position="0.0416in"/>
        </style:tab-stops>
      </style:paragraph-properties>
    </style:style>
    <style:style style:name="P2194" style:parent-style-name="Textbody" style:family="paragraph">
      <style:paragraph-properties fo:margin-bottom="0in">
        <style:tab-stops>
          <style:tab-stop style:type="left" style:position="0.0416in"/>
        </style:tab-stops>
      </style:paragraph-properties>
      <style:text-properties style:font-name-complex="Verdana, sans-serif" fo:color="#000000" fo:font-size="9pt" style:font-size-asian="9pt" style:font-size-complex="9pt"/>
    </style:style>
    <style:style style:name="P2195" style:parent-style-name="Textbody" style:family="paragraph">
      <style:paragraph-properties fo:margin-bottom="0in">
        <style:tab-stops>
          <style:tab-stop style:type="left" style:position="0.0416in"/>
        </style:tab-stops>
      </style:paragraph-properties>
      <style:text-properties style:font-name-complex="Verdana, sans-serif" fo:color="#000000" fo:font-size="9pt" style:font-size-asian="9pt" style:font-size-complex="9pt"/>
    </style:style>
    <style:style style:name="P2196" style:parent-style-name="Textbody" style:family="paragraph">
      <style:paragraph-properties fo:margin-bottom="0in">
        <style:tab-stops>
          <style:tab-stop style:type="left" style:position="0.0416in"/>
        </style:tab-stops>
      </style:paragraph-properties>
      <style:text-properties style:font-name-complex="Verdana, sans-serif" fo:color="#000000" fo:font-size="9pt" style:font-size-asian="9pt" style:font-size-complex="9pt"/>
    </style:style>
    <style:style style:name="P2197" style:parent-style-name="Standard" style:family="paragraph"/>
    <style:style style:name="P2198" style:parent-style-name="Standard" style:family="paragraph"/>
    <style:style style:name="P2199" style:parent-style-name="Textbody" style:family="paragraph">
      <style:paragraph-properties fo:margin-bottom="0in">
        <style:tab-stops>
          <style:tab-stop style:type="left" style:position="0.0416in"/>
        </style:tab-stops>
      </style:paragraph-properties>
      <style:text-properties style:font-name-complex="Verdana, sans-serif" fo:color="#000000" fo:font-size="9pt" style:font-size-asian="9pt" style:font-size-complex="9pt"/>
    </style:style>
    <style:style style:name="P2200" style:parent-style-name="Textbody" style:family="paragraph">
      <style:paragraph-properties fo:margin-bottom="0in"/>
    </style:style>
    <style:style style:name="T2201" style:parent-style-name="DefaultParagraphFont" style:family="text">
      <style:text-properties style:font-name-complex="Verdana, sans-serif" fo:color="#000000" fo:font-size="9pt" style:font-size-asian="9pt" style:font-size-complex="9pt"/>
    </style:style>
    <style:style style:name="T2202" style:parent-style-name="DefaultParagraphFont" style:family="text">
      <style:text-properties fo:color="#333333" fo:font-size="9pt" style:font-size-asian="9pt"/>
    </style:style>
    <style:style style:name="T2203" style:parent-style-name="DefaultParagraphFont" style:family="text">
      <style:text-properties fo:color="#333333" fo:font-size="9pt" style:font-size-asian="9pt"/>
    </style:style>
    <style:style style:name="P2204" style:parent-style-name="Standard" style:family="paragraph"/>
    <style:style style:name="T2205" style:parent-style-name="StrongEmphasis" style:family="text">
      <style:text-properties style:font-name-complex="Verdana, sans-serif" fo:font-style="italic" style:font-style-asian="italic" style:font-style-complex="italic" fo:color="#000000" fo:font-size="10pt" style:font-size-asian="10pt" style:font-size-complex="10pt"/>
    </style:style>
    <style:style style:name="T2206" style:parent-style-name="Emphasis" style:family="text">
      <style:text-properties style:font-name-complex="Verdana, sans-serif" fo:font-weight="bold" style:font-weight-asian="bold" style:font-weight-complex="bold" fo:color="#000000" fo:font-size="10pt" style:font-size-asian="10pt" style:font-size-complex="10pt"/>
    </style:style>
    <style:style style:name="P2207" style:parent-style-name="Standard" style:family="paragraph"/>
    <style:style style:name="T2208" style:parent-style-name="Emphasis" style:family="text">
      <style:text-properties style:font-name-complex="Verdana, sans-serif" fo:color="#000000"/>
    </style:style>
    <style:style style:name="T2209" style:parent-style-name="Emphasis" style:family="text">
      <style:text-properties style:font-name-complex="Verdana, sans-serif" fo:color="#000000"/>
    </style:style>
    <style:style style:name="T2210" style:parent-style-name="DefaultParagraphFont" style:family="text">
      <style:text-properties style:font-name-complex="Verdana, sans-serif" fo:font-weight="bold" style:font-weight-asian="bold" style:font-weight-complex="bold" fo:font-style="italic" style:font-style-asian="italic" style:font-style-complex="italic" fo:color="#000000" fo:font-size="10pt" style:font-size-asian="10pt" style:font-size-complex="10pt"/>
    </style:style>
    <style:style style:name="P2211"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10pt" style:font-size-asian="10pt" style:font-size-complex="10pt"/>
    </style:style>
    <style:style style:name="P2212"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10pt" style:font-size-asian="10pt" style:font-size-complex="10pt"/>
    </style:style>
    <style:style style:name="P2213" style:parent-style-name="Textbody" style:family="paragraph">
      <style:paragraph-properties fo:margin-bottom="0in"/>
    </style:style>
    <style:style style:name="T2214" style:parent-style-name="DefaultParagraphFont" style:family="text">
      <style:text-properties style:font-name-complex="Verdana, sans-serif" fo:font-weight="bold" style:font-weight-asian="bold" style:font-weight-complex="bold" fo:font-style="italic" style:font-style-asian="italic" style:font-style-complex="italic" fo:color="#000000" fo:font-size="10pt" style:font-size-asian="10pt" style:font-size-complex="10pt"/>
    </style:style>
    <style:style style:name="P2215" style:parent-style-name="Textbody" style:family="paragraph">
      <style:paragraph-properties fo:margin-bottom="0in"/>
    </style:style>
    <style:style style:name="T2216" style:parent-style-name="Emphasis" style:family="text">
      <style:text-properties style:font-name-complex="Verdana, sans-serif" fo:font-size="9pt" style:font-size-asian="9pt" style:font-size-complex="9pt"/>
    </style:style>
    <style:style style:name="TableCell22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18" style:parent-style-name="Textbody" style:family="paragraph">
      <style:paragraph-properties fo:margin-bottom="0in"/>
    </style:style>
    <style:style style:name="T2219" style:parent-style-name="Emphasis" style:family="text">
      <style:text-properties style:font-name-complex="Verdana, sans-serif" fo:font-weight="bold" style:font-weight-asian="bold" style:font-weight-complex="bold" fo:font-style="normal" style:font-style-asian="normal" style:font-style-complex="normal" fo:color="#000000" fo:font-size="9pt" style:font-size-asian="9pt" style:font-size-complex="9pt"/>
    </style:style>
    <style:style style:name="T2220" style:parent-style-name="Emphasis" style:family="text">
      <style:text-properties style:font-name-complex="Verdana, sans-serif" fo:font-weight="bold" style:font-weight-asian="bold" style:font-weight-complex="bold" fo:font-style="normal" style:font-style-asian="normal" style:font-style-complex="normal" fo:color="#000000" fo:font-size="9pt" style:font-size-asian="9pt" style:font-size-complex="9pt"/>
    </style:style>
    <style:style style:name="P2221" style:parent-style-name="Textbody" style:family="paragraph">
      <style:paragraph-properties fo:margin-bottom="0in" fo:margin-left="0.5097in" fo:text-indent="-0.2597in">
        <style:tab-stops/>
      </style:paragraph-properties>
    </style:style>
    <style:style style:name="T2222" style:parent-style-name="Emphasis" style:family="text">
      <style:text-properties style:font-name-complex="Verdana, sans-serif" fo:color="#000000" fo:font-size="9pt" style:font-size-asian="9pt" style:font-size-complex="9pt"/>
    </style:style>
    <style:style style:name="P2223" style:parent-style-name="Textbody" style:family="paragraph">
      <style:paragraph-properties fo:margin-bottom="0in" fo:margin-left="0.5097in" fo:text-indent="-0.2597in">
        <style:tab-stops/>
      </style:paragraph-properties>
    </style:style>
    <style:style style:name="T2224" style:parent-style-name="Emphasis" style:family="text">
      <style:text-properties style:font-name-complex="Verdana, sans-serif" fo:color="#000000" fo:font-size="9pt" style:font-size-asian="9pt" style:font-size-complex="9pt"/>
    </style:style>
    <style:style style:name="P2225" style:parent-style-name="Textbody" style:family="paragraph">
      <style:paragraph-properties fo:margin-bottom="0in" fo:margin-left="0.5097in" fo:text-indent="-0.2597in">
        <style:tab-stops/>
      </style:paragraph-properties>
    </style:style>
    <style:style style:name="T2226" style:parent-style-name="Emphasis" style:family="text">
      <style:text-properties style:font-name-complex="Verdana, sans-serif" fo:color="#000000" fo:font-size="9pt" style:font-size-asian="9pt" style:font-size-complex="9pt"/>
    </style:style>
    <style:style style:name="T2227" style:parent-style-name="Emphasis" style:family="text">
      <style:text-properties style:font-name-complex="Verdana, sans-serif" fo:color="#000000" fo:font-size="9pt" style:font-size-asian="9pt" style:font-size-complex="9pt"/>
    </style:style>
    <style:style style:name="P2228" style:parent-style-name="Textbody" style:family="paragraph">
      <style:paragraph-properties fo:margin-bottom="0in" fo:margin-left="0.5097in" fo:text-indent="-0.2597in">
        <style:tab-stops/>
      </style:paragraph-properties>
    </style:style>
    <style:style style:name="T2229" style:parent-style-name="Emphasis" style:family="text">
      <style:text-properties style:font-name-complex="Verdana, sans-serif" fo:font-style="normal" style:font-style-asian="normal" fo:color="#000000" fo:font-size="9pt" style:font-size-asian="9pt" style:font-size-complex="9pt"/>
    </style:style>
    <style:style style:name="P2230" style:parent-style-name="Textbody" style:family="paragraph">
      <style:paragraph-properties fo:margin-bottom="0in" fo:margin-left="0.5097in" fo:text-indent="-0.2597in">
        <style:tab-stops/>
      </style:paragraph-properties>
    </style:style>
    <style:style style:name="T2231" style:parent-style-name="Emphasis" style:family="text">
      <style:text-properties style:font-name-complex="Verdana, sans-serif" fo:font-style="normal" style:font-style-asian="normal" fo:color="#000000" fo:font-size="9pt" style:font-size-asian="9pt" style:font-size-complex="9pt"/>
    </style:style>
    <style:style style:name="P2232"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10pt" style:font-size-asian="10pt" style:font-size-complex="10pt"/>
    </style:style>
    <style:style style:name="TableColumn2234" style:family="table-column">
      <style:table-column-properties style:column-width="3.4618in" style:use-optimal-column-width="false"/>
    </style:style>
    <style:style style:name="TableColumn2235" style:family="table-column">
      <style:table-column-properties style:column-width="3.4631in" style:use-optimal-column-width="false"/>
    </style:style>
    <style:style style:name="Table2233" style:family="table" style:master-page-name="MP2">
      <style:table-properties style:width="6.925in" fo:margin-left="0.0312in" table:align="left"/>
    </style:style>
    <style:style style:name="TableRow2236" style:family="table-row">
      <style:table-row-properties style:use-optimal-row-height="false"/>
    </style:style>
    <style:style style:name="TableCell2237" style:family="table-cell">
      <style:table-cell-properties fo:border="0.0034in solid #000000" fo:background-color="#DDDDDD" fo:padding-top="0.0381in" fo:padding-left="0.0381in" fo:padding-bottom="0.0381in" fo:padding-right="0.0381in"/>
    </style:style>
    <style:style style:name="P2238" style:parent-style-name="Textbody" style:family="paragraph">
      <style:paragraph-properties fo:break-before="page"/>
      <style:text-properties fo:font-weight="bold" style:font-weight-asian="bold" style:font-weight-complex="bold"/>
    </style:style>
    <style:style style:name="TableRow2239" style:family="table-row">
      <style:table-row-properties style:use-optimal-row-height="false"/>
    </style:style>
    <style:style style:name="TableCell2240"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T2241" style:parent-style-name="DefaultParagraphFont" style:family="text">
      <style:text-properties fo:font-weight="bold" style:font-weight-asian="bold" style:font-weight-complex="bold"/>
    </style:style>
    <style:style style:name="T224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243" style:parent-style-name="DefaultParagraphFont" style:family="text">
      <style:text-properties fo:font-weight="bold" style:font-weight-asian="bold" style:font-weight-complex="bold"/>
    </style:style>
    <style:style style:name="T2244" style:parent-style-name="DefaultParagraphFont" style:family="text">
      <style:text-properties fo:font-size="9pt" style:font-size-asian="9pt" style:font-size-complex="9pt"/>
    </style:style>
    <style:style style:name="T2245" style:parent-style-name="DefaultParagraphFont" style:family="text">
      <style:text-properties fo:font-style="italic" style:font-style-asian="italic" style:font-style-complex="italic" fo:font-size="9pt" style:font-size-asian="9pt" style:font-size-complex="9pt" style:text-underline-type="single" style:text-underline-style="solid" style:text-underline-width="auto" style:text-underline-mode="continuous"/>
    </style:style>
    <style:style style:name="T2246" style:parent-style-name="DefaultParagraphFont" style:family="text">
      <style:text-properties fo:font-size="9pt" style:font-size-asian="9pt" style:font-size-complex="9pt"/>
    </style:style>
    <style:style style:name="T2247" style:parent-style-name="DefaultParagraphFont" style:family="text">
      <style:text-properties fo:font-style="italic" style:font-style-asian="italic" style:font-style-complex="italic" fo:font-size="9pt" style:font-size-asian="9pt" style:font-size-complex="9pt" style:text-underline-type="single" style:text-underline-style="solid" style:text-underline-width="auto" style:text-underline-mode="continuous"/>
    </style:style>
    <style:style style:name="T2248" style:parent-style-name="DefaultParagraphFont" style:family="text">
      <style:text-properties fo:font-size="9pt" style:font-size-asian="9pt" style:font-size-complex="9pt"/>
    </style:style>
    <style:style style:name="T2249" style:parent-style-name="DefaultParagraphFont" style:family="text">
      <style:text-properties fo:font-size="9pt" style:font-size-asian="9pt" style:font-size-complex="9pt"/>
    </style:style>
    <style:style style:name="TableCell2250"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251" style:parent-style-name="TableContents" style:family="paragraph">
      <style:paragraph-properties style:line-height-at-least="0.1465in" fo:text-indent="-0.25in">
        <style:tab-stops>
          <style:tab-stop style:type="left" style:position="0.0416in"/>
        </style:tab-stops>
      </style:paragraph-properties>
    </style:style>
    <style:style style:name="T2252" style:parent-style-name="DefaultParagraphFont" style:family="text">
      <style:text-properties style:font-name-complex="Verdana, sans-serif" fo:font-weight="bold" style:font-weight-asian="bold" style:font-weight-complex="bold" fo:color="#000000"/>
    </style:style>
    <style:style style:name="T2253" style:parent-style-name="DefaultParagraphFont" style:family="text">
      <style:text-properties style:font-name-complex="Verdana, sans-serif" fo:color="#000000" fo:font-size="9pt" style:font-size-asian="9pt" style:font-size-complex="9pt"/>
    </style:style>
    <style:style style:name="T225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255"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256" style:parent-style-name="DefaultParagraphFont" style:family="text">
      <style:text-properties style:font-name-complex="Verdana, sans-serif" fo:color="#000000" fo:font-size="9pt" style:font-size-asian="9pt" style:font-size-complex="9pt"/>
    </style:style>
    <style:style style:name="T225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258" style:parent-style-name="DefaultParagraphFont" style:family="text">
      <style:text-properties style:font-name-complex="Verdana, sans-serif" fo:color="#000000" fo:font-size="9pt" style:font-size-asian="9pt" style:font-size-complex="9pt"/>
    </style:style>
    <style:style style:name="T225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26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261" style:parent-style-name="DefaultParagraphFont" style:family="text">
      <style:text-properties style:font-name-complex="Verdana, sans-serif" fo:color="#000000" fo:font-size="9pt" style:font-size-asian="9pt" style:font-size-complex="9pt"/>
    </style:style>
    <style:style style:name="T226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263" style:parent-style-name="DefaultParagraphFont" style:family="text">
      <style:text-properties style:font-name-complex="Verdana, sans-serif" fo:color="#000000" fo:font-size="9pt" style:font-size-asian="9pt" style:font-size-complex="9pt"/>
    </style:style>
    <style:style style:name="T226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265" style:parent-style-name="DefaultParagraphFont" style:family="text">
      <style:text-properties style:font-name-complex="Verdana, sans-serif" fo:color="#000000" fo:font-size="9pt" style:font-size-asian="9pt" style:font-size-complex="9pt"/>
    </style:style>
    <style:style style:name="T2266"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267" style:parent-style-name="DefaultParagraphFont" style:family="text">
      <style:text-properties style:font-name-complex="Verdana, sans-serif" fo:color="#000000" fo:font-size="9pt" style:font-size-asian="9pt" style:font-size-complex="9pt"/>
    </style:style>
    <style:style style:name="TableRow2268" style:family="table-row">
      <style:table-row-properties style:use-optimal-row-height="false"/>
    </style:style>
    <style:style style:name="TableCell2269" style:family="table-cell">
      <style:table-cell-properties fo:border-top="none" fo:border-left="0.0034in solid #000000" fo:border-bottom="0.0034in solid #000000" fo:border-right="none" fo:padding-top="0.0381in" fo:padding-left="0.0381in" fo:padding-bottom="0.0381in" fo:padding-right="0.0381in"/>
    </style:style>
    <style:style style:name="P2270" style:parent-style-name="Textbody" style:family="paragraph">
      <style:paragraph-properties fo:margin-bottom="0in"/>
    </style:style>
    <style:style style:name="T2271" style:parent-style-name="DefaultParagraphFont" style:family="text">
      <style:text-properties style:font-name-complex="Verdana, sans-serif" fo:color="#000000" fo:font-size="9pt" style:font-size-asian="9pt" style:font-size-complex="9pt"/>
    </style:style>
    <style:style style:name="P2272" style:parent-style-name="Textbody" style:family="paragraph">
      <style:paragraph-properties fo:margin-bottom="0in"/>
      <style:text-properties style:font-name-complex="Verdana, sans-serif" fo:color="#000000" fo:font-size="9pt" style:font-size-asian="9pt" style:font-size-complex="9pt"/>
    </style:style>
    <style:style style:name="P2273" style:parent-style-name="Textbody" style:family="paragraph">
      <style:paragraph-properties fo:margin-bottom="0in"/>
      <style:text-properties style:font-name-complex="Verdana, sans-serif" fo:color="#000000" fo:font-size="9pt" style:font-size-asian="9pt" style:font-size-complex="9pt"/>
    </style:style>
    <style:style style:name="P2274" style:parent-style-name="Textbody" style:family="paragraph">
      <style:paragraph-properties fo:margin-bottom="0in"/>
      <style:text-properties style:font-name-complex="Verdana, sans-serif" fo:color="#000000" fo:font-size="9pt" style:font-size-asian="9pt" style:font-size-complex="9pt"/>
    </style:style>
    <style:style style:name="P2275" style:parent-style-name="Textbody" style:family="paragraph">
      <style:paragraph-properties fo:margin-bottom="0in"/>
      <style:text-properties style:font-name-complex="Verdana, sans-serif" fo:color="#000000" fo:font-size="9pt" style:font-size-asian="9pt" style:font-size-complex="9pt"/>
    </style:style>
    <style:style style:name="P2276" style:parent-style-name="Textbody" style:family="paragraph">
      <style:paragraph-properties fo:margin-bottom="0in"/>
    </style:style>
    <style:style style:name="T2277" style:parent-style-name="DefaultParagraphFont" style:family="text">
      <style:text-properties style:font-name-complex="Verdana, sans-serif" fo:color="#000000" fo:font-size="9pt" style:font-size-asian="9pt" style:font-size-complex="9pt"/>
    </style:style>
    <style:style style:name="T2278" style:parent-style-name="DefaultParagraphFont" style:family="text">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279" style:parent-style-name="Textbody" style:family="paragraph">
      <style:paragraph-properties fo:margin-bottom="0in"/>
      <style:text-properties style:font-name-complex="Verdana, sans-serif" fo:color="#000000" fo:font-size="9pt" style:font-size-asian="9pt" style:font-size-complex="9pt"/>
    </style:style>
    <style:style style:name="P2280" style:parent-style-name="Textbody" style:family="paragraph">
      <style:paragraph-properties fo:margin-bottom="0in"/>
      <style:text-properties style:font-name-complex="Verdana, sans-serif" fo:color="#000000" fo:font-size="9pt" style:font-size-asian="9pt" style:font-size-complex="9pt"/>
    </style:style>
    <style:style style:name="P2281" style:parent-style-name="Textbody" style:family="paragraph">
      <style:paragraph-properties fo:margin-bottom="0in"/>
      <style:text-properties style:font-name-complex="Verdana, sans-serif" fo:color="#000000" fo:font-size="9pt" style:font-size-asian="9pt" style:font-size-complex="9pt"/>
    </style:style>
    <style:style style:name="P2282" style:parent-style-name="Standard" style:family="paragraph">
      <style:text-properties style:font-name-complex="Verdana, sans-serif" fo:color="#000000" fo:font-size="9pt" style:font-size-asian="9pt" style:font-size-complex="9pt"/>
    </style:style>
    <style:style style:name="P2283" style:parent-style-name="Textbody" style:family="paragraph">
      <style:paragraph-properties fo:margin-bottom="0in"/>
    </style:style>
    <style:style style:name="T2284" style:parent-style-name="Emphasis" style:family="text">
      <style:text-properties fo:font-style="normal" style:font-style-asian="normal" style:font-style-complex="normal" fo:font-size="9pt" style:font-size-asian="9pt" style:font-size-complex="9pt"/>
    </style:style>
    <style:style style:name="T2285" style:parent-style-name="DefaultParagraphFont" style:family="text">
      <style:text-properties fo:font-size="9pt" style:font-size-asian="9pt" style:font-size-complex="9pt"/>
    </style:style>
    <style:style style:name="P2286" style:parent-style-name="Textbody" style:family="paragraph">
      <style:paragraph-properties fo:margin-bottom="0in"/>
    </style:style>
    <style:style style:name="T2287" style:parent-style-name="DefaultParagraphFont" style:family="text">
      <style:text-properties fo:font-size="9pt" style:font-size-asian="9pt" style:font-size-complex="9pt"/>
    </style:style>
    <style:style style:name="T2288" style:parent-style-name="DefaultParagraphFont" style:family="text">
      <style:text-properties style:font-name-complex="Verdana, sans-serif" fo:color="#000000" fo:font-size="9pt" style:font-size-asian="9pt" style:font-size-complex="9pt"/>
    </style:style>
    <style:style style:name="P2289" style:parent-style-name="Textbody" style:family="paragraph">
      <style:paragraph-properties fo:margin-bottom="0in"/>
      <style:text-properties style:font-name-complex="Verdana, sans-serif" fo:color="#000000" fo:font-size="9pt" style:font-size-asian="9pt" style:font-size-complex="9pt"/>
    </style:style>
    <style:style style:name="P2290" style:parent-style-name="Standard" style:family="paragraph">
      <style:text-properties style:font-name-complex="Verdana, sans-serif" fo:color="#000000" fo:font-size="9pt" style:font-size-asian="9pt" style:font-size-complex="9pt"/>
    </style:style>
    <style:style style:name="P2291" style:parent-style-name="Textbody" style:family="paragraph">
      <style:paragraph-properties fo:margin-bottom="0in"/>
      <style:text-properties fo:font-size="9pt" style:font-size-asian="9pt" style:font-size-complex="9pt"/>
    </style:style>
    <style:style style:name="P2292" style:parent-style-name="Textbody" style:family="paragraph">
      <style:paragraph-properties fo:margin-bottom="0in"/>
      <style:text-properties style:font-name-complex="Verdana, sans-serif" fo:color="#000000" fo:font-size="9pt" style:font-size-asian="9pt" style:font-size-complex="9pt"/>
    </style:style>
    <style:style style:name="P2293" style:parent-style-name="Textbody" style:family="paragraph">
      <style:paragraph-properties fo:margin-bottom="0in"/>
      <style:text-properties style:font-name-complex="Verdana, sans-serif" fo:color="#000000" fo:font-size="9pt" style:font-size-asian="9pt" style:font-size-complex="9pt"/>
    </style:style>
    <style:style style:name="P2294" style:parent-style-name="Standard" style:family="paragraph">
      <style:text-properties style:font-name-complex="Verdana, sans-serif" fo:color="#000000" fo:font-size="9pt" style:font-size-asian="9pt" style:font-size-complex="9pt"/>
    </style:style>
    <style:style style:name="TableCell229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96" style:parent-style-name="Textbody" style:family="paragraph">
      <style:paragraph-properties fo:margin-bottom="0in" fo:text-indent="-0.25in"/>
    </style:style>
    <style:style style:name="T2297"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2298" style:parent-style-name="Textbody" style:family="paragraph">
      <style:paragraph-properties fo:margin-bottom="0in"/>
      <style:text-properties fo:font-size="9pt" style:font-size-asian="9pt" style:font-size-complex="9pt"/>
    </style:style>
    <style:style style:name="P2299" style:parent-style-name="Textbody" style:family="paragraph">
      <style:paragraph-properties fo:margin-bottom="0in"/>
      <style:text-properties fo:font-size="9pt" style:font-size-asian="9pt" style:font-size-complex="9pt"/>
    </style:style>
    <style:style style:name="P2300" style:parent-style-name="Textbody" style:family="paragraph">
      <style:paragraph-properties fo:margin-bottom="0in"/>
    </style:style>
    <style:style style:name="T2301" style:parent-style-name="DefaultParagraphFont" style:family="text">
      <style:text-properties fo:font-size="9pt" style:font-size-asian="9pt" style:font-size-complex="9pt"/>
    </style:style>
    <style:style style:name="T2302" style:parent-style-name="Emphasis" style:family="text">
      <style:text-properties fo:font-style="normal" style:font-style-asian="normal" style:font-style-complex="normal" fo:font-size="9pt" style:font-size-asian="9pt" style:font-size-complex="9pt"/>
    </style:style>
    <style:style style:name="P2303" style:parent-style-name="Textbody" style:family="paragraph">
      <style:paragraph-properties fo:margin-bottom="0in"/>
    </style:style>
    <style:style style:name="T2304" style:parent-style-name="Emphasis" style:family="text">
      <style:text-properties fo:font-style="normal" style:font-style-asian="normal" style:font-style-complex="normal" fo:font-size="9pt" style:font-size-asian="9pt" style:font-size-complex="9pt"/>
    </style:style>
    <style:style style:name="P2305" style:parent-style-name="Textbody" style:family="paragraph">
      <style:paragraph-properties fo:margin-bottom="0in"/>
    </style:style>
    <style:style style:name="TableRow2306" style:family="table-row">
      <style:table-row-properties style:use-optimal-row-height="false"/>
    </style:style>
    <style:style style:name="TableCell2307"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2308" style:parent-style-name="Textbody" style:family="paragraph">
      <style:paragraph-properties fo:margin-bottom="0in" fo:text-indent="-0.25in"/>
    </style:style>
    <style:style style:name="T2309" style:parent-style-name="DefaultParagraphFont" style:family="text">
      <style:text-properties fo:font-weight="bold" style:font-weight-asian="bold" style:font-weight-complex="bold"/>
    </style:style>
    <style:style style:name="T231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2311"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2312"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ableCell2313"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314" style:parent-style-name="Textbody" style:family="paragraph">
      <style:paragraph-properties fo:margin-bottom="0in" fo:text-indent="-0.25in"/>
    </style:style>
    <style:style style:name="T2315" style:parent-style-name="DefaultParagraphFont" style:family="text">
      <style:text-properties style:font-name-complex="Verdana, sans-serif" fo:font-weight="bold" style:font-weight-asian="bold" style:font-weight-complex="bold" fo:color="#000000"/>
    </style:style>
    <style:style style:name="T2316" style:parent-style-name="DefaultParagraphFont" style:family="text">
      <style:text-properties style:font-name-complex="Verdana, sans-serif" fo:color="#000000" fo:font-size="9pt" style:font-size-asian="9pt" style:font-size-complex="9pt"/>
    </style:style>
    <style:style style:name="T2317" style:parent-style-name="DefaultParagraphFont" style:family="text">
      <style:text-properties style:font-name-complex="Verdana, sans-serif" fo:color="#000000" fo:font-size="9pt" style:font-size-asian="9pt" style:font-size-complex="9pt"/>
    </style:style>
    <style:style style:name="T2318"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19"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320" style:parent-style-name="DefaultParagraphFont" style:family="text">
      <style:text-properties style:font-name-complex="Verdana, sans-serif" fo:color="#000000" fo:font-size="9pt" style:font-size-asian="9pt" style:font-size-complex="9pt"/>
    </style:style>
    <style:style style:name="T232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22" style:parent-style-name="DefaultParagraphFont" style:family="text">
      <style:text-properties style:font-name-complex="Verdana, sans-serif" fo:color="#000000" fo:font-size="9pt" style:font-size-asian="9pt" style:font-size-complex="9pt"/>
    </style:style>
    <style:style style:name="T232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24" style:parent-style-name="DefaultParagraphFont" style:family="text">
      <style:text-properties style:font-name-complex="Verdana, sans-serif" fo:color="#000000" fo:font-size="9pt" style:font-size-asian="9pt" style:font-size-complex="9pt"/>
    </style:style>
    <style:style style:name="T232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26" style:parent-style-name="DefaultParagraphFont" style:family="text">
      <style:text-properties style:font-name-complex="Verdana, sans-serif" fo:color="#000000" fo:font-size="9pt" style:font-size-asian="9pt" style:font-size-complex="9pt"/>
    </style:style>
    <style:style style:name="T232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28" style:parent-style-name="DefaultParagraphFont" style:family="text">
      <style:text-properties style:font-name-complex="Verdana, sans-serif" fo:color="#000000" fo:font-size="9pt" style:font-size-asian="9pt" style:font-size-complex="9pt"/>
    </style:style>
    <style:style style:name="T232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30" style:parent-style-name="DefaultParagraphFont" style:family="text">
      <style:text-properties style:font-name-complex="Verdana, sans-serif" fo:color="#000000" fo:font-size="9pt" style:font-size-asian="9pt" style:font-size-complex="9pt"/>
    </style:style>
    <style:style style:name="TableRow2331" style:family="table-row">
      <style:table-row-properties style:use-optimal-row-height="false"/>
    </style:style>
    <style:style style:name="TableCell2332" style:family="table-cell">
      <style:table-cell-properties fo:border-top="none" fo:border-left="0.0034in solid #000000" fo:border-bottom="0.0034in solid #000000" fo:border-right="none" fo:padding-top="0.0381in" fo:padding-left="0.0381in" fo:padding-bottom="0.0381in" fo:padding-right="0.0381in"/>
    </style:style>
    <style:style style:name="P2333" style:parent-style-name="Textbody" style:family="paragraph">
      <style:paragraph-properties fo:margin-bottom="0in"/>
    </style:style>
    <style:style style:name="T2334"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2335"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336" style:parent-style-name="Textbody" style:family="paragraph">
      <style:paragraph-properties fo:margin-bottom="0in"/>
    </style:style>
    <style:style style:name="TableCell23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38" style:parent-style-name="Textbody" style:family="paragraph">
      <style:paragraph-properties fo:margin-bottom="0in"/>
    </style:style>
    <style:style style:name="T2339" style:parent-style-name="Emphasis" style:family="text">
      <style:text-properties style:font-name-complex="Verdana, sans-serif" fo:font-weight="bold" style:font-weight-asian="bold" style:font-weight-complex="bold" fo:font-style="normal" style:font-style-asian="normal" style:font-style-complex="normal" fo:color="#000000" fo:font-size="9pt" style:font-size-asian="9pt" style:font-size-complex="9pt"/>
    </style:style>
    <style:style style:name="P2340" style:parent-style-name="Textbody" style:family="paragraph">
      <style:paragraph-properties fo:margin-bottom="0in"/>
      <style:text-properties fo:font-size="10pt" style:font-size-asian="10pt" style:font-size-complex="10pt"/>
    </style:style>
    <style:style style:name="P2341" style:parent-style-name="Textbody" style:family="paragraph">
      <style:paragraph-properties fo:margin-bottom="0in"/>
      <style:text-properties style:font-name-complex="Verdana, sans-serif" fo:color="#000000" fo:font-size="10pt" style:font-size-asian="10pt" style:font-size-complex="10pt"/>
    </style:style>
    <style:style style:name="P2342" style:parent-style-name="Textbody" style:family="paragraph">
      <style:paragraph-properties fo:margin-bottom="0in"/>
      <style:text-properties style:font-name-complex="Verdana, sans-serif" fo:color="#000000" fo:font-size="10pt" style:font-size-asian="10pt" style:font-size-complex="10pt"/>
    </style:style>
    <style:style style:name="P2343" style:parent-style-name="Textbody" style:family="paragraph">
      <style:paragraph-properties fo:margin-bottom="0in"/>
      <style:text-properties style:font-name-complex="Verdana, sans-serif" fo:font-weight="bold" style:font-weight-asian="bold" style:font-weight-complex="bold" fo:color="#000000" fo:font-size="9pt" style:font-size-asian="9pt" style:font-size-complex="9pt"/>
    </style:style>
    <style:style style:name="P2344" style:parent-style-name="Textbody" style:family="paragraph">
      <style:paragraph-properties fo:margin-bottom="0in"/>
    </style:style>
    <style:style style:name="TableRow2345" style:family="table-row">
      <style:table-row-properties style:use-optimal-row-height="false"/>
    </style:style>
    <style:style style:name="TableCell2346"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2347" style:parent-style-name="Textbody" style:family="paragraph">
      <style:paragraph-properties fo:margin-bottom="0in" style:line-height-at-least="0.1465in"/>
    </style:style>
    <style:style style:name="T2348" style:parent-style-name="DefaultParagraphFont" style:family="text">
      <style:text-properties style:font-name-complex="Verdana, sans-serif" fo:font-weight="bold" style:font-weight-asian="bold" style:font-weight-complex="bold" fo:color="#000000"/>
    </style:style>
    <style:style style:name="T2349"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2350" style:parent-style-name="DefaultParagraphFont" style:family="text">
      <style:text-properties style:font-name-complex="Verdana, sans-serif" fo:color="#000000" style:text-underline-type="single" style:text-underline-style="solid" style:text-underline-width="auto" style:text-underline-mode="continuous"/>
    </style:style>
    <style:style style:name="T2351" style:parent-style-name="DefaultParagraphFont" style:family="text">
      <style:text-properties style:font-name-complex="Verdana, sans-serif" fo:color="#000000" fo:font-size="10pt" style:font-size-asian="10pt" style:font-size-complex="10pt" style:text-underline-type="single" style:text-underline-style="solid" style:text-underline-width="auto" style:text-underline-mode="continuous"/>
    </style:style>
    <style:style style:name="T2352" style:parent-style-name="DefaultParagraphFont" style:family="text">
      <style:text-properties style:font-name-complex="Verdana, sans-serif" fo:color="#000000" fo:font-size="10pt" style:font-size-asian="10pt" style:font-size-complex="10pt"/>
    </style:style>
    <style:style style:name="T2353" style:parent-style-name="DefaultParagraphFont" style:family="text">
      <style:text-properties style:font-name-complex="Verdana, sans-serif" fo:color="#000000" fo:font-size="10pt" style:font-size-asian="10pt" style:font-size-complex="10pt"/>
    </style:style>
    <style:style style:name="TableCell2354"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355" style:parent-style-name="TableContents" style:family="paragraph">
      <style:paragraph-properties style:line-height-at-least="0.1465in" fo:text-indent="-0.25in">
        <style:tab-stops>
          <style:tab-stop style:type="left" style:position="0.0416in"/>
        </style:tab-stops>
      </style:paragraph-properties>
    </style:style>
    <style:style style:name="T2356" style:parent-style-name="DefaultParagraphFont" style:family="text">
      <style:text-properties style:font-name-complex="Verdana, sans-serif" fo:font-weight="bold" style:font-weight-asian="bold" style:font-weight-complex="bold" fo:color="#000000"/>
    </style:style>
    <style:style style:name="T2357" style:parent-style-name="DefaultParagraphFont" style:family="text">
      <style:text-properties style:font-name-complex="Verdana, sans-serif" fo:color="#000000" fo:font-size="9pt" style:font-size-asian="9pt" style:font-size-complex="9pt"/>
    </style:style>
    <style:style style:name="T2358" style:parent-style-name="DefaultParagraphFont" style:family="text">
      <style:text-properties style:font-name-complex="Verdana, sans-serif" fo:color="#000000" fo:font-size="9pt" style:font-size-asian="9pt" style:font-size-complex="9pt"/>
    </style:style>
    <style:style style:name="T2359" style:parent-style-name="DefaultParagraphFont" style:family="text">
      <style:text-properties style:font-name-complex="Verdana, sans-serif" fo:color="#000000" fo:font-size="9pt" style:font-size-asian="9pt" style:font-size-complex="9pt"/>
    </style:style>
    <style:style style:name="T236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61"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362" style:parent-style-name="DefaultParagraphFont" style:family="text">
      <style:text-properties style:font-name-complex="Verdana, sans-serif" fo:color="#000000" fo:font-size="9pt" style:font-size-asian="9pt" style:font-size-complex="9pt"/>
    </style:style>
    <style:style style:name="T236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64" style:parent-style-name="DefaultParagraphFont" style:family="text">
      <style:text-properties style:font-name-complex="Verdana, sans-serif" fo:color="#000000" fo:font-size="9pt" style:font-size-asian="9pt" style:font-size-complex="9pt"/>
    </style:style>
    <style:style style:name="T236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66" style:parent-style-name="DefaultParagraphFont" style:family="text">
      <style:text-properties style:font-name-complex="Verdana, sans-serif" fo:color="#000000" fo:font-size="9pt" style:font-size-asian="9pt" style:font-size-complex="9pt"/>
    </style:style>
    <style:style style:name="T236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68" style:parent-style-name="DefaultParagraphFont" style:family="text">
      <style:text-properties style:font-name-complex="Verdana, sans-serif" fo:color="#000000" fo:font-size="9pt" style:font-size-asian="9pt" style:font-size-complex="9pt"/>
    </style:style>
    <style:style style:name="T236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70" style:parent-style-name="DefaultParagraphFont" style:family="text">
      <style:text-properties style:font-name-complex="Verdana, sans-serif" fo:color="#000000" fo:font-size="9pt" style:font-size-asian="9pt" style:font-size-complex="9pt"/>
    </style:style>
    <style:style style:name="T237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372" style:parent-style-name="DefaultParagraphFont" style:family="text">
      <style:text-properties style:font-name-complex="Verdana, sans-serif" fo:color="#000000" fo:font-size="9pt" style:font-size-asian="9pt" style:font-size-complex="9pt"/>
    </style:style>
    <style:style style:name="TableRow2373" style:family="table-row">
      <style:table-row-properties style:use-optimal-row-height="false"/>
    </style:style>
    <style:style style:name="TableCell2374" style:family="table-cell">
      <style:table-cell-properties fo:border-top="none" fo:border-left="0.0034in solid #000000" fo:border-bottom="0.0034in solid #000000" fo:border-right="none" fo:padding-top="0.0381in" fo:padding-left="0.0381in" fo:padding-bottom="0.0381in" fo:padding-right="0.0381in"/>
    </style:style>
    <style:style style:name="P2375" style:parent-style-name="Textbody" style:family="paragraph">
      <style:paragraph-properties fo:margin-bottom="0in"/>
      <style:text-properties fo:font-size="9pt" style:font-size-asian="9pt" style:font-size-complex="9pt"/>
    </style:style>
    <style:style style:name="P2376" style:parent-style-name="Textbody" style:family="paragraph">
      <style:paragraph-properties fo:margin-bottom="0in"/>
      <style:text-properties fo:font-size="9pt" style:font-size-asian="9pt" style:font-size-complex="9pt"/>
    </style:style>
    <style:style style:name="P2377" style:parent-style-name="Textbody" style:family="paragraph">
      <style:paragraph-properties fo:margin-bottom="0in"/>
      <style:text-properties fo:font-size="9pt" style:font-size-asian="9pt" style:font-size-complex="9pt"/>
    </style:style>
    <style:style style:name="TableCell23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79" style:parent-style-name="Textbody" style:family="paragraph">
      <style:paragraph-properties fo:margin-bottom="0in"/>
    </style:style>
    <style:style style:name="T2380" style:parent-style-name="Emphasis" style:family="text">
      <style:text-properties style:font-name-complex="Verdana, sans-serif" fo:font-weight="bold" style:font-weight-asian="bold" style:font-weight-complex="bold" fo:font-style="normal" style:font-style-asian="normal" style:font-style-complex="normal" fo:color="#000000" fo:font-size="9pt" style:font-size-asian="9pt" style:font-size-complex="9pt"/>
    </style:style>
    <style:style style:name="P2381" style:parent-style-name="Textbody" style:family="paragraph">
      <style:paragraph-properties fo:margin-bottom="0in"/>
    </style:style>
    <style:style style:name="T2382" style:parent-style-name="DefaultParagraphFont" style:family="text">
      <style:text-properties style:font-name-complex="Verdana, sans-serif" fo:color="#000000" fo:font-size="9pt" style:font-size-asian="9pt" style:font-size-complex="9pt"/>
    </style:style>
    <style:style style:name="T2383" style:parent-style-name="DefaultParagraphFont" style:family="text">
      <style:text-properties style:font-name-complex="Verdana, sans-serif" fo:color="#000000" fo:font-size="9pt" style:font-size-asian="9pt" style:font-size-complex="9pt"/>
    </style:style>
    <style:style style:name="P2384" style:parent-style-name="Textbody" style:family="paragraph">
      <style:paragraph-properties fo:margin-bottom="0in"/>
      <style:text-properties style:font-name-complex="Verdana, sans-serif" fo:color="#000000" fo:font-size="9pt" style:font-size-asian="9pt" style:font-size-complex="9pt"/>
    </style:style>
    <style:style style:name="P2385" style:parent-style-name="Textbody" style:family="paragraph">
      <style:paragraph-properties fo:margin-bottom="0in"/>
      <style:text-properties style:font-name-complex="Verdana, sans-serif" fo:color="#000000" fo:font-size="9pt" style:font-size-asian="9pt" style:font-size-complex="9pt"/>
    </style:style>
    <style:style style:name="TableRow2386" style:family="table-row">
      <style:table-row-properties style:use-optimal-row-height="false"/>
    </style:style>
    <style:style style:name="TableCell2387"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2388" style:parent-style-name="Standard" style:family="paragraph">
      <style:paragraph-properties style:line-height-at-least="0.1465in" fo:text-indent="-0.25in">
        <style:tab-stops>
          <style:tab-stop style:type="left" style:position="0.0416in"/>
        </style:tab-stops>
      </style:paragraph-properties>
    </style:style>
    <style:style style:name="T2389" style:parent-style-name="DefaultParagraphFont" style:family="text">
      <style:text-properties style:font-name-complex="Verdana, sans-serif" fo:font-weight="bold" style:font-weight-asian="bold" style:font-weight-complex="bold" fo:color="#000000"/>
    </style:style>
    <style:style style:name="T2390" style:parent-style-name="DefaultParagraphFont" style:family="text">
      <style:text-properties style:font-name-complex="Verdana, sans-serif" fo:font-weight="bold" style:font-weight-asian="bold" style:font-weight-complex="bold" fo:color="#000000"/>
    </style:style>
    <style:style style:name="T2391" style:parent-style-name="DefaultParagraphFont" style:family="text">
      <style:text-properties style:font-name-complex="Verdana, sans-serif" fo:color="#000000" fo:font-size="9pt" style:font-size-asian="9pt" style:font-size-complex="9pt"/>
    </style:style>
    <style:style style:name="T2392"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393" style:parent-style-name="DefaultParagraphFont" style:family="text">
      <style:text-properties style:font-name-complex="Verdana, sans-serif" fo:color="#000000" fo:font-size="9pt" style:font-size-asian="9pt" style:font-size-complex="9pt"/>
    </style:style>
    <style:style style:name="T2394"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395" style:parent-style-name="DefaultParagraphFont" style:family="text">
      <style:text-properties style:font-name-complex="Verdana, sans-serif" fo:color="#000000" fo:font-size="9pt" style:font-size-asian="9pt" style:font-size-complex="9pt"/>
    </style:style>
    <style:style style:name="T2396" style:parent-style-name="DefaultParagraphFont" style:family="text">
      <style:text-properties style:font-name-complex="Verdana, sans-serif" fo:color="#000000" fo:font-size="10pt" style:font-size-asian="10pt" style:font-size-complex="10pt"/>
    </style:style>
    <style:style style:name="TableCell2397"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398" style:parent-style-name="TableContents" style:family="paragraph">
      <style:paragraph-properties style:line-height-at-least="0.1465in" fo:text-indent="-0.25in">
        <style:tab-stops>
          <style:tab-stop style:type="left" style:position="0.0416in"/>
        </style:tab-stops>
      </style:paragraph-properties>
    </style:style>
    <style:style style:name="T2399" style:parent-style-name="DefaultParagraphFont" style:family="text">
      <style:text-properties style:font-name-complex="Verdana, sans-serif" fo:font-weight="bold" style:font-weight-asian="bold" style:font-weight-complex="bold" fo:color="#000000"/>
    </style:style>
    <style:style style:name="T2400" style:parent-style-name="DefaultParagraphFont" style:family="text">
      <style:text-properties style:font-name-complex="Verdana, sans-serif" fo:color="#000000" fo:font-size="9pt" style:font-size-asian="9pt" style:font-size-complex="9pt"/>
    </style:style>
    <style:style style:name="T240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02"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403" style:parent-style-name="DefaultParagraphFont" style:family="text">
      <style:text-properties style:font-name-complex="Verdana, sans-serif" fo:color="#000000" fo:font-size="9pt" style:font-size-asian="9pt" style:font-size-complex="9pt"/>
    </style:style>
    <style:style style:name="T2404" style:parent-style-name="DefaultParagraphFont" style:family="text">
      <style:text-properties style:font-name-complex="Verdana, sans-serif" fo:color="#000000" fo:font-size="9pt" style:font-size-asian="9pt" style:font-size-complex="9pt"/>
    </style:style>
    <style:style style:name="T240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06" style:parent-style-name="DefaultParagraphFont" style:family="text">
      <style:text-properties style:font-name-complex="Verdana, sans-serif" fo:color="#000000" fo:font-size="9pt" style:font-size-asian="9pt" style:font-size-complex="9pt"/>
    </style:style>
    <style:style style:name="T240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08" style:parent-style-name="DefaultParagraphFont" style:family="text">
      <style:text-properties style:font-name-complex="Verdana, sans-serif" fo:color="#000000" fo:font-size="9pt" style:font-size-asian="9pt" style:font-size-complex="9pt"/>
    </style:style>
    <style:style style:name="T240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10" style:parent-style-name="DefaultParagraphFont" style:family="text">
      <style:text-properties style:font-name-complex="Verdana, sans-serif" fo:color="#000000" fo:font-size="9pt" style:font-size-asian="9pt" style:font-size-complex="9pt"/>
    </style:style>
    <style:style style:name="T2411"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12" style:parent-style-name="DefaultParagraphFont" style:family="text">
      <style:text-properties style:font-name-complex="Verdana, sans-serif" fo:color="#000000" fo:font-size="9pt" style:font-size-asian="9pt" style:font-size-complex="9pt"/>
    </style:style>
    <style:style style:name="T241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14" style:parent-style-name="DefaultParagraphFont" style:family="text">
      <style:text-properties style:font-name-complex="Verdana, sans-serif" fo:color="#000000" fo:font-size="9pt" style:font-size-asian="9pt" style:font-size-complex="9pt"/>
    </style:style>
    <style:style style:name="T2415" style:parent-style-name="DefaultParagraphFont" style:family="text">
      <style:text-properties style:font-name-complex="Verdana, sans-serif" fo:color="#000000" fo:font-size="9pt" style:font-size-asian="9pt" style:font-size-complex="9pt"/>
    </style:style>
    <style:style style:name="TableRow2416" style:family="table-row">
      <style:table-row-properties style:use-optimal-row-height="false"/>
    </style:style>
    <style:style style:name="TableCell2417" style:family="table-cell">
      <style:table-cell-properties fo:border-top="none" fo:border-left="0.0034in solid #000000" fo:border-bottom="0.0034in solid #000000" fo:border-right="none" fo:padding-top="0.0381in" fo:padding-left="0.0381in" fo:padding-bottom="0.0381in" fo:padding-right="0.0381in"/>
    </style:style>
    <style:style style:name="P2418" style:parent-style-name="TableContents" style:family="paragraph">
      <style:text-properties style:font-name-complex="Verdana, sans-serif" fo:color="#000000" fo:font-size="9pt" style:font-size-asian="9pt" style:font-size-complex="9pt"/>
    </style:style>
    <style:style style:name="P2419" style:parent-style-name="TableContents" style:family="paragraph">
      <style:text-properties style:font-name-complex="Verdana, sans-serif" fo:color="#000000" fo:font-size="9pt" style:font-size-asian="9pt" style:font-size-complex="9pt"/>
    </style:style>
    <style:style style:name="P2420" style:parent-style-name="TableContents" style:family="paragraph"/>
    <style:style style:name="T2421" style:parent-style-name="DefaultParagraphFont" style:family="text">
      <style:text-properties style:font-name-complex="Verdana, sans-serif" fo:color="#000000" fo:font-size="9pt" style:font-size-asian="9pt" style:font-size-complex="9pt"/>
    </style:style>
    <style:style style:name="P2422" style:parent-style-name="TableContents" style:family="paragraph">
      <style:text-properties style:font-name-complex="Verdana, sans-serif" fo:color="#000000" fo:font-size="9pt" style:font-size-asian="9pt" style:font-size-complex="9pt"/>
    </style:style>
    <style:style style:name="P2423" style:parent-style-name="Textbody" style:family="paragraph">
      <style:paragraph-properties fo:margin-bottom="0in"/>
      <style:text-properties fo:font-size="9pt" style:font-size-asian="9pt" style:font-size-complex="9pt"/>
    </style:style>
    <style:style style:name="P2424" style:parent-style-name="Textbody" style:family="paragraph">
      <style:paragraph-properties fo:margin-bottom="0in"/>
      <style:text-properties fo:font-size="9pt" style:font-size-asian="9pt" style:font-size-complex="9pt"/>
    </style:style>
    <style:style style:name="TableCell24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26" style:parent-style-name="Textbody" style:family="paragraph">
      <style:paragraph-properties fo:margin-bottom="0in"/>
    </style:style>
    <style:style style:name="T2427"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T2428" style:parent-style-name="DefaultParagraphFont" style:family="text">
      <style:text-properties fo:font-size="9pt" style:font-size-asian="9pt" style:font-size-complex="9pt"/>
    </style:style>
    <style:style style:name="P2429" style:parent-style-name="Textbody" style:family="paragraph">
      <style:paragraph-properties fo:margin-bottom="0in"/>
      <style:text-properties fo:font-size="9pt" style:font-size-asian="9pt" style:font-size-complex="9pt"/>
    </style:style>
    <style:style style:name="P2430" style:parent-style-name="Textbody" style:family="paragraph">
      <style:paragraph-properties fo:margin-bottom="0in"/>
      <style:text-properties fo:font-size="9pt" style:font-size-asian="9pt" style:font-size-complex="9pt"/>
    </style:style>
    <style:style style:name="TableRow2431" style:family="table-row">
      <style:table-row-properties style:use-optimal-row-height="false"/>
    </style:style>
    <style:style style:name="TableCell2432" style:family="table-cell">
      <style:table-cell-properties fo:border-top="none" fo:border-left="0.0034in solid #000000" fo:border-bottom="0.0034in solid #000000" fo:border-right="none" fo:background-color="#FFFF99" fo:padding-top="0.0381in" fo:padding-left="0.0381in" fo:padding-bottom="0.0381in" fo:padding-right="0.0381in"/>
    </style:style>
    <style:style style:name="P2433" style:parent-style-name="Textbody" style:family="paragraph">
      <style:paragraph-properties style:line-height-at-least="0.1465in" fo:text-indent="-0.25in">
        <style:tab-stops>
          <style:tab-stop style:type="left" style:position="0.0416in"/>
        </style:tab-stops>
      </style:paragraph-properties>
    </style:style>
    <style:style style:name="T2434" style:parent-style-name="DefaultParagraphFont" style:family="text">
      <style:text-properties style:font-name-complex="Verdana, sans-serif" fo:font-weight="bold" style:font-weight-asian="bold" style:font-weight-complex="bold" fo:color="#000000"/>
    </style:style>
    <style:style style:name="T2435" style:parent-style-name="DefaultParagraphFont" style:family="text">
      <style:text-properties style:font-name-complex="Verdana, sans-serif" fo:font-weight="bold" style:font-weight-asian="bold" style:font-weight-complex="bold" fo:color="#000000" style:text-underline-type="single" style:text-underline-style="solid" style:text-underline-width="auto" style:text-underline-mode="continuous"/>
    </style:style>
    <style:style style:name="T2436" style:parent-style-name="DefaultParagraphFont" style:family="text">
      <style:text-properties style:font-name-complex="Verdana, sans-serif" fo:font-weight="bold" style:font-weight-asian="bold" style:font-weight-complex="bold" fo:color="#000000"/>
    </style:style>
    <style:style style:name="T2437" style:parent-style-name="DefaultParagraphFont" style:family="text">
      <style:text-properties style:font-name-complex="Verdana, sans-serif" fo:color="#000000"/>
    </style:style>
    <style:style style:name="T2438" style:parent-style-name="DefaultParagraphFont" style:family="text">
      <style:text-properties style:font-name-complex="Verdana, sans-serif" fo:color="#000000" fo:font-size="10pt" style:font-size-asian="10pt" style:font-size-complex="10pt"/>
    </style:style>
    <style:style style:name="T2439" style:parent-style-name="DefaultParagraphFont" style:family="text">
      <style:text-properties style:font-name-complex="Verdana, sans-serif" fo:color="#000000" fo:font-size="10pt" style:font-size-asian="10pt" style:font-size-complex="10pt"/>
    </style:style>
    <style:style style:name="T2440" style:parent-style-name="DefaultParagraphFont" style:family="text">
      <style:text-properties style:font-name-complex="Verdana, sans-serif"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2441" style:parent-style-name="DefaultParagraphFont" style:family="text">
      <style:text-properties style:font-name-complex="Verdana, sans-serif" fo:color="#000000" fo:font-size="10pt" style:font-size-asian="10pt" style:font-size-complex="10pt"/>
    </style:style>
    <style:style style:name="TableCell2442" style:family="table-cell">
      <style:table-cell-properties fo:border-top="none" fo:border-left="0.0034in solid #000000" fo:border-bottom="0.0034in solid #000000" fo:border-right="0.0034in solid #000000" fo:background-color="#FFFF99" fo:padding-top="0.0381in" fo:padding-left="0.0381in" fo:padding-bottom="0.0381in" fo:padding-right="0.0381in"/>
    </style:style>
    <style:style style:name="P2443" style:parent-style-name="TableContents" style:family="paragraph">
      <style:paragraph-properties style:line-height-at-least="0.1465in" fo:text-indent="-0.25in">
        <style:tab-stops>
          <style:tab-stop style:type="left" style:position="0.0416in"/>
        </style:tab-stops>
      </style:paragraph-properties>
    </style:style>
    <style:style style:name="T2444" style:parent-style-name="DefaultParagraphFont" style:family="text">
      <style:text-properties style:font-name-complex="Verdana, sans-serif" fo:font-weight="bold" style:font-weight-asian="bold" style:font-weight-complex="bold" fo:color="#000000"/>
    </style:style>
    <style:style style:name="T2445" style:parent-style-name="DefaultParagraphFont" style:family="text">
      <style:text-properties style:font-name-complex="Verdana, sans-serif" fo:font-weight="bold" style:font-weight-asian="bold" style:font-weight-complex="bold" fo:color="#000000"/>
    </style:style>
    <style:style style:name="T2446" style:parent-style-name="DefaultParagraphFont" style:family="text">
      <style:text-properties style:font-name-complex="Verdana, sans-serif" fo:color="#000000" fo:font-size="9pt" style:font-size-asian="9pt" style:font-size-complex="9pt"/>
    </style:style>
    <style:style style:name="T244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48" style:parent-style-name="DefaultParagraphFont" style:family="text">
      <style:text-properties style:font-name-complex="Verdana, sans-serif" fo:color="#000000" fo:font-size="9pt" style:font-size-asian="9pt" style:font-size-complex="9pt" style:text-underline-type="single" style:text-underline-style="solid" style:text-underline-width="auto" style:text-underline-mode="continuous"/>
    </style:style>
    <style:style style:name="T2449" style:parent-style-name="DefaultParagraphFont" style:family="text">
      <style:text-properties style:font-name-complex="Verdana, sans-serif" fo:color="#000000" fo:font-size="9pt" style:font-size-asian="9pt" style:font-size-complex="9pt"/>
    </style:style>
    <style:style style:name="T2450"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51" style:parent-style-name="DefaultParagraphFont" style:family="text">
      <style:text-properties style:font-name-complex="Verdana, sans-serif" fo:color="#000000" fo:font-size="9pt" style:font-size-asian="9pt" style:font-size-complex="9pt"/>
    </style:style>
    <style:style style:name="T2452"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53" style:parent-style-name="DefaultParagraphFont" style:family="text">
      <style:text-properties style:font-name-complex="Verdana, sans-serif" fo:color="#000000" fo:font-size="9pt" style:font-size-asian="9pt" style:font-size-complex="9pt"/>
    </style:style>
    <style:style style:name="T2454"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55"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56" style:parent-style-name="DefaultParagraphFont" style:family="text">
      <style:text-properties style:font-name-complex="Verdana, sans-serif" fo:color="#000000" fo:font-size="9pt" style:font-size-asian="9pt" style:font-size-complex="9pt"/>
    </style:style>
    <style:style style:name="T2457"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58" style:parent-style-name="DefaultParagraphFont" style:family="text">
      <style:text-properties style:font-name-complex="Verdana, sans-serif" fo:color="#000000" fo:font-size="9pt" style:font-size-asian="9pt" style:font-size-complex="9pt"/>
    </style:style>
    <style:style style:name="T2459"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T2460" style:parent-style-name="DefaultParagraphFont" style:family="text">
      <style:text-properties style:font-name-complex="Verdana, sans-serif" fo:color="#000000" fo:font-size="9pt" style:font-size-asian="9pt" style:font-size-complex="9pt"/>
    </style:style>
    <style:style style:name="TableRow2461" style:family="table-row">
      <style:table-row-properties style:use-optimal-row-height="false"/>
    </style:style>
    <style:style style:name="TableCell2462" style:family="table-cell">
      <style:table-cell-properties fo:border-top="none" fo:border-left="0.0034in solid #000000" fo:border-bottom="0.0034in solid #000000" fo:border-right="none" fo:padding-top="0.0381in" fo:padding-left="0.0381in" fo:padding-bottom="0.0381in" fo:padding-right="0.0381in"/>
    </style:style>
    <style:style style:name="P2463" style:parent-style-name="Textbody" style:family="paragraph">
      <style:paragraph-properties fo:margin-bottom="0in"/>
    </style:style>
    <style:style style:name="T2464"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2465" style:parent-style-name="Textbody" style:family="paragraph">
      <style:paragraph-properties fo:margin-bottom="0in"/>
    </style:style>
    <style:style style:name="T2466" style:parent-style-name="Emphasis" style:family="text">
      <style:text-properties style:font-name-complex="Verdana, sans-serif" fo:font-weight="bold" style:font-weight-asian="bold" style:font-weight-complex="bold" fo:color="#000000" fo:font-size="9pt" style:font-size-asian="9pt" style:font-size-complex="9pt"/>
    </style:style>
    <style:style style:name="P2467" style:parent-style-name="Textbody" style:family="paragraph">
      <style:paragraph-properties fo:margin-bottom="0in"/>
    </style:style>
    <style:style style:name="T2468"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2469"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2470" style:parent-style-name="Textbody" style:family="paragraph">
      <style:paragraph-properties fo:margin-bottom="0in"/>
    </style:style>
    <style:style style:name="T2471"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2472"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2473" style:parent-style-name="Textbody" style:family="paragraph">
      <style:paragraph-properties fo:margin-bottom="0in"/>
    </style:style>
    <style:style style:name="T2474"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2475" style:parent-style-name="Textbody" style:family="paragraph">
      <style:paragraph-properties fo:margin-bottom="0in"/>
    </style:style>
    <style:style style:name="P2476" style:parent-style-name="Textbody" style:family="paragraph">
      <style:paragraph-properties fo:margin-bottom="0in"/>
    </style:style>
    <style:style style:name="P2477" style:parent-style-name="Textbody" style:family="paragraph">
      <style:paragraph-properties fo:margin-bottom="0in"/>
    </style:style>
    <style:style style:name="T2478"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T2479" style:parent-style-name="Emphasis" style:family="text">
      <style:text-properties style:font-name-complex="Verdana, sans-serif" fo:font-style="normal" style:font-style-asian="normal" style:font-style-complex="normal" fo:color="#000000" fo:font-size="9pt" style:font-size-asian="9pt" style:font-size-complex="9pt"/>
    </style:style>
    <style:style style:name="P2480" style:parent-style-name="Textbody" style:family="paragraph">
      <style:paragraph-properties fo:margin-bottom="0in"/>
    </style:style>
    <style:style style:name="T2481" style:parent-style-name="Emphasis" style:family="text">
      <style:text-properties fo:font-style="normal" style:font-style-asian="normal" style:font-style-complex="normal" fo:font-size="9pt" style:font-size-asian="9pt" style:font-size-complex="9pt"/>
    </style:style>
    <style:style style:name="P2482" style:parent-style-name="Textbody" style:family="paragraph">
      <style:paragraph-properties fo:margin-bottom="0in"/>
      <style:text-properties style:font-name-complex="Verdana, sans-serif" fo:font-weight="bold" style:font-weight-asian="bold" style:font-weight-complex="bold" fo:color="#000000" fo:font-size="9pt" style:font-size-asian="9pt" style:font-size-complex="9pt"/>
    </style:style>
    <style:style style:name="P2483"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484"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485" style:parent-style-name="Textbody" style:family="paragraph">
      <style:paragraph-properties fo:margin-bottom="0in"/>
    </style:style>
    <style:style style:name="T2486" style:parent-style-name="DefaultParagraphFont" style:family="text">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T2487"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2488"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P2489" style:parent-style-name="Textbody" style:family="paragraph">
      <style:paragraph-properties fo:margin-bottom="0in"/>
      <style:text-properties style:font-name-complex="Verdana, sans-serif" fo:font-weight="bold" style:font-weight-asian="bold" style:font-weight-complex="bold" fo:color="#000000" fo:font-size="9pt" style:font-size-asian="9pt" style:font-size-complex="9pt"/>
    </style:style>
    <style:style style:name="P2490" style:parent-style-name="Textbody" style:family="paragraph">
      <style:paragraph-properties fo:margin-bottom="0in"/>
      <style:text-properties style:font-name-complex="Verdana, sans-serif" fo:font-weight="bold" style:font-weight-asian="bold" style:font-weight-complex="bold" fo:color="#000000" fo:font-size="9pt" style:font-size-asian="9pt" style:font-size-complex="9pt"/>
    </style:style>
    <style:style style:name="P2491" style:parent-style-name="Textbody" style:family="paragraph">
      <style:paragraph-properties fo:margin-bottom="0in"/>
    </style:style>
    <style:style style:name="T2492"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2493" style:parent-style-name="DefaultParagraphFont" style:family="text">
      <style:text-properties style:font-name-complex="Verdana, sans-serif" fo:font-weight="bold" style:font-weight-asian="bold" style:font-weight-complex="bold" fo:color="#000000" fo:font-size="9pt" style:font-size-asian="9pt" style:font-size-complex="9pt" style:text-underline-type="single" style:text-underline-style="solid" style:text-underline-width="auto" style:text-underline-mode="continuous"/>
    </style:style>
    <style:style style:name="P2494" style:parent-style-name="Textbody" style:family="paragraph">
      <style:paragraph-properties fo:margin-bottom="0in"/>
      <style:text-properties style:font-name-complex="Verdana, sans-serif" fo:font-weight="bold" style:font-weight-asian="bold" style:font-weight-complex="bold" fo:color="#000000" fo:font-size="9pt" style:font-size-asian="9pt" style:font-size-complex="9pt"/>
    </style:style>
    <style:style style:name="P2495" style:parent-style-name="Textbody" style:family="paragraph">
      <style:paragraph-properties fo:margin-bottom="0in"/>
    </style:style>
    <style:style style:name="P2496" style:parent-style-name="Textbody" style:family="paragraph">
      <style:paragraph-properties fo:margin-bottom="0in"/>
    </style:style>
    <style:style style:name="TableCell24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98" style:parent-style-name="Textbody" style:family="paragraph">
      <style:paragraph-properties fo:margin-bottom="0in" fo:text-indent="0.0097in"/>
    </style:style>
    <style:style style:name="T2499" style:parent-style-name="Emphasis" style:family="text">
      <style:text-properties style:font-name-complex="Verdana, sans-serif" fo:font-weight="bold" style:font-weight-asian="bold" style:font-weight-complex="bold" fo:font-style="normal" style:font-style-asian="normal" style:font-style-complex="normal" fo:color="#000000"/>
    </style:style>
    <style:style style:name="P2500" style:parent-style-name="Textbody" style:family="paragraph">
      <style:paragraph-properties fo:margin-bottom="0in"/>
    </style:style>
    <style:style style:name="T2501" style:parent-style-name="DefaultParagraphFont" style:family="text">
      <style:text-properties style:font-name-complex="Verdana, sans-serif" fo:font-style="italic" style:font-style-asian="italic" style:font-style-complex="italic" fo:color="#000000" fo:font-size="9pt" style:font-size-asian="9pt" style:font-size-complex="9pt"/>
    </style:style>
    <style:style style:name="P2502" style:parent-style-name="Textbody" style:family="paragraph">
      <style:paragraph-properties fo:margin-bottom="0in"/>
    </style:style>
    <style:style style:name="T2503"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2504" style:parent-style-name="DefaultParagraphFont" style:family="text">
      <style:text-properties style:font-name-complex="Verdana, sans-serif" fo:font-weight="bold" style:font-weight-asian="bold" style:font-weight-complex="bold" fo:color="#000000" fo:font-size="9pt" style:font-size-asian="9pt" style:font-size-complex="9pt"/>
    </style:style>
    <style:style style:name="T2505" style:parent-style-name="DefaultParagraphFont" style:family="text">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506"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507" style:parent-style-name="TableContents" style:family="paragraph">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508"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509" style:parent-style-name="Textbody" style:family="paragraph">
      <style:paragraph-properties fo:margin-bottom="0in"/>
      <style:text-properties style:font-name-complex="Verdana, sans-serif" fo:font-weight="bold" style:font-weight-asian="bold" style:font-weight-complex="bold" fo:font-style="italic" style:font-style-asian="italic" style:font-style-complex="italic" fo:color="#000000" fo:font-size="9pt" style:font-size-asian="9pt" style:font-size-complex="9pt"/>
    </style:style>
    <style:style style:name="P2510" style:parent-style-name="Textbody" style:family="paragraph">
      <style:paragraph-properties fo:margin-bottom="0in"/>
    </style:style>
    <style:style style:name="T2511" style:parent-style-name="Emphasis" style:family="text">
      <style:text-properties fo:font-size="9pt" style:font-size-asian="9pt" style:font-size-complex="9pt"/>
    </style:style>
    <style:style style:name="P2512" style:parent-style-name="Standard" style:family="paragraph">
      <style:text-properties fo:color="#000000"/>
    </style:style>
    <style:style style:name="T2513" style:parent-style-name="Citation" style:family="text">
      <style:text-properties fo:font-weight="bold" style:font-weight-asian="bold"/>
    </style:style>
    <style:style style:name="T2514" style:parent-style-name="DefaultParagraphFont" style:family="text">
      <style:text-properties style:script-type="complex"/>
    </style:style>
    <style:style style:name="T2515" style:parent-style-name="DefaultParagraphFont" style:family="text">
      <style:text-properties style:script-type="complex"/>
    </style:style>
    <style:style style:name="T2516" style:parent-style-name="DefaultParagraphFont" style:family="text">
      <style:text-properties style:script-type="complex"/>
    </style:style>
    <style:style style:name="P2517" style:parent-style-name="Textbody" style:family="paragraph">
      <style:paragraph-properties fo:margin-bottom="0in"/>
      <style:text-properties fo:color="#000000"/>
    </style:style>
    <style:style style:name="P2518" style:parent-style-name="Textbody" style:family="paragraph">
      <style:paragraph-properties fo:margin-bottom="0in"/>
      <style:text-properties fo:color="#000000"/>
    </style:style>
    <style:style style:name="P2519" style:parent-style-name="HorizontalLine" style:family="paragraph">
      <style:paragraph-properties fo:margin-bottom="0in"/>
      <style:text-properties fo:color="#000000" fo:font-size="12pt" style:font-size-asian="12pt" style:font-size-complex="12pt"/>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P2520" style:parent-style-name="Textbody" style:family="paragraph">
      <style:paragraph-properties fo:margin-bottom="0in"/>
      <style:text-properties fo:color="#000000"/>
    </style:style>
    <style:style style:name="P2521" style:parent-style-name="Textbody" style:family="paragraph">
      <style:paragraph-properties fo:margin-bottom="0in"/>
      <style:text-properties fo:color="#000000"/>
    </style:style>
    <style:style style:name="P2522" style:parent-style-name="Textbody" style:family="paragraph">
      <style:paragraph-properties fo:margin-bottom="0in"/>
      <style:text-properties fo:color="#000000"/>
    </style:style>
    <style:style style:name="P2523" style:parent-style-name="Textbody" style:family="paragraph">
      <style:paragraph-properties fo:margin-bottom="0in"/>
    </style:style>
    <style:style style:name="T2524" style:parent-style-name="DefaultParagraphFont" style:family="text">
      <style:text-properties fo:color="#000000"/>
    </style:style>
    <style:style style:name="T2525" style:parent-style-name="DefaultParagraphFont" style:family="text">
      <style:text-properties fo:color="#000000"/>
    </style:style>
    <style:style style:name="P2526" style:parent-style-name="Textbody" style:family="paragraph">
      <style:paragraph-properties fo:margin-bottom="0in"/>
      <style:text-properties fo:color="#000000"/>
    </style:style>
    <style:style style:name="P2527" style:parent-style-name="Textbody" style:family="paragraph">
      <style:paragraph-properties fo:margin-bottom="0in"/>
      <style:text-properties fo:color="#000000"/>
    </style:style>
    <style:style style:name="P2528" style:parent-style-name="Textbody" style:family="paragraph">
      <style:paragraph-properties fo:margin-bottom="0in"/>
      <style:text-properties fo:color="#000000"/>
    </style:style>
    <style:style style:name="P2529" style:parent-style-name="Textbody" style:family="paragraph">
      <style:paragraph-properties fo:margin-bottom="0in"/>
      <style:text-properties fo:color="#000000"/>
    </style:style>
    <style:style style:name="P2530" style:parent-style-name="Textbody" style:family="paragraph">
      <style:paragraph-properties fo:margin-bottom="0in"/>
      <style:text-properties fo:color="#000000"/>
    </style:style>
    <style:style style:name="P2531" style:parent-style-name="Textbody" style:family="paragraph">
      <style:paragraph-properties fo:margin-bottom="0in"/>
      <style:text-properties fo:color="#000000"/>
    </style:style>
    <style:style style:name="P2532" style:parent-style-name="Standard" style:family="paragraph">
      <style:text-properties style:font-name="serif" fo:color="#000000" fo:font-size="31.5pt" style:font-size-asian="31.5pt"/>
    </style:style>
    <style:style style:name="T2533" style:parent-style-name="DefaultParagraphFont" style:family="text">
      <style:text-properties style:font-name="serif" fo:font-size="30.5pt" style:font-size-asian="30.5pt"/>
    </style:style>
    <style:style style:name="T2534" style:parent-style-name="DefaultParagraphFont" style:family="text">
      <style:text-properties style:font-name="serif" fo:font-size="30pt" style:font-size-asian="30pt"/>
    </style:style>
    <style:style style:name="T2535" style:parent-style-name="DefaultParagraphFont" style:family="text">
      <style:text-properties style:font-name="serif" fo:font-size="30.5pt" style:font-size-asian="30.5pt"/>
    </style:style>
    <style:style style:name="T2536" style:parent-style-name="DefaultParagraphFont" style:family="text">
      <style:text-properties style:font-name="serif" fo:font-size="30pt" style:font-size-asian="30pt"/>
    </style:style>
    <style:style style:name="T2537" style:parent-style-name="DefaultParagraphFont" style:family="text">
      <style:text-properties style:font-name="serif" fo:font-size="30.5pt" style:font-size-asian="30.5pt"/>
    </style:style>
    <style:style style:name="T2538" style:parent-style-name="DefaultParagraphFont" style:family="text">
      <style:text-properties style:font-name="serif" fo:font-size="23pt" style:font-size-asian="23pt"/>
    </style:style>
    <style:style style:name="T2539" style:parent-style-name="DefaultParagraphFont" style:family="text">
      <style:text-properties style:font-name="sans-serif" fo:color="#000000" fo:font-size="15.5pt" style:font-size-asian="15.5pt"/>
    </style:style>
    <style:style style:name="T2540" style:parent-style-name="DefaultParagraphFont" style:family="text">
      <style:text-properties style:font-name="serif" fo:font-size="18pt" style:font-size-asian="18pt"/>
    </style:style>
    <style:style style:name="T2541" style:parent-style-name="DefaultParagraphFont" style:family="text">
      <style:text-properties style:font-name="serif" fo:font-size="18.5pt" style:font-size-asian="18.5pt"/>
    </style:style>
    <style:style style:name="T2542" style:parent-style-name="DefaultParagraphFont" style:family="text">
      <style:text-properties style:font-name="serif" fo:font-size="18pt" style:font-size-asian="18pt"/>
    </style:style>
    <style:style style:name="T2543" style:parent-style-name="DefaultParagraphFont" style:family="text">
      <style:text-properties style:font-name="serif" fo:font-size="18.5pt" style:font-size-asian="18.5pt"/>
    </style:style>
    <style:style style:name="T2544" style:parent-style-name="DefaultParagraphFont" style:family="text">
      <style:text-properties style:font-name="serif" fo:font-size="18pt" style:font-size-asian="18pt"/>
    </style:style>
    <style:style style:name="T2545" style:parent-style-name="DefaultParagraphFont" style:family="text">
      <style:text-properties style:font-name="serif" fo:font-size="18.5pt" style:font-size-asian="18.5pt"/>
    </style:style>
    <style:style style:name="T2546" style:parent-style-name="DefaultParagraphFont" style:family="text">
      <style:text-properties style:font-name="serif" fo:font-size="18pt" style:font-size-asian="18pt"/>
    </style:style>
    <style:style style:name="T2547" style:parent-style-name="DefaultParagraphFont" style:family="text">
      <style:text-properties style:font-name="serif" fo:font-size="18pt" style:font-size-asian="18pt"/>
    </style:style>
    <style:style style:name="T2548" style:parent-style-name="DefaultParagraphFont" style:family="text">
      <style:text-properties style:font-name="sans-serif" fo:font-size="14pt" style:font-size-asian="14pt"/>
    </style:style>
    <style:style style:name="T2549" style:parent-style-name="DefaultParagraphFont" style:family="text">
      <style:text-properties style:font-name="serif" fo:font-size="15pt" style:font-size-asian="15pt"/>
    </style:style>
    <style:style style:name="T2550" style:parent-style-name="DefaultParagraphFont" style:family="text">
      <style:text-properties style:font-name="sans-serif" fo:font-size="13.5pt" style:font-size-asian="13.5pt"/>
    </style:style>
    <style:style style:name="T2551" style:parent-style-name="DefaultParagraphFont" style:family="text">
      <style:text-properties style:font-name="serif" fo:font-size="15.5pt" style:font-size-asian="15.5pt"/>
    </style:style>
    <style:style style:name="T2552" style:parent-style-name="DefaultParagraphFont" style:family="text">
      <style:text-properties style:font-name="serif" fo:font-size="15pt" style:font-size-asian="15pt"/>
    </style:style>
    <style:style style:name="T2553" style:parent-style-name="DefaultParagraphFont" style:family="text">
      <style:text-properties style:font-name="sans-serif" fo:font-size="14pt" style:font-size-asian="14pt"/>
    </style:style>
    <style:style style:name="T2554" style:parent-style-name="DefaultParagraphFont" style:family="text">
      <style:text-properties style:font-name="serif" fo:font-size="15.5pt" style:font-size-asian="15.5pt"/>
    </style:style>
    <style:style style:name="T2555" style:parent-style-name="DefaultParagraphFont" style:family="text">
      <style:text-properties style:font-name="serif" fo:font-size="15pt" style:font-size-asian="15pt"/>
    </style:style>
    <style:style style:name="T2556" style:parent-style-name="DefaultParagraphFont" style:family="text">
      <style:text-properties style:font-name="serif" fo:font-size="15.5pt" style:font-size-asian="15.5pt"/>
    </style:style>
    <style:style style:name="T2557" style:parent-style-name="DefaultParagraphFont" style:family="text">
      <style:text-properties style:font-name="serif" fo:font-size="15pt" style:font-size-asian="15pt"/>
    </style:style>
    <style:style style:name="T2558" style:parent-style-name="DefaultParagraphFont" style:family="text">
      <style:text-properties style:font-name="serif" fo:font-size="15.5pt" style:font-size-asian="15.5pt"/>
    </style:style>
    <style:style style:name="P2559" style:parent-style-name="Standard" style:family="paragraph">
      <style:text-properties style:font-name="serif" fo:font-size="15.5pt" style:font-size-asian="15.5pt"/>
    </style:style>
    <style:style style:name="T2560" style:parent-style-name="StrongEmphasis" style:family="text">
      <style:text-properties fo:font-weight="normal" style:font-weight-asian="normal" fo:color="#000000" fo:font-size="14pt" style:font-size-asian="14pt"/>
    </style:style>
    <style:style style:name="T2561" style:parent-style-name="Emphasis" style:family="text">
      <style:text-properties fo:font-style="normal" style:font-style-asian="normal" fo:color="#000000" fo:font-size="14pt" style:font-size-asian="14pt"/>
    </style:style>
    <style:style style:name="T2562" style:parent-style-name="StrongEmphasis" style:family="text">
      <style:text-properties fo:font-weight="normal" style:font-weight-asian="normal" fo:color="#000000" fo:font-size="14pt" style:font-size-asian="14pt"/>
    </style:style>
    <style:style style:name="T2563" style:parent-style-name="StrongEmphasis" style:family="text">
      <style:text-properties fo:font-weight="normal" style:font-weight-asian="normal" fo:color="#000000" fo:font-size="14pt" style:font-size-asian="14pt"/>
    </style:style>
    <style:style style:name="T2564" style:parent-style-name="StrongEmphasis" style:family="text">
      <style:text-properties fo:font-weight="normal" style:font-weight-asian="normal" fo:color="#000000" fo:font-size="14pt" style:font-size-asian="14pt"/>
    </style:style>
    <style:style style:name="T2565" style:parent-style-name="Emphasis" style:family="text">
      <style:text-properties fo:font-style="normal" style:font-style-asian="normal" fo:color="#000000" fo:font-size="14pt" style:font-size-asian="14pt"/>
    </style:style>
    <style:style style:name="T2566" style:parent-style-name="StrongEmphasis" style:family="text">
      <style:text-properties fo:font-weight="normal" style:font-weight-asian="normal" fo:color="#000000" fo:font-size="14pt" style:font-size-asian="14pt"/>
    </style:style>
    <style:style style:name="T2567" style:parent-style-name="StrongEmphasis" style:family="text">
      <style:text-properties fo:font-weight="normal" style:font-weight-asian="normal" fo:color="#000000" fo:font-size="14pt" style:font-size-asian="14pt"/>
    </style:style>
    <style:style style:name="T2568" style:parent-style-name="Emphasis" style:family="text">
      <style:text-properties fo:font-style="normal" style:font-style-asian="normal" fo:color="#000000" fo:font-size="14pt" style:font-size-asian="14pt"/>
    </style:style>
    <style:style style:name="T2569" style:parent-style-name="StrongEmphasis" style:family="text">
      <style:text-properties fo:font-weight="normal" style:font-weight-asian="normal" fo:color="#000000" fo:font-size="14pt" style:font-size-asian="14pt"/>
    </style:style>
    <style:style style:name="T2570" style:parent-style-name="StrongEmphasis" style:family="text">
      <style:text-properties fo:font-weight="normal" style:font-weight-asian="normal" fo:color="#000000" fo:font-size="14pt" style:font-size-asian="14pt"/>
    </style:style>
    <style:style style:name="T2571" style:parent-style-name="DefaultParagraphFont" style:family="text">
      <style:text-properties style:font-name="Alegreya SC" fo:font-weight="normal" style:font-weight-asian="normal" fo:color="#FFFFFF" fo:font-size="22.5pt" style:font-size-asian="22.5pt"/>
    </style:style>
    <style:style style:name="T2572" style:parent-style-name="DefaultParagraphFont" style:family="text">
      <style:text-properties style:font-name="Alegreya SC" fo:font-weight="normal" style:font-weight-asian="normal" fo:color="#000000" fo:font-size="22.5pt" style:font-size-asian="22.5pt"/>
    </style:style>
    <style:style style:name="T2573" style:parent-style-name="DefaultParagraphFont" style:family="text">
      <style:text-properties style:font-name="Alegreya SC" fo:font-weight="normal" style:font-weight-asian="normal" fo:color="#FFFFFF" fo:font-size="22.5pt" style:font-size-asian="22.5pt"/>
    </style:style>
    <style:style style:name="T2574" style:parent-style-name="DefaultParagraphFont" style:family="text">
      <style:text-properties style:font-name="Alegreya SC" fo:font-weight="normal" style:font-weight-asian="normal" fo:color="#000000" fo:font-size="22.5pt" style:font-size-asian="22.5pt"/>
    </style:style>
    <style:style style:name="T2575" style:parent-style-name="DefaultParagraphFont" style:family="text">
      <style:text-properties style:font-name="Alegreya SC" fo:font-weight="normal" style:font-weight-asian="normal" fo:color="#FFFFFF" fo:font-size="22.5pt" style:font-size-asian="22.5pt"/>
    </style:style>
    <style:style style:name="T2576" style:parent-style-name="DefaultParagraphFont" style:family="text">
      <style:text-properties style:font-name="Arimo, sans-serif" fo:font-weight="normal" style:font-weight-asian="normal" fo:color="#FFFFFF" fo:font-size="10.5pt" style:font-size-asian="10.5pt"/>
    </style:style>
    <style:style style:name="T2577" style:parent-style-name="DefaultParagraphFont" style:family="text">
      <style:text-properties style:font-name="Alegreya SC" fo:font-weight="normal" style:font-weight-asian="normal" fo:color="#ACACAC" fo:font-size="22.5pt" style:font-size-asian="22.5pt"/>
    </style:style>
    <style:style style:name="T2578" style:parent-style-name="DefaultParagraphFont" style:family="text">
      <style:text-properties style:font-name="Alegreya SC" fo:font-weight="normal" style:font-weight-asian="normal" fo:color="#ACACAC" fo:font-size="22.5pt" style:font-size-asian="22.5pt"/>
    </style:style>
    <style:style style:name="T2579" style:parent-style-name="DefaultParagraphFont" style:family="text">
      <style:text-properties style:font-name="Alegreya SC" fo:font-weight="normal" style:font-weight-asian="normal" fo:color="#000000" fo:font-size="22.5pt" style:font-size-asian="22.5pt"/>
    </style:style>
    <style:style style:name="T2580" style:parent-style-name="DefaultParagraphFont" style:family="text">
      <style:text-properties style:font-name="Arimo, sans-serif" fo:font-weight="normal" style:font-weight-asian="normal" fo:color="#565656" fo:font-size="10.5pt" style:font-size-asian="10.5pt"/>
    </style:style>
    <style:style style:name="T2581" style:parent-style-name="DefaultParagraphFont" style:family="text">
      <style:text-properties style:font-name="Alegreya SC" fo:font-weight="normal" style:font-weight-asian="normal" fo:color="#000000" fo:font-size="22.5pt" style:font-size-asian="22.5pt"/>
    </style:style>
    <style:style style:name="T2582" style:parent-style-name="DefaultParagraphFont" style:family="text">
      <style:text-properties style:font-name="Arimo, sans-serif" fo:font-weight="normal" style:font-weight-asian="normal" fo:color="#565656" fo:font-size="10.5pt" style:font-size-asian="10.5pt"/>
    </style:style>
    <style:style style:name="P2583" style:parent-style-name="Heading1" style:family="paragraph">
      <style:text-properties fo:font-weight="normal" style:font-weight-asian="normal" fo:color="#3F587F" fo:font-size="16.5pt" style:font-size-asian="16.5pt"/>
    </style:style>
    <style:style style:name="P2584" style:parent-style-name="Textbody" style:family="paragraph">
      <style:paragraph-properties fo:margin-bottom="0in"/>
    </style:style>
    <style:style style:name="T2585" style:parent-style-name="StrongEmphasis" style:family="text">
      <style:text-properties style:font-name="Arial" fo:font-weight="normal" style:font-weight-asian="normal" fo:font-size="9pt" style:font-size-asian="9pt"/>
    </style:style>
    <style:style style:name="T2586" style:parent-style-name="StrongEmphasis" style:family="text">
      <style:text-properties style:font-name="Arial" fo:font-weight="normal" style:font-weight-asian="normal" fo:font-size="9pt" style:font-size-asian="9pt"/>
    </style:style>
    <style:style style:name="T2587" style:parent-style-name="DefaultParagraphFont" style:family="text">
      <style:text-properties style:font-name="Arial" fo:font-size="9pt" style:font-size-asian="9pt"/>
    </style:style>
    <style:style style:name="T2588" style:parent-style-name="DefaultParagraphFont" style:family="text">
      <style:text-properties style:font-name="Arial" fo:font-size="9pt" style:font-size-asian="9pt"/>
    </style:style>
    <style:style style:name="T2589" style:parent-style-name="DefaultParagraphFont" style:family="text">
      <style:text-properties style:font-name="Arial" fo:font-size="9pt" style:font-size-asian="9pt"/>
    </style:style>
    <style:style style:name="T2590" style:parent-style-name="DefaultParagraphFont" style:family="text">
      <style:text-properties style:font-name="Arial" fo:font-size="9pt" style:font-size-asian="9pt"/>
    </style:style>
    <style:style style:name="T2591" style:parent-style-name="DefaultParagraphFont" style:family="text">
      <style:text-properties style:font-name="Arial" fo:font-size="9pt" style:font-size-asian="9pt"/>
    </style:style>
    <style:style style:name="T2592" style:parent-style-name="DefaultParagraphFont" style:family="text">
      <style:text-properties style:font-name="Arial" fo:font-size="9pt" style:font-size-asian="9pt"/>
    </style:style>
    <style:style style:name="T2593" style:parent-style-name="DefaultParagraphFont" style:family="text">
      <style:text-properties style:font-name="Arial" fo:font-size="9pt" style:font-size-asian="9pt"/>
    </style:style>
    <style:style style:name="T2594" style:parent-style-name="DefaultParagraphFont" style:family="text">
      <style:text-properties style:font-name="Arial" fo:font-size="9pt" style:font-size-asian="9pt"/>
    </style:style>
    <style:style style:name="T2595" style:parent-style-name="DefaultParagraphFont" style:family="text">
      <style:text-properties style:font-name="sans-serif" fo:color="#000000" fo:font-size="9.5pt" style:font-size-asian="9.5pt"/>
    </style:style>
    <style:style style:name="P2596" style:parent-style-name="Standard" style:family="paragraph">
      <style:text-properties style:font-name="serif" fo:color="#000000" fo:font-size="15.5pt" style:font-size-asian="15.5pt"/>
    </style:style>
    <style:style style:name="T2597" style:parent-style-name="DefaultParagraphFont" style:family="text">
      <style:text-properties style:font-name="serif" fo:color="#000000" fo:font-size="15.5pt" style:font-size-asian="15.5pt"/>
    </style:style>
    <style:style style:name="T2598" style:parent-style-name="DefaultParagraphFont" style:family="text">
      <style:text-properties style:font-name="serif" fo:color="#000000" fo:font-size="15.5pt" style:font-size-asian="15.5pt"/>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middle" draw:textarea-horizontal-align="left" style:wrap="parallel" style:wrap-contour="false" draw:fill="gradient" draw:fill-gradient-name="a5" draw:stroke="solid" svg:stroke-width="0.01389in" svg:stroke-color="#3465af" draw:marker-start="a6" draw:marker-end="a7"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center" style:wrap="run-through" style:run-through="foreground"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parallel" style:wrap-contour="false" draw:fill="solid" draw:fill-color="#729fcf" draw:opacity="100%" draw:stroke="solid" svg:stroke-width="0.01389in" svg:stroke-color="#3465af"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tab/><text:tab/><text:tab/>The Problem with Mathematics Teaching</text:p>
      <text:p text:style-name="Textbody"/>
      <text:p text:style-name="P2">The Typical Mathematics Classroom<text:tab/></text:p>
      <text:p text:style-name="Textbody"><text:tab/>Although numererous well-intentioned reform strategies, many of which are backed by solid research and<text:s/>supported by teacher and mathematicians alike, mathematics teaching in American public schools has changed little over the past several decades. The still-dominant approach for teaching math from first grade through high-school algebra and beyond begins with the assumption that kids/students primarily need to learn “math facts.”<text:s/><text:span text:style-name="T3">Typical math instruction in today's classroom has students' memorize an overwhelming number of disconnected facts, routines, and procedures that are soon forgotten as new material i</text:span><text:span text:style-name="T4">s covered.<text:s/></text:span><text:span text:style-name="T5">Rote memorization, or learning by repetition</text:span><text:span text:style-name="T6">,<text:s/></text:span><text:span text:style-name="T7">has value for some things, such as learning the alphabet, names of countries and capitals, or perfecting and sometimes automating important skills; however, when it comes to mastering complex subject</text:span><text:span text:style-name="T8">s and applying mathematics flexibly to constantly changing real life situations, rote learning most often results in superficial understandings.</text:span></text:p>
      <text:p text:style-name="Textbody"><text:span text:style-name="T9"><text:tab/>Unfortunately, classroom assessment and testing too often reflect and reward rote learning and give students<text:s/></text:span><text:span text:style-name="T10">a false sense of competence by making it appear they comprehend the material when they, in fact, do not. Students often earn high marks on classroom tests and thus have reasonable grounds to believe that they “know” the math that they have been taught and<text:s/></text:span><text:span text:style-name="T11">are often surprised when they fail miserably on standardized tests, college placement exams, and other venues where they are expected to apply the math that they believe they have learned by virtue of good grades.</text:span></text:p>
      <text:p text:style-name="Textbody"><text:span text:style-name="T12"><text:tab/>However, the evidence is quite clear, th</text:span><text:span text:style-name="T13">at math concepts that are “learned” through rote memorization are not meaningful or deeply understood by students and are most likely forgotten after the test. When facing a situation where prior math learning is to be applied later, within the same course</text:span><text:span text:style-name="T14">, or perhaps at the next grade level, students can't recall what they've learned, are ill-equipped for developing a stronger foundation in mathematics by building on subsequent experience, and are unable to solve even the most basic problems using the math</text:span><text:span text:style-name="T15"><text:s/>that was covered earlier in their classrooms. Sadly, as a result of the traditional approach to math instruction, students often can’t take the methods they’ve been taught and effectively use them to solve math problems that they would encounter in a prof</text:span><text:span text:style-name="T16">ession or occupation, in their personal lives, or even on a standardized test.</text:span></text:p>
      <text:p text:style-name="P17"><text:span text:style-name="T18"><text:tab/>So, memorization is still the dominant form of learning new math ideas in the classroom, the chief pedagogy or teaching method employed is “show and-tell” where students watch</text:span><text:span text:style-name="T19"><text:s/>teachers solve a problem and then emulate what the teacher has done on a problem nearly identical to that of the teacher's but only with different numbers. Typically, after observing the teacher solve a problem, students complete a set of practice problem</text:span><text:span text:style-name="T20">s that are really no different from those worked by the teacher in class. The method is appropriate for learning isolated skills but not deep understanding concepts or gaining new abilities for solving problems using those skills and concepts.</text:span></text:p>
      <text:p text:style-name="P21"><text:tab/></text:p>
      <text:p text:style-name="P22"><text:span text:style-name="T23"><text:tab/>The meth</text:span><text:span text:style-name="T24">od of mimicking the teacher reminds me of a class for new boaters that my wife and I completed prior to purchasing our first boat. One class involved ropes and lines where the instructor would demonstrate how to tie a knot, and there were several knots to<text:s/></text:span><text:span text:style-name="T25">be tied– overhand knots, figure-eight, bowline clove hitch and many many more. The instructor ties a knot and the class members emulate the teacher and ties the same knot. After several attempts, during class, I would learn to tie each knot, and then move<text:s/></text:span><text:span text:style-name="T26">on to the next. After class, my wife and I tried to practice each of the knots at home but failed miserably. Eventually, we learned to tie a few of the knots, just the most basic ones for our purposes. What I did not understand, until I spent time on the b</text:span><text:span text:style-name="T27">oat, was that tying knots was the easy part. <text:s/>But, putting knot tying into action when docking or prior to getting underway requires<text:s/></text:span><text:soft-page-break/><text:span text:style-name="T28">critical thinking, prior planning, and the integration of a vast collection of other knowledge and skills including maneuve</text:span><text:span text:style-name="T29">ring with traffic in the area, the direction of wind and current, the depth of the water, allowing for tidal ranges deciding whether to stern or bow dock, which lines to choose, which cleats are used or if a spring line is needed to control fore and aft mo</text:span><text:span text:style-name="T30">tion of the boat,, etc. All of this to avoid damaging the boats or other boats hull-side, sheerline, swim platform, bow pulpit or rails and to make sure that all passengers are safe.</text:span></text:p>
      <text:p text:style-name="P31"/>
      <text:p text:style-name="P32"><text:span text:style-name="T33"><text:tab/>So, how do boaters learn how to solve the problems of docking or depar</text:span><text:span text:style-name="T34">ting a dock or slip? By docking over and over again with changing conditions and hopefully under the guidance of a skilled coach. But note, it is doubtful that that lectures and mimicry alone would produce good and competent seafarers. Rather, boaters need</text:span><text:span text:style-name="T35"><text:s/>the opportunities to “think it through” and devise plans based on their own understandings of how the boat responds to all of the variables aforementioned. I've learned that to manuever a boat in and out of docks and harbors successfully, it is critical t</text:span><text:span text:style-name="T36">o take it slowly and understand clearly what is happening on the water through observation and collecting relevant information from the surroundings. I, or my wife and I, together, devise a plan for successfully navigating the boat in “tight quarters”, and</text:span><text:span text:style-name="T37"><text:s/>as the plan is carried out, constant checks are made to ensure that assumptions and information collected are valid, and I'm ready to alter my original plan when things seem to be going awry. After I've docked or departed, my wife and I often talk about w</text:span><text:span text:style-name="T38">hat worked or what we might do differently the next time. That is, we reflect on our experience, learning from our mistakes, and in the process, become better prepared for greater challenges or problems faced at sea. Similarly, mathematics teaching too oft</text:span><text:span text:style-name="T39">en deprives students the opportunity to devise their own solutions to problems and to understand how new situations are related to other ideas and experiences. Students miss the “big picture.” Instead of truly understanding a problem and connecting the ski</text:span><text:span text:style-name="T40">lls, ideas, and past experiences to develop a plan, their own plan, they essentialy carry out a plan, the teacher's plan, making everything they learn less memorable, less intelligible, and less useful. In other words, students are spending most of their t</text:span><text:span text:style-name="T41">ime “tying knots” and trying to remember all of the disconnected rules and skills they memorizand and are unable to fit together in a unified understanding that would lead them to a thoughtful plan for docking or piloting the boat.</text:span></text:p>
      <text:p text:style-name="P42"/>
      <text:p text:style-name="P43"><text:tab/>Unfortunately, most math classes do not provide students assistance on how to think, to seek intuitive connections that make complete sense to them. To learn problem solving within any field or endavor, from boating, engine repair, psychology, mathematics, flying, etc., students must be taught to look for interconnections and understand the content as a system of interconnected understandings and not as a random list of things to memorize. As students work through each component of problem solving (understanding the situation,<text:s/>devising a plan, carrying out the plan, and reflecting on the plan), they need to develop a disciplined inner voice that helps them at each step to systematically think through any problem situation, such a voice might ask these types of questions: Do I clearly understand what I am attempting to solve? Is my information or assumptions accurate? Do I have enough information? Is this or that relevant? What content is central to the question? How is this problem related to my understanding of other content or<text:s/>concepts? Given my understanding of the problem, can I devise a plan? Is my reasoning logical? Do I know the complexities regarding what I'm trying to accomplish? If I carry out my plan, what are the potential implications, consequences? Can I clearly articulate what I am getting myself into? How can I check on that? When students ask themselves these types of questions during problem solving, they are analyzing their own understanding of a situation. Moreover, it is these types of questions that experts routinely ask when sizing up a situation but unfortunately most students are not taught how to think in a way that leads to expertise in any domain. <text:s/></text:p>
      <text:p text:style-name="P44"><text:line-break/><text:s/><text:tab/>In most math classrooms nearly all steps involved in problem solving are provided by the teacher when he/she explains the purpose of the problem, provides all or most of the information, and<text:s/><text:soft-page-break/>then devises and explains the plan for its solution, carries <text:s/>out the solution, and then explains why the answer is the correct one.<text:s/>Despite substantial and growing efforts to improve education and focus on developing students' critical thinking skills, particularly in the science, technology, engineering, and mathematics (STEM) disciplines, the advancement of new teaching practices is slow, inconsistent, lacks uniformity<text:s/>in substance and approach, occurs only in isolated pockets. But for the most part, status quo (ie. lecture-based instruction, memorization, and mimicry) prevails. (Fairweather, 2008; President’s Council of Advisers on Science and Technology, 2012).</text:p>
      <text:p text:style-name="P45"/>
      <text:p text:style-name="P46"><text:tab/>Researchers have often described how traditional teaching practices that emphasize rote learning and mimicry rather than conceptual understanding and critical thinking often affect learners. Blais (1988) stated that traditional teaching in mathematics, for example, that involves giving students a maximum of explanation, implies the creation of a listener-follower role for students. Such a role, he asserts, contributes to dependence, fosters the growth of learned helplessness, and encourages students to memorize information instead of construct robust knowledge structures. Blais contends that traditional mathematics courses focus too much on transmitting content at the expense of thought processes. He felt that the focus should be on the development of thinking<text:s/>skills and conceptual understanding.</text:p>
      <text:p text:style-name="P47"><text:s/></text:p>
      <text:p text:style-name="Textbody"><text:span text:style-name="T48">Word Problems:<text:s/></text:span><text:span text:style-name="T49">Here is a Story, Ignore this Story</text:span><text:span text:style-name="T50"><text:tab/></text:span></text:p>
      <text:p text:style-name="Textbody"><text:span text:style-name="T51"><text:tab/>In the classroom, word problems purportedly provide students the opportunity to apply impor</text:span><text:span text:style-name="T52">tant course content previously learned to real-world or novel situations;</text:span><text:span text:style-name="T53"><text:s/>however, in practice solution methods a</text:span>re treated by students and teachers as additional algorithms to be learned. So, for the most part, word problems are essentially “throwaway stories” where students disregard or give little thought to a problem's meaning or context and immediately seek out clues that may suggest an algorithm to apply. That students give little thought to the “real-world” meaning of a word problem may be related to the artificial nature of these types of problems as its own particular genre of writing. In her close study of the genre of word problems in mathematics education, Gerofsky (1999) <text:s/>observed that “the claim that word problems are for practicing real-life problem solving skills is a weak one, considering that their stories are hypothetical, their referential value is nonexistent, and unlike real-life situational problems, no extraneous information may be introduced.”(p. 38). In addition,<text:s/><text:span text:style-name="T54">Lave<text:s/></text:span>(1992) writes that "word problems are about aspects of only hypothetical experience and<text:s/>essentially never about real situations." (p. 78).</text:p>
      <text:p text:style-name="Textbody"><text:tab/>For well over one hundred years the same meaningless/useless word problems have appeared virtually unchanged in both contemporary and “antique” algebra textbooks. The following word problems from two<text:s/>elementary algebra textbooks, published over one hundred years apart, show the unchanging nature of the problems. The first example is from a tenth edition textbook in beginning algebra republished in 2008. The second example is from “New School Algebra”,<text:s/>a popular algebra textbook published in 1898. These two problems are practically the same.</text:p>
      <text:p text:style-name="Standard"><text:tab/>Problem 1: “From a point on a straight road, Marco and Celeste ride bicycles in the same<text:s/><text:tab/>direction. Marco rides at 10 mph and Celeste rides at 12 mph. In how many<text:s/>hours will they<text:s/><text:tab/>be 15 miles apart?</text:p>
      <text:p text:style-name="Textbody"><text:tab/></text:p>
      <text:p text:style-name="Textbody"><text:tab/>Problem 2: “Two men start from the same place and travel in opposite directions, one 30 miles a<text:s/><text:tab/>day and the other 20 miles a day. In how many days will they be 350 miles apart?”</text:p>
      <text:p text:style-name="Textbody"/>
      <text:p text:style-name="Textbody"><text:tab/>In the above example, absurdities are blatant. Both problems assume that people can walk or<text:s/><text:soft-page-break/>ride bikes in perfectly straight lines without descents and ascents at constant speed without the assistance of a bike computer, speedometer, compass or GPS) and it was possible to travel on identical paths in opposite directions. In addition, it was really absurd that in 1898, a time when roads were, well, not too good, riders and travelers could sustain constant speeds over large distances. And, in the case of the walkers, are they walking the same<text:s/>number of hours per day? Regardless of the unrealistic assumptions inherent within these two problems, they are essentially the same problem, and students have used the the same formulaic algorithmic approach in developing a solution for over one hundred years. Although only one example or type of problem is provided, there are countless others - from coin problems (Junior has eight nickels, Sally has three more nickels than Tom...), to age problems (In 5 years John will be one-half the age of his mother...), mixture problems (a solution consisting of 8 lbs of oats and 9 of corn are combined with...), and work problems (Mary completes a job in 2 hours while John takes 5 hours, if they work together, how long...) etc. Here is a challenge to the reader, find an algebra textbook from the mid to late 19<text:span text:style-name="T55">th<text:s/></text:span>century, many are available online, and a contemporary textbook used in today’s classroom and then note how easy it is to match up the virtually the same word problems. As you are doing so, ask yourself to find<text:s/>a “real-life” circumstance where knowing how to solve the problem would provide any useful benefit for most students outside of the classroom, or why would any of these problems serve any intrinsic motivation among students?</text:p>
      <text:p text:style-name="Textbody"><text:tab/><text:span text:style-name="T56">In a variety of ways, teachin</text:span><text:span text:style-name="T57">g methods that are most commonly employed for solving word problems directly contribute to the students' acquired disposition to avoid truly thinking about the problem's meaning. Over time, as discovered by Puchalska<text:s/></text:span>&amp; Semadeni (1987), younger elementary school children often believe, naively, that the stories in story problems are relevant; however “more experienced older children know better:” Radatz (1984) points out that interviews reveal that, during problem solving, elementary students concentrate on<text:s/>stories rather than on numbers; while older children, always try to reach some solution. So, as students progress through school, they become less interested in the very substance of the problem and more interested in “cranking out” an answer.</text:p>
      <text:p text:style-name="Textbody"><text:tab/>As students progress through school, they<text:span text:style-name="T58"><text:s/>not only become less interested in the story contained within the word problem, but are taught to translate a problem's solution strategy into another set of steps that they commit to memory as one more algorithm specific to</text:span><text:span text:style-name="T59"><text:s/>the “givens” within a particular problem type. Following the teacher's demonstration on how to solve a problem, students generally are required to complete homework or practice sheets using the problem solution procedures they observed in class. After som</text:span><text:span text:style-name="T60">e time, students have collected sets of memorized approaches or “bag of tricks” for each type of problem encountered in the classroom. However, tweak a problem slightly and students are at a loss. Unable to modify their approach, they can only hope to be s</text:span><text:span text:style-name="T61">hown by the teacher a new method for solving a problem that is slightly different than those that the teacher had previously worked in class. Students too often are overwhelmed and end up dreading the whole subject (and avoiding it whenever possible), but<text:s/></text:span><text:span text:style-name="T62">that’s the way countless educators believe that math has to be done: “Mindless mimicry mathematics,” as the National Research Council (1989) calls it, or “rules without reason” <text:s/>according to Richard Skemp (1974). <text:s/></text:span><text:span text:style-name="T63"><text:tab/></text:span></text:p>
      <text:p text:style-name="P64"><text:span text:style-name="T65"><text:tab/>Thus, “monkey see – monkey do” problem<text:s/></text:span><text:span text:style-name="T66">solving strategies as currently taught and learned are narrowly and too closely related to pedgogies grounded in past forms of the psychology of behviorisism and conditioning rather than in contemporary and more advanced understandings of how humans learn.</text:span><text:span text:style-name="T67"><text:s/></text:span><text:span text:style-name="T68">Behaviorists focus only on behaviors of people, or other animals such as salivating dogs or pigeons pecking for food pellets, that can be directly observed; thus, it is actions, rather than thoughts or emotions, which are the legitimate objects of study.<text:s/></text:span><text:span text:style-name="T69">In so defining behavior, behaviorist learning theories emphasize changes in behavior that result from stimulus-response associations made by the learner. Please note that behaviorist approachs do have some merit in the classroom and can foster rewarding ou</text:span><text:span text:style-name="T70">tcomes for both students and teachers. Benefits from appropriate behavioral change<text:s/></text:span><text:soft-page-break/><text:span text:style-name="T71">occurs, for example, when students work for outcomes that bring them positive feelings or intrinsic rewards, and for approval from people they admire. They change behaviors<text:s/></text:span><text:span text:style-name="T72">to satisfy the desires they have learned to value and generally avoid behaviors they associate with unpleasantness and develop habitual behaviors from those that are repeated often (Parkay &amp; Hass, 2000).</text:span><text:span text:style-name="T73"><text:s/>However, behaviorism, or at least how its applied in</text:span><text:span text:style-name="T74"><text:s/>math teaching, does provide one key for explaining why students hate math, avoid it when possible, and too often fail miserably at the subject. The subject as taught is unpleasant, the unpleasantness is repeated often when students are asked to solve a my</text:span><text:span text:style-name="T75">raid of problems that are not meaningful, provide little intrinsic reward, and whose solutions requirethe application of an inexhaustible set of facts that haven't been conceptualized or understood. So, as the behaviorists predicts, students develop habitu</text:span><text:span text:style-name="T76">al behaviors to avoid the subject at all cost and learn short-cuts and a host of techniques to give it, at best, superficial treatment.</text:span></text:p>
      <text:p text:style-name="P77"/>
      <text:p text:style-name="P78"><text:span text:style-name="T79"><text:tab/>Thus, behaviorism in teaching is most easily observed when students are faced with solving their most dreaded type of</text:span><text:span text:style-name="T80"><text:s/>math activity, the “word problem.” Students are most often taught, as the first step in developing a solution, to categorize the type of problem based on a few key words which serves as a stimulus for the next step, or response, which involves students “s</text:span><text:span text:style-name="T81">hoving” symbols until they have some answer to record. In time, students are constantly taught to give superficial treatment in understanding the problem as they subsequently neglect even reading the problem in a disciplined way for meaning or purpose. Aft</text:span><text:span text:style-name="T82">er the student's cursory review of a problem, he or she typically labels the type of task (distance problem, coin problem, mixture problem, etc.) and then proceeds to locate its solution which, as stated earlier, has become another algorithm located in the</text:span><text:span text:style-name="T83"><text:s/>students' “bag of tricks” which has become quite full and too disorganized to use effectively. However, most situations in the world (professional, personal finance, standardized tests, etc) that require a quantitative response are certainly “word problem</text:span><text:span text:style-name="T84">s” but are not the “word problems” experienced in the classroom. Rather, outside of school “word problems” are not expressed in a way that prompts ready made formulas that invoke a stimulus and response derived anwser that can be checked in the back of a t</text:span><text:span text:style-name="T85">extbook or solution key. In fact, students are very often conditioned to believe that problems are only fair, and appropriate to be placed on a test, when the test item is exactly (only the numbers are different) like a problem worked out by the teacher du</text:span><text:span text:style-name="T86">ring class. Ask any math teacher what the most common question asked by students prior to a test, and most will respond: “will we have</text:span><text:s/>a word problem on the test?” Followed by “what kind of word problem?”</text:p>
      <text:p text:style-name="P87"/>
      <text:p text:style-name="P88">Historical Context for Contemporary Teaching Practice</text:p>
      <text:p text:style-name="Textbody"><text:span text:style-name="T89"><text:tab/></text:span><text:span text:style-name="T90">Vestiges of early and outmoded schools of psychology have dominated mathematics teaching. The very nature of word problems as meaningless “puzzle” type problems can be largely attributed to the rise of “faculty psychology” which was the predominate c</text:span><text:span text:style-name="T91">oncept of learning during most of the 19</text:span><text:span text:style-name="T92">th<text:s/></text:span><text:span text:style-name="T93">century.</text:span><text:span text:style-name="T94"><text:s/>Faculty psychology, formulated by Christian Von Wolff in 1734 and later Franz Gall (founder of </text:span><text:span text:style-name="T95">phrenology – 1758-1828),</text:span><text:span text:style-name="T96"><text:s/></text:span><text:span text:style-name="T97"><text:s/>viewed the mind as consisting of separate powers or faculties. To digress ever slightly, p</text:span><text:span text:style-name="T98">hrenology is now considered a pseudoscience that involved the observing and-or feeling the skull to determine an individual's psychological attributes, intelligence</text:span><text:span text:style-name="T99">, criminality,</text:span><text:span text:style-name="T100"><text:s/>and ability to learn. That is, phrenologists' m</text:span><text:span text:style-name="T101">easured the skull and its “bumps” to measure the power of the mind.</text:span></text:p>
      <text:p text:style-name="Textbody"><text:span text:style-name="T102"><text:tab/>Now, returning to the doctrine of faculty psychology, the most dominant form of this theory held that the mind consisted of t</text:span><text:span text:style-name="T103">hree separate powers: the will, the emotions, and the intellect. According to this model, the development of the mind (and particularly the intellect) was through exercising it often and vigoursly. In the same way that arm curls in the weight room develope</text:span><text:span text:style-name="T104">d large biceps, faculty psychology proponents believed that the role of education was to exercise and strengthen the intellect. It really didn't matter the form of exercise, it was believed that hard thinking involving brain teazers, solving puzzles, memor</text:span><text:span text:style-name="T105">izing lists of anything, and working hard math problems, would result in better minds – better thinkers in all fields.<text:s/></text:span><text:span text:style-name="T106">All modern educational psychology texts repudiate this theory. Now we know that completing a course in Euclidean geometry will not<text:s/></text:span><text:soft-page-break/><text:span text:style-name="T107">result</text:span><text:span text:style-name="T108"><text:s/>in better citizens, chefs, physcians, bankers, or even parents. The benefit of taking a course in Euclidean geometry is the gain in theoretical and practical knowledge that can be applied to solving a host of problems and not from building a stronger mind</text:span><text:span text:style-name="T109"><text:s/>through “working out” with Euclid.</text:span></text:p>
      <text:p text:style-name="Textbody"><text:span text:style-name="T110"><text:tab/>The corresponding educational model that emerged from faculty psychology, called "mental discipline," held that the best way to strengthen the minds of younger students was through tedious drill and repetition of what a</text:span><text:span text:style-name="T111">re now referred to as the basic skills. Anyone that watched episodes of the television series,<text:s/></text:span><text:span text:style-name="T112">Little House on the Prairie,</text:span><text:span text:style-name="T113"><text:s/>an American Western style drama set in the 1870s and 1880s, probably viewed an example of faculty psychology at work. In some episod</text:span><text:span text:style-name="T114">es, scenes from a one room school house depicts children sitting on hard wooden benches or seats and when called upon by the teacher would perform “recitations” which consisted of students standing at attention and orally stating volumes of memorized text<text:s/></text:span><text:span text:style-name="T115">or answers as the teacher and classmates observed. Recitations or Repetition was chiefly employed at this time to “exercise the mind” through rigorous mental exercise in the same way that “pumping iron” in the gym builds stronger muscles. From this viewpoi</text:span><text:span text:style-name="T116">nt, this theory, could support having students memorize the New York City phone directory as a means for preparing students for any field of study. As Rippa (1971) noted, "A mind so sharpened and so stored with knowledge was believed ready for any calling;</text:span><text:span text:style-name="T117"><text:s/>indeed, it was considered 'trained' and equipped for life. Thus, transfer of training resulted from sharpening the 'faculties' or powers of the mind, instead of from the specific benefits derived from a particular subject or method of study.” So,<text:s/></text:span><text:span text:style-name="T118">one stre</text:span><text:span text:style-name="T119">ngthens his faculty of memory by memorizing the multiplication tables or memorizing lines from classical poetry, or similarly, strengthens the faculty of reason through a course in logic or geometry.</text:span></text:p>
      <text:p text:style-name="P120"><text:span text:style-name="T121"><text:tab/>Although disputed by research in psychology and mathem</text:span><text:span text:style-name="T122">atics education research, many math educators still hold the belief that a rigorous geometry course, focusing on mathematical proofs and logic, will strengthen the faculty of reason and improves logical reasoning and transfers across all fields and profess</text:span><text:span text:style-name="T123">ions. Examples of this kind of “intellectual workout” still abounds in contemporary practice..</text:span><text:span text:style-name="T124">The consequence of faculty psychology on mathematics teaching was rote memorization and the introduction of puzzle problems in mathematics. Problems with no pract</text:span><text:span text:style-name="T125">ical value, but designed to make students think really hard for exercising their brains.</text:span></text:p>
      <text:p text:style-name="P126"/>
      <text:p text:style-name="P127"><text:span text:style-name="T128"><text:tab/>In the late 19th century, new viewpoints, especially those of psychologist William James, began to challenge faculty psychology (Thayer, 1965), and highly<text:s/></text:span><text:span text:style-name="T129">publicized studies conducted by James' student Edward Thorndike discredited the concepts of mental discipline and transfer of training (Rippa, 1971). Thorndike's results became widely accepted. Thus, faculty psychology slowly fell out of favor and was repl</text:span><text:span text:style-name="T130">aced by Thorndike's Connectionism. However, the vestiges of faculty psychology remain, even today, in the form of persistent beliefs that abstract, esoteric, and useless subjects are of value simply because they "sharpen the mind." Brain-training game comp</text:span><text:span text:style-name="T131">anies, such as<text:s/></text:span><text:span text:style-name="T132">Lumosity,</text:span><text:span text:style-name="T133"><text:s/>whose marketing claims it to be a “leader in the science of brain training.” have become very profitable over the past few years. In contrast to these claims, in a study published in the<text:s/></text:span><text:span text:style-name="T134">Journal of Neuroscience</text:span><text:span text:style-name="T135">,</text:span><text:span text:style-name="T136"><text:s/>researchers Berkman</text:span><text:span text:style-name="T137">, Kahn, &amp; Merchant (2014)</text:span><text:span text:style-name="T138"><text:s/></text:span><text:span text:style-name="T139">found, as did Throndike nearly a century earlier, that claims that testing memory, attention and other forms of cognition will improve one’s overall intelligence and brain function are not supported by research. Researchers have c</text:span><text:span text:style-name="T140">oncluded that such games may</text:span><text:s/>be fun and improve performance on a specific task. But it’s unlikely that these products make anyone smarter.</text:p>
      <text:p text:style-name="P141"/>
      <text:p text:style-name="Textbody"><text:span text:style-name="T142"><text:tab/></text:span><text:span text:style-name="T143">Edward Thorndike (1924) whose theory of connectionism supplanted faculty psychology and presented all learing as t</text:span><text:span text:style-name="T144">he formation of connections or bonds between situations and responses (S-R bonds). C</text:span>onnectionism,<text:s/>very quickly became the dominant educational philosophy and the very basis for teaching practices that rapidly emerged and were maintained throughout the twentith century are still prevalent in classrooms today, almost a hundred years later. Basically, the theory says that all learning is a product of the relationship between stimulus and response, where a stimulus is something that causes a reaction, and a response is a reaction to a stimulus.</text:p>
      <text:p text:style-name="Textbody"><text:tab/>The famous 19<text:span text:style-name="T145">th</text:span><text:s/>century study of Ivan Pavlov<text:span text:style-name="T146"> depicts the birth of behaviorism, classical conditioning, and the use of the terms “stimulus and response” to describe animal behavior. In Pavlov's<text:s/></text:span><text:soft-page-break/>study of gastric system of dogs, that he later extended to children, h<text:span text:style-name="T147">e notice</text:span><text:span text:style-name="T148">d that the dogs tended to salivate before food was delivered to their mouths.</text:span>The sights and smells of the dog food was the stimulus, and the drooling and salivation was the response.<text:s/><text:span text:style-name="T149">Salivation, he noted, occurs automatically in response to a specific stim</text:span><text:span text:style-name="T150">ulus and is not under conscious control. Pavlov noted that the dogs would often begin salivating in the absence of food and smell. He quickly realized that this salivary response was not due to an automatic or physiological process; rather, he believed tha</text:span><text:span text:style-name="T151">t the salivation was a learned response. He observed that the dogs were responding to the sight of the research assistants' white lab coats, which the animals had come to associate with the presentation of food. Unlike the salivary response to the presenta</text:span><text:span text:style-name="T152">tion of food, which is an unconditioned reflex, salivating to the expectation of food is a conditioned reflex.</text:span></text:p>
      <text:p text:style-name="Textbody"><text:span text:style-name="T153"><text:tab/></text:span>Thorndike's connectionism, with its basis firmly grounded in Pavlov's study, viewed all learning as responding to stimuli where each stimulus and response form a separate bond. Applied to teaching means that students 'connect stimuli and responses within the mind, like associating dog food with salivating. This connection between stimulus and response is called a stimulus-response bond, or an S-R<text:s/>bond.<text:s/>The stronger the S-R bond, the better a person has learned the lesson. An examination of the three “three laws of connectionism” are observed in contemporary classroom teaching and have been dominant in classrooms for nearly a century.</text:p>
      <text:p text:style-name="P154">Throndike's<text:s/>Laws of Connectionism:</text:p>
      <text:p text:style-name="Textbody">1.<text:tab/><text:s/>Law Of Effect</text:p>
      <text:p text:style-name="Textbody"><text:tab/><text:span text:style-name="T155">Thorndike named the process of forming bonds: “The Law of Effect” which<text:s/></text:span>says that if a<text:s/><text:tab/>stimulus results in a positive outcome, it strengthens the S-R bond, while if it results in a<text:s/><text:tab/>negative outcome, the S-R bond<text:s/>is weakened.</text:p>
      <text:p text:style-name="Textbody"><text:tab/>Throndike's (1911)<text:s/><text:span text:style-name="T156">described it as follows.</text:span></text:p>
      <text:p text:style-name="Textbody"><text:span text:style-name="T157"><text:tab/></text:span><text:span text:style-name="T158">“Of several responses made to the same situation, those which are accompanied or closely<text:s/></text:span><text:span text:style-name="T159"><text:tab/>followed by satisfaction to the animal will, other things being equal, be more firmly connected with<text:s/></text:span><?opendocument cursor-position?><text:span text:style-name="T160"><text:tab/>the<text:s/></text:span><text:span text:style-name="T161">situation, so that, when it recurs, they will be more likely to recur; those which are accompanied<text:s/></text:span><text:span text:style-name="T162"><text:tab/>or closely followed by discomfort to the animal will, other things being equal, have their connections<text:s/></text:span><text:span text:style-name="T163"><text:tab/>with that situation weakened, so that, when it recur</text:span><text:span text:style-name="T164">s, they will be less likely to occur. The greater the<text:s/></text:span><text:span text:style-name="T165"><text:tab/>satisfaction or discomfort, the greater the strengthening or weakening of the bond.”</text:span></text:p>
      <text:p text:style-name="Textbody"><text:tab/>Now consider how the Law of Effect looks in the classroom. For example, think about a student learning her multiplication tables. Every time she gets the right answer, the S-R bond is strengthened, and the student has learned an S-R bond, where for example, the stimulus, 7x2, evokes the correct response “14.” Within this model, the multiplication table for the natural<text:s/>numbers 1 through 9 consists of 81 separate bonds.</text:p>
      <text:p text:style-name="Textbody"><text:tab/>In the event that the student gets the wrong answer, the S-R bond is weak and it's the teachers role to help strengthen the S-R bond and reward the student when she can eventually respond correctly.To<text:s/>ensure that the student works hard to make the right connections, she could punish a student who she believes is not trying hard enough or not paying attention by having the student where a “dunce” cap, get detention, or something similar. things to facilitate a new S-R bonds.</text:p>
      <text:p text:style-name="Textbody"><text:bookmark-start text:name="section---LawOfExercise"/><text:bookmark-end text:name="section---LawOfExercise"/>2. Law Of Exercise</text:p>
      <text:p text:style-name="Textbody"><text:tab/>The second law, the law of exercise<text:span text:style-name="T166">,</text:span> says that the more you do something, the better you become<text:s/>at it. That is, the more you do something, the stronger the S-R bond becomes. Returning to our student who is learning her multiplication tables. Suppose, she can't remember if 7 x 2 is 14 or 21. The teacher them has her practice the multiplication tables<text:s/>every day using a variety of methods. Eventually, the S-R bond has been reinforced until the stimulus between 7x2 immediately elicits the<text:s/><text:soft-page-break/>correct response 14. From the point of view of connectism, the student understands the problem when she can acurately<text:s/>connect the stimulus to the right answer. So, from this perspective, repetition or drill and practice is the key to learning.</text:p>
      <text:p text:style-name="Textbody"><text:bookmark-start text:name="section---LawOfReadiness"/><text:bookmark-end text:name="section---LawOfReadiness"/>3) Law Of Readiness</text:p>
      <text:p text:style-name="Textbody"><text:tab/>The third of Thorndike's laws of connectionism is the law of readiness, which says that S-R bonds are stronger if an individual is ready to learn.<text:s/><text:span text:style-name="T167">It points out that one learns only when he is physically and mentally ready for it. If students are not willing to learn or are disinterested, then forcing them to learn will cause dissatisfaction and discomfort rend</text:span><text:span text:style-name="T168">ering <text:s/>the learner<text:s/></text:span><text:span text:style-name="T169">physically and mentally not ready for i</text:span><text:span text:style-name="T170">t.<text:s/></text:span><text:span text:style-name="T171">Readiness means a preparation of action. If one is not prepared to learn, learning cannot be automatically instilled in a person. For example, unless the student learning multiplication tables, h</text:span><text:span text:style-name="T172">as “learned” the S-R bonds related to mathematical symbols and names, she would not make much progress.</text:span><text:span text:style-name="T173"><text:s/></text:span><text:span text:style-name="T174">O</text:span><text:span text:style-name="T175">ndividuals learn best when they are ready to learn, and they will not learn much if</text:span></text:p>
      <text:p text:style-name="Textbody"><text:span text:style-name="T176"><text:tab/>Eventually, connectionists' S-R bonds led to a deemphasis of othe</text:span><text:span text:style-name="T177">r aspects of learning arithmetic and distrust of having students' understand the logic and struture of mathematics as a basis for structuring learning. <text:s/>Once the process of learning any subject is conceived to be the mere acquisition of isolated, independe</text:span><text:span text:style-name="T178">nt facts, the process of teaching becomes that of administering drill. Since the 1920s and 1930s mathematics instruction has been dominated by an emphasis on the drill theory of instruction where the repetition of facts is the prescribed method of teaching</text:span><text:span text:style-name="T179"><text:s/>and memorization the chief learning process. <text:s/>Within this paradigm, students do one problem after another until they’ve achieved “mastery”, <text:s/>then move on to another problem, then another, on ad infitnitem.</text:span></text:p>
      <text:p text:style-name="Textbody"><text:span text:style-name="T180"><text:tab/>Learning through repetition and<text:s/></text:span><text:span text:style-name="T181">conditioning an</text:span><text:span text:style-name="T182">d the formation of stimulus and response bonds has its place in a variety of learning contexts. It is an easy exercise to come up with numerous examples where we want processes to become habitualized and automated, Certainly I want my surgeon to practice a</text:span><text:span text:style-name="T183"><text:s/>medical procedure over and over again until it becomes second nature, and the same, of course holds for driving a car, docking a boat, operating a cash register, or reciting the alphabet, and so on. Practice and automatizing of processes through behaviora</text:span><text:span text:style-name="T184">l psychology has many applications and remains important for numerous applications, including behavioral modification in the classroom and even for mental health treatment. However, behavioral modifaication as the principle means of teaching concepts is da</text:span><text:span text:style-name="T185">ngerous and ineffective. What happens when things go wrong, or when procedures are taught through rote and memorzationn without understanding. When something happens unexpedialy in the operating room and the surgeon has to do something different. Without u</text:span><text:span text:style-name="T186">nderstanding the body as a system and knowing how new procedures affect other sytsems, organs, blood chemistry, etc. one could see the dire consequences for the unlucky patient. Or consider the studetn that recites his multiplication tables, but sometime l</text:span><text:span text:style-name="T187">ater forgets a fact. Without understand that multiplication is repeated addition, which the connectionist would say was another S-R bond, the student is not use one fact to recover that <text:s/>was forgotten. As in the previous example, the student may remember t</text:span><text:span text:style-name="T188">hat 7x2 is 14, but has forgotten that 7x3 is 21. Withoug conceptual understanding, the student is unlikely to think of multiplication as repeated addition where the answer could be easilty derived by adding “7” to his answer to the stimulus 7x2. In any cas</text:span><text:span text:style-name="T189">e, or in most cases, learning without understanding is a misnomer. Just as the practice of medicine is a system of ideas and must be taught as a system of understandable ideas, it is critical that mathematical mathematical ideas be taught as a system of in</text:span><text:span text:style-name="T190">terrelated ideas that can be learned by its practitioners as well.</text:span></text:p>
      <text:p text:style-name="Textbody"><text:span text:style-name="T191"><text:tab/>In his critique of connectionism, William Brownell (1932) a contemporary of Thorndike, observed that “intelligence plays no part” in this style of teaching. as Brownell explained, “one ne</text:span><text:span text:style-name="T192">eds a fund of meanings, not a myriad of ‘automatic responses’...drill does not develop meanings... repetition does not lead to understandings.” Brownell, having earned his doctorate in educational psychology in 1926 at the University of Chicago, worked at<text:s/></text:span><text:span text:style-name="T193">a number of universities and is best known for his work in mathematics education at Duke University from 1930 to 1949 and eleven years as dean of the School of Education at the University of California, Berkeley.</text:span></text:p>
      <text:p text:style-name="Textbody"><text:span text:style-name="T194"><text:tab/></text:span><text:span text:style-name="T195">What Brownell advocated was for students<text:s/></text:span><text:span text:style-name="T196">to see more meaning in arithmetic and based his view on his belief that arithmetic is “a closely knit system of<text:s/></text:span><text:span text:style-name="T197">understandable ideas, principles, and processes” (Brownell 1935, p. 19). Brownell cited three sources for lack of meaning as the basis of teachi</text:span><text:span text:style-name="T198">ng mathematics: (a) anecdotal evidence from adults who were poor at arithmetic, (b) poor military test results in arithmetic, and (c)<text:s/></text:span><text:soft-page-break/><text:span text:style-name="T199">the experience of secondary math teachers who receive students without arithmetical understanding. Brownell reasoned</text:span><text:span text:style-name="T200">:</text:span></text:p>
      <text:p text:style-name="P201">“School personnel and, to some extent, the public at large are beginning to awaken to the fallacy of treating arithmetic as a tool subject. To classify arithmetic as a tool subject, or as a skill subject, or as a drill subject is to court disaster. Such characterizations virtually set mechanical skills and isolated facts as the major learning outcomes, prescribe drill as the method of teaching, and encourage memorization through repetitive practice as the chief or sole learning process.”</text:p>
      <text:p text:style-name="Textbody"><text:span text:style-name="T202"><text:tab/>In<text:s/></text:span><text:span text:style-name="T203">Brownell's (194</text:span><text:span text:style-name="T204">4) classic paper, “The progressive Nature of Learning in Mathematics”, he asserted that teachers had become more concerned with the product of learning or getting the correct answer than the process of learning. His article clearly demonstrates how getting</text:span><text:span text:style-name="T205"><text:s/>the right answer became synomous with learning an appropriate response or procedure to a problem context (stimulus) in such away as to earn positive reinforcement. Brownell also complained that teachers who focused too much attention on the products of le</text:span><text:span text:style-name="T206">arning would not really be able to help students who needed remediation. Brownell advocated for teaching that focused primarily on how one arrives at an answer. He stressed that students' processes in solving mathematical problems revealed to the teacher t</text:span><text:span text:style-name="T207">he mathematical maturity level of <text:s/>students and enables them an effective basis to monitor how students were progressing and provide corrective feedback as students encountered diffictuies or misunderstandings in facilitatating, among students, understandi</text:span><text:span text:style-name="T208">ng and correct answers.</text:span></text:p>
      <text:p text:style-name="Textbody"><text:span text:style-name="T209"><text:tab/>Thus, from Brownell's perspective, showing the child the correct connection and having him practice it is not teaching. According to Kolb and Waters (1990), “Brownell's work is particularly</text:span><text:span text:style-name="T210"><text:s/>impressive by his encouragement to atten</text:span><text:span text:style-name="T211">d to process as well as product. How a child learns can make the difference in whether or not the material ins meaningful. Whether or not they understand the relationship of mathematics; whether they acquire ability to add depth and breath to their knowled</text:span><text:span text:style-name="T212">ge of mathematics depends upon the process whereby they learn. The product of learning is certainly important but the measure of the product’s worth is in the quality of the process by which it was learned.”</text:span></text:p>
      <text:p text:style-name="P213"><text:span text:style-name="T214"><text:tab/>Unforntanetly, contemporary mathematics teachin</text:span><text:span text:style-name="T215">g in the United States has hardly evolved from its “turn of the century” grounding in connectionism - despite over seventy years of progress in understanding the psychology of learning.<text:s/></text:span>The approach has come to be accepted as the norm in our schools where<text:s/>math knowledge is still viewed as a collection of facts and ideas to be transmitted through lectures to passive learners. Lauren Resnik (1987) states that students in American schools <text:s/>"do not develop higher order capacities for organizing and interpreting<text:s/>information... students may memorize the fact that 0.4 = 4/10, or successfully follow a recipe to solve for x, but the traditional approach leaves them clueless about the significance of what they’re doing.”<text:span text:style-name="T216"><text:s/>Without any feel for the bigger picture, they t</text:span><text:span text:style-name="T217">end to aimlessly plug in numbers mechanically as they follow the technique they’ve learned.</text:span></text:p>
      <text:p text:style-name="P218">Call for Change</text:p>
      <text:p text:style-name="Textbody"><text:tab/>Brownell's message has been reflected in a plethora of NCTM and other professional materials over the past three decades, including the<text:s/><text:a xlink:href="http://www.nctm.org/standards/content.aspx?id=17278" office:target-frame-name="_top" xlink:show="replace"><text:span text:style-name="T219">Agenda for Action</text:span></text:a><text:span text:style-name="T220"><text:s/></text:span>(1980), the National Council of Teachers of Mathematics’ (1989)<text:s/><text:span text:style-name="T221">Curriculum and Evaluation Standards for School Mathematics,</text:span><text:s/>Mathematical Sciences Education Board and National Research Council (1990)<text:s/><text:span text:style-name="T222">Reshaping school mathematics: A philosophy and framework for curriculum,</text:span><text:s/>NCTM<text:s/>(1991)<text:s/><text:span text:style-name="T223">Professional standards for teaching mathematics,</text:span><text:s/>National Research Council. (1989)<text:s/><text:span text:style-name="T224">Everybody counts: A report to the nation on the future of mathematic</text:span><text:span text:style-name="T225">s education</text:span>,<text:s/><text:span text:style-name="T226">J</text:span><text:span text:style-name="T227">oint Public Statement (2010) of the National Council of Teachers of Mathematics (NCTM), the National Council of Supervisors of Mathematics (NCSM), the Association of State Supervisors of Mathematics (ASSM), and the Association of Mathematics<text:s/></text:span><text:span text:style-name="T228">Teacher Educators (AMTE)</text:span>,<text:span text:style-name="T229"><text:s/></text:span>and at the college level, the Mathematical Association of America’s [MAA]<text:s/><text:span text:style-name="T230">Goals for Collegiate Mathematics Instruction</text:span><text:s/>(Schoenfeld, 1990) recommended that instruction at the college level should be “aimed at conceptual understanding rather than at mere mechanical skills” (p. 2).Other<text:s/><text:soft-page-break/>articles calling for change in mathematics teaching that reflect the desire to shift teaching from skill manipulation and rote learning toward meaning<text:span text:style-name="T231"><text:s/>can be found in articles such as Keith Devlin's<text:s/></text:span><text:a xlink:href="http://www.maa.org/features/skills.html" office:target-frame-name="_top" xlink:show="replace"><text:span text:style-name="T232">Why We Should Reduce Skills Teaching in the Math Class</text:span></text:a><text:span text:style-name="T233">.</text:span><text:span text:style-name="T234"><text:s/></text:span><text:span text:style-name="T235">,</text:span><text:span text:style-name="T236"><text:s/>William Schmidt, Richard Houang</text:span><text:span text:style-name="T237">, and Leland<text:s/></text:span><text:span text:style-name="T238">Cogan (2007)</text:span><text:span text:style-name="T239">,<text:s/></text:span><text:span text:style-name="T240">A Coherent<text:s/></text:span><text:span text:style-name="T241">Curriculum: The Case of Mathematics.</text:span></text:p>
      <text:p text:style-name="Textbody"><text:span text:style-name="T242"><text:tab/>In contrast to traditional approaches, contemporary research in mathematics learning is quite clear that the quality of students’ understanding of factual information depends on ho</text:span><text:span text:style-name="T243">w the new knowledge is constructed. If factual information is learned through rote memorizing using repetition and without understanding the meaning of what is learned, then the process does not describe the kind of learning that<text:s/></text:span><text:span text:style-name="T244">anyone</text:span><text:span text:style-name="T245"><text:s/>wants for their stu</text:span><text:span text:style-name="T246">dents. It's hard to think of<text:s/></text:span><text:span text:style-name="T247">any</text:span><text:span text:style-name="T248"><text:s/>situation in which it is the goal to memorize "without full attention or comprehension." <text:s/>Similarly, the belief that students’ attainment of foundational level skills and factual knowledge occurs without active engagement i</text:span><text:span text:style-name="T249">n thinking assumes that retention and transfer of knowledge for advanced problem solving is facilitated through rote or transmission models of learning. In essence, retention requires that students remember what they have learned, whereas transfer requires</text:span><text:span text:style-name="T250"><text:s/>students not only to remember but also to gain a conceptual understanding of and be able to use what they have learned. Rote learning may be relevant knowledge but is limited in its use for solving problems, and transfer to new situations. Moreover, when<text:s/></text:span><text:span text:style-name="T251">teachers focus too heavily on rote learning at the expense of conceptual understanding of topics, students’ ability to apply material for practical or intellectual purposes are limited.</text:span></text:p>
      <text:p text:style-name="Textbody"><text:tab/>Researchers studying mathematical thinking and learning have been concerned for some time that courses dominated by the teaching of manipulating symbols and memorizing procedures have overemphasized mechanical aspects of courses and whose mastery did not necessarily aid the students’ ability to solve real problems, develop<text:s/>mathematical understandings, or to proceed to advanced student matter (8) (Douglas, 1986; Heid, 1988; Schoenfeld, 1986; Steen, 1987;<text:s/>Choi, 1995;<text:s/><text:s/><text:span text:style-name="T252">Stillmanm, 2010</text:span>.<text:s/>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realization that students who are more able to combine and connect the various parts of their knowledge into a useful and viable whole are the very students that succeed in solving mathematical problems. In<text:s/>his 2007 keynote address at the<text:s/>27<text:span text:style-name="T253">th</text:span><text:s/>Annual International Conference on Critical Thinking,<text:s/><text:span text:style-name="T254">Richard Paul (2007) very eloquently sums up the problem with the traditional approach in teaching mathematics as a collection of disconnected facts and the dismal s</text:span><text:span text:style-name="T255">tate of traditional mathematics teaching as follows:</text:span></text:p>
      <text:p text:style-name="P256"/>
      <text:p text:style-name="Textbody"><text:span text:style-name="T257"><text:s/></text:span><text:span text:style-name="T258"><text:tab/></text:span>“<text:span text:style-name="T259">We have armies of people who hate math. In other words, we commonly teach students math in<text:s/></text:span><text:span text:style-name="T260"><text:tab/>such a<text:s/></text:span><text:span text:style-name="T261"><text:tab/>way that they come to hate it; in such a way that they don't want to take another course<text:s/></text:span><text:span text:style-name="T262"><text:tab/>in math<text:s/></text:span><text:span text:style-name="T263">if they can possibly avoid it. And so the lecturing continues— chapter one, chapter two,<text:s/></text:span><text:span text:style-name="T264"><text:tab/>chapter three, concept, concept, concept....And in the mind of the student, all these various<text:s/></text:span><text:span text:style-name="T265"><text:tab/>concepts are simply there as something to remember. "What did you say w</text:span><text:span text:style-name="T266">e do on this<text:s/></text:span><text:span text:style-name="T267"><text:tab/>problem?... Invert and multiply, invert and multiply... Why do we invert and multiply... I don't<text:s/></text:span><text:span text:style-name="T268"><text:tab/>know, you didn't say what." And so what we do is give the students standard formulas, standard<text:s/></text:span><text:span text:style-name="T269"><text:tab/>questions that can be answered with standard pro</text:span><text:span text:style-name="T270">cedures and move on even if they don't<text:s/></text:span><text:span text:style-name="T271"><text:tab/>understand the procedures they do. It is enough that they can give a correct answer. But if<text:s/></text:span><text:span text:style-name="T272"><text:tab/>you modify the problem so that it's slightly different, the student can't do it. Furthermore, if<text:s/></text:span><text:span text:style-name="T273"><text:tab/>you test them one month,<text:s/></text:span><text:span text:style-name="T274">two months, three months after the class is completed, you'll find<text:s/></text:span><text:span text:style-name="T275"><text:tab/>that very little of what was covered in the class is still in the mind of the students.</text:span><text:span text:style-name="T276"><text:line-break/></text:span><text:span text:style-name="T277"><text:line-break/></text:span><text:soft-page-break/><text:span text:style-name="T278"><text:tab/>But, for those who think within the field well, this is what the field looks like: They see the pa</text:span><text:span text:style-name="T279">rts<text:s/></text:span><text:span text:style-name="T280"><text:tab/>relating to the whole, and realize that to understand the part, you first need to look at and<text:s/></text:span><text:span text:style-name="T281"><text:tab/>understand the whole. They look at the whole from the point of view of the part. They look at<text:s/></text:span><text:span text:style-name="T282"><text:tab/>the part from the point of view of the whole. Making sense? O</text:span><text:span text:style-name="T283">kay, let's add another idea.<text:s/></text:span><text:span text:style-name="T284"><text:tab/>Here's another part. Let's see how it fits into the whole. Now let's look at what the whole looks<text:s/></text:span><text:span text:style-name="T285"><text:tab/>like with this part in it. Whole .. part ... whole ... part … whole ... part.”</text:span></text:p>
      <text:p text:style-name="Textbody"/>
      <text:p text:style-name="Textbody"><text:tab/>Unfortunately, most classroom teaching does not promote this type of understanding and have students blindly following a set of procedures to be memorized, practiced and habituated until students obtain the right answer that agrees with the answers found in the” back of the text book”, solution key, or computer software.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the unit of study, grade, or even entry-level college math. Considering the prevalence of research suggesting that there may be better<text:s/>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meaningful investigative situations, and their responses indicate very few activities to engage in such activities. (Dossey et al., 1988, p. 76).</text:p>
      <text:p text:style-name="Textbody"/>
      <text:p text:style-name="P286">The Center's Approach – Learning Mathematics through FACT – Developing a Foundation for Analysis through Critical Thinking</text:p>
      <text:p text:style-name="P287"><text:span text:style-name="T288"><text:tab/>There is a way to teach mathematics that facilitates the type of learning envisioned by Richard Paul and others. It is the goal of MC</text:span><text:span text:style-name="T289">2 <text:s/>(</text:span><text:span text:style-name="T290">The Center of Mathematical Coaching and Consulting) to provide the type o</text:span><text:span text:style-name="T291">f instruction that develops successful math learners and problem solvers. The Center's approach teaches students to integrate a specific model of critical thinking with research-based practices that helps them make important connections and understand the<text:s/></text:span><text:span text:style-name="T292">concepts needed for deeper rather than superficial learning. The approach, FACT</text:span><text:span text:style-name="T293">©<text:s/></text:span><text:span text:style-name="T294">(Foundation for the Analysis through Critical Thinking), developed by MC</text:span><text:span text:style-name="T295">2</text:span><text:span text:style-name="T296">,</text:span><text:span text:style-name="T297"><text:s/>incorporates decades of work used by successful teachers and supported by researchers dedicated to i</text:span><text:span text:style-name="T298">mproving math learning.</text:span></text:p>
      <text:p text:style-name="P299"><text:span text:style-name="T300"><text:tab/>By combining aspects of critical thinking, developed by the founders of The Foundation for Critical Thinking, with proven methods and research-based approaches for effective math teaching, a powerful tool, FACT</text:span><text:span text:style-name="T301">©</text:span><text:span text:style-name="T302"><text:s/>has been designed<text:s/></text:span><text:span text:style-name="T303">by the Center for Mathematical Coaching and Consulting. As students learn the fundamentals of FACT</text:span><text:span text:style-name="T304">©</text:span><text:span text:style-name="T305"><text:s/>and reason through math ideas and problems, they will learn to routinely apply a set of strategies whenever they encounter a mathematical problem or even pr</text:span><text:span text:style-name="T306">oblems in other disciplines and situations. In time, students will gain skill in analyzing problems, understanding what they are being asked to solve/find, devising their own plans for solving the problem, determining relevant information and procedures to</text:span><text:span text:style-name="T307"><text:s/>be employed, and ultimately producing accurate solutions that they will verify based on their understanding of concepts. In their "Dimensions of Critical Thought”," Paul and Elder detail many of the skills and dispositions associated with critical thinkin</text:span><text:span text:style-name="T308">g. You may also read about other<text:s/></text:span><text:a xlink:href="http://surry.edu/About/CriticalThinking/Strategies.aspx" office:target-frame-name="_top" xlink:show="replace">strategies<text:s/></text:a><text:a xlink:href="http://surry.edu/About/CriticalThinking/Strategies.aspx" office:target-frame-name="_top" xlink:show="replace">that<text:s/></text:a><text:a xlink:href="http://surry.edu/About/CriticalThinking/Strategies.aspx" office:target-frame-name="_top" xlink:show="replace">form the basis of<text:s/></text:a><text:a xlink:href="http://surry.edu/About/CriticalThinking/Strategies.aspx" office:target-frame-name="_top" xlink:show="replace">FACT</text:a><text:a xlink:href="http://surry.edu/About/CriticalThinking/Strategies.aspx" office:target-frame-name="_top" xlink:show="replace"><text:span text:style-name="T309">©</text:span></text:a><text:span text:style-name="T310"><text:s/>from many scholars included in the reference section below or on the MC</text:span><text:span text:style-name="T311">2<text:s/></text:span><text:span text:style-name="T312">website.</text:span></text:p>
      <text:p text:style-name="P313"/>
      <text:soft-page-break/>
      <text:p text:style-name="P314"><text:span text:style-name="T315"><text:tab/>FACT</text:span><text:span text:style-name="T316">©</text:span><text:span text:style-name="T317"><text:s/>is not taught to students as an “add-on” to everything else they are trying to master but is learned subtly</text:span><text:span text:style-name="T318"><text:s/></text:span><text:span text:style-name="T319">as new content is covered. So, at the same time students are solving problems or learning a new concept, they are learning to apply critical thinki</text:span><text:span text:style-name="T320">ng processes for evaluating how well they are internalizing and applying course content. The approach involves teaching one component of the model at a time while concurrently having students solve problems using that particular component of FACT</text:span><text:span text:style-name="T321">©</text:span><text:span text:style-name="T322">. Such an</text:span><text:span text:style-name="T323"><text:s/>approach is supported by researchers (Lester, et. al., 1989) and is well-grounded on the belief that knowledge cannot be adequately learned for subsequent recall and application without students’ engaging in aspects of critical thinking as they construct<text:s/></text:span><text:span text:style-name="T324">knowledge and solve new problems (Atkins, 2003).</text:span></text:p>
      <text:p text:style-name="P325"><text:span text:style-name="T326"><text:tab/>FACT</text:span><text:span text:style-name="T327">© <text:s/></text:span><text:span text:style-name="T328">is grounded on the concept of what researchers in mathematics, education, psychology, and other fields refer to as metacognition and involves how well one thinks about one's own thinking as we monit</text:span><text:span text:style-name="T329">or and regulate new learning. Current literature in mathematics and science education supports an emphasis on metacognition for all levels of learning from arithmetic, through calculus and beyond. To maximize learning it is essential that students take cha</text:span><text:span text:style-name="T330">rge of their own thinking and gain active control over the learning process. Simply put, students need to learn how to plan the way to approach a learning task while monitoring his or her own comprehension, and evaluating their progress towards the complet</text:span><text:span text:style-name="T331">ion of a task. Metacognitive knowledge involves understanding one's own capabilities, how one understands concepts and connections to other learning and past experiences, the type of assignment, and one's own capability for using strategies to study and le</text:span><text:span text:style-name="T332">arn new information. In effect,<text:s/></text:span><text:span text:style-name="T333">FACT</text:span><text:span text:style-name="T334">@</text:span><text:span text:style-name="T335"><text:s/>is specifically designed to improve student's metacognition by having them skillfully and systematically assess and monitor his/her own thinking in order to make thinking better—more clear, more accurate, more logical.</text:span><text:span text:style-name="T336"><text:s/>Thus, improving metacognition results in self-directed, self-disciplined, self-corrective thinking, and self-confident learners. <text:s/></text:span></text:p>
      <text:p text:style-name="P337"><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in the reference section include several studies in support of metacognition. One study in particular, conducted by Kramarski, Weisse, and Kolsher (2003), investigated the effects of self metacognitive questioning training<text:s/>on students' (a) mathematical problem solving; (b) mathematical anxiety; and (c) on problem solving and anxiety of mathematics of higher and lower achievers. Findings indicate that metacognitively trained students gain more than control students in mathematical problem-solving performance. In addition, the metacognitively trained students reduced their mathematical anxiety more than control group students.</text:p>
      <text:p text:style-name="P338">Metacognition: Beyond the Dual Nature of Problem Solving</text:p>
      <text:p text:style-name="P339"><text:tab/>Problem solving and learning mathematics are often viewed as dualistic and separates content to be learned as either (1) procedural knowledge mechanics of what to do and when (graphing, computations, drawing, factoring, applying formulas and theorems, etc.) or (2) conceptual knowledge (the ideas that give meaning to the procedures). Most classroom instruction concentrates nearly exclusively on procedural knowledge and sacrifices students' real understandings of mathematical ideas. Rather, than viewing mathematical understanding as a meaning-making processes that involve the learner in actively building connections between new concepts and what is already known, students (and teachers) soon confuse understanding math with performing correct procedures through memorization and manipulating symbols. <text:s/></text:p>
      <text:p text:style-name="Textbody"><text:span text:style-name="T340"><text:tab/></text:span><text:span text:style-name="T341">There is no doubt that students need to know how to apply procedures correctly and to develop meaningful understanding of concepts; however, neither possessing a repertoire of content and<text:s/></text:span><text:soft-page-break/><text:span text:style-name="T342">procedural knowledge alone is sufficient for learning new ideas or e</text:span><text:span text:style-name="T343">ffective problem solving. According to researchers at the University of Georgia, to build a theory of problem solving, a manager function must be incorporated in the system (Wilson, et. al., 2013). Schoenfeld</text:span><text:span text:style-name="T344"><text:s/></text:span><text:span text:style-name="T345">(1992)</text:span><text:span text:style-name="T346"><text:s/>often described this manager feature as<text:s/></text:span><text:span text:style-name="T347">an executive or self-monitoring component that successful students constantly employ as they engage in problem solving situations. <text:s/></text:span><text:span text:style-name="T348">FACT</text:span><text:span text:style-name="T349">@<text:s/></text:span><text:span text:style-name="T350"><text:s/></text:span><text:span text:style-name="T351">provides a tool for improving students'</text:span><text:span text:style-name="T352"><text:s/></text:span><text:span text:style-name="T353">ability to self-monitor through reflection as they begin to understand concepts and why processes are needed and how to effectively apply them.</text:span></text:p>
      <text:p text:style-name="P354"/>
      <text:p text:style-name="P355"><text:span text:style-name="T356"><text:s text:c="10"/>Duality of Problems Solving and Learning Mathematics</text:span></text:p>
      <text:p text:style-name="P357"/>
      <text:p text:style-name="P358"/>
      <text:p text:style-name="P359"><text:span text:style-name="T360"><draw:custom-shape svg:x="0.3465in" svg:y="0.111in" svg:width="1.13958in" svg:height="0.63403in" draw:z-index="251658240" draw:id="id0" draw:style-name="a0" draw:name="Rectangle 1" text:anchor-type="paragraph"><svg:title/><svg:desc/><text:p text:style-name="P361">Problem Solving</text:p><text:p text:style-name="P362"><text:s/>Processes</text:p><draw:enhanced-geometry draw:type="non-primitive" svg:viewBox="0 0 21600 21600" draw:enhanced-path="M 0 0 L 21600 0 21600 21600 0 21600 Z N"/></draw:custom-shape></text:span><text:span text:style-name="T363"><draw:custom-shape svg:x="3.3201in" svg:y="0.2154in" svg:width="0.08958in" svg:height="0.05694in" draw:z-index="2" draw:id="id1" draw:style-name="a1" draw:name="Rectangle 2" text:anchor-type="paragraph"><svg:title/><svg:desc/><text:p text:style-name="Normal"/><draw:enhanced-geometry draw:type="non-primitive" svg:viewBox="0 0 21600 21600" draw:enhanced-path="M 0 0 L 21600 0 21600 21600 0 21600 Z N"/></draw:custom-shape></text:span><text:span text:style-name="T364"><draw:custom-shape svg:x="3.3016in" svg:y="0.0819in" svg:width="1.53264in" svg:height="0.5875in" draw:z-index="3" draw:id="id2" draw:style-name="a2" draw:name="Rectangle 3" text:anchor-type="paragraph"><svg:title/><svg:desc/><text:p text:style-name="P365">Knowledge of Content</text:p><draw:enhanced-geometry draw:type="non-primitive" svg:viewBox="0 0 21600 21600" draw:enhanced-path="M 0 0 L 21600 0 21600 21600 0 21600 Z N"/></draw:custom-shape></text:span></text:p>
      <text:p text:style-name="P366"><text:span text:style-name="T367"><draw:custom-shape svg:x="3.4339in" svg:y="0.0791in" svg:width="0.08958in" svg:height="0.00069in" draw:z-index="251659264" draw:id="id3" draw:style-name="a3" draw:name="Rectangle 4" text:anchor-type="paragraph"><svg:title/><svg:desc/><text:p text:style-name="Normal"/><draw:enhanced-geometry draw:type="non-primitive" svg:viewBox="0 0 21600 21600" draw:enhanced-path="M 0 0 L 21600 0 21600 21600 0 21600 Z N"/></draw:custom-shape></text:span><text:span text:style-name="T368"><draw:custom-shape svg:x="1.8618in" svg:y="0in" svg:width="0.37569in" svg:height="0.14583in" draw:z-index="4" draw:id="id4" draw:style-name="a4" draw:name="Freeform 5" text:anchor-type="paragraph"><svg:title/><svg:desc/><text:p text:style-name="Normal"/><draw:enhanced-geometry draw:type="non-primitive" svg:viewBox="0 0 21600 21600" draw:enhanced-path="M ?f8 ?f10 L ?f11 ?f8 ?f11 ?f12 ?f13 ?f12 ?f13 ?f8 ?f9 ?f10 ?f13 ?f9 ?f13 ?f14 ?f11 ?f14 ?f11 ?f9 Z N" draw:text-areas="?f17 ?f12 ?f18 ?f14" draw:modifiers="43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1"/><draw:equation draw:name="f14" draw:formula="21600 - ?f12"/><draw:equation draw:name="f15" draw:formula="10800 - ?f12"/><draw:equation draw:name="f16" draw:formula="?f11 * ?f15"/><draw:equation draw:name="f17" draw:formula="?f16 / 10800"/><draw:equation draw:name="f18" draw:formula="21600 - ?f17"/><draw:equation draw:name="f19" draw:formula="$0 / ?f6"/><draw:equation draw:name="f20" draw:formula="$1 / ?f7"/><draw:handle draw:handle-position="$0 $1" draw:handle-range-x-minimum="0" draw:handle-range-x-maximum="10800" draw:handle-range-y-minimum="0" draw:handle-range-y-maximum="10800"/></draw:enhanced-geometry></draw:custom-shape></text:span></text:p>
      <text:p text:style-name="P369"/>
      <text:p text:style-name="P370"><text:tab/><text:tab/><text:tab/><text:tab/></text:p>
      <text:p text:style-name="P371"><text:span text:style-name="T372"><text:tab/></text:span><text:span text:style-name="T373"><text:tab/></text:span><text:span text:style-name="T374"><text:s text:c="6"/>FACT</text:span><text:span text:style-name="T375">@<text:s/></text:span><text:span text:style-name="T376">= Meta cognitive Strategies</text:span></text:p>
      <text:p text:style-name="P377"><text:span text:style-name="T378"><draw:custom-shape svg:width="4.26111in" svg:height="0.37014in" draw:z-index="5" draw:id="id5" draw:style-name="a8" draw:transform="translate(-2.13056in -0.18507in) rotate(-3.14159) translate(2.56221in 0.18471in)" draw:name="Freeform 6" text:anchor-type="paragraph"><svg:title/><svg:desc/><text:p text:style-name="Normal"/><draw:enhanced-geometry draw:type="non-primitive" svg:viewBox="0 0 21600 21600" draw:enhanced-path="M ?f8 ?f10 L ?f11 ?f8 ?f11 ?f12 ?f13 ?f12 ?f13 ?f8 ?f9 ?f10 ?f13 ?f9 ?f13 ?f14 ?f11 ?f14 ?f11 ?f9 Z N" draw:text-areas="?f17 ?f12 ?f18 ?f14" draw:modifiers="4130 595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1"/><draw:equation draw:name="f14" draw:formula="21600 - ?f12"/><draw:equation draw:name="f15" draw:formula="10800 - ?f12"/><draw:equation draw:name="f16" draw:formula="?f11 * ?f15"/><draw:equation draw:name="f17" draw:formula="?f16 / 10800"/><draw:equation draw:name="f18" draw:formula="21600 - ?f17"/><draw:equation draw:name="f19" draw:formula="$0 / ?f6"/><draw:equation draw:name="f20" draw:formula="$1 / ?f7"/><draw:handle draw:handle-position="$0 $1" draw:handle-range-x-minimum="0" draw:handle-range-x-maximum="10800" draw:handle-range-y-minimum="0" draw:handle-range-y-maximum="10800"/></draw:enhanced-geometry></draw:custom-shape></text:span></text:p>
      <text:p text:style-name="P379"/>
      <text:p text:style-name="P380"/>
      <text:p text:style-name="P381"/>
      <text:p text:style-name="P382"><text:span text:style-name="T383"><text:tab/>Initially, during tutoring or teaching sessions, MC</text:span><text:span text:style-name="T384">2<text:s/></text:span><text:span text:style-name="T385">staff assesses how a student understands important concepts and the extent to which it has become internalized, if students are connecting prior learning</text:span><text:span text:style-name="T386"><text:s/>and experience to the concept, and then provide opportunities for students to apply the concept to a problem. In learning concepts, making connections, and successfully applying concepts in problem solving students gain an appreciation of the value of und</text:span><text:span text:style-name="T387">erstanding the new idea. Tutors at MC</text:span><text:span text:style-name="T388">2<text:s/></text:span><text:span text:style-name="T389">are trained to understand, through listening and careful observation, the tools that students work with – what they know (knowledge of content), and how that knowledge is deployed (processes). We recognize that studen</text:span><text:span text:style-name="T390">ts often fail because they have gaps in foundational knowledge (including metacognitive knowledge), lack full understanding of content and processes, harbor misconceptions, and have mis-remembered facts. Through constant assessment of how a student underst</text:span><text:span text:style-name="T391">ands the mathematical situation at-hand, MC</text:span><text:span text:style-name="T392">2<text:s/></text:span><text:span text:style-name="T393">staff identifies what form of remediation is needed. <text:s/></text:span></text:p>
      <text:p text:style-name="P394"><text:span text:style-name="T395"><text:tab/>The intent of the Center for Mathematical Teaching and Coaching is to facilitate in students</text:span><text:span text:style-name="T396"><text:s/>a disposition for evaluating and assessing their own work. That is, we want our students to develop become more self-reliable and to identify for themselves<text:s/></text:span><text:span text:style-name="T397">when their plans or procedures are just not working, when thinking seems unclear, or when they nee</text:span><text:span text:style-name="T398">d an example and coaching. Too often, students are not given an opportunity to evaluate, to think about what they are studying; rather, they rely on memorization and blindly follow a set of rules as described earlier. It is the purpose to the Center to equ</text:span><text:span text:style-name="T399">ip students with strategies to assess their abilities and gain greater control of their own learning that leads to greater confidence and competence. The Research is quite clear that the approach used by MC</text:span><text:span text:style-name="T400">2<text:s/></text:span><text:span text:style-name="T401">facilitates student learning at a deeper level t</text:span><text:span text:style-name="T402">hat lead to better grades, higher levels of achievement, and reduced math anxiety.</text:span></text:p>
      <text:p text:style-name="P403"> </text:p>
      <text:p text:style-name="P404"><text:span text:style-name="T405">Overview of FACT</text:span><text:span text:style-name="T406">@</text:span></text:p>
      <text:p text:style-name="P407"/>
      <text:p text:style-name="P408"><text:span text:style-name="T409"><text:tab/>Too often students are told to analyze a problem and have never been taught how to systematically analyze anything - <text:s/></text:span><text:span text:style-name="T410">how</text:span><text:span text:style-name="T411"><text:s/>to understand, analyze, and<text:s/></text:span><text:span text:style-name="T412">solve problems.<text:s/></text:span><text:span text:style-name="T413">FACT</text:span><text:span text:style-name="T414">@<text:s/></text:span><text:span text:style-name="T415">is a model for mathematical problem solving that integrates three critical components: 1) Critical thinking developed by the Foundation and Center for Critical Thinking (</text:span><text:a xlink:href="http://www.criticalthinking.org/" office:target-frame-name="_top" xlink:show="replace"><text:span text:style-name="T416">www.criticalth</text:span><text:span text:style-name="T417">inking.org</text:span></text:a><text:span text:style-name="T418">), 2) George Polya's Model for Mathematical Reasoning and Problem Solving and the contemporary body of relevant and recent research-based extensions of his work, and 3) a broad spectrum of learning strategies from the body of research and effecti</text:span><text:span text:style-name="T419">ve teaching practice that have contributed to a greater understanding of concept development as it pertains to mathematics learning and problem solving. An overview of Critical Thinking and Polya's model for problem solving follows.</text:span></text:p>
      <text:p text:style-name="P420"/>
      <text:p text:style-name="P421">Critical Thinking</text:p>
      <text:p text:style-name="P422"><text:tab/></text:p>
      <text:p text:style-name="P423"><text:span text:style-name="T424"><text:tab/></text:span>Richard Paul, Director of Research at the Center for Critical Thinking, is considered internationally as the imminent scholar of critical thinking. FACT<text:span text:style-name="T425">©</text:span><text:s/>is based on the critical thinking model originally developed by Richard Paul and extended by Linda Elder. The essence of the 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 text:style-name="T426"><text:s/>when and how to use<text:s/></text:span><text:span text:style-name="T427">particular strategies for learning and thinking. The following excerpt from Paul and Elder’s<text:s/></text:span><text:span text:style-name="T428">Miniature Guide to Critical Thinking<text:s/></text:span><text:span text:style-name="T429">(2003)</text:span><text:span text:style-name="T430"><text:s/></text:span><text:span text:style-name="T431">further explains the concept:</text:span></text:p>
      <text:p text:style-name="P432"/>
      <text:p text:style-name="P433">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434">A well-cultivated critical thinker:</text:p>
      <text:list text:style-name="LFO1" text:continue-numbering="true">
        <text:list-item>
          <text:p text:style-name="P435">Raises vital questions and problems,<text:s/>formulating them clearly and precisely;</text:p>
        </text:list-item>
        <text:list-item>
          <text:p text:style-name="P436">Gathers and assesses relevant information, using abstract ideas to interpret it effectively;</text:p>
        </text:list-item>
        <text:list-item>
          <text:p text:style-name="P437">Comes to well-reasoned conclusions and solutions, testing them against relevant criteria and standards;</text:p>
        </text:list-item>
        <text:list-item>
          <text:p text:style-name="P438">Thinks open-mindedly within alternative systems of thought, recognizing and assessing, as need be, their assumptions, implications, and practical consequences; and</text:p>
        </text:list-item>
        <text:list-item>
          <text:p text:style-name="P439"><text:span text:style-name="T440">Communicates effectively with others in figuring out solutions to complex problems.</text:span></text:p>
        </text:list-item>
      </text:list>
      <text:p text:style-name="P441"/>
      <text:p text:style-name="P442">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443"/>
      <text:p text:style-name="P444"><text:span text:style-name="T445"><text:tab/>Thus, critical thinking, as developed by Paul and Elder, provides a metacognitive tool that reflects the type of self-monitoring described by researchers as a key element for learning mathematics,</text:span><text:span text:style-name="T446"><text:s/>in particular, and learning in general. The following statement from Alan Schoenfeld (1987) depicts the<text:s/></text:span><text:soft-page-break/><text:span text:style-name="T447">relationship and connection between metacogntion and critical thinking:</text:span><text:s/>“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p. 190). Schoenfeld later (1992) describes the importance and similarity with regard to self-monitoring and metacognition found in the processes of writing and in doing mathematics:</text:p>
      <text:p text:style-name="Textbody"/>
      <text:p text:style-name="Textbody"><text:tab/>“As we write, we<text:s/>often scrap the past few sentences or paragraphs and return to the original<text:s/><text:tab/>outline, or may decide to modify it on the basis of what you've just written. Or, as you work a<text:s/><text:tab/>mathematical problem you may realize that the problem is more complex than you had thought<text:s/><text:tab/>at first. Perhaps the best thing to do is start over, and make sure that you've fully understood it.<text:s/><text:tab/>Note that at this level of description, the actions in all three domains – reading, writing, and<text:s/><text:tab/>mathematics – is much the same. In the midst<text:s/>of intellectual activity ("problem solving,"<text:s/><text:tab/>broadly construed), you kept tabs on how well things were going. If things appeared to be<text:s/><text:tab/>proceeding well, you continued along the same path; if they appeared to be problematic, you<text:s/><text:tab/>took stock and considered<text:s/>other options. Monitoring and assessing progress "on line," and<text:s/><text:tab/>acting in response to the assessments of on-line progress, are the core components of self-<text:tab/>regulation.”</text:p>
      <text:p text:style-name="P448"><text:tab/></text:p>
      <text:p text:style-name="P449"><text:span text:style-name="T450"><text:tab/>Thus, the key factor in effective problem solving or writing is to assist students<text:s/></text:span><text:span text:style-name="T451">in developing “habits of mind” or an intellectual disposition to constantly monitor and “keep tabs” of their own thinking within the context of learning any discipline. These habits of mind can be taught. One advantage of the Paul and Elder model for Criti</text:span><text:span text:style-name="T452">cal Thinking that forms the basis of FACT</text:span><text:span text:style-name="T453">©<text:s/></text:span><text:span text:style-name="T454">is the identification of standards and components of reasoning that serve as useful metacognitive tools for analyzing, assessing, and evaluating one's own thinking in a systematic and disciplined way. Critical thi</text:span><text:span text:style-name="T455">nkers, according to Paul and Elder, analyze their thinking and that of others by identifying and examining basic structures inherent in all thinking<text:s/></text:span><text:span text:style-name="T456">(Elements of Thought)</text:span><text:span text:style-name="T457">.<text:s/></text:span><text:span text:style-name="T458">These Elements include:<text:s/></text:span><text:span text:style-name="T459">purpose, point of view, assumptions, implications and conseq</text:span><text:span text:style-name="T460">uences, data and information, inferences and interpretations, concepts, and question at issue. Paul and Elder explain in<text:s/></text:span><text:span text:style-name="T461">Tools for Taking Charge of Your Learning and Your Life</text:span><text:span text:style-name="T462">, “Whenever you are reasoning you are trying to accomplish some purpose, within a</text:span><text:span text:style-name="T463"><text:s/>point of view, using concepts or ideas. You are focused on some question, issue or problem, using information to come to conclusions, based on assumptions, all of which has implications.”</text:span></text:p>
      <text:p text:style-name="P464"> <text:tab/></text:p>
      <text:p text:style-name="P465"><text:tab/>Each element plays a crucial role in thought. What is our<text:s/>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Imagine students adding these elements or questions to their repertoire of skills as they work through problems. Sadly, students and probably most people are not in the habit of asking them.</text:p>
      <text:p text:style-name="P466"/>
      <text:p text:style-name="P467">Elements of Reasoning:</text:p>
      <text:p text:style-name="P468"/>
      <text:list text:style-name="LFO2" text:continue-numbering="true">
        <text:list-item>
          <text:p text:style-name="P469">All reasoning<text:s/>is an attempt to figure something out, to settle some question, to solve some problem.</text:p>
        </text:list-item>
        <text:list-item>
          <text:p text:style-name="P470">All reasoning is based on assumptions.</text:p>
        </text:list-item>
        <text:list-item>
          <text:p text:style-name="P471">All reasoning is done from some point of view.</text:p>
        </text:list-item>
        <text:list-item>
          <text:p text:style-name="P472">All reasoning is based on data, information, and evidence.</text:p>
        </text:list-item>
        <text:list-item>
          <text:p text:style-name="P473">All reasoning is expressed through, and shaped by, concepts and ideas.</text:p>
        </text:list-item>
        <text:list-item>
          <text:p text:style-name="P474">All reasoning contains inferences by which we draw conclusions and give meaning to data.</text:p>
        </text:list-item>
        <text:list-item>
          <text:p text:style-name="P475">All reasoning leads somewhere, has implications and consequences.</text:p>
        </text:list-item>
      </text:list>
      <text:p text:style-name="P476"/>
      <text:p text:style-name="Textbody">The Elements of Reasoning provide a method of<text:s/>understanding the logic of a mathematical problem, issue, or our reasoning or those of others on any subject. It serves as a useful tool to summarize one's own thinking about a problem at hand.</text:p>
      <text:p text:style-name="P477">Table 1 below provides a useful template for analyzing math or<text:s/>other problem situations:</text:p>
      <table:table table:style-name="Table478">
        <table:table-columns>
          <table:table-column table:style-name="TableColumn479"/>
        </table:table-columns>
        <table:table-row table:style-name="TableRow480">
          <table:table-cell table:style-name="TableCell481">
            <text:p text:style-name="P482">The Elements of Reasoning</text:p>
            <text:p text:style-name="Textbody"><text:span text:style-name="T483">1. The<text:s/></text:span><text:span text:style-name="T484">purpose</text:span><text:span text:style-name="T485"><text:s/>of the problem is __________________________________________________________________.</text:span></text:p>
            <text:p text:style-name="Textbody"><text:span text:style-name="T486">(State as accurately as possible, the purpose for solving the problem. What exactly are we trying to d</text:span><text:span text:style-name="T487">o? What purpose will our solution achieve? Why is the<text:s/></text:span><text:span text:style-name="T488">problem important</text:span><text:span text:style-name="T489">?)</text:span></text:p>
            <text:p text:style-name="Textbody"><text:span text:style-name="T490">2. The key<text:s/></text:span><text:span text:style-name="T491">question</text:span><text:span text:style-name="T492"><text:s/>or<text:s/></text:span><text:span text:style-name="T493">problem</text:span><text:span text:style-name="T494"><text:s/>is __________________________________________________________________.</text:span></text:p>
            <text:p text:style-name="P495">(What exactly are we trying to determine? What is the problem or goal? Can I break the problem down into sub-problems? Can I categorize the problem into a particular type?)</text:p>
            <text:p text:style-name="Textbody"><text:span text:style-name="T496">3. The most important<text:s/></text:span><text:span text:style-name="T497">information</text:span><text:span text:style-name="T498"><text:s/>for addressing and solving the problem is _______________________________________________________________________________________</text:span><text:span text:style-name="T499">_______.</text:span></text:p>
            <text:p text:style-name="Textbody"><text:span text:style-name="T500">(Identify key information needed, or presupposed for addressing the problem. Here we are looking for facts or data relevant to the problem, What information such as data, and facts do I have? What<text:s/></text:span><text:span text:style-name="T501">information</text:span><text:span text:style-name="T502"><text:s/>do I need to answer the question? Does it seem that some<text:s/></text:span><text:span text:style-name="T503">information</text:span><text:span text:style-name="T504"><text:s/>is still missing? How is information to be accessed and used?)</text:span></text:p>
            <text:p text:style-name="Textbody"><text:span text:style-name="T505">4. The key<text:s/></text:span><text:span text:style-name="T506">concepts</text:span><text:span text:style-name="T507"><text:s/>we need to understand in this problem are __________________________________________</text:span></text:p>
            <text:p text:style-name="Textbody"><text:span text:style-name="T508"><text:s/></text:span><text:span text:style-name="T509">_________________</text:span><text:span text:style-name="T510">_______________________________________________________.</text:span></text:p>
            <text:p text:style-name="Textbody"><text:span text:style-name="T511"><text:s/></text:span><text:span text:style-name="T512">(</text:span><text:span text:style-name="T513">What concepts or content (theorems, definitions, formulas, etc.) do we need to understand for reaching a solution?)</text:span></text:p>
            <text:p text:style-name="P514">5. The main assumption(s) underlying our understanding of the problem is (are) ______________________________</text:p>
            <text:p text:style-name="P515">_______________________________________________________________________________________________.</text:p>
            <text:p text:style-name="P516">(What is the author or problem as stated taking for granted? What assumptions are we making? Are our assumptions justifiable? Assumptions are generalizations that might be questioned and are most often unstated.)</text:p>
            <text:p text:style-name="Textbody"><text:span text:style-name="T517">6.<text:s/></text:span><text:span text:style-name="T518">The basis for our<text:s/></text:span><text:span text:style-name="T519">inferences<text:s/></text:span><text:span text:style-name="T520">and<text:s/></text:span><text:span text:style-name="T521">interpretations</text:span><text:span text:style-name="T522"><text:s/>at this point are _______________________________________</text:span></text:p>
            <text:p text:style-name="Textbody"><text:span text:style-name="T523">_________________________________________</text:span><text:span text:style-name="T524">______________________</text:span><text:span text:style-name="T525">____________________.</text:span></text:p>
            <text:p text:style-name="Textbody"><text:span text:style-name="T526">(Is there another way to interpret the information? Can I justify my interpretation of the information or problem to be solved? Have I made any inferences beyond what the evidence</text:span><text:span text:style-name="T527"><text:s/></text:span><text:span text:style-name="T528">implies? Are my inference consistent?)</text:span></text:p>
            <text:p text:style-name="Textbody"><text:span text:style-name="T529">7. The most imp</text:span><text:span text:style-name="T530">ortant<text:s/></text:span><text:span text:style-name="T531">conclusion(s)</text:span><text:span text:style-name="T532"><text:s/>or Implication(s) in solving this problem is (are)?</text:span><text:span text:style-name="T533">________________________________________________________________________.</text:span></text:p>
            <text:p text:style-name="Textbody"><text:span text:style-name="T534">(</text:span><text:span text:style-name="T535">Does my answer(s) make sense within the context of the problem? What did I learn from solving this problem? C</text:span><text:span text:style-name="T536">an my strategies be extended to other types of problems? What would I do differently next time? Can I present my analysis and<text:s/></text:span><text:soft-page-break/><text:span text:style-name="T537">solution using a clear coherent argument reflecting the sophistication appropriate to the problem at hand/)</text:span></text:p>
            <text:p text:style-name="P538">8. The main point(s) of view or perspective(s) represented in this problem is (are)?_____________________________________________________________________________________________.</text:p>
            <text:p text:style-name="P539">(Could I work the problem using a different approach or technique? How can we check our results?)</text:p>
          </table:table-cell>
        </table:table-row>
      </table:table>
      <text:soft-page-break/>
      <text:p text:style-name="P540">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541"/>
      <text:p text:style-name="P542">The Elements are basic components in all thinking situations and serve a useful tool in analyzing our thoughts. However, the ability to address each<text:s/>element does not imply that thinking is good, logical, correct, accurate, relevant 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text:s/>bad implications.</text:p>
      <text:p text:style-name="P543"/>
      <text:p text:style-name="P544">To help ensure that our thinking is good, then it should be measured against intellectual<text:s/>standards<text:s/>such as clarity, accuracy, precision, relevance, depth, breadth, logic, significance, and fairness. Paul and Elder note that “these are<text:s/>not the only intellectual standards a person might use. They are simply among those that are the most fundamental. . . . Thinking critically requires command of [these] fundamental intellectual standards.”</text:p>
      <text:p text:style-name="P545"/>
      <text:p text:style-name="P546"><text:span text:style-name="T547">Intellectual Standards<text:s/></text:span>(from How to Study and Learn a Discipline, Paul and Elder, 2007)</text:p>
      <text:list text:style-name="LFO3" text:continue-numbering="true">
        <text:list-item>
          <text:p text:style-name="P548">Clarity – understandable, the meaning can be grasped</text:p>
        </text:list-item>
        <text:list-item>
          <text:p text:style-name="P549">Accuracy – free from errors or distortions, true</text:p>
        </text:list-item>
        <text:list-item>
          <text:p text:style-name="P550">Precision – exact to the necessary level of detail</text:p>
        </text:list-item>
        <text:list-item>
          <text:p text:style-name="P551">Relevance – related to the matter at hand</text:p>
        </text:list-item>
        <text:list-item>
          <text:p text:style-name="P552">Depth – containing complexities and multiple interrelationships</text:p>
        </text:list-item>
        <text:list-item>
          <text:p text:style-name="P553">Breadth – includes multiple viewpoints, comprehensive in scope and broadminded</text:p>
        </text:list-item>
        <text:list-item>
          <text:p text:style-name="P554">Logic – The parts make sense together, no contradictions</text:p>
        </text:list-item>
        <text:list-item>
          <text:p text:style-name="P555">Significance – having importance and meaningful to the problem or question</text:p>
        </text:list-item>
        <text:list-item>
          <text:p text:style-name="P556">Fairness – bias free, considerate of other approaches or points of view</text:p>
        </text:list-item>
      </text:list>
      <text:p text:style-name="P557"/>
      <text:p text:style-name="P558">Apply Intellectual Standards to Reasoning:</text:p>
      <text:p text:style-name="P559"><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text:s/><text:soft-page-break/>students should ask themselves at every step of the problem solving process.</text:p>
      <text:p text:style-name="P560"><text:tab/>As students are coached or taught our tutors model the thinking they want students to learn. It is important for teachers to point out exactly what moves he/she is making when the teacher is solving a problem. While solving a problem, a teacher should think aloud stating, for example, “What information 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ndard).</text:p>
      <text:p text:style-name="P561"><text:span text:style-name="T562"><text:tab/>During and after a problem has been solved, it is important for</text:span><text:span text:style-name="T563"><text:s/>students to observe the questions the teacher/tutor are asking and the thinking displayed and then discuss the metacognitive moves that were made. The main point is that it is important to help students learn to use these “moves” in their thinking while l</text:span><text:span text:style-name="T564">earning and applying content of the course. Throughout a teaching session it is important to make explicit those types of questions by both teacher and student. After some time, this behavior, applying critical thinking, becomes habitual.<text:s/></text:span><text:span text:style-name="T565">Practice in apply</text:span><text:span text:style-name="T566">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567">es students' conceptual understanding of course content.</text:span></text:p>
      <text:p text:style-name="P568"><text:s/></text:p>
      <text:p text:style-name="P569">Although there are several Standards for thinking, table 2 depicts standards relevant to most situations:</text:p>
      <text:p text:style-name="P570">Table 2: Intellectual Standards</text:p>
      <table:table table:style-name="Table571">
        <table:table-columns>
          <table:table-column table:style-name="TableColumn572"/>
          <table:table-column table:style-name="TableColumn573"/>
        </table:table-columns>
        <table:table-header-rows>
          <table:table-row table:style-name="TableRow574">
            <table:table-cell table:style-name="TableCell575">
              <text:p text:style-name="P576">Universal Intellectual Standards</text:p>
            </table:table-cell>
            <table:table-cell table:style-name="TableCell577">
              <text:p text:style-name="P578">Questions for Applying<text:s/>Standards</text:p>
            </table:table-cell>
          </table:table-row>
        </table:table-header-rows>
        <table:table-row table:style-name="TableRow579">
          <table:table-cell table:style-name="TableCell580">
            <text:p text:style-name="P581">1. Clarity – understandable, the meaning can be understood</text:p>
          </table:table-cell>
          <table:table-cell table:style-name="TableCell582">
            <text:list text:style-name="LFO4" text:continue-numbering="true">
              <text:list-item>
                <text:p text:style-name="P583">Could you state it in other words?</text:p>
              </text:list-item>
              <text:list-item>
                <text:p text:style-name="P584">Could you draw a picture of the problem situation?</text:p>
              </text:list-item>
              <text:list-item>
                <text:p text:style-name="P585"><text:span text:style-name="T586">Could you explain what you do not understand about the<text:s/></text:span><text:span text:style-name="T587">problem or question</text:span><text:span text:style-name="T588">?</text:span></text:p>
              </text:list-item>
            </text:list>
          </table:table-cell>
        </table:table-row>
        <table:table-row table:style-name="TableRow589">
          <table:table-cell table:style-name="TableCell590">
            <text:p text:style-name="P591">2. Accurate – free of<text:s/>errors -</text:p>
            <text:p text:style-name="P592">Facts, definitions, and algorithmic procedures the individual brings to the problem situation may or may not be correct; inventory students knowledge about terms they are using:</text:p>
            <text:p text:style-name="P593">For assessing knowledge, try to determine if they:</text:p>
            <text:p text:style-name="P594">know nothing about<text:s/>it; b. know about the existence of, but nothing about the details of; c. partially recall or suspect the details, but with little certainty; confidently believe</text:p>
          </table:table-cell>
          <table:table-cell table:style-name="TableCell595">
            <text:list text:style-name="LFO5" text:continue-numbering="true">
              <text:list-item>
                <text:p text:style-name="P596">How can we check to see if the information you are using is accurate? (accuracy)</text:p>
              </text:list-item>
              <text:list-item>
                <text:p text:style-name="P597">How can I check to see if I am interpreting the information accurately?</text:p>
              </text:list-item>
              <text:list-item>
                <text:p text:style-name="P598">Do my assumptions make sense?</text:p>
              </text:list-item>
              <text:list-item>
                <text:p text:style-name="P599">Am I assuming information is accurate rather than simply accept it as true?</text:p>
              </text:list-item>
            </text:list>
          </table:table-cell>
        </table:table-row>
        <table:table-row table:style-name="TableRow600">
          <table:table-cell table:style-name="TableCell601">
            <text:p text:style-name="Textbody"><text:span text:style-name="T602">3. Precise- exact to necessary detail –<text:s/></text:span><text:span text:style-name="T603">degree of precision appropriate for the problem co</text:span><text:span text:style-name="T604">ntext.</text:span></text:p>
            <text:p text:style-name="P605">appropriate attention to details through explicit and accurate use of language including mathematical terms, definitions, labels, analogies, concepts, and symbols.</text:p>
            <text:p text:style-name="P606"/>
            <text:p text:style-name="P607"/>
          </table:table-cell>
          <table:table-cell table:style-name="TableCell608">
            <text:list text:style-name="LFO6" text:continue-numbering="true">
              <text:list-item>
                <text:p text:style-name="P609">Could you be more precise?</text:p>
              </text:list-item>
              <text:list-item>
                <text:p text:style-name="P610">Am I being specific?</text:p>
              </text:list-item>
              <text:list-item>
                <text:p text:style-name="P611">Am I providing details?</text:p>
              </text:list-item>
              <text:list-item>
                <text:p text:style-name="P612">Do I need<text:s/>more details?</text:p>
              </text:list-item>
              <text:list-item>
                <text:p text:style-name="P613">Could you provide more details?</text:p>
              </text:list-item>
              <text:list-item>
                <text:p text:style-name="P614">Could be more exact or specific?</text:p>
              </text:list-item>
              <text:list-item>
                <text:p text:style-name="P615"><text:span text:style-name="T616">Could state your understanding of the math term you are using in your reasoning?</text:span></text:p>
              </text:list-item>
              <text:list-item>
                <text:p text:style-name="P617"><text:span text:style-name="T618">Could you state more explicitly the meaning of, or elaborate on, (choose) the math term,<text:s/></text:span><text:span text:style-name="T619">definition, skill, procedure, symbol(s), units of measure, labeling of axes, etc. that you are using?</text:span></text:p>
              </text:list-item>
            </text:list>
          </table:table-cell>
        </table:table-row>
        <text:soft-page-break/>
        <table:table-row table:style-name="TableRow620">
          <table:table-cell table:style-name="TableCell621">
            <text:p text:style-name="P622">4. Relevance – relating to the problem or issue at hand – I want to make sure I use information relevant to the problem.</text:p>
            <text:p text:style-name="P623"/>
          </table:table-cell>
          <table:table-cell table:style-name="TableCell624">
            <text:list text:style-name="LFO7" text:continue-numbering="true">
              <text:list-item>
                <text:p text:style-name="P625">How is what you are doing is<text:s/>relevant to the question?</text:p>
              </text:list-item>
              <text:list-item>
                <text:p text:style-name="P626">What information relevant to the mathematical situation or problem at hand do I possess, and how is that information accessed and used?</text:p>
              </text:list-item>
            </text:list>
            <text:p text:style-name="P627"/>
          </table:table-cell>
        </table:table-row>
        <table:table-row table:style-name="TableRow628">
          <table:table-cell table:style-name="TableCell629">
            <text:p text:style-name="P630">5. Depth – relates to the complexities and rigor involved in the issue or problem, in contrast to superficial understandings or treatment</text:p>
            <text:p text:style-name="P631"/>
          </table:table-cell>
          <table:table-cell table:style-name="TableCell632">
            <text:list text:style-name="LFO8" text:continue-numbering="true">
              <text:list-item>
                <text:p text:style-name="P633">What makes this a difficult problem?</text:p>
              </text:list-item>
              <text:list-item>
                <text:p text:style-name="P634">What concepts are involved in solving this problem? How are the concepts connected?</text:p>
              </text:list-item>
              <text:list-item>
                <text:p text:style-name="P635">What resources will we need in order to solve this problem?</text:p>
              </text:list-item>
            </text:list>
          </table:table-cell>
        </table:table-row>
        <table:table-row table:style-name="TableRow636">
          <table:table-cell table:style-name="TableCell637">
            <text:p text:style-name="P638">6. Breadth- encompasses multiple view points or representations. Most math concepts, problems and solutions can be represented using symbols, numbers, graphs, or descriptively using one's language.</text:p>
          </table:table-cell>
          <table:table-cell table:style-name="TableCell639">
            <text:list text:style-name="LFO9" text:continue-numbering="true">
              <text:list-item>
                <text:p text:style-name="P640">Can you articulate another reasonable ways of looking at the issue(breadth)</text:p>
              </text:list-item>
            </text:list>
          </table:table-cell>
        </table:table-row>
        <table:table-row table:style-name="TableRow641">
          <table:table-cell table:style-name="TableCell642">
            <text:p text:style-name="P643">Logic –<text:s/>thinking makes sense, no contradictions, able to follow reasoning</text:p>
            <text:p text:style-name="P644"/>
          </table:table-cell>
          <table:table-cell table:style-name="TableCell645">
            <text:list text:style-name="LFO10" text:continue-numbering="true">
              <text:list-item>
                <text:p text:style-name="P646">Can you express the logic that you used (logic)</text:p>
              </text:list-item>
              <text:list-item>
                <text:p text:style-name="P647"><text:span text:style-name="T648">Planning results in an outline of the logical steps required to obtain a solution. In many cases the logical steps are conveniently expresse</text:span><text:span text:style-name="T649">d as mathematics</text:span><text:span text:style-name="T650">.</text:span></text:p>
              </text:list-item>
              <text:list-item>
                <text:p text:style-name="P651">Can you provide a flow-chart of your thinking?</text:p>
              </text:list-item>
              <text:list-item>
                <text:p text:style-name="P652">Am I clearly making connections between parts of the problem?</text:p>
              </text:list-item>
            </text:list>
          </table:table-cell>
        </table:table-row>
        <table:table-row table:style-name="TableRow653">
          <table:table-cell table:style-name="TableCell654">
            <text:p text:style-name="P655">Significance – focuses on most important, not trivial</text:p>
            <text:p text:style-name="P656">What is the most central idea to solving the problem?</text:p>
            <text:p text:style-name="P657">Which of the facts are most important?</text:p>
            <text:p text:style-name="P658"/>
          </table:table-cell>
          <table:table-cell table:style-name="TableCell659">
            <text:list text:style-name="LFO11" text:continue-numbering="true">
              <text:list-item>
                <text:p text:style-name="P660">Have you focused on the most significant issue in in dealing with this problem(significant)</text:p>
              </text:list-item>
              <text:list-item>
                <text:p text:style-name="P661">What math concepts are basic in the problem?</text:p>
              </text:list-item>
              <text:list-item>
                <text:p text:style-name="P662">What information is important, what information can be ignored, and what additional information may<text:s/>be needed?</text:p>
              </text:list-item>
            </text:list>
          </table:table-cell>
        </table:table-row>
        <table:table-row table:style-name="TableRow663">
          <table:table-cell table:style-name="TableCell664">
            <text:p text:style-name="P665">Fairness – justifiable, multiple viewpoints or representations</text:p>
          </table:table-cell>
          <table:table-cell table:style-name="TableCell666">
            <text:list text:style-name="LFO12" text:continue-numbering="true">
              <text:list-item>
                <text:p text:style-name="P667">drawing a clear line between the results, on the one hand, and your judgment calls about how those results support a hypothesis.</text:p>
              </text:list-item>
              <text:list-item>
                <text:p text:style-name="P668">students in multiple ways using different solution<text:s/>strategies</text:p>
              </text:list-item>
              <text:list-item>
                <text:p text:style-name="P669">the problem can be approached by a different solutions or decision or positions stat can be taken or defended)</text:p>
              </text:list-item>
            </text:list>
            <text:p text:style-name="P670"/>
          </table:table-cell>
        </table:table-row>
      </table:table>
      <text:p text:style-name="P671">Table 2 Adapted from Paul and Elder</text:p>
      <text:p text:style-name="P672"/>
      <text:p text:style-name="P673">Building Confidence, Autonomy, and Perseverance </text:p>
      <text:p text:style-name="P674"><text:span text:style-name="T675"><text:tab/></text:span><text:span text:style-name="T676"><text:s/>Paul and Elder also note, that all thinkers should cultivate positive intellectual traits such as intellectual humility, intellectual autonomy, confidence in reason, intellectual perseverance, among<text:s/></text:span><text:soft-page-break/><text:span text:style-name="T677">others. Among these traits, the Center focuses on develo</text:span><text:span text:style-name="T678">ping students' intellectual perseverance or the disposition to work though problems that are progressively more complex and challenging despite frustration inherent in the task Student must be willing to work their way though complexities in a problem solv</text:span><text:span text:style-name="T679">ing context and not give up when challenged. It is imperative that students develop a capacity of patience and tenacity.</text:span></text:p>
      <text:p text:style-name="P680"/>
      <text:p text:style-name="Textbody"><text:span text:style-name="T681"><text:tab/>Building Intellectual traits within students, such as intellectual autonomy, confidence, and perseverance are of critical importance<text:s/></text:span><text:span text:style-name="T682">in math achievement and success. The problem in developing these traits among American students has proven difficult as reflected in a number of international studies related to math achievement. For several reasons, Americans tend to assume that math achi</text:span><text:span text:style-name="T683">evement is equivalent to sudden insight or a genetically inherited trait.</text:span><text:span text:style-name="T684"><text:s/>With mathematics, unlike other subjects, one often hears teachers tell children that they "either know it or they don't," meaning that math problems can either be solved quickly or n</text:span><text:span text:style-name="T685">ot at all. During parent-teacher conferences, math faculty constantly hear parents lament that their child “get's it from me”(lack of math ability). In contrast, to American students, in Japan and China, understanding is conceived of as a more gradual proc</text:span><text:span text:style-name="T686">ess, where the more one struggles the more one comes to understand. “Perhaps for this reason, one sees teachers in Japan and China pose more difficult problems, sometimes so difficult that the children will probably not be able to solve them within a singl</text:span><text:span text:style-name="T687">e class period.” (Stigler &amp; Perry, 1989, p. 197). In<text:s/></text:span><text:span text:style-name="T688">Outliers,<text:s/></text:span><text:span text:style-name="T689">Malcolm</text:span><text:span text:style-name="T690"><text:s/>Gladwell states that there is actually a significant scientific literature measuring persistence in problem solving. He cites the work of Priscilla Blinco who gave large groups of Japan</text:span><text:span text:style-name="T691">ese and American first graders a very difficult puzzle and measured how long they worked at it before they gave up. The America children lasted, on average 9.47 minutes. The Japaneses children lasted 13.93 minutes, roughly 40 percent longer. Similar compar</text:span><text:span text:style-name="T692">ative studies have demonstrated the same results for American students across all grade levels when compared to persistence during mathematical problem solving.</text:span></text:p>
      <text:p text:style-name="P693"/>
      <text:p text:style-name="Standard"><text:tab/>A lack of confidence in one's own mathematical ability is devastating for several reasons. If<text:s/>students believe that they are incapable of performing well in math classes, they may experience a sense of helplessness where students attribute lack of success in mathematics to lack of ability (Covington &amp; Berry, 1976). Dweck (1986) asserted that such<text:s/>students tend to demonstrate a low level of persistence and to avoid challenges whenever possible. Other researchers have shown that the more confident students are of their ability to do well in mathematics, the more likely they are to continue with higher level courses (Hackett, 1985; Lantz &amp; Smith, 1981; Fennema <text:s/>&amp; Sherman, 1978). In fact, Eccles (1983) found that the decision to enroll in math courses beyond the minimum required for graduation is more highly correlated with perceived ability than with actual ability.</text:p>
      <text:p text:style-name="P694"/>
      <text:p text:style-name="P695"><text:tab/>In sum: whether acknowledged or not, whether conscious or not, beliefs shape mathematical behavior. Beliefs are abstracted from one's experiences and from the culture in which one is embedded. This leads to the consideration of mathematical practice. It is the intent of the Center to facilitate the type of learning that develops student success through critical thinking while motivating them to shift their perceptions and attitudes regarding math and facilitate increased persistence and confidence in math. <text:s/></text:p>
      <text:p text:style-name="P696"/>
      <text:p text:style-name="P697">Polya's Model for Mathematical Reasoning</text:p>
      <text:p text:style-name="P698"/>
      <text:p text:style-name="P699"><text:span text:style-name="T700"><text:tab/>George Polya, professor of mathematics at<text:s/></text:span><text:a xlink:href="http://en.wikipedia.org/wiki/ETH_Zürich" office:target-frame-name="_top" xlink:show="replace"><text:span text:style-name="T701">ETH Zürich</text:span></text:a><text:span text:style-name="T702"><text:s/></text:span><text:span text:style-name="T703">in Switzerland and later at Stanford University,</text:span><text:span text:style-name="T704"><text:s/>s</text:span><text:span text:style-name="T705">pent considerable effort to identify systematic methods of problem-solving to further discovery and invention in mathematics for students, teachers, and researchers. In his seminal work<text:s/></text:span><text:a xlink:href="http://en.wikipedia.org/wiki/How_to_Solve_It" office:target-frame-name="_top" xlink:show="replace"><text:span text:style-name="T706">How to Solve It</text:span></text:a><text:span text:style-name="T707">, Polya provides a common system for solving a broad range of both mathematical and non-mathematical problems. Since its publication, the book has been translated into several languages and has sold</text:span><text:span text:style-name="T708"><text:s/>over a million copies. In recent years, considerable research has extended Polya's model for problem solving from a variety of disciplines including psychology, cognitive psychology, cognitive science, computer science, and mathematics education. The effo</text:span><text:span text:style-name="T709">rts of this broad spectrum of researchers and practitioners have contributed to a greater understanding of concept development as it pertains to mathematics learning and problem solving in general.</text:span></text:p>
      <text:p text:style-name="P710"/>
      <text:p text:style-name="P711"><text:tab/>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text:s/>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text:s/>related problems to work on. According to Polya:</text:p>
      <text:p text:style-name="P712"/>
      <text:p text:style-name="P713"><text:tab/>“One of the first and foremost duties of the teacher is not to give his students the impression<text:s/><text:tab/>that mathematical problems have little connection with each other, and no connection at all<text:s/><text:tab/>with anything else...The teacher should encourage the students to imagine cases in which they<text:s/><text:tab/>could<text:s/><text:tab/>utilize again the procedure used, or apply the result obtained” (p. 15-16).</text:p>
      <text:p text:style-name="P714"/>
      <text:p text:style-name="P715"><text:tab/>The Problem-Solving processes outlined in “How to Solve It” presents four phases or areas of problem solving, which have become the framework most often recommended for teaching problem-solving skills in mathematics. The four steps are simple and intuitive:</text:p>
      <text:p text:style-name="P716"/>
      <text:p text:style-name="P717">1. Understanding the problem (Recognizing what is asked for.)</text:p>
      <text:p text:style-name="P718">2. Devising a plan to solve the problem (Responding to what is asked for.)</text:p>
      <text:p text:style-name="P719">3. Implementing the plan (Developing the result of the response.)</text:p>
      <text:p text:style-name="P720">4. Reflecting on the problem (Checking. What does the result tell me?)</text:p>
      <text:p text:style-name="P721"/>
      <text:p text:style-name="P722"><text:tab/>The Polya's four steps, at face-value, provide little direction on how to navigate each step: understand, devise a plan, implementing the plan, and reflecting on the problem. However, in all fairness, Polya did provide considerable insight for assisting students at each step and many of his strategies have formed the basis<text:s/>of ongoing research and practice in teaching mathematics.</text:p>
      <text:p text:style-name="P723"/>
      <text:p text:style-name="Textbody"><text:span text:style-name="T724">The Implementation of Polya in the Classroom <text:s/>- Just Implement any Plan</text:span></text:p>
      <text:p text:style-name="P725"><text:tab/>The<text:s/>common practice of mindless mimicry in the classroom, where students watch their teachers solve a particular type of problem and then emulate the teacher's actions, does not allow them to develop their own problem solving skills. In fact, in the context of the classroom, no one, including the teacher is engaged in true problem solving. The teacher, in advance, understands the problem, has a solution plan already prepared for getting the right answer, carries out the plan as students observe, and then he or<text:s/>she may provide students a means for checking the answer. Typically, after observing the teacher solve a problem, students complete a set of practice problems that are really no different from those worked by the teacher in class. Within this method of instruction, there is little practical use for students to understand the meaning or purpose of the problem, all the student needs to do is to follow the teacher's recipe (plan) for getting the right answer. Afterwords, student move to the next problem on<text:s/><text:soft-page-break/>the worksheet and no need to really read the problem, it is the same as the previous with different numbers. Because they were shown how to work the problem, students skip Polya's step two (Devising a plan to solve the problem) and proceed immediately to step three (Implement the plan). However, step three is not problem solving. The problem solving aspect was provided by the teacher when he/she explained the purpose of the problem (step one) and then devised the plan (step two).</text:p>
      <text:p text:style-name="P726"/>
      <text:p text:style-name="P727"><text:tab/>In time, students are constantly taught to give, at best, superficial treatment to each of Polya's four steps. <text:s/>After years of teaching, interviewing students as they solve problems, tutoring, supervising and evaluating classrooms teachers, it became apparent to me that most teaching practices are, in fact, antithetical to developing good and effective problem solving skills. I've observed students as they ostensibly neglect to “engage the text” or read a math problem in a disciplined way for understanding, meaning, or purpose. Rather, student's begin problems with a cursory review of text while looking for familiar clues to label the task at hand (distance problem, coin problem, mixture problem, etc.) in accordance with problems seen earlier in the classroom. Then, based on some stimulus evoked from within the text, the student immediately matches their perception of the problem they are asked to solve to one solved earlier by the teacher. The student, skips step two, devising a plan, and moves into step three mode (carrying out the plan) and starts the symbol moving process until they have distilled an answer. Finally, rather than substantive reflection (step four reflecting on the problem or checking. What does the result tell me?), the student checks his/her answer against a solution key which provides no clue in terms of what went wrong when the answers don't math up. Hence, problem solving, within the common pedagogy of mimicry, reduces the activity into a stimulus-response form of teaching where students categorize a problem (stimulus) and then begin mindlessly shoving symbols (response) based on some vestige of memory of what the teacher did to get the right answer.</text:p>
      <text:p text:style-name="P728"><text:tab/></text:p>
      <text:p text:style-name="P729"><text:span text:style-name="T730"><text:tab/>By moving from clues located in the problem, to carrying out the plan, devising the plan becomes a matter of<text:s/></text:span><text:span text:style-name="T731">finding a match between the problem type and a solution strategy explicitly taught by the teacher. After some period of time, and enough problem types have accrued, students find it increasingly more difficult to remember or locate the match. There just to</text:span><text:span text:style-name="T732">o many nuances of problem types and solutions to be remembered. <text:s/>When students' lack the ability to<text:s/></text:span><text:span text:style-name="T733">devise a solution,<text:s/></text:span><text:span text:style-name="T734">they will certainly not have developed competence in independently confirming, verifying, or defending the reasonableness of his or her a</text:span><text:span text:style-name="T735">nswers. Moreover, Polya's fourth step “Reflecting on the problem (Checking. What does the result tell me?)”</text:span><text:span text:style-name="T736"><text:s/></text:span><text:span text:style-name="T737">is further subverted by textbooks and supporting course material and even the teacher who tells the student whether or not answers are correct. Henc</text:span><text:span text:style-name="T738">e, opportunities for learning through reflection, step four, is not leveraged. Rather, students receive good grades and are rewarded for getting the right answer, even if they can't articulate their understanding or the meaning of the solution or its proce</text:span><text:span text:style-name="T739">ss. A consequence of the failure to teach students how to understand and devise problem solutions is witnessed whenever students exit a course, even with good grades, and then fail miserably on standardized tests that cover the same or similar content to w</text:span><text:span text:style-name="T740">hich students were exposed.</text:span></text:p>
      <text:p text:style-name="P741"/>
      <text:p text:style-name="P742"><text:span text:style-name="T743"><text:tab/>Ask any mathematics teacher how often students “cry foul“ when given a problem on a test that wasn't nearly identical to those seen in the classroom, homework, or on worksheets. Students in American schools have been en-cultur</text:span><text:span text:style-name="T744">ed to let the teacher do their thinking for them and often feel betrayed when held accountable for developing their own solutions. McAllister (1996) infers that students' inability to develop solution plans is an obvious outcome of classroom teachers who r</text:span><text:span text:style-name="T745">outinely supply the solution plan to students. When students encounter problems that require solution strategies that are not the same as those solutions developed by the expert, such as those problems on standardized tests, they lack the experience and co</text:span><text:span text:style-name="T746">nfidence to develop their own solutions. After years of schooling most students view mathematics as the manipulative part ('</text:span><text:span text:style-name="T747">Carrying out the plan</text:span><text:span text:style-name="T748">') of<text:s/></text:span><text:soft-page-break/><text:span text:style-name="T749">problem solving and are not consciously aware of how math is actually performed in a “real world” setting</text:span><text:span text:style-name="T750"><text:s/>where problems are different or at least worded differently from textbooks, and students are required, in their careers to find their own solutions. .</text:span></text:p>
      <text:p text:style-name="P751"/>
      <text:p text:style-name="Textbody"><text:tab/>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states,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p>
      <text:p text:style-name="P752"/>
      <text:p text:style-name="P753"><text:tab/>Since Polya's work, teachers and researchers have developed literally hundreds of methods for addressing each of his four steps. Students and teachers often get lost in the vast collection of problem solving approaches, where, very often, students are asked to commit to memory strategies that are unique for each type of problem<text:s/>that they encounter. Consider, for example, the types of problems, found on a free website designed to assist algebra students in solving the most common word problems encountered in the classroom. The service is replete with strategies for solving each type of problem and consider, that to be successful in algebra, students are too often required to know each of these strategies. Students access these strategies by “clicking” the problem type which includes, among others, the following: age problems, age problems involving a single person, age problems involving more than one person, coin problems, problems involving coins, ticket problems, stamp problems, consecutive integer problems, consecutive even integers, consecutive odd integer, simple digit problems distance problems, travel at different rates, travel problems given total time, traveling different directions, integer word problems, involving 2 unknowns, involving more than 2 unknowns, mixture problems, mixture problems removing from a solution, mixing items of different values, mixtures involving adding to a solution, mixture involving replacing a solution, work problems, work problems with more than two persons, two person word problems, pipes filling up a tank...and the list goes on and on. These types of problems are irrelevant outside of the math classroom. They are unengaging, unrealistic, silly (for the most part), and they only exist in the context of the classroom because of tradition originating in faculty psychology. However, they are important; by not learning how to solve these ridiculous problems, students find themselves in academic jeopardy and at risk of not passing their algebra course.</text:p>
      <text:p text:style-name="P754"/>
      <text:p text:style-name="Textbody"><text:span text:style-name="T755"><text:tab/>In reforming the dismal state of affairs in mathematics teaching, several changes are needed. At t</text:span><text:span text:style-name="T756">his point; however, it is important to note that the purpose of this book is to focus on problem solving in the mathmatics classroom and provide a means for its improvement in both content and pedagogical practice. Later, the topic of how these improvement</text:span><text:span text:style-name="T757">s fit within current m</text:span><text:span text:style-name="T758">athematics education policies and programs for U.S. public schools, will be addressed</text:span><text:span text:style-name="T759">. But, for now, at least three major changes must occur in mathematics teaching. First, the obvious, problems that students are aske</text:span><text:span text:style-name="T760">d to solve should</text:span><text:span text:style-name="T761"><text:s/>be relevant, interesting, developmentally appropriate, and reasonable. Second, it is critical that teaching methods shift in a way that allows students to develop conceptual understandings of the mathematics they are required to learn, and third students<text:s/></text:span><text:span text:style-name="T762">need to be explicitly taught, within the context of a discipline, how to analyze and evaluate any problem they may encounter through applying a robust model of critical thinking.</text:span></text:p>
      <text:p text:style-name="Textbody"><text:span text:style-name="T763"><text:tab/>It is imperative that any model for critical thinking be metacognitive in n</text:span><text:span text:style-name="T764">ature and can help students think through a variety of disciplines or course content they are studying in mathematics or in<text:s/></text:span><text:soft-page-break/><text:span text:style-name="T765">other courses. The Paul and Elder model of critical thinking permits this diversity and provides a unified and flexible approach for</text:span><text:span text:style-name="T766"><text:s/>solving problems or understanding any concept within a field of study. In essence, the model provides a sense of economy for improving students' thinking. And, within the context of problem solving or learning mathematics, per se, it has great potential f</text:span><text:span text:style-name="T767">or developing students who are capable of “thinking it through,” and devising their own strategies while becoming less dependent on the teacher for doing all of the thinking for them. When students apply, again and again, specific critical thinking concept</text:span><text:span text:style-name="T768">s during each step in solving problems or understanding new ideas, within any field, students become active participants in their learning and pay attention to crucial aspects of their reasoning. As stated by Richard Paul (2007):</text:span></text:p>
      <text:p text:style-name="Textbody"><text:span text:style-name="T769"><text:tab/>“E</text:span><text:span text:style-name="T770">ach element plays a cru</text:span><text:span text:style-name="T771">cial role in thought. What is our purpose? What questions are we<text:s/></text:span><text:span text:style-name="T772"><text:tab/>raising? What information are we using? What assumptions are we making? What data are we<text:s/></text:span><text:span text:style-name="T773"><text:tab/>gathering? What data do we not have? Given the data that we have, what is it telling us? And,<text:s/></text:span><text:span text:style-name="T774"><text:tab/>when<text:s/></text:span><text:span text:style-name="T775">we come to conclusions about the data, what do those conclusions imply? Within what<text:s/></text:span><text:span text:style-name="T776"><text:tab/>point of view are we thinking? Do we need to consider another point of view? Where can we<text:s/></text:span><text:span text:style-name="T777"><text:tab/>get access to such points of view? Questions like this are questions that embody</text:span><text:span text:style-name="T778"><text:s/>the elements in<text:s/></text:span><text:span text:style-name="T779"><text:tab/>very important ways. They are crucial questions. But, are we in the habit of asking them?”</text:span></text:p>
      <text:p text:style-name="Textbody"><text:span text:style-name="T780">When these types of questions or elements of reasoning become habitualized, whether it be in the classroom, or one's personal and professional cont</text:span><text:span text:style-name="T781">exts, in a way that meets high standards for excellence such as accuracy, clarity, logic, and relevance, thinking improves. <text:s text:c="4"/></text:span></text:p>
      <text:p text:style-name="P782"><text:tab/></text:p>
      <text:p text:style-name="P783">Navigating Polya with Critical Thinking</text:p>
      <text:p text:style-name="P784"/>
      <text:p text:style-name="P785"><text:tab/>Humans are not very rational, very intuitive, and our perceptions are extremely flawed and prejudiced based on our own experience and point of view. We typically don't demand evidence first and then believe, but we do just the opposite. Further, justifying our conclusions with good data is not nearly as intuitive or rational as we think<text:s/>we are being. According to Linda Elder (2009)</text:p>
      <text:p text:style-name="P786"><text:tab/></text:p>
      <text:p text:style-name="P787"><text:tab/>“Everyone thinks, it is our nature to do so. But much of our thinking, left to itself, is biased,<text:s/><text:tab/>distorted, partial and uniformed or down-right prejudiced. Yet the quality of our life and that of<text:s/><text:tab/>what we<text:s/>produce, make, or build depends precisely on the quality of our thought. Shoddy t<text:tab/>thinking is costly, both in money and in quality of life. Excellency in though, however must be<text:s/><text:tab/>systemically cultivated.”</text:p>
      <text:p text:style-name="P788"/>
      <text:p text:style-name="P789"><text:tab/>However, we are capable of figuring things out by logic and reason. and to some extent we can do these things. But by enlarge most humans aren't good at it and don't do it very often. It is discouraging to think back about our mistakes and what a big sucker we are at times. Peer pressure is huge in how<text:s/>we make our decisions and social psychology is replete with examples of how we fall into a form of thinking because of peer pressure and cognitive bias. We fall so often into pitfalls on how we think and process information.</text:p>
      <text:p text:style-name="P790"><text:tab/></text:p>
      <text:p text:style-name="P791"><text:tab/>There are great ways to figure things out but also great ways to be wrong about stuff. Just consider how people take advantage of others and exploit the lack of critical thinking skills among the populace. Sales and marketing, military recruitment and indoctrination, political discussions, and how people form their political beliefs are all manipulated by skilled persons with the goal of gaining true believers, albeit with scant evidence to support their claims.. The critical thinking model has expansive application to all fields of<text:s/>study and life. Its methods works very very hard to try to neutralize the pitfalls in our thinking. No person can claim perfect objectivity; our decisions are unavoidably<text:s/><text:soft-page-break/>influenced by strengths and weaknesses in their experiences, attitudes, beliefs, cultures, <text:s/>and self-interest. Knowing and practicing its techniques prevents us from begin exploited and to teach others to not be taken advantage of and allows us to defend ourselves.</text:p>
      <text:p text:style-name="P792"/>
      <text:p text:style-name="P793"><text:tab/>We constantly use logic and reason and evidence to draw conclusions about the world. There is a correct way to draw inferences and bad ways that can end in reaching faulty conclusions. We need a set of tools that are designed to build knowledge and prevent safeguards from falling into our own fallibility. About truth and what<text:s/>are the standards for determining the truth at the end of the day..What is a good standard of evidence and what is a bad one. We want not only engineers and scientist to not base their thinking on intuition, experience alone, or assumptions that are not challenged or tested, but children, teachers and citizens as well. <text:s/>At the end, do we want to be the kind of thinker that really thinks it through with skills or some sucker that believes whatever cones along first. We need criteria that determines the validity or error of any particular belief or conclusion we reach. That is tools that enable us to differentiate between real knowledge in contrast to some made up intuitive or tradition. It is not OK to believe wacky things. Students and responsible persons need to analyze situations in order to differentiate between a real belief and something that we make up. This is why evidence matters. It is the ultimate arbiter between right and wrong, and not evaluating evidence using critical thinking can be costly and<text:s/>have dire consequences. <text:s/></text:p>
      <text:p text:style-name="P794"/>
      <text:p text:style-name="P795">The Cost of Poor Thinking</text:p>
      <text:p text:style-name="P796"/>
      <text:p text:style-name="Textbody"><text:span text:style-name="T797"><text:tab/>The </text:span><text:span text:style-name="T798">Deepwater Horizon oil spill</text:span><text:span text:style-name="T799"> (also referred to as the </text:span><text:span text:style-name="T800">BP oil spill</text:span><text:span text:style-name="T801">)<text:s/></text:span><text:span text:style-name="T802">began on 20 April 2010 in the</text:span><text:span text:style-name="T803"> </text:span><text:span text:style-name="T804">Gulf of Mexico.</text:span><text:span text:style-name="T805"><text:s/>It claimed eleven lives and is considered the largest accidental marine oil spill in the history of the petroleum industry</text:span><text:span text:style-name="T806"><text:s/>A number of mistakes, attributable to poor thinking, greed, and the failure of a “fail-safe” blowout preventer were the direct and i</text:span><text:span text:style-name="T807">ndirect causes of the disaster. The causes of the spill are edvidenced in over 100 hours of testimony from a</text:span><text:span text:style-name="T808"><text:s/></text:span><text:span text:style-name="T809">federal investigative panel,</text:span><text:span text:style-name="T810"><text:s/>over two dozen congressional hearings and several internal company reports. The record shows there was no single fatal</text:span><text:span text:style-name="T811"><text:s/>mistake or cut corner. Rather, errors originated with a team of BP engineers in Houston who knew they had, as one rig worker called it prior to the explosion “the well from hell." Despite the well's problematic nature, the engineers repeatedly chose short</text:span><text:span text:style-name="T812">-cuts, less costly, and ultimately more dangerous actions, compared with best practices available to the company, and deliberately choose a well structure with fewer barriers against “kicks of gas.” The constant problems caused huge delays and extra expens</text:span><text:span text:style-name="T813">e, creating additional pressure on the workers and managers to finish the project quickly and cheaply. Here is a list of some of the collosul errors that contributed to the unprecedented disaster:</text:span></text:p>
      <text:list text:style-name="LFO13" text:continue-numbering="true">
        <text:list-item>
          <text:p text:style-name="P814"><text:span text:style-name="T815">Before a BP contractor on the rig was able test the well,<text:s/></text:span><text:span text:style-name="T816">once the cement was in place, using <text:s/>what is described as the industry's “gold standard” test to measure the well's integrity, was sent home 11 hours before the accident, without running the test.</text:span></text:p>
        </text:list-item>
        <text:list-item>
          <text:p text:style-name="P817">Rig officials<text:s/>incorrectly interpreted the readings from a<text:s/>subsequent pressure test.<text:s/>Expert testimony and documents suggest rig officials erroneously viewed that test as a success.</text:p>
        </text:list-item>
        <text:list-item>
          <text:p text:style-name="P818">BP replaced heavy drilling mud with light seawater in the mile-long riser connecting rig to well, and in the top third of the hole, before setting a final plug. The purpose of the mud barrier is to provide sufficient weight to prevent against gas kicking to the surface. Heavy mud <text:s/>is 40 percent lighter and far less capable of holding down gas.The mud also helps keep drills lubricated</text:p>
        </text:list-item>
        <text:list-item>
          <text:p text:style-name="P819">E-mail messages and reports by BP engineers in the weeks before the accident show they went the cheaper way in most critical decisions.</text:p>
        </text:list-item>
        <text:list-item>
          <text:p text:style-name="P820">Five days before the accident, BP requested, three times in a 24 hour period, permission from the U.S. Department of the Interior to change its well design. Each request was approved wihin<text:s/><text:soft-page-break/>minutes. Independent engineers who have reviewed the design changes reported they were baffling.</text:p>
        </text:list-item>
        <text:list-item>
          <text:p text:style-name="P821">BP's own computer models raised questions about whether the well's design would result in a<text:s/>weak seal on the well's walls.</text:p>
        </text:list-item>
        <text:list-item>
          <text:p text:style-name="P822">Prior to the explosion, Halliburton approved BP's approach, as long as BP used 21 devices called centralizers to help the cement set. <text:s/>The company had 15 additional centralizers sent to the rig the next morning. But, because<text:s/>management thought that it would take too long to install them, the 15 centralizers were not used.</text:p>
        </text:list-item>
        <text:list-item>
          <text:p text:style-name="P823">On April 18, Halliburton ran a new model of a cement job using fewer than seven centralizers. It showed a "severe risk of gas flow." The concern was posted in a document prior the explosion. BP engineers later testified they never saw the warning. Two days later, the rig would go up in smoke and flames.</text:p>
        </text:list-item>
        <text:list-item>
          <text:p text:style-name="P824">When BP executives toured the rig the afternoon of April 20, they found the drill team together in a rooom,<text:s/>debating the results of a negative pressure test that measures upward pressure from the shut-in well.</text:p>
        </text:list-item>
        <text:list-item>
          <text:p text:style-name="P825">Rig workers found that 15 barrels of mud had leaked, without explaination, through a valve in the blowout preventer. A few weeks earlier, a mechanic, had<text:s/>reported that chunks of rubber from the valve came up in mud from the hole, and<text:s/>he believed that had damaged the rubber closure. His supervisor dismissed the mechanics concern as normal wear and tear.</text:p>
        </text:list-item>
        <text:list-item>
          <text:p text:style-name="P826">Three hours before the accident, the drill team tried<text:s/>the pressure test again, this time instructing a worker to mash a rubber valve against the pipe with more force, making sure that little or no fluid escaped.</text:p>
        </text:list-item>
        <text:list-item>
          <text:p text:style-name="P827">A BP executive said the team members sounded "confused" after a second negative test. The BP's well site leader was reported to also be "confused" by the pressure.</text:p>
        </text:list-item>
        <text:list-item>
          <text:p text:style-name="P828">Rig officials eventually ruled the test a success. But an associate professor of petroleum engineering at LSU who was hired by federal investigators as an expert, testified that the rig officials misinterpreted the results and that the manner of testing that achieved better results <text:s/>was performed incorrectly and may have distorted the pressure readings.</text:p>
        </text:list-item>
        <text:list-item>
          <text:p text:style-name="P829">Rig workers missed signs of gas kicks starting 50 minutes before the first explosion.</text:p>
        </text:list-item>
        <text:list-item>
          <text:p text:style-name="P830">The<text:s/>disaster could have been avoided, despite all of the poor decisions made, if the blowout preventer had activated when power was lost.</text:p>
        </text:list-item>
        <text:list-item>
          <text:p text:style-name="P831">Rig officials knew the blowout preventer had leaks,. but dismissed the leaks as not important.</text:p>
        </text:list-item>
        <text:list-item>
          <text:p text:style-name="P832">BP and Transocean officials said they were familiar with a federal regulation stating that if "a BOP control station or pod ... does not function properly" the rig must "suspend further drilling operations" until it's fixed, but they didn't think the regulation applied in this case.</text:p>
        </text:list-item>
        <text:list-item>
          <text:p text:style-name="P833">Federal regulation requiring the blowout preventer to be recertified every five years was ignored, and the BOP on the rig had been in use for nearly 10 years and was never recertified. Getting it recertified would have required taking the rig out of use<text:s/>for months.</text:p>
        </text:list-item>
      </text:list>
      <text:p text:style-name="P834"/>
      <text:p text:style-name="P835"><text:tab/>It is very apparant that if the decision makers, contractors, engineers, and management had committed themselves to a common understanding and application of critical thinking, then the tragic event would easily have been avoided. In fact<text:span text:style-name="T836">, a<text:s/></text:span><text:span text:style-name="T837">report by the Oil Spill Commission in 2010 stated that there had been "a rush to completion" on the well and criticised poor management decisions.” Moreover, the co-chair asserted that "There was not a culture of safety on that rig"<text:s/></text:span>In its final report,<text:s/><text:span text:style-name="T838">Th</text:span><text:span text:style-name="T839">e Commission final report on 5 January 2011.</text:span><text:bookmark-start text:name="cite_ref-telegraph-finalreport_298-0"/><text:bookmark-end text:name="cite_ref-telegraph-finalreport_298-0"/><text:a xlink:href="http://en.wikipedia.org/wiki/Deepwater_Horizon_oil_spill#cite_note-telegraph-finalreport-298" office:target-frame-name="_top" xlink:show="replace">[298]</text:a><text:bookmark-start text:name="cite_ref-osc-final-report_299-0"/><text:bookmark-end text:name="cite_ref-osc-final-report_299-0"/><text:a xlink:href="http://en.wikipedia.org/wiki/Deepwater_Horizon_oil_spill#cite_note-osc-final-report-299" office:target-frame-name="_top" xlink:show="replace">[29</text:a><text:span text:style-name="T840"><text:s/>concluded that "notwithstanding these inherent risks, the accident of April 20 was avoidable...and government officials ... relying too much on industry's assertions of the safety of their operations, failed to create and apply a program of reg</text:span><text:span text:style-name="T841">ulatory oversight that would have properly minimized the risk of deepwater drilling."</text:span><text:bookmark-start text:name="cite_ref-nyt-finalreport_301-4"/><text:bookmark-end text:name="cite_ref-nyt-finalreport_301-4"/><text:a xlink:href="http://en.wikipedia.org/wiki/Deepwater_Horizon_oil_spill#cite_note-nyt-finalreport-301" office:target-frame-name="_top" xlink:show="replace">[301]</text:a><text:bookmark-start text:name="cite_ref-startribune-finalreport_303-2"/><text:bookmark-end text:name="cite_ref-startribune-finalreport_303-2"/><text:a xlink:href="http://en.wikipedia.org/wiki/Deepwater_Horizon_oil_spill#cite_note-startribune-finalreport-303" office:target-frame-name="_top" xlink:show="replace">[303]</text:a><text:span text:style-name="T842"> </text:span><text:span text:style-name="T843">The panel also noted that the government regulators did not have sufficient knowledge or authority to notice these cost-cutting decisions.</text:span><text:bookmark-start text:name="cite_ref-msnbc-finalreport_300-4"/><text:bookmark-end text:name="cite_ref-msnbc-finalreport_300-4"/><text:a xlink:href="http://en.wikipedia.org/wiki/Deepwater_Horizon_oil_spill#cite_note-msnbc-finalreport-300" office:target-frame-name="_top" xlink:show="replace"><text:span text:style-name="T844">[300]</text:span></text:a><text:s text:c="2"/><text:span text:style-name="T845">Simonetta di Pippo (2012) asserts:</text:span><text:span text:style-name="T846"><text:s/>“The findings of the Presidential<text:s/></text:span><text:soft-page-break/><text:span text:style-name="T847">Commission investigating the Deepwater Horizon disaster bear striking resemblances to those of the Shuttle Challenger and Columbia accidents, or more recently of the Fukushima nuclear power plant disaster. A disaster inve</text:span><text:span text:style-name="T848">stigation typically addresses proposals for new regulations, to little effect if the underlying problem is a lack of critical thinking by industry.”</text:span></text:p>
      <text:p text:style-name="P849"><text:tab/>Note how the language of critical thinking can be applied to analyze and describe the thinking, or lack thereof, that contributed to the oil spill:</text:p>
      <text:p text:style-name="P850"/>
      <text:p text:style-name="P851"><text:span text:style-name="T852">Element 1: Questions</text:span><text:s/>– Failure to ask:</text:p>
      <text:list text:style-name="LFO14" text:continue-numbering="true">
        <text:list-item>
          <text:p text:style-name="P853">What are the key questions<text:s/>or problems that need addressing?</text:p>
        </text:list-item>
        <text:list-item>
          <text:p text:style-name="P854">Are there other important subsidiary questions or issues?</text:p>
        </text:list-item>
        <text:list-item>
          <text:p text:style-name="P855">What are the major questions at issue that each empirical test will answer?</text:p>
        </text:list-item>
      </text:list>
      <text:p text:style-name="P856">Applying<text:s/><text:span text:style-name="T857">Intellectual Standards</text:span><text:s/>to Element 1 <text:s/>- Questions</text:p>
      <text:list text:style-name="LFO15" text:continue-numbering="true">
        <text:list-item>
          <text:p text:style-name="P858">Are our questions appropriate, relevant, and significant?</text:p>
        </text:list-item>
        <text:list-item>
          <text:p text:style-name="P859">Is/are the question(s) clear, understandable, not ambigous</text:p>
        </text:list-item>
        <text:list-item>
          <text:p text:style-name="P860">Do the questions embody fairness (are we distorting or avoiding the question to suit or maintain a bias or unethical purpose)?</text:p>
        </text:list-item>
      </text:list>
      <text:p text:style-name="P861"><text:span text:style-name="T862">Element 2: Purpose</text:span><text:s/>– Failure to act appropriately on understood purposes while maintaining confused<text:s/><text:tab/><text:tab/><text:tab/>purposes</text:p>
      <text:list text:style-name="LFO14">
        <text:list-item>
          <text:p text:style-name="P863">What is our primary aim?</text:p>
        </text:list-item>
        <text:list-item>
          <text:p text:style-name="P864">What is the purpose of this test?</text:p>
        </text:list-item>
        <text:list-item>
          <text:p text:style-name="P865">What is the purpose of avoiding a requirement?</text:p>
        </text:list-item>
        <text:list-item>
          <text:p text:style-name="P866">Have we questioned our purpose in this action?</text:p>
        </text:list-item>
      </text:list>
      <text:p text:style-name="P867">Applying<text:s/><text:span text:style-name="T868">Intellectual Standards</text:span><text:s/>to Element 2 <text:s/>- Purpose</text:p>
      <text:list text:style-name="LFO15">
        <text:list-item>
          <text:p text:style-name="P869">Are we clear about our purpose?</text:p>
        </text:list-item>
        <text:list-item>
          <text:p text:style-name="P870">Is our purpose for this decision clear, relevant, and significant?</text:p>
        </text:list-item>
        <text:list-item>
          <text:p text:style-name="P871">Is our purpose justifiable?</text:p>
        </text:list-item>
        <text:list-item>
          <text:p text:style-name="P872">Is our purpose fair (are we honest and ethical in our stated purpose)?</text:p>
        </text:list-item>
        <text:list-item>
          <text:p text:style-name="P873">Is there an unstated purpose (hidden agenda)?</text:p>
        </text:list-item>
      </text:list>
      <text:p text:style-name="P874"><text:span text:style-name="T875">Element 3: Information</text:span><text:s/>– Failure to collect, interpret and ensure significant,valid and reliable data</text:p>
      <text:list text:style-name="LFO14">
        <text:list-item>
          <text:p text:style-name="P876">What is the most important information that I need? What information do I have?</text:p>
        </text:list-item>
        <text:list-item>
          <text:p text:style-name="P877">Am I distinguishing information from interpretations of that<text:s/>information</text:p>
        </text:list-item>
        <text:list-item>
          <text:p text:style-name="P878">Are we making decisions when more information is needed to draw reasonable conclusions</text:p>
        </text:list-item>
        <text:list-item>
          <text:p text:style-name="P879">What information is most relevant to safety?</text:p>
        </text:list-item>
        <text:list-item>
          <text:p text:style-name="P880">What evidence do we have to back up our claims?</text:p>
        </text:list-item>
        <text:list-item>
          <text:p text:style-name="P881">Is the information reliable?<text:s/>Valid?</text:p>
        </text:list-item>
        <text:list-item>
          <text:p text:style-name="P882">Are we basing decisions on irrelevant or incorrect data?</text:p>
        </text:list-item>
        <text:list-item>
          <text:p text:style-name="P883">Can we evaluate data quality?</text:p>
        </text:list-item>
      </text:list>
      <text:p text:style-name="P884">Applying<text:s/><text:span text:style-name="T885">Intellectual Standards</text:span><text:s/>to Element 3 <text:s/>- Information</text:p>
      <text:list text:style-name="LFO19" text:continue-numbering="true">
        <text:list-item>
          <text:p text:style-name="P886">Is the information accurate?</text:p>
        </text:list-item>
        <text:list-item>
          <text:p text:style-name="P887">Is the information relevant (have all relevant information been<text:s/>collected and evaluated and irrelevant data excluded)?</text:p>
        </text:list-item>
        <text:list-item>
          <text:p text:style-name="P888">Is the information precise (sufficient detail)</text:p>
        </text:list-item>
        <text:list-item>
          <text:p text:style-name="P889">Do we need more data to answer the question – sufficient breadth – comprehensive to answer the question at hand? -</text:p>
        </text:list-item>
      </text:list>
      <text:p text:style-name="P890"><text:span text:style-name="T891">Element 4: Assumptions</text:span><text:s/>- <text:s/>Failure to<text:s/>idenify, test, evaluate, and think through implications of acting or not acting on our assumptions</text:p>
      <text:list text:style-name="LFO20" text:continue-numbering="true">
        <text:list-item>
          <text:p text:style-name="P892">What are the main assumptions that we are making in this piece of reasoning?Are our assumptions based on evidence?</text:p>
        </text:list-item>
        <text:list-item>
          <text:p text:style-name="P893">Are our assumptions explicitly articulated?</text:p>
        </text:list-item>
        <text:list-item>
          <text:p text:style-name="P894">Are the assumptions legitimate?</text:p>
        </text:list-item>
        <text:list-item>
          <text:p text:style-name="P895">Do the assumptions take the complexity of the entire situation into account?</text:p>
        </text:list-item>
        <text:list-item>
          <text:p text:style-name="P896">Have we thought through the implications and consequences of acting on our assumptions?</text:p>
        </text:list-item>
        <text:list-item>
          <text:p text:style-name="P897">Is this an assumption or is it information?</text:p>
        </text:list-item>
      </text:list>
      <text:p text:style-name="P898">Applying<text:s/><text:span text:style-name="T899">Inte</text:span><text:span text:style-name="T900">llectual Standards</text:span><text:s/>to Element 4 <text:s/>- Assumptions</text:p>
      <text:list text:style-name="LFO21" text:continue-numbering="true">
        <text:list-item>
          <text:p text:style-name="P901">Have we clearly stated our assumptions?</text:p>
        </text:list-item>
        <text:list-item>
          <text:p text:style-name="P902">Are our assumptions logical? Reasonable?</text:p>
        </text:list-item>
        <text:list-item>
          <text:p text:style-name="P903">Are our assumptions consistent with theory or best practice?</text:p>
        </text:list-item>
        <text:list-item>
          <text:p text:style-name="P904">Are our assumpttons unbiased?</text:p>
        </text:list-item>
        <text:list-item>
          <text:p text:style-name="P905">Have we considered all relevant assumptions from other points of view?</text:p>
        </text:list-item>
      </text:list>
      <text:p text:style-name="P906"><text:span text:style-name="T907">Element 5: Interpretations and Inferences</text:span><text:s/>- Failure to distinguish information from an interpretation of that information</text:p>
      <text:list text:style-name="LFO14">
        <text:list-item>
          <text:p text:style-name="P908">Does the data support our conclusion?</text:p>
        </text:list-item>
        <text:list-item>
          <text:p text:style-name="P909">Have we confused our inferences for facts?</text:p>
        </text:list-item>
        <text:list-item>
          <text:p text:style-name="P910">Are the conclusions<text:s/>important?</text:p>
        </text:list-item>
        <text:list-item>
          <text:p text:style-name="P911">Are our inferences and interpretations consistent with our assumptions?</text:p>
        </text:list-item>
        <text:list-item>
          <text:p text:style-name="P912">Failure to compare one's interpretation of a situation to the interpretations given by others</text:p>
        </text:list-item>
      </text:list>
      <text:p text:style-name="P913">Applying<text:s/><text:span text:style-name="T914">Intellectual Standards</text:span><text:s/>to Element 5 <text:s/>- Inferences and Interpretations</text:p>
      <text:list text:style-name="LFO14" text:continue-numbering="true">
        <text:list-item>
          <text:p text:style-name="P915">Are inferences logical?</text:p>
        </text:list-item>
        <text:list-item>
          <text:p text:style-name="P916">Have we clearly stated our interpretations and inferences?</text:p>
        </text:list-item>
        <text:list-item>
          <text:p text:style-name="P917">Are alternative interpretations or other points of view more plausible?</text:p>
        </text:list-item>
        <text:list-item>
          <text:p text:style-name="P918">Are our assumptions naïve or shallow given the complexity of the problem (depth)?</text:p>
        </text:list-item>
        <text:list-item>
          <text:p text:style-name="P919">What are the important consequences of acting on our inferences?</text:p>
        </text:list-item>
      </text:list>
      <text:p text:style-name="P920"><text:span text:style-name="T921">Element 6: Concepts</text:span><text:s/>- Failure to follow best practices based on scientific and engineering concepts.</text:p>
      <text:list text:style-name="LFO14" text:continue-numbering="true">
        <text:list-item>
          <text:p text:style-name="P922">How are my assumptions related to background theory or concepts?</text:p>
        </text:list-item>
        <text:list-item>
          <text:p text:style-name="P923">How does this or that solution fit best practices or scientific or engineering concepts</text:p>
        </text:list-item>
        <text:list-item>
          <text:p text:style-name="P924">Have we thought through all related concepts or relevant theory?</text:p>
        </text:list-item>
        <text:list-item>
          <text:p text:style-name="P925">Are our actions constistent with theory?</text:p>
        </text:list-item>
        <text:list-item>
          <text:p text:style-name="P926">Are we deviating from accepted practice? Do we understand the reasoning behind polciy and practice?</text:p>
        </text:list-item>
      </text:list>
      <text:p text:style-name="P927">Applying<text:s/><text:span text:style-name="T928">Intellectual Standards</text:span><text:s/>to Element 6 <text:s/>- Concepts</text:p>
      <text:list text:style-name="LFO23" text:continue-numbering="true">
        <text:list-item>
          <text:p text:style-name="P929">Are we using concepts accurately?</text:p>
        </text:list-item>
      </text:list>
      <text:list text:style-name="LFO24" text:continue-numbering="true">
        <text:list-item>
          <text:p text:style-name="P930">Are key concepts identified?</text:p>
        </text:list-item>
        <text:list-item>
          <text:p text:style-name="P931">Can we clearly articulate how our actions fit within theory or concept?</text:p>
        </text:list-item>
        <text:list-item>
          <text:p text:style-name="P932">Have we included all relevant and important concepts?</text:p>
        </text:list-item>
        <text:list-item>
          <text:p text:style-name="P933">Have we neglected to include important concepts or have we miss-applied the theory?</text:p>
        </text:list-item>
        <text:list-item>
          <text:p text:style-name="P934">Have we ignored science?</text:p>
        </text:list-item>
        <text:list-item>
          <text:p text:style-name="P935">Does the data, asssumptions, and our inferences fit the theory?</text:p>
        </text:list-item>
      </text:list>
      <text:p text:style-name="P936"><text:span text:style-name="T937">Element 6: Point of view</text:span><text:s/>– Failure to consider relevant points of view from dissenters</text:p>
      <text:list text:style-name="LFO14">
        <text:list-item>
          <text:p text:style-name="P938">Are the points of view narrow?</text:p>
        </text:list-item>
        <text:list-item>
          <text:p text:style-name="P939">Why are we dismissingother points of view?</text:p>
        </text:list-item>
        <text:list-item>
          <text:p text:style-name="P940">What alternatives are there?</text:p>
        </text:list-item>
      </text:list>
      <text:p text:style-name="P941">Applying<text:s/><text:span text:style-name="T942">Intellectual Standards</text:span><text:s/>to Element 6 – Point of View</text:p>
      <text:list text:style-name="LFO14" text:continue-numbering="true">
        <text:list-item>
          <text:p text:style-name="P943">What points of view are most<text:s/>relevant to the problem?</text:p>
        </text:list-item>
        <text:list-item>
          <text:p text:style-name="P944">What point of view seems most logical?</text:p>
        </text:list-item>
        <text:list-item>
          <text:p text:style-name="P945">Is this point of view consistent to the science or theory?</text:p>
        </text:list-item>
        <text:list-item>
          <text:p text:style-name="P946">Are the basis of a point of view clearly articulated?</text:p>
        </text:list-item>
        <text:list-item>
          <text:p text:style-name="P947">Is there an element of bias within a point of view?</text:p>
        </text:list-item>
        <text:list-item>
          <text:p text:style-name="P948">Whose points of view are most credible and why?</text:p>
        </text:list-item>
        <text:list-item>
          <text:p text:style-name="P949">Should other points of view be considered?</text:p>
        </text:list-item>
      </text:list>
      <text:p text:style-name="P950"/>
      <text:p text:style-name="P951"><text:span text:style-name="T952">Element 7: Implications and Consequences</text:span><text:span text:style-name="T953"><text:s/>– Failure to identify consequences</text:span></text:p>
      <text:list text:style-name="LFO26" text:continue-numbering="true">
        <text:list-item>
          <text:p text:style-name="P954"><text:span text:style-name="T955">Is further testing requird?</text:span></text:p>
        </text:list-item>
        <text:list-item>
          <text:p text:style-name="P956"><text:span text:style-name="T957">What are the consequences of acting on our assumptions, point of view, interpretations?</text:span></text:p>
        </text:list-item>
        <text:list-item>
          <text:p text:style-name="P958"><text:span text:style-name="T959">What are the most likely implicaitons?</text:span></text:p>
        </text:list-item>
        <text:list-item>
          <text:p text:style-name="P960"><text:span text:style-name="T961">Do our conclusions have implications beyond the question at hand?</text:span></text:p>
        </text:list-item>
        <text:list-item>
          <text:p text:style-name="P962"><text:span text:style-name="T963">What are the worse likely outcomes that could occur from acting on our thinking?</text:span></text:p>
        </text:list-item>
        <text:list-item>
          <text:p text:style-name="P964"><text:span text:style-name="T965">What are the plausible implicatins ?</text:span></text:p>
        </text:list-item>
        <text:list-item>
          <text:p text:style-name="P966"><text:span text:style-name="T967">What are the consequences that w</text:span><text:span text:style-name="T968">e can identify?</text:span></text:p>
        </text:list-item>
      </text:list>
      <text:p text:style-name="P969"><text:span text:style-name="T970">Applying<text:s/></text:span><text:span text:style-name="T971">Intellectual Standards</text:span><text:span text:style-name="T972"><text:s/>to Element 6 – Implications and Consequenes</text:span></text:p>
      <text:list text:style-name="LFO27" text:continue-numbering="true">
        <text:list-item>
          <text:p text:style-name="P973"><text:span text:style-name="T974">Are recommendations clearly stated?</text:span></text:p>
        </text:list-item>
        <text:list-item>
          <text:p text:style-name="P975"><text:span text:style-name="T976">Is further testing required?</text:span></text:p>
        </text:list-item>
        <text:list-item>
          <text:p text:style-name="P977"><text:span text:style-name="T978">What are the most</text:span></text:p>
        </text:list-item>
        <text:list-item>
          <text:p text:style-name="P979"><text:span text:style-name="T980">Are we ignoring potential dangerous outcomes?</text:span></text:p>
        </text:list-item>
        <text:list-item>
          <text:p text:style-name="P981"><text:span text:style-name="T982">If our assumptions are false, then</text:span><text:span text:style-name="T983"><text:s/>what are the logical outcomes?</text:span></text:p>
        </text:list-item>
        <text:list-item>
          <text:p text:style-name="P984"><text:span text:style-name="T985">Have we clearly stated all important negative and positive implications of our decisions?</text:span></text:p>
        </text:list-item>
        <text:list-item>
          <text:p text:style-name="P986"><text:span text:style-name="T987">Can we clearly and logically state the liklihood of negative consequences?</text:span></text:p>
        </text:list-item>
      </text:list>
      <text:p text:style-name="P988"/>
      <text:p text:style-name="P989"><text:span text:style-name="T990"><text:tab/></text:span><text:span text:style-name="T991">It is interesting that teachers ask students to analyze<text:s/></text:span><text:span text:style-name="T992">problems across a myriad of subjects, but never provide students with a general approach for solving problems or more sufficiently, students are not taught how to think things through. Thinking is most often undisciplined and students even lack a vocabular</text:span><text:span text:style-name="T993">y to describe how they think about problems. It is hard to improve any complex skill, activity, or even a sport, not to mention problem solving without having a vocabulary to discuss how a game is to be played. Consider coaching a tennis player for improve</text:span><text:span text:style-name="T994">ment in a world where coaches were not allowed to use a tennis vocabulary. Terms not available might include: ace, spin, action, ad, ad court, advantage, set, all court, alley, backhand, backspin, backswing, baseliner, blocked return,</text:span><text:bookmark-start text:name="Brutaliser"/><text:bookmark-end text:name="Brutaliser"/><text:span text:style-name="T995"> hard, flat serve, sli</text:span><text:span text:style-name="T996">ce, can opener, center mark, crosscourt, chop,: deep, drop shot, drop volley, <text:s/>down stroke flat liner, forehand, etc, You get the picture. Each term is a concept that evokes a host of procedures, techniques to be employed, and actions to be taken by the te</text:span><text:span text:style-name="T997">nnis player. Without a vocabulary for tennis, it would be difficut for a player or coach to describe where difficlties are occuring and how to improve the quality of one's game.<text:s/></text:span><text:span text:style-name="T998">Similarly, thinking needs a vocabulary. Students need to develop an inner inte</text:span><text:span text:style-name="T999">llectual voice that allows them to understand, describe, assess and evaluate their thinking;, to improve thinking. Such a vocabulary, found in the elements of reasoning and intellectual standards, provides a vocabulary for reasoning</text:span></text:p>
      <text:p text:style-name="P1000"><text:tab/></text:p>
      <text:p text:style-name="P1001"><text:tab/>The Paul and Elder model for critical thinking, described earlier, provides a flexible metacognitive tool that can be easily adapted to any field of study, or in our personal and professional lives. The Center for Mathematical Coaching and Consulting has developed a simple tool (FACT) for navigating each of Polya's four-steps through the adaption of the Paul and Elder model of Critical Thinking. Within each of Polya's steps, critical think is used to provide a unifying and consistent approach and language for problem solving,<text:s/>As students use FACT, over time, they begin to routinely apply a consistent set standards for evaluating their thinking as they examine each component of knowledge relevant to a problem situation. Thus, the ultimate or end game of FACT is the development of students who increasingly evolve into more mature and capable mathematical thinkers and problem solvers in general. Table 3 depicts those components or thinking or elements of reasoning that are central to FACT and relevant to mathematics or any field of<text:s/>study or profession.</text:p>
      <text:p text:style-name="P1002"/>
      <text:soft-page-break/>
      <text:p text:style-name="P1003">Table 3: Critical Thinking: Components of Human Thought</text:p>
      <table:table table:style-name="Table1004">
        <table:table-columns>
          <table:table-column table:style-name="TableColumn1005"/>
        </table:table-columns>
        <table:table-row table:style-name="TableRow1006">
          <table:table-cell table:style-name="TableCell1007">
            <text:p text:style-name="P1008"><text:span text:style-name="T1009">C</text:span><text:span text:style-name="T1010">ritical Thinking Components for Mathematics Reasoning</text:span></text:p>
          </table:table-cell>
        </table:table-row>
        <table:table-row table:style-name="TableRow1011">
          <table:table-cell table:style-name="TableCell1012">
            <text:p text:style-name="P1013"/>
            <text:list text:style-name="LFO28" text:continue-numbering="true">
              <text:list-item>
                <text:p text:style-name="P1014"><text:span text:style-name="T1015">All mathematics reasoning seeks to<text:s/></text:span><text:span text:style-name="T1016">answer a question<text:s/></text:span><text:span text:style-name="T1017">or figure something out-of-school</text:span></text:p>
              </text:list-item>
            </text:list>
            <text:p text:style-name="P1018"/>
            <text:list text:style-name="LFO28" text:continue-numbering="true">
              <text:list-item>
                <text:p text:style-name="P1019"><text:span text:style-name="T1020">All aspects of mathematical<text:s/></text:span><text:span text:style-name="T1021">reasoning has a<text:s/></text:span><text:span text:style-name="T1022">purpose</text:span></text:p>
              </text:list-item>
            </text:list>
            <text:p text:style-name="P1023"/>
            <text:list text:style-name="LFO28" text:continue-numbering="true">
              <text:list-item>
                <text:p text:style-name="P1024"><text:span text:style-name="T1025">All mathematical reasoning requires<text:s/></text:span><text:span text:style-name="T1026">assumptions</text:span><text:span text:style-name="T1027">.</text:span></text:p>
              </text:list-item>
            </text:list>
            <text:p text:style-name="P1028"/>
            <text:list text:style-name="LFO28" text:continue-numbering="true">
              <text:list-item>
                <text:p text:style-name="P1029"><text:span text:style-name="T1030">All mathematical reasoning is done from some<text:s/></text:span><text:span text:style-name="T1031">perspective</text:span><text:span text:style-name="T1032"><text:s/>or</text:span><text:span text:style-name="T1033"><text:s/>point of view</text:span></text:p>
              </text:list-item>
            </text:list>
            <text:p text:style-name="P1034"/>
            <text:list text:style-name="LFO28" text:continue-numbering="true">
              <text:list-item>
                <text:p text:style-name="P1035"><text:span text:style-name="T1036">All mathematical reasoning is based on<text:s/></text:span><text:span text:style-name="T1037">information, data and evidence</text:span></text:p>
              </text:list-item>
            </text:list>
            <text:p text:style-name="P1038"/>
            <text:list text:style-name="LFO28" text:continue-numbering="true">
              <text:list-item>
                <text:p text:style-name="P1039"><text:span text:style-name="T1040">All mathematical reasoning involves the use of<text:s/></text:span><text:span text:style-name="T1041">concept</text:span><text:span text:style-name="T1042">s</text:span><text:span text:style-name="T1043"><text:s/>and theories</text:span></text:p>
              </text:list-item>
            </text:list>
            <text:p text:style-name="P1044"/>
            <text:list text:style-name="LFO28" text:continue-numbering="true">
              <text:list-item>
                <text:p text:style-name="P1045"><text:span text:style-name="T1046">All mathematical reasoning involves<text:s/></text:span><text:span text:style-name="T1047">interpretations or inferences<text:s/></text:span><text:span text:style-name="T1048">by which we draw<text:s/></text:span><text:span text:style-name="T1049">conclusions</text:span><text:span text:style-name="T1050"><text:s/></text:span><text:span text:style-name="T1051">and develop into solution plans</text:span></text:p>
              </text:list-item>
            </text:list>
            <text:p text:style-name="P1052"/>
            <text:list text:style-name="LFO28" text:continue-numbering="true">
              <text:list-item>
                <text:p text:style-name="P1053"><text:span text:style-name="T1054">All mathematical reasoning has<text:s/></text:span><text:span text:style-name="T1055">implications and consequences</text:span></text:p>
              </text:list-item>
            </text:list>
          </table:table-cell>
        </table:table-row>
      </table:table>
      <text:p text:style-name="P1056"/>
      <text:p text:style-name="Standard"><text:tab/><text:span text:style-name="T1057">The Elements are basic components in all thinking situations and serve a useful tool in analyzing our thoughts. However, as stated earlier, the ability to addr</text:span><text:span text:style-name="T1058">ess each element does not imply that thinking is good, logical, correct, accurate, relevant or even ethical. Though students think, they ordinarily do not think in productive ways that lead to quality self-assessment and reflection. Consider, for instance,</text:span><text:span text:style-name="T1059"><text:s/>the possibility that in attempting to think through a problem, the likelihood that one may be answering the wrong question, based on faulty assumptions, from a biased or self-serving point of view, using inaccurate or poor data...and reach faulty conclusi</text:span><text:span text:style-name="T1060">ons with bad implications. <text:s/>Thus, to help ensure that our thinking is good, then it should be measured against intellectual<text:s/></text:span><text:span text:style-name="T1061">standards<text:s/></text:span><text:span text:style-name="T1062">such as clarity, accuracy, precision, relevance, depth, breadth, logic, significance, and fairness. Paul and Elder note th</text:span><text:span text:style-name="T1063">at “these are not the only intellectual standards a person might use. They are simply among those that are the most fundamental. Thinking critically requires command of [these] fundamental intellectual standards.”</text:span></text:p>
      <text:p text:style-name="Standard"><text:tab/></text:p>
      <text:p text:style-name="Standard"><text:tab/>On the surface, reasoning seems simple<text:s/>and the “moves” that we make while thinking are most often sub-conscious. For instance, when we make decisions when operating an automobile, we don't explicitly think or say “the<text:s/><text:span text:style-name="T1064">problem</text:span><text:s/>that I need to solve is whether or not I should proceed through an intersection given that I have a green light (<text:span text:style-name="T1065">information</text:span>). Another car is approaching a red light.(more information needed to make my decision) and my<text:s/><text:span text:style-name="T1066">assumption</text:span><text:s/>is that the driver approaching the red light of car in front of me will stop, etc. Related<text:s/><text:span text:style-name="T1067">conc</text:span><text:span text:style-name="T1068">epts</text:span><text:s/>are motor vehicle law and speed and stopping distance. I am making an<text:s/><text:span text:style-name="T1069">inference</text:span>, based on past experience, that the driver will stop. Thankfully, explicit methodical thinking is not required to handle the problem for most drivers.</text:p>
      <text:p text:style-name="Standard"><text:tab/></text:p>
      <text:p text:style-name="Standard"><text:tab/>In contrast,<text:s/>consider how the elements of reasoning and Polya's model for problem solving can be easily integrated for systematically thinking through a more complex problem. A scenario from the field of education administration demonstrates the flexibility from the connected models. Consider how, in this example, the intertwining of Polya's model for problem solving and the model for critical thinking. <text:s/>So consider a situation where a college dean is told by the math and science department<text:s/><text:soft-page-break/>chairpersons that Human Resources is taking too long to process part-time faculty personnel applications and is slowing down the approval process for filling teaching vacancies prior to the start of a new semester. Before launching into full problem solving mode, the dean realizes that she needs more information.</text:p>
      <text:p text:style-name="Standard"/>
      <text:p text:style-name="Standard"><text:tab/>To fully understand the exact nature of the problem (Polya step 1), she meets with members of Human Resources and others to develop a better – clearer and more accurate understanding of the problem. Based on these conversations she writes a new problem statement as follows: “Processing time for approval of part-time faculty in math and science at State College's Metro Campus, <text:s/>is missing the goal of 100% completion of application packets 90 percent of the time. The average time to complete a packet, including ensuring that applications are complete, collecting college transcripts of applicants, and delivering the completed packets for administrators review and approval is 25 days on average over the past four semesters. This<text:s/>delay results in having insufficient number of faculty, canceling classes at the start of the semester, and sections with too many students.”</text:p>
      <text:p text:style-name="Standard"/>
      <text:p text:style-name="Standard"><text:tab/>Note that her attempt to<text:s/><text:span text:style-name="T1070">understand</text:span><text:s/>the problem, resulted in a “problem statement” that included important and<text:s/>relevant information that clearly exemplify the clique: “ a problem well stated is a problem half solved.” In resolving the problem, she collected more vital<text:s/><text:span text:style-name="T1071">information</text:span><text:s/>that assisted<text:s/>her in understanding the end-to-end chain of activities, events and processes <text:s/>- which begins with the college's receiving an application and includes everything else needed to ensure that a part-time faculty member is approved for a semester and allowed<text:s/>sufficient time to prepare for his or her classes. Assumptions abounded, for example, in the discovery process, the dean learned that departments assumed that HR had sufficient materials and resources for meeting its goals, that recruiting practices occurred too late, skill sets were missing and incompetence was a root problem, applications sat in the dean's office without being promptly reviewed, little oversight occurred in HR, etc. The dean carefully reviewed assumptions and evaluated their validity and<text:s/>determined whether the assumptions were reasonable or not. Most importantly, the dean realized that the solution could only occur through her and others conceptualizing the process and each person's role in hiring adjuncts. She developed her<text:s/><text:span text:style-name="T1072">concept</text:span><text:s/>of the<text:s/>hiring process by facilitating a mapping process that exemplified the flow of materials and information through each of the process steps. <text:s/>Through engaging the team in the mapping activity, a plan of action was completed (Polya step 2), and participant agreed that its implementation could attain the desired effects. The plan's development enabled all key players involved in hiring part-time faculty to<text:s/><text:span text:style-name="T1073">conceptualize</text:span><text:s/>the entire end-to-end process. Prior to implementing the new plan, the dean led focus groups to “think it through” and try to identify any<text:s/><text:span text:style-name="T1074">implication</text:span>s and<text:s/><text:span text:style-name="T1075">consequences<text:s/></text:span>that may crop up in other areas. Perhaps the most important aspect in developing a successful plan was gaining several<text:s/><text:span text:style-name="T1076">points of view</text:span><text:s/>for thoroughly understanding the problem, devising a plan of action, carrying out the plan (Polya step 3), and later, for evaluating its effectiveness (Polya step 4).</text:p>
      <text:p text:style-name="Standard"><text:tab/></text:p>
      <text:p text:style-name="Textbody"><text:tab/>At each step in her analysis, the dean articulates and pays close attention to the elements or reason in the act of figuring a solution to a problem. These elements, then — purpose, question at issue, assumptions, inferences, implications, point of view, concepts and evidence — constitute a central focus in her analysis of the situation at hand. However, when she assesses her own thinking, or that of others, she wants to evaluate, in a reasonable, defensible, objective way, that is, how well she and others are reasoning. In other words, using the elements of reasoning, alone, does not mean that the quality of her thinking is good. After all, we all have a point of view, collect information, make assumptions, and reach conclusions, but the degree to which we are using the elements effectively depends on having standards of reasoning. That is we assess whether or not we, or others, are clear and accurate in our understanding of a problem, if conclusions reached are logical, precise, and consistent, if we are fair-minded in understanding other points of view, by how significant and realistic our<text:s/><text:soft-page-break/>purpose is, or by how precisely and deeply a<text:s/>question at issue is articulated— each of these is an evaluation based on standards of reasoning.</text:p>
      <text:p text:style-name="Standard"><text:tab/>Thus, the dean applies intellectual standards. When she is presented with a belief -- "I believe this is true," or an argument to persuade her to accept a<text:s/>viewpoint or information, she uses standards assess her thinking and the thinking of others. The standards of clarity, accuracy, precision, relevance, depth, breadth, logic and fairness are applied .  I seek to be clearer. I seek to be accurate. I seek to<text:s/>be precise. I seek to stay focused on the issue. I assess my thinking for relevance.  I try to deepen my thinking and notice when I'm being superficial. I try to broaden my thinking to make my thinking more comprehensive. I try to notice when other people's thinking is narrow and superficial rather than deep and broad. I check my thinking for how logical it is.</text:p>
      <text:p text:style-name="Standard"><text:tab/></text:p>
      <text:p text:style-name="Standard"><text:tab/>Those who would develop mathematical skills, or analytic skills in general need guidance, and practice in monitoring their thinking using intellectual tools. They need to learn to question purposes, identify exactly what they are frying to answer or resolve, to question purpose, goals, information, concepts, assumptions, interpretations, conclusions, etc. The combination of Polya's problem solving<text:s/>with critical thinking as the heart of accomplishing each step provides students an interdisciplinary analytical tool that allows students practiced in them</text:p>
      <text:p text:style-name="P1077"/>
      <text:p text:style-name="P1078"><text:span text:style-name="T1079">Using Fact</text:span></text:p>
      <text:p text:style-name="P1080"/>
      <text:p text:style-name="Textbody"><text:span text:style-name="T1081"><text:tab/></text:span>Students will benefit from close teacher support when learning to think critically through problems and successfully developing strategies to attack math word problems. FACT is an iterative metacognitive 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 the intellectual standards for judging the quality of how well students are working through<text:s/>each of the elements. In practice, we want our students to develop an “inner speech” or disposition to apply intellectual standards to all thinking during problem solving or otherwise.</text:p>
      <text:p text:style-name="Textbody"/>
      <text:p text:style-name="Textbody"><text:tab/>FACT is organized around each of Polya's four steps for problem solving: 1) Understanding the Problem, 2) Devising the Plan, 3) Carrying out the Plan, and 4) Reflecting on the Problem. Within each step, students are prompted to focus on structures of thought by reviewing important questions which targets these structures. By focusing on each component inherent in reasoning, students make their thinking processes explicit and are taught a much broader scope of reasoning tools that can be applied to any problem solving context. For example, when students attempt to “understand<text:s/>a problem,” Polya's first step, FACT has students identify and answer questions that target the following elemental structures of thinking or “elements of reasoning” nuanced for assisting students in understanding the problem:</text:p>
      <text:list text:style-name="LFO29" text:continue-numbering="true">
        <text:list-item>
          <text:p text:style-name="P1082">What is the<text:s/><text:span text:style-name="T1083">question</text:span><text:s/>or problem that I am trying to answer or solve?</text:p>
        </text:list-item>
        <text:list-item>
          <text:p text:style-name="P1084">What<text:s/><text:span text:style-name="T1085">purpose<text:s/></text:span>will the solution achieve?</text:p>
        </text:list-item>
        <text:list-item>
          <text:p text:style-name="P1086">What<text:s/><text:span text:style-name="T1087">information</text:span><text:s/>do I have or need to understand the question?</text:p>
        </text:list-item>
        <text:list-item>
          <text:p text:style-name="P1088">What are the most basic<text:s/><text:span text:style-name="T1089">concepts</text:span><text:s/>(theorems, definitions formulas, or procedures) for understanding the problem and reaching a solution?</text:p>
        </text:list-item>
        <text:list-item>
          <text:p text:style-name="P1090">What<text:s/><text:span text:style-name="T1091">assumptions</text:span><text:s/>am I making?</text:p>
        </text:list-item>
        <text:list-item>
          <text:p text:style-name="P1092">What<text:s/><text:span text:style-name="T1093">interpretations or inferences</text:span><text:s/>have I made in determining what I am being asked to solve?</text:p>
        </text:list-item>
        <text:list-item>
          <text:p text:style-name="P1094">What are the<text:s/><text:span text:style-name="T1095">implications or consequences</text:span><text:s/>of my solution?</text:p>
        </text:list-item>
      </text:list>
      <text:p text:style-name="P1096"><text:s/></text:p>
      <text:p text:style-name="P1097"><text:tab/>Now consider Polya's second step, “devising the plan”, and note how FACT again has students use the elements of reasoning to complete the step. Note the use of the elements are slightly nuanced for use in developing the plan.</text:p>
      <text:p text:style-name="Textbody"><text:tab/></text:p>
      <text:p text:style-name="Textbody"><text:span text:style-name="T1098">Elements of Reasoning Applied to Polya's step two:</text:span><text:span text:style-name="T1099"><text:s/>Devising a Plan</text:span>:</text:p>
      <text:list text:style-name="LFO30" text:continue-numbering="true">
        <text:list-item>
          <text:p text:style-name="P1100"><text:span text:style-name="T1101">Do I understand the</text:span><text:span text:style-name="T1102"><text:s/></text:span><text:span text:style-name="T1103">problem</text:span><text:span text:style-name="T1104"><text:s/>or<text:s/></text:span><text:span text:style-name="T1105">question</text:span><text:span text:style-name="T1106"><text:s/>enough to move forward and devise a plan for its solution?<text:s/></text:span>How will we design or devise a solution plan to solve the problem at hand?</text:p>
        </text:list-item>
        <text:list-item>
          <text:p text:style-name="P1107"><text:span text:style-name="T1108">What is the<text:s/></text:span><text:span text:style-name="T1109">purpose</text:span><text:span text:style-name="T1110"><text:s/>of this step or part of the plan? Why is the step important?</text:span></text:p>
        </text:list-item>
        <text:list-item>
          <text:p text:style-name="P1111"><text:span text:style-name="T1112">How will we use and generate data,<text:s/></text:span><text:span text:style-name="T1113">information</text:span><text:span text:style-name="T1114">, evidence, experience in solving the problem?</text:span></text:p>
        </text:list-item>
        <text:list-item>
          <text:p text:style-name="P1115"><text:span text:style-name="T1116">What key information do we have? Is some of the information not needed?</text:span></text:p>
        </text:list-item>
        <text:list-item>
          <text:p text:style-name="P1117"><text:span text:style-name="T1118">Having I taking into conside</text:span><text:span text:style-name="T1119">ration all reasonable<text:s/></text:span><text:span text:style-name="T1120">assumptions</text:span><text:span text:style-name="T1121"><text:s/></text:span><text:span text:style-name="T1122">as I am devising my plan? Am I being</text:span><text:span text:style-name="T1123"><text:s/>careful to watch out for unjustified assumptions?.</text:span></text:p>
        </text:list-item>
        <text:list-item>
          <text:p text:style-name="P1124"><text:span text:style-name="T1125">What mathematical ideas or<text:s/></text:span><text:span text:style-name="T1126">concepts</text:span><text:span text:style-name="T1127"><text:s/>such as formulas, computations, theorems, procedures, or other ideas are needed for devising and carrying out a solution plan? What relevant concepts or content do I ne</text:span><text:span text:style-name="T1128">ed to review or better internalize for devising the plan? How will the concepts be used?</text:span></text:p>
        </text:list-item>
      </text:list>
      <text:p text:style-name="P1129"/>
      <text:p text:style-name="Textbody">When students internalize these standards and explicitly use them in problem solving, or thinking in general, their thinking becomes more clear, more accurate, more precise, more relevant,. There are other standards that could be applied; however, for the purpose of most analysis in mathematical problem solving, the Center has focused on those that seem to used most often.</text:p>
      <text:p text:style-name="Textbody"/>
      <text:p text:style-name="Textbody">For example, if we are considering information as an element of reasoning to be addressed as one part of problem solving, then we must apply standards, such as, am I being clear? is the information accurate?, relevant?, derived logically?, etc.. These aspects of thinking are the Intellectual Standards. <text:s/></text:p>
      <text:p text:style-name="Textbody"/>
      <text:p text:style-name="Textbody"><text:tab/>Students will benefit from close teacher support when learning to think critically through problems and successfully developing strategies to attack math word problems. FACT is an iterative metacognitive approach, depicted below, and is divided into each of Polya's four steps. Each step is followed by the Elements of Reasoning and research-based strategies to address each element. These strategies are stated in question form in order to facilitate metacognition. Elements and strategies for addressing each element or parts of our thinking are contained in the left column of the table. Ultimately, we want students to begin to ask themselves questions regarding his/her own thinking in any situation. The table's right column provides a brief synopsis of<text:s/>the intellectual standards for judging the quality of how well students are working through each of the elements. In practice, we want our students to develop an “inner speech” or disposition to apply intellectual standards to all thinking during problem solving, or otherwise.</text:p>
      <text:p text:style-name="Textbody"/>
      <text:p text:style-name="Textbody"><text:tab/>Please note, questions following each Element are not linear nor is it expected that students address each strategy. The questions are research-based and have been categorized under the most appropriate Element. What is important is<text:s/>that students address each element of reasoning and apply Intellectual Standards in answering questions or responding to a strategy.</text:p>
      <text:soft-page-break/>
      <text:p text:style-name="Textbody">Using FACT.....pg 4 engineering wide</text:p>
      <text:p text:style-name="P1130">FACT: Foundation of Analysis through Critical Thinking</text:p>
      <text:p text:style-name="P1131"> </text:p>
      <table:table table:style-name="Table1132">
        <table:table-columns>
          <table:table-column table:style-name="TableColumn1133"/>
          <table:table-column table:style-name="TableColumn1134"/>
          <table:table-column table:style-name="TableColumn1135"/>
        </table:table-columns>
        <table:table-header-rows>
          <table:table-row table:style-name="TableRow1136">
            <table:table-cell table:style-name="TableCell1137" table:number-columns-spanned="3">
              <text:p text:style-name="P1138">Polya Step II – Devise a Plan</text:p>
            </table:table-cell>
            <table:covered-table-cell/>
            <table:covered-table-cell/>
          </table:table-row>
        </table:table-header-rows>
        <table:table-row table:style-name="TableRow1139">
          <table:table-cell table:style-name="TableCell1140">
            <text:p text:style-name="P1141"><text:span text:style-name="T1142">Elements:<text:s/></text:span><text:span text:style-name="T1143">Question and Purpose:<text:s/></text:span><text:span text:style-name="T1144">What is the problem asking or what question am I trying to answer? What purpose will our solution achieve?</text:span></text:p>
          </table:table-cell>
          <table:table-cell table:style-name="TableCell1145" table:number-columns-spanned="2">
            <text:p text:style-name="Textbody"><text:span text:style-name="T1146">Intellectual Standards:<text:s/></text:span><text:span text:style-name="T1147">At each step in evaluating the problem, apply intellectual standards to the elements of<text:s/></text:span><text:span text:style-name="T1148">reasoning: 1)<text:s/></text:span><text:span text:style-name="T1149">Clarity –</text:span><text:span text:style-name="T1150"><text:s/></text:span><text:span text:style-name="T1151">Understandable; the meaning can be grasped; 2)<text:s/></text:span><text:span text:style-name="T1152">Accuracy</text:span><text:span text:style-name="T1153">:- <text:s/>Free from errors; true; 3)<text:s/></text:span><text:span text:style-name="T1154">Precise<text:s/></text:span><text:span text:style-name="T1155">– Exact to the necessary level of detail; 4)<text:s/></text:span><text:span text:style-name="T1156">Relevance</text:span><text:span text:style-name="T1157"><text:s/>- <text:s/>Relating to the matter at hand-held; 5)<text:s/></text:span><text:span text:style-name="T1158">Depth –<text:s/></text:span><text:span text:style-name="T1159">Containing the complexities and<text:s/></text:span><text:span text:style-name="T1160">multiple interrelationships; 6)<text:s/></text:span><text:span text:style-name="T1161">Logic</text:span><text:span text:style-name="T1162"><text:s/>– The parts make sense -no contradictions</text:span></text:p>
          </table:table-cell>
          <table:covered-table-cell/>
        </table:table-row>
        <table:table-row table:style-name="TableRow1163">
          <table:table-cell table:style-name="TableCell1164">
            <text:list text:style-name="LFO31" text:continue-numbering="true">
              <text:list-item>
                <text:p text:style-name="P1165"><text:span text:style-name="T1166">What am I being asked to find or show?</text:span></text:p>
              </text:list-item>
              <text:list-item>
                <text:p text:style-name="P1167"><text:span text:style-name="T1168">Have I closely read and/or re-read the problem?</text:span></text:p>
              </text:list-item>
              <text:list-item>
                <text:p text:style-name="P1169"><text:span text:style-name="T1170">Have I u</text:span><text:span text:style-name="T1171">nderlined</text:span><text:span text:style-name="T1172"><text:s/>key terms<text:s/></text:span><text:span text:style-name="T1173">that relate to the problem?</text:span></text:p>
              </text:list-item>
              <text:list-item>
                <text:p text:style-name="P1174"><text:span text:style-name="T1175">Have I located</text:span><text:span text:style-name="T1176"><text:s/>and underlined clue words? (problems ask for something and requests often follow words such as<text:s/></text:span><text:span text:style-name="T1177">how, when, where, show<text:s/></text:span><text:span text:style-name="T1178">and<text:s/></text:span><text:span text:style-name="T1179">find).</text:span></text:p>
              </text:list-item>
              <text:list-item>
                <text:p text:style-name="P1180"><text:span text:style-name="T1181">Do I understand all the words used in stating the problem?</text:span></text:p>
              </text:list-item>
              <text:list-item>
                <text:p text:style-name="P1182"><text:span text:style-name="T1183">Now that I have read the problem, do I fully understand it </text:span><text:span text:style-name="T1184">?</text:span></text:p>
              </text:list-item>
              <text:list-item>
                <text:p text:style-name="P1185">Can I<text:s/>introduced suitable notation and start translating early into math language;</text:p>
              </text:list-item>
              <text:list-item>
                <text:p text:style-name="P1186"><text:span text:style-name="T1187">Can I draw a picture and<text:s/></text:span><text:span text:style-name="T1188">create a visual representation of the word problem</text:span></text:p>
              </text:list-item>
              <text:list-item>
                <text:p text:style-name="P1189"><text:span text:style-name="T1190">Have I worked a similar problem before in a slightly different form and/o</text:span><text:span text:style-name="T1191">r</text:span><text:span text:style-name="T1192"><text:s/></text:span><text:span text:style-name="T1193">categorized it into a parti</text:span><text:span text:style-name="T1194">cular type?</text:span></text:p>
              </text:list-item>
              <text:list-item>
                <text:p text:style-name="P1195"><text:span text:style-name="T1196">Can I explain in writing my understanding of the problem?</text:span></text:p>
              </text:list-item>
              <text:list-item>
                <text:p text:style-name="P1197"><text:span text:style-name="T1198">Do I understand how solving this problem will help me understand mathematics?</text:span></text:p>
              </text:list-item>
              <text:list-item>
                <text:p text:style-name="P1199"><text:span text:style-name="T1200">Can I articulate<text:s/></text:span><text:span text:style-name="T1201">the practical or theoretical importance in solving the problem?</text:span></text:p>
              </text:list-item>
              <text:list-item>
                <text:p text:style-name="P1202"><text:span text:style-name="T1203">Do I understand the problem</text:span><text:span text:style-name="T1204"><text:s/>enough to move forward and devise a plan for its solution?.</text:span></text:p>
              </text:list-item>
            </text:list>
          </table:table-cell>
          <table:table-cell table:style-name="TableCell1205" table:number-columns-spanned="2">
            <text:p text:style-name="P1206"><text:span text:style-name="T1207">Questions to assist in applying intellectual standards</text:span><text:span text:style-name="T1208">:</text:span></text:p>
            <text:list text:style-name="LFO32" text:continue-numbering="true">
              <text:list-item>
                <text:p text:style-name="P1209"><text:span text:style-name="T1210">Can I SEE-I the problem? (clarity)</text:span></text:p>
              </text:list-item>
              <text:list-item>
                <text:p text:style-name="P1211"><text:span text:style-name="T1212">Can I paraphrase the problem or restate the problem in my own words?(clarity)</text:span></text:p>
              </text:list-item>
              <text:list-item>
                <text:p text:style-name="P1213"><text:span text:style-name="T1214">Have all relevant terms<text:s/></text:span><text:span text:style-name="T1215">and symbols been clearly identified?(clarity, relevance, precise, depth)</text:span></text:p>
              </text:list-item>
              <text:list-item>
                <text:p text:style-name="P1216"><text:span text:style-name="T1217">Can I clearly and accurately explain how<text:s/></text:span><text:span text:style-name="T1218">any highlighted key words are relevant to the question?(clarity, accuracy, relevance)</text:span></text:p>
              </text:list-item>
              <text:list-item>
                <text:p text:style-name="P1219"><text:span text:style-name="T1220">Does my drawing clearly and<text:s/></text:span><text:span text:style-name="T1221">accurately</text:span><text:span text:style-name="T1222"><text:s/>represent the pro</text:span><text:span text:style-name="T1223">blem?(clarity, accuracy)</text:span></text:p>
              </text:list-item>
              <text:list-item>
                <text:p text:style-name="P1224"><text:span text:style-name="T1225">How can I check or verify that my interpretation is true?(accuracy)</text:span></text:p>
              </text:list-item>
              <text:list-item>
                <text:p text:style-name="P1226"><text:span text:style-name="T1227">Does my interpretation make sense? (logic)</text:span></text:p>
              </text:list-item>
              <text:list-item>
                <text:p text:style-name="P1228"><text:span text:style-name="T1229">What factors make this a difficult problem? (depth)</text:span></text:p>
              </text:list-item>
            </text:list>
            <text:p text:style-name="TableContents"/>
          </table:table-cell>
          <table:covered-table-cell/>
        </table:table-row>
        <table:table-row table:style-name="TableRow1230">
          <table:table-cell table:style-name="TableCell1231">
            <text:p text:style-name="P1232"><text:span text:style-name="T1233">Elements:<text:s/></text:span><text:span text:style-name="T1234">Information and Assumptions: Identify</text:span><text:span text:style-name="T1235"><text:s/>key information Here we are looking for facts or data relevant to the problem. Assumptions are made or presupposed for addressing the problem – careful to watch out for unjustified assumptions.</text:span></text:p>
          </table:table-cell>
          <table:table-cell table:style-name="TableCell1236" table:number-columns-spanned="2">
            <text:p text:style-name="P1237"><text:span text:style-name="T1238">Intellectual Standards:<text:s/></text:span><text:span text:style-name="T1239">At each step in evaluating the<text:s/></text:span><text:span text:style-name="T1240">problem, apply intellectual standards to the elements of reasoning:</text:span><text:span text:style-name="T1241"><text:s/></text:span><text:span text:style-name="T1242">1)<text:s/></text:span><text:span text:style-name="T1243">Clarity –</text:span><text:span text:style-name="T1244"><text:s/></text:span><text:span text:style-name="T1245">Understandable; the meaning can be grasped; 2)<text:s/></text:span><text:span text:style-name="T1246">Accuracy</text:span><text:span text:style-name="T1247">:- <text:s/>Free from errors; true; 3)<text:s/></text:span><text:span text:style-name="T1248">Precise<text:s/></text:span><text:span text:style-name="T1249">– Exact to the necessary level of detail; 4)<text:s/></text:span><text:span text:style-name="T1250">Relevance</text:span><text:span text:style-name="T1251"><text:s/>- <text:s/>Relating to the matter<text:s/></text:span><text:span text:style-name="T1252">at hand-held; 5)<text:s/></text:span><text:span text:style-name="T1253">Depth –<text:s/></text:span><text:span text:style-name="T1254">Containing the complexities and multiple interrelationships; 6)<text:s/></text:span><text:span text:style-name="T1255">Logic</text:span><text:span text:style-name="T1256"><text:s/>– The parts make sense -no contradictions</text:span></text:p>
          </table:table-cell>
          <table:covered-table-cell/>
        </table:table-row>
        <table:table-row table:style-name="TableRow1257">
          <table:table-cell table:style-name="TableCell1258">
            <text:list text:style-name="LFO33" text:continue-numbering="true">
              <text:list-item>
                <text:p text:style-name="P1259"><text:span text:style-name="T1260">What information such as data, and facts do I have?</text:span></text:p>
              </text:list-item>
              <text:list-item>
                <text:p text:style-name="P1261"><text:span text:style-name="T1262">What<text:s/></text:span><text:span text:style-name="T1263">information</text:span><text:span text:style-name="T1264"><text:s/>do I need to answer the question?</text:span></text:p>
              </text:list-item>
              <text:list-item>
                <text:p text:style-name="P1265"><text:span text:style-name="T1266">Is there data missing?</text:span></text:p>
              </text:list-item>
              <text:list-item>
                <text:p text:style-name="P1267"><text:span text:style-name="T1268">Can I list the knowns and unknowns?</text:span></text:p>
              </text:list-item>
              <text:list-item>
                <text:p text:style-name="P1269"><text:span text:style-name="T1270">What are the data?</text:span></text:p>
              </text:list-item>
              <text:list-item>
                <text:p text:style-name="P1271"><text:span text:style-name="T1272">What is/are the condition(s)?</text:span></text:p>
              </text:list-item>
              <text:list-item>
                <text:p text:style-name="P1273"><text:span text:style-name="T1274">Can I identify any distractors?</text:span></text:p>
              </text:list-item>
              <text:list-item>
                <text:p text:style-name="P1275"><text:span text:style-name="T1276">Can I explain any assumptions that I've made or am I taking something for gran</text:span><text:span text:style-name="T1277">ted?</text:span></text:p>
              </text:list-item>
              <text:list-item>
                <text:p text:style-name="P1278"><text:span text:style-name="T1279">Have I challenged my assumptions legitimacy?</text:span></text:p>
              </text:list-item>
              <text:list-item>
                <text:p text:style-name="P1280"><text:span text:style-name="T1281">Are there alternative assumptions that should be<text:s/></text:span><text:soft-page-break/><text:span text:style-name="T1282">considered?</text:span></text:p>
              </text:list-item>
              <text:list-item>
                <text:p text:style-name="P1283"><text:span text:style-name="T1284">Have I re-read the problem to ensure that I have extracted all of the information provided?</text:span></text:p>
              </text:list-item>
              <text:list-item>
                <text:p text:style-name="P1285"><text:span text:style-name="T1286">Have I identified units of measure and other details<text:s/></text:span><text:span text:style-name="T1287">related to the data?</text:span></text:p>
              </text:list-item>
            </text:list>
            <text:p text:style-name="P1288"/>
          </table:table-cell>
          <table:table-cell table:style-name="TableCell1289" table:number-columns-spanned="2">
            <text:p text:style-name="P1290"><text:span text:style-name="T1291">Questions to assist in applying intellectual standards:</text:span></text:p>
            <text:p text:style-name="P1292"/>
            <text:list text:style-name="LFO34" text:continue-numbering="true">
              <text:list-item>
                <text:p text:style-name="P1293"><text:span text:style-name="T1294">Have relevant</text:span><text:span text:style-name="T1295"><text:s/>terms and symbols been clearly defined?(clarity)</text:span></text:p>
              </text:list-item>
              <text:list-item>
                <text:p text:style-name="P1296"><text:span text:style-name="T1297">Can I explain how the data, facts, and information are relevant to the problem? (clarity and relevance)?</text:span></text:p>
              </text:list-item>
              <text:list-item>
                <text:p text:style-name="P1298"><text:span text:style-name="T1299">How is the information connected to the question? (clarity, relevance)</text:span></text:p>
              </text:list-item>
              <text:list-item>
                <text:p text:style-name="P1300"><text:span text:style-name="T1301">Am I assuming information is<text:s/></text:span><text:span text:style-name="T1302">true, rather<text:s/></text:span><text:soft-page-break/><text:span text:style-name="T1303">than knowing that it is, in fact, true? (accuracy)</text:span></text:p>
              </text:list-item>
              <text:list-item>
                <text:p text:style-name="P1304"><text:span text:style-name="T1305">Have I extracted all relevant information? (relevance, precise)</text:span></text:p>
              </text:list-item>
              <text:list-item>
                <text:p text:style-name="P1306">Can I validate my data source? (accuracy)</text:p>
              </text:list-item>
              <text:list-item>
                <text:p text:style-name="P1307">Are my assumptions justifiable?(logic, clarity, accuracy)</text:p>
              </text:list-item>
              <text:list-item>
                <text:p text:style-name="P1308">Do my assumptions make sense? (clarity, logical)</text:p>
              </text:list-item>
              <text:list-item>
                <text:p text:style-name="P1309"><text:span text:style-name="T1310">Can I better paraphrase the problem or restate it in my own words?(clarity, accuracy, relevance, logic)</text:span></text:p>
              </text:list-item>
            </text:list>
            <text:p text:style-name="P1311"/>
          </table:table-cell>
          <table:covered-table-cell/>
        </table:table-row>
        <text:soft-page-break/>
        <table:table-row table:style-name="TableRow1312">
          <table:table-cell table:style-name="TableCell1313">
            <text:p text:style-name="P1314"><text:span text:style-name="T1315">Element:<text:s/></text:span><text:span text:style-name="T1316">Concepts</text:span><text:span text:style-name="T1317">:<text:s/></text:span><text:span text:style-name="T1318">What key concepts or content (theorems, definitions, formulas, or procedures.) do we need to understand and</text:span><text:span text:style-name="T1319"><text:s/>reach a solution</text:span><text:span text:style-name="T1320">?</text:span></text:p>
          </table:table-cell>
          <table:table-cell table:style-name="TableCell1321" table:number-columns-spanned="2">
            <text:p text:style-name="P1322"><text:span text:style-name="T1323">Intellectual Standards: Intellectual Standards:<text:s/></text:span><text:span text:style-name="T1324">At each step in evaluating the problem, apply intellectual standards to the elements of reasoning: 1)<text:s/></text:span><text:span text:style-name="T1325">Clarity –</text:span><text:span text:style-name="T1326"><text:s/></text:span><text:span text:style-name="T1327">Understandable; the meaning can be grasped; 2)<text:s/></text:span><text:span text:style-name="T1328">Accuracy</text:span><text:span text:style-name="T1329">:- <text:s/>Free from errors;<text:s/></text:span><text:span text:style-name="T1330">true; 3)<text:s/></text:span><text:span text:style-name="T1331">Precise<text:s/></text:span><text:span text:style-name="T1332">– Exact to the necessary level of detail; 4)<text:s/></text:span><text:span text:style-name="T1333">Relevance</text:span><text:span text:style-name="T1334"><text:s/>- <text:s/>Relating to the matter at hand-held; 5)<text:s/></text:span><text:span text:style-name="T1335">Depth –<text:s/></text:span><text:span text:style-name="T1336">Containing the complexities and multiple interrelationships; 6)<text:s/></text:span><text:span text:style-name="T1337">Logic</text:span><text:span text:style-name="T1338"><text:s/>– The parts make sense -no contradictions</text:span></text:p>
          </table:table-cell>
          <table:covered-table-cell/>
        </table:table-row>
        <table:table-row table:style-name="TableRow1339">
          <table:table-cell table:style-name="TableCell1340">
            <text:list text:style-name="LFO35" text:continue-numbering="true">
              <text:list-item>
                <text:p text:style-name="P1341">Have I identified<text:s/>key concepts for understanding the problem?</text:p>
              </text:list-item>
              <text:list-item>
                <text:p text:style-name="P1342">What relevant concepts or content do I need to review or better internalize for better understanding the problem?</text:p>
              </text:list-item>
              <text:list-item>
                <text:p text:style-name="P1343">What is/are the most appropriate/accessible representations for the concept(s) (table/numeric, symbols,, graph, other picture such as a Venn diagram or histogram)?</text:p>
              </text:list-item>
            </text:list>
            <text:p text:style-name="P1344"/>
          </table:table-cell>
          <table:table-cell table:style-name="TableCell1345" table:number-columns-spanned="2">
            <text:p text:style-name="P1346"><text:span text:style-name="T1347">Questions to assist in applying intellectual standards</text:span><text:span text:style-name="T1348">:</text:span></text:p>
            <text:list text:style-name="LFO36" text:continue-numbering="true">
              <text:list-item>
                <text:p text:style-name="P1349"><text:span text:style-name="T1350">Can I suitably explain my understanding of the concepts that I've referenced? (clarity, depth)</text:span></text:p>
              </text:list-item>
              <text:list-item>
                <text:p text:style-name="P1351">Can I use the concepts with accuracy<text:s/>and precision?</text:p>
              </text:list-item>
              <text:list-item>
                <text:p text:style-name="P1352"><text:span text:style-name="T1353">Can I</text:span><text:span text:style-name="T1354"><text:s/>describe how new content, needed to understand and solve this problem, is/are related to previous concepts that I have learned? (logic, clarity, accuracy)</text:span></text:p>
              </text:list-item>
              <text:list-item>
                <text:p text:style-name="P1355"><text:span text:style-name="T1356">Can I “SEEI “ key concepts (clarity)</text:span></text:p>
              </text:list-item>
            </text:list>
            <text:p text:style-name="P1357"/>
          </table:table-cell>
          <table:covered-table-cell/>
        </table:table-row>
        <table:table-row table:style-name="TableRow1358">
          <table:table-cell table:style-name="TableCell1359">
            <text:p text:style-name="Textbody"><text:span text:style-name="T1360">Element:<text:s/></text:span><text:span text:style-name="T1361">Inferences and Interpretations:<text:s/></text:span><text:span text:style-name="T1362"><text:s text:c="2"/>The conclusions<text:s/></text:span><text:span text:style-name="T1363">that you've come to in figuring out the question or problem to be solved -</text:span><text:span text:style-name="T1364">?</text:span></text:p>
          </table:table-cell>
          <table:table-cell table:style-name="TableCell1365" table:number-columns-spanned="2">
            <text:p text:style-name="TableContents"><text:span text:style-name="T1366">Intellectual Standards:<text:s/></text:span><text:span text:style-name="T1367">At each step in evaluating the problem, apply intellectual standards to the elements of reasoning: 1)<text:s/></text:span><text:span text:style-name="T1368">Clarity –</text:span><text:span text:style-name="T1369"><text:s/></text:span><text:span text:style-name="T1370">Understandable; the meaning can be grasped;</text:span><text:span text:style-name="T1371"><text:s/>2)<text:s/></text:span><text:span text:style-name="T1372">Accuracy</text:span><text:span text:style-name="T1373">:- <text:s/>Free from errors; true; 3)<text:s/></text:span><text:span text:style-name="T1374">Precise<text:s/></text:span><text:span text:style-name="T1375">– Exact to the necessary level of detail; 4)<text:s/></text:span><text:span text:style-name="T1376">Relevance</text:span><text:span text:style-name="T1377"><text:s/>- <text:s/>Relating to the matter at hand-held; 5)<text:s/></text:span><text:span text:style-name="T1378">Depth –<text:s/></text:span><text:span text:style-name="T1379">Containing the complexities and multiple interrelationships; 6)<text:s/></text:span><text:span text:style-name="T1380">Logic</text:span><text:span text:style-name="T1381"><text:s/>– The parts make sense -no co</text:span><text:span text:style-name="T1382">ntradictions</text:span></text:p>
          </table:table-cell>
          <table:covered-table-cell/>
        </table:table-row>
        <table:table-row table:style-name="TableRow1383">
          <table:table-cell table:style-name="TableCell1384">
            <text:list text:style-name="LFO37" text:continue-numbering="true">
              <text:list-item>
                <text:p text:style-name="P1385">What conclusions and interpretations have I made about the problem?</text:p>
              </text:list-item>
              <text:list-item>
                <text:p text:style-name="P1386"><text:span text:style-name="T1387">Can I explain</text:span><text:span text:style-name="T1388"><text:s/>the basis for my conclusions</text:span><text:span text:style-name="T1389"><text:s/></text:span><text:span text:style-name="T1390">and<text:s/></text:span><text:span text:style-name="T1391">interpretations</text:span><text:span text:style-name="T1392"><text:s/>at this point?</text:span></text:p>
              </text:list-item>
              <text:list-item>
                <text:p text:style-name="P1393"><text:span text:style-name="T1394">Are there any other interpretations or conclusions that can be reasonable inferred?</text:span></text:p>
              </text:list-item>
              <text:list-item>
                <text:p text:style-name="P1395"><text:span text:style-name="T1396">Are the data and information consistent with my conclusion about the problem?</text:span></text:p>
              </text:list-item>
            </text:list>
          </table:table-cell>
          <table:table-cell table:style-name="TableCell1397" table:number-columns-spanned="2">
            <text:p text:style-name="P1398"><text:span text:style-name="T1399">Questions to assist in applyi</text:span><text:span text:style-name="T1400">ng intellectual standards</text:span><text:span text:style-name="T1401">:</text:span></text:p>
            <text:list text:style-name="LFO38" text:continue-numbering="true">
              <text:list-item>
                <text:p text:style-name="P1402">Are my interpretations or conclusions clearly stated? (clarity)</text:p>
              </text:list-item>
              <text:list-item>
                <text:p text:style-name="P1403"><text:span text:style-name="T1404">Are my interpretations</text:span><text:span text:style-name="T1405"><text:s/>reasonable? Constant? Do they make sense (logic/clarity)</text:span></text:p>
              </text:list-item>
              <text:list-item>
                <text:p text:style-name="P1406"><text:span text:style-name="T1407">Have I considered other conclusions or interpretations that can be reasonably inferred from the information? (logic, depth)</text:span></text:p>
              </text:list-item>
              <text:list-item>
                <text:p text:style-name="P1408"><text:span text:style-name="T1409">Have I</text:span><text:span text:style-name="T1410"><text:s/></text:span><text:span text:style-name="T1411">made any inferences about the problem beyond what the evidence impl</text:span><text:span text:style-name="T1412">ies? <text:s/>(accuracy)</text:span></text:p>
              </text:list-item>
              <text:list-item>
                <text:p text:style-name="P1413"><text:span text:style-name="T1414">Are my inferences consistent with the information provided? (logic)</text:span></text:p>
              </text:list-item>
              <text:list-item>
                <text:p text:style-name="P1415"><text:span text:style-name="T1416">Am I interpreting information correctly (graphs, charts, etc.)? (accuracy)</text:span></text:p>
              </text:list-item>
              <text:list-item>
                <text:p text:style-name="P1417">Can I verify that I am accurately interpreting the problem? (logic)</text:p>
              </text:list-item>
            </text:list>
          </table:table-cell>
          <table:covered-table-cell/>
        </table:table-row>
        <table:table-row table:style-name="TableRow1418">
          <table:table-cell table:style-name="TableCell1419">
            <text:p text:style-name="P1420"><text:span text:style-name="T1421">Element:<text:s/></text:span><text:span text:style-name="T1422">Consequences,</text:span><text:span text:style-name="T1423"><text:s/>Implications and Point(s) of View</text:span><text:span text:style-name="T1424"><text:s/></text:span><text:span text:style-name="T1425">T</text:span><text:span text:style-name="T1426">he most important<text:s/></text:span><text:span text:style-name="T1427">conclusion(s)</text:span><text:span text:style-name="T1428"><text:s/>that I have made in understanding this problem. Consider other ways to represent or interpret the problem.</text:span></text:p>
            <text:p text:style-name="P1429"/>
          </table:table-cell>
          <table:table-cell table:style-name="TableCell1430" table:number-columns-spanned="2">
            <text:p text:style-name="P1431"><text:span text:style-name="T1432">Intellectual Standards:<text:s/></text:span><text:span text:style-name="T1433">At each step in evaluating the problem, apply intellectual standards to the elements of reasoning: 1)<text:s/></text:span><text:span text:style-name="T1434">Clarity –</text:span><text:span text:style-name="T1435"><text:s/></text:span><text:span text:style-name="T1436">Understandable; the meaning can be grasped; 2)<text:s/></text:span><text:span text:style-name="T1437">Accuracy</text:span><text:span text:style-name="T1438">:- <text:s/>Free from errors; true; 3)<text:s/></text:span><text:span text:style-name="T1439">Precise<text:s/></text:span><text:span text:style-name="T1440">– Exact to the necessary level of detail; 4)<text:s/></text:span><text:span text:style-name="T1441">Relevance</text:span><text:span text:style-name="T1442"><text:s/>- <text:s/>Relating to the matter at hand-held; 5)<text:s/></text:span><text:span text:style-name="T1443">Depth –<text:s/></text:span><text:span text:style-name="T1444">Containing the complexities and multiple interrelationsh</text:span><text:span text:style-name="T1445">ips; 6)<text:s/></text:span><text:span text:style-name="T1446">Logic</text:span><text:span text:style-name="T1447"><text:s/>– The parts make sense -no<text:s/></text:span><text:soft-page-break/><text:span text:style-name="T1448">contradictions</text:span></text:p>
          </table:table-cell>
          <table:covered-table-cell/>
        </table:table-row>
        <text:soft-page-break/>
        <table:table-row table:style-name="TableRow1449">
          <table:table-cell table:style-name="TableCell1450">
            <text:list text:style-name="LFO39" text:continue-numbering="true">
              <text:list-item>
                <text:p text:style-name="P1451"><text:span text:style-name="T1452">What</text:span><text:span text:style-name="T1453"><text:s/>strategies were the most helpful to me in understanding the problem?<text:s/></text:span><text:span text:style-name="T1454"><text:s/></text:span></text:p>
              </text:list-item>
              <text:list-item>
                <text:p text:style-name="P1455"><text:span text:style-name="T1456">What I would do differently next time to better understanding math problems?</text:span></text:p>
              </text:list-item>
              <text:list-item>
                <text:p text:style-name="P1457">Have I considered<text:s/>how removing or adopting additional assumptions would alter my understanding of what the problem is asking me to fine?;</text:p>
              </text:list-item>
              <text:list-item>
                <text:p text:style-name="P1458"><text:span text:style-name="T1459">Can this problem be extended to other types of problems? Explain.</text:span></text:p>
              </text:list-item>
              <text:list-item>
                <text:p text:style-name="P1460"><text:span text:style-name="T1461">Has my understanding of the problem changed? If so how? Why?</text:span></text:p>
              </text:list-item>
            </text:list>
            <text:p text:style-name="P1462"/>
          </table:table-cell>
          <table:table-cell table:style-name="TableCell1463" table:number-columns-spanned="2">
            <text:p text:style-name="P1464"><text:span text:style-name="T1465">Questio</text:span><text:span text:style-name="T1466">ns to assist in applying intellectual standards:</text:span></text:p>
            <text:list text:style-name="LFO40" text:continue-numbering="true">
              <text:list-item>
                <text:p text:style-name="P1467"><text:span text:style-name="T1468">Does my statement of the problem make sense within the conditions provided</text:span><text:span text:style-name="T1469">?</text:span><text:span text:style-name="T1470"><text:s/>If so, how?(clarity, accuracy, logic)</text:span></text:p>
              </text:list-item>
              <text:list-item>
                <text:p text:style-name="P1471"><text:span text:style-name="T1472">How can we check my understanding? (accuracy)</text:span></text:p>
              </text:list-item>
              <text:list-item>
                <text:p text:style-name="P1473"><text:span text:style-name="T1474">Can you articulate another reasonable way of at</text:span><text:span text:style-name="T1475"><text:s/>looking at the problem? (logic)</text:span></text:p>
              </text:list-item>
              <text:list-item>
                <text:p text:style-name="P1476"><text:span text:style-name="T1477">Can I present my understanding of the problem using a clear coherent argument reflecting its sophistication or complexity? (Depth)</text:span></text:p>
              </text:list-item>
            </text:list>
            <text:p text:style-name="P1478"/>
          </table:table-cell>
          <table:covered-table-cell/>
        </table:table-row>
        <table:table-row table:style-name="TableRow1479">
          <table:table-cell table:style-name="TableCell1480" table:number-columns-spanned="3">
            <text:p text:style-name="P1481">Polya Step II – Devise a Plan</text:p>
          </table:table-cell>
          <table:covered-table-cell/>
          <table:covered-table-cell/>
        </table:table-row>
        <table:table-row table:style-name="TableRow1482">
          <table:table-cell table:style-name="TableCell1483" table:number-columns-spanned="2">
            <text:p text:style-name="P1484"><text:span text:style-name="T1485">Elements:<text:s/></text:span><text:span text:style-name="T1486">Question and Purpose:</text:span><text:span text:style-name="T1487"><text:s/>How will we design or devise a solution plan to solve the problem?<text:s/></text:span><text:span text:style-name="T1488">What is the plan for achieving a solution to the problem?) Why is the problem important?</text:span></text:p>
          </table:table-cell>
          <table:covered-table-cell/>
          <table:table-cell table:style-name="TableCell1489">
            <text:p text:style-name="P1490"><text:span text:style-name="T1491">Intellectual Standards:<text:s/></text:span><text:span text:style-name="T1492">At each step in evaluating the problem, apply intellectual standards to the</text:span><text:span text:style-name="T1493"><text:s/>elements of reasoning: 1)<text:s/></text:span><text:span text:style-name="T1494">Clarity –</text:span><text:span text:style-name="T1495"><text:s/></text:span><text:span text:style-name="T1496">Understandable; the meaning can be grasped; 2)<text:s/></text:span><text:span text:style-name="T1497">Accuracy</text:span><text:span text:style-name="T1498">:- <text:s/>Free from errors; true; 3)<text:s/></text:span><text:span text:style-name="T1499">Precise<text:s/></text:span><text:span text:style-name="T1500">– Exact to the necessary level of detail; 4)<text:s/></text:span><text:span text:style-name="T1501">Relevance</text:span><text:span text:style-name="T1502"><text:s/>- <text:s/>Relating to the matter at hand-held; 5)<text:s/></text:span><text:span text:style-name="T1503">Depth –<text:s/></text:span><text:span text:style-name="T1504">Containing the comp</text:span><text:span text:style-name="T1505">lexities and multiple interrelationships; 6)<text:s/></text:span><text:span text:style-name="T1506">Logic</text:span><text:span text:style-name="T1507"><text:s/>– The parts make sense -no contradictions</text:span></text:p>
          </table:table-cell>
        </table:table-row>
        <table:table-row table:style-name="TableRow1508">
          <table:table-cell table:style-name="TableCell1509" table:number-columns-spanned="2">
            <text:list text:style-name="LFO41" text:continue-numbering="true">
              <text:list-item>
                <text:p text:style-name="P1510"><text:span text:style-name="T1511">What<text:s/></text:span><text:span text:style-name="T1512">questions</text:span><text:span text:style-name="T1513"><text:s/>do I have before I can begin to devise a solution plan?</text:span></text:p>
              </text:list-item>
              <text:list-item>
                <text:p text:style-name="P1514"><text:span text:style-name="T1515">What plan will help me solve this problem?</text:span></text:p>
              </text:list-item>
              <text:list-item>
                <text:p text:style-name="P1516"><text:span text:style-name="T1517">Have I organized</text:span><text:span text:style-name="T1518"><text:s/>the information and concepts identified?</text:span></text:p>
              </text:list-item>
              <text:list-item>
                <text:p text:style-name="P1519"><text:span text:style-name="T1520">Do I need to review definitions, theorems or previous content, before I begin devising my plan?</text:span></text:p>
              </text:list-item>
              <text:list-item>
                <text:p text:style-name="P1521"><text:span text:style-name="T1522">Am I clear about the problem's conditions and criteria and scanned through the i</text:span><text:span text:style-name="T1523">fs, and, buts, assume thats, given<text:s/></text:span><text:span text:style-name="T1524">thats<text:s/></text:span><text:span text:style-name="T1525">and so forth<text:s/></text:span><text:span text:style-name="T1526">t</text:span><text:span text:style-name="T1527">o locate them?</text:span></text:p>
              </text:list-item>
              <text:list-item>
                <text:p text:style-name="P1528"><text:span text:style-name="T1529">In developing the plan, have I thought about solution strategies that I used successfully in the past for problems similar to mine?. Could I use it?</text:span><text:span text:style-name="T1530"> Could I use its result? Could I use its method? Should I introduce some<text:s/></text:span><text:span text:style-name="T1531">auxiliary element in order to make its use possible?</text:span></text:p>
              </text:list-item>
              <text:list-item>
                <text:p text:style-name="P1532"><text:span text:style-name="T1533">Can I write down any initial equation? (responses to the individual requests made by an equation are frequently in the problem statement and</text:span><text:span text:style-name="T1534"><text:s/>divides the problem into smaller,<text:s/></text:span><text:span text:style-name="T1535">What request are being made</text:span><text:span text:style-name="T1536"><text:s/>by an initial equation? s</text:span><text:span text:style-name="T1537">impler problems</text:span><text:span text:style-name="T1538">);</text:span></text:p>
              </text:list-item>
              <text:list-item>
                <text:p text:style-name="P1539"><text:span text:style-name="T1540">Have I considered breaking down the problem into goals and sub-goals- actions and strategies or break it into smaller and simpler problems,<text:s/></text:span><text:span text:style-name="T1541"><text:s/></text:span></text:p>
              </text:list-item>
              <text:list-item>
                <text:p text:style-name="P1542"><text:span text:style-name="T1543">How have I prepared to<text:s/></text:span><text:span text:style-name="T1544">bring in the solution</text:span><text:span text:style-name="T1545">? Can I explain a line of<text:s/></text:span><text:span text:style-name="T1546">reasoning? Can I map the plan or d</text:span><text:span text:style-name="T1547">raw a visual representation of the problem or a picture of what I am thinking? Have I considered using a picture chart or concept map for developing a mental model (see appendix for different approaches for mapping a probl</text:span><text:span text:style-name="T1548">em and<text:s/></text:span><text:soft-page-break/><text:span text:style-name="T1549">solution plan)</text:span></text:p>
              </text:list-item>
              <text:list-item>
                <text:p text:style-name="P1550"><text:span text:style-name="T1551">Have I considered different solution paths and allow for the fact that more than one strategy may be needed to solve a given problem?</text:span></text:p>
              </text:list-item>
              <text:list-item>
                <text:p text:style-name="P1552">What steps will I take in solving this problem;</text:p>
              </text:list-item>
              <text:list-item>
                <text:p text:style-name="P1553">What is my first step?</text:p>
              </text:list-item>
              <text:list-item>
                <text:p text:style-name="P1554">The purpose of the step?.</text:p>
              </text:list-item>
              <text:list-item>
                <text:p text:style-name="P1555"><text:span text:style-name="T1556">Wha</text:span><text:span text:style-name="T1557">t will I need to complete the step?</text:span></text:p>
              </text:list-item>
              <text:list-item>
                <text:p text:style-name="P1558">What is the logic of the step?</text:p>
              </text:list-item>
              <text:list-item>
                <text:p text:style-name="P1559"><text:span text:style-name="T1560">Am I asking what is the purpose of the each step?</text:span></text:p>
              </text:list-item>
              <text:list-item>
                <text:p text:style-name="P1561">Am I asking myself questions regarding what I will need to do to complete a step?</text:p>
              </text:list-item>
              <text:list-item>
                <text:p text:style-name="P1562">The student concludes the step by self-monitoring, or ‘checking’, the successful completion of the step</text:p>
              </text:list-item>
              <text:list-item>
                <text:p text:style-name="P1563"><text:span text:style-name="T1564">Can I provide partial solutions from among the possible solution strategies?</text:span></text:p>
              </text:list-item>
              <text:list-item>
                <text:p text:style-name="P1565"><text:s/>What other resources can I use<text:s/>to answer the question?</text:p>
              </text:list-item>
              <text:list-item>
                <text:p text:style-name="P1566"><text:span text:style-name="T1567">During the planning stage, am I considering different representations (algebraic, numeric, or geometric approaches)?</text:span></text:p>
              </text:list-item>
              <text:list-item>
                <text:p text:style-name="P1568">As I'm developing a plan, can I write what I do or do not understand?</text:p>
              </text:list-item>
              <text:list-item>
                <text:p text:style-name="P1569"><text:span text:style-name="T1570">Am I including an estimating technique to p</text:span><text:span text:style-name="T1571">redict the answer?</text:span></text:p>
              </text:list-item>
              <text:list-item>
                <text:p text:style-name="P1572"><text:span text:style-name="T1573">What questions are emerging as I think my way through the plan?</text:span></text:p>
              </text:list-item>
              <text:list-item>
                <text:p text:style-name="P1574"><text:span text:style-name="T1575">Have I incorporated or c</text:span><text:span text:style-name="T1576">onsidered any of the following problem solving approaches? (see appendix for examples)</text:span></text:p>
              </text:list-item>
            </text:list>
            <text:p text:style-name="P1577"/>
            <table:table table:style-name="Table1578">
              <table:table-columns>
                <table:table-column table:style-name="TableColumn1579"/>
                <table:table-column table:style-name="TableColumn1580"/>
              </table:table-columns>
              <table:table-row table:style-name="TableRow1581">
                <table:table-cell table:style-name="TableCell1582">
                  <text:list text:style-name="LFO42" text:continue-numbering="true">
                    <text:list-item>
                      <text:p text:style-name="P1583">Guess and check</text:p>
                    </text:list-item>
                    <text:list-item>
                      <text:p text:style-name="P1584">Look for a pattern</text:p>
                    </text:list-item>
                    <text:list-item>
                      <text:p text:style-name="P1585">Work backwards</text:p>
                    </text:list-item>
                    <text:list-item>
                      <text:p text:style-name="P1586"><text:s/>Make an<text:s/>orderly list</text:p>
                    </text:list-item>
                    <text:list-item>
                      <text:p text:style-name="P1587">Eliminate possibilities</text:p>
                    </text:list-item>
                    <text:list-item>
                      <text:p text:style-name="P1588">Solve a simpler problem</text:p>
                    </text:list-item>
                    <text:list-item>
                      <text:p text:style-name="P1589">Use symmetry</text:p>
                    </text:list-item>
                    <text:list-item>
                      <text:p text:style-name="P1590">Solve an equation</text:p>
                    </text:list-item>
                    <text:list-item>
                      <text:p text:style-name="P1591">Use a model</text:p>
                    </text:list-item>
                  </text:list>
                </table:table-cell>
                <table:table-cell table:style-name="TableCell1592">
                  <text:list text:style-name="LFO42" text:continue-numbering="true">
                    <text:list-item>
                      <text:p text:style-name="P1593">Use a formula Consider special cases</text:p>
                    </text:list-item>
                    <text:list-item>
                      <text:p text:style-name="P1594">making a list</text:p>
                    </text:list-item>
                    <text:list-item>
                      <text:p text:style-name="P1595">acting out the problem</text:p>
                    </text:list-item>
                    <text:list-item>
                      <text:p text:style-name="P1596">guess and check</text:p>
                    </text:list-item>
                    <text:list-item>
                      <text:p text:style-name="P1597">finding a pattern</text:p>
                    </text:list-item>
                    <text:list-item>
                      <text:p text:style-name="P1598">making and using model</text:p>
                    </text:list-item>
                    <text:list-item>
                      <text:p text:style-name="P1599">using formulas</text:p>
                    </text:list-item>
                    <text:list-item>
                      <text:p text:style-name="P1600">choosing an operation</text:p>
                    </text:list-item>
                  </text:list>
                </table:table-cell>
              </table:table-row>
            </table:table>
            <text:p text:style-name="P1601"><text:span text:style-name="T1602"><text:s text:c="10"/>26. <text:s/>Can I write the plan</text:span><text:span text:style-name="T1603"><text:s/></text:span><text:span text:style-name="T1604">and describe the steps that I have will take in solving the problem?</text:span></text:p>
            <text:p text:style-name="P1605"><text:span text:style-name="T1606"><text:s text:c="10"/>27. <text:s/>Can I explain why the plan might work?.</text:span></text:p>
          </table:table-cell>
          <table:covered-table-cell/>
          <table:table-cell table:style-name="TableCell1607">
            <text:p text:style-name="P1608"><text:span text:style-name="T1609">Questions to assist in applying intellectual standards</text:span></text:p>
            <text:list text:style-name="LFO43" text:continue-numbering="true">
              <text:list-item>
                <text:p text:style-name="P1610"><text:span text:style-name="T1611">What are the conditions</text:span><text:span text:style-name="T1612"><text:s/>or criteria the answer must be met? (accuracy)</text:span></text:p>
              </text:list-item>
              <text:list-item>
                <text:p text:style-name="P1613"><text:span text:style-name="T1614">Can I clearly explain why the plan is appropriate for solving the problem? (clarity, relevance)</text:span></text:p>
              </text:list-item>
              <text:list-item>
                <text:p text:style-name="P1615"><text:span text:style-name="T1616">Can I clearly explain how the steps identified in my solution path relates or ties into the original problem/que</text:span><text:span text:style-name="T1617">stion? (clarity, logic, relevance)</text:span></text:p>
              </text:list-item>
              <text:list-item>
                <text:p text:style-name="P1618"><text:span text:style-name="T1619">Did I skip any important information in my estimation? (logic, relevance)</text:span></text:p>
              </text:list-item>
              <text:list-item>
                <text:p text:style-name="P1620"><text:span text:style-name="T1621">Can I verify the legitimacy of my solution plan? (accuracy, relevance)</text:span></text:p>
              </text:list-item>
              <text:list-item>
                <text:p text:style-name="P1622"><text:span text:style-name="T1623">Can I clearly write down the steps that I will take in devising a plan? (cla</text:span><text:span text:style-name="T1624">rity, logic, accuracy)</text:span></text:p>
              </text:list-item>
            </text:list>
            <text:p text:style-name="P1625"/>
          </table:table-cell>
        </table:table-row>
        <text:soft-page-break/>
        <table:table-row table:style-name="TableRow1626">
          <table:table-cell table:style-name="TableCell1627" table:number-columns-spanned="2">
            <text:p text:style-name="P1628"><text:span text:style-name="T1629">Element:<text:s/></text:span><text:span text:style-name="T1630">Information and Assumptions:<text:s/></text:span><text:span text:style-name="T1631">How will we use and generate data, information, evidence, experience in solving the problem?</text:span></text:p>
          </table:table-cell>
          <table:covered-table-cell/>
          <table:table-cell table:style-name="TableCell1632">
            <text:p text:style-name="P1633"><text:span text:style-name="T1634">Intellectual Standards:</text:span><text:span text:style-name="T1635"><text:s/></text:span><text:span text:style-name="T1636">At each step in evaluating the problem, apply intellectual standards to the elements of reasoning: 1)<text:s/></text:span><text:span text:style-name="T1637">Clarity –</text:span><text:span text:style-name="T1638"><text:s/></text:span><text:span text:style-name="T1639">Understandable; the meaning can be grasped; 2)<text:s/></text:span><text:span text:style-name="T1640">Accuracy</text:span><text:span text:style-name="T1641">:- <text:s/>Free from errors; true; 3)<text:s/></text:span><text:span text:style-name="T1642">Precise<text:s/></text:span><text:span text:style-name="T1643">– Exact to the necessary level of detail; 4)<text:s/></text:span><text:span text:style-name="T1644">Rele</text:span><text:span text:style-name="T1645">vance</text:span><text:span text:style-name="T1646"><text:s/>- <text:s/>Relating to the matter at hand-held; 5)<text:s/></text:span><text:span text:style-name="T1647">Depth –<text:s/></text:span><text:span text:style-name="T1648">Containing the complexities and multiple interrelationships; 6)<text:s/></text:span><text:span text:style-name="T1649">Logic</text:span><text:span text:style-name="T1650"><text:s/>– The parts make sense -no contradictions</text:span></text:p>
          </table:table-cell>
        </table:table-row>
        <table:table-row table:style-name="TableRow1651">
          <table:table-cell table:style-name="TableCell1652" table:number-columns-spanned="2">
            <text:list text:style-name="LFO44" text:continue-numbering="true">
              <text:list-item>
                <text:p text:style-name="P1653"><text:span text:style-name="T1654">What key information will I need for devising</text:span><text:span text:style-name="T1655"><text:s/>the problem solution?</text:span></text:p>
              </text:list-item>
              <text:list-item>
                <text:p text:style-name="P1656"><text:span text:style-name="T1657">What information have I derived from the problem statement?</text:span></text:p>
              </text:list-item>
              <text:list-item>
                <text:p text:style-name="P1658"><text:span text:style-name="T1659">Could I derive something useful from the data?</text:span></text:p>
              </text:list-item>
              <text:list-item>
                <text:p text:style-name="P1660"><text:span text:style-name="T1661">Can I find information from the starting<text:s/></text:span><text:span text:style-name="T1662">equation</text:span><text:span text:style-name="T1663">s? (equations</text:span><text:span text:style-name="T1664"><text:s/></text:span><text:span text:style-name="T1665">will make a request when possible, let equations tell you wha</text:span><text:span text:style-name="T1666">t to look for)</text:span></text:p>
              </text:list-item>
              <text:list-item>
                <text:p text:style-name="P1667"><text:span text:style-name="T1668">What have I taken for granted<text:s/></text:span><text:span text:style-name="T1669">or presupposed for developing a solution?</text:span></text:p>
              </text:list-item>
              <text:list-item>
                <text:p text:style-name="P1670"><text:span text:style-name="T1671">What additional assumptions am I making? <text:s/></text:span></text:p>
              </text:list-item>
              <text:list-item>
                <text:p text:style-name="P1672"><text:span text:style-name="T1673">W hat additional<text:s/></text:span><text:span text:style-name="T1674">information</text:span><text:span text:style-name="T1675"><text:s/>have I identified that must be included in developing and carrying out my plan?</text:span></text:p>
              </text:list-item>
              <text:list-item>
                <text:p text:style-name="P1676">Do I have a plan<text:s/>for data collection?</text:p>
              </text:list-item>
              <text:list-item>
                <text:p text:style-name="P1677"><text:span text:style-name="T1678">Have I fully identified how information is to be accessed and used?</text:span></text:p>
              </text:list-item>
              <text:list-item>
                <text:p text:style-name="P1679">Will my plan use all the data provided in the problem statement?</text:p>
              </text:list-item>
              <text:list-item>
                <text:p text:style-name="P1680">What information, not found in the problem statement, will have to be derived from course content or<text:s/>other concepts?</text:p>
              </text:list-item>
              <text:list-item>
                <text:p text:style-name="P1681"><text:span text:style-name="T1682">Does my plan use the whole condition?</text:span></text:p>
              </text:list-item>
              <text:list-item>
                <text:p text:style-name="P1683">Do I understand<text:s/>the connection between the data and the unknown?. (You may be obliged to consider auxiliary problems if an immediate connection cannot be found)</text:p>
              </text:list-item>
              <text:list-item>
                <text:p text:style-name="P1684"><text:span text:style-name="T1685">Have I translated</text:span><text:span text:style-name="T1686"><text:s/>information (known and unknowns) into appropriate representations -symbols, graphs, tables (see appendix on representations)</text:span></text:p>
              </text:list-item>
              <text:list-item>
                <text:p text:style-name="P1687"><text:span text:style-name="T1688">Do I have all the information that I will need for devising and carrying out my strategy?</text:span></text:p>
              </text:list-item>
              <text:list-item>
                <text:p text:style-name="P1689"><text:span text:style-name="T1690">Have I explicitly stated in writing my<text:s/></text:span><text:span text:style-name="T1691">assumptions and information to be used/collected?</text:span></text:p>
              </text:list-item>
              <text:list-item>
                <text:p text:style-name="P1692">Have I documented my work?</text:p>
              </text:list-item>
            </text:list>
            <text:p text:style-name="P1693"/>
          </table:table-cell>
          <table:covered-table-cell/>
          <table:table-cell table:style-name="TableCell1694">
            <text:p text:style-name="P1695"><text:span text:style-name="T1696">Questions to assist in applying intellectual standards</text:span></text:p>
            <text:list text:style-name="LFO45" text:continue-numbering="true">
              <text:list-item>
                <text:p text:style-name="P1697"><text:span text:style-name="T1698">What is the most important</text:span><text:span text:style-name="T1699"><text:s/></text:span><text:span text:style-name="T1700">and relevant information</text:span><text:span text:style-name="T1701"><text:s/>for addressing and solving the problem? (clarity, relevance, precise)</text:span></text:p>
              </text:list-item>
              <text:list-item>
                <text:p text:style-name="P1702"><text:span text:style-name="T1703">What are the main assumption(s) underlying my solution plan? (relevance, precise)</text:span></text:p>
              </text:list-item>
              <text:list-item>
                <text:p text:style-name="P1704">How will I ensure that data gathering techniques will yield accurate results? (accuracy)</text:p>
              </text:list-item>
              <text:list-item>
                <text:p text:style-name="P1705">Are my assumptions justifiable, explicit and clear? (logic, accuracy, clarity)</text:p>
              </text:list-item>
              <text:list-item>
                <text:p text:style-name="P1706">How will I verify the accuracy of the data? (accuracy)</text:p>
              </text:list-item>
              <text:list-item>
                <text:p text:style-name="P1707"><text:span text:style-name="T1708">Have I extracted all relevant data from the problem statement? (clarity, accuracy, relevance)</text:span></text:p>
              </text:list-item>
              <text:list-item>
                <text:p text:style-name="P1709"><text:span text:style-name="T1710">Did I</text:span><text:span text:style-name="T1711"><text:s/>use the whole condition? (accuracy, precise, depth).</text:span></text:p>
              </text:list-item>
              <text:list-item>
                <text:p text:style-name="P1712"><text:span text:style-name="T1713">How will I make sure that all data used is clear, accurate, and relevant to the problem at hand? (</text:span><text:span text:style-name="T1714">Clarity,<text:s/></text:span><text:span text:style-name="T1715"><text:s/>Accuracy, Precision; Relevance)</text:span></text:p>
              </text:list-item>
              <text:list-item>
                <text:p text:style-name="P1716"><text:span text:style-name="T1717">If applicable, have I used appropriate data collection methodo</text:span><text:span text:style-name="T1718">logies to ensure valid and reliable information? (accuracy)</text:span></text:p>
              </text:list-item>
            </text:list>
            <text:p text:style-name="P1719"/>
          </table:table-cell>
        </table:table-row>
        <text:soft-page-break/>
        <table:table-row table:style-name="TableRow1720">
          <table:table-cell table:style-name="TableCell1721" table:number-columns-spanned="2">
            <text:p text:style-name="P1722"><text:span text:style-name="T1723">Elements:<text:s/></text:span><text:span text:style-name="T1724">Concepts</text:span><text:span text:style-name="T1725">: What mathematical ideas such as formulas, computations, theorems, procedures, or other ideas are needed for devising and carrying out a solution plan?</text:span></text:p>
          </table:table-cell>
          <table:covered-table-cell/>
          <table:table-cell table:style-name="TableCell1726">
            <text:p text:style-name="P1727"><text:span text:style-name="T1728">Intellectual Standards:</text:span><text:span text:style-name="T1729"><text:s/></text:span><text:span text:style-name="T1730">At each step in evaluating the problem, apply intellectual standards to the elements of reasoning: 1)<text:s/></text:span><text:span text:style-name="T1731">Clarity –</text:span><text:span text:style-name="T1732"><text:s/></text:span><text:span text:style-name="T1733">Understandable; the meaning can be grasped; 2)<text:s/></text:span><text:span text:style-name="T1734">Accuracy</text:span><text:span text:style-name="T1735">:- <text:s/>Free from errors; true; 3)<text:s/></text:span><text:span text:style-name="T1736">Precise<text:s/></text:span><text:span text:style-name="T1737">– Exact to the necessary level of detail; 4)<text:s/></text:span><text:span text:style-name="T1738">Relevance</text:span><text:span text:style-name="T1739"><text:s/>- <text:s/>Relating to the matter at hand-held; 5)<text:s/></text:span><text:span text:style-name="T1740">Depth –<text:s/></text:span><text:span text:style-name="T1741">Containing the complexities and multiple interrelations</text:span><text:span text:style-name="T1742">hips; 6)<text:s/></text:span><text:span text:style-name="T1743">Logic</text:span><text:span text:style-name="T1744"><text:s/>– The parts make sense -no contradictions.</text:span></text:p>
          </table:table-cell>
        </table:table-row>
        <table:table-row table:style-name="TableRow1745">
          <table:table-cell table:style-name="TableCell1746" table:number-columns-spanned="2">
            <text:list text:style-name="LFO46" text:continue-numbering="true">
              <text:list-item>
                <text:p text:style-name="P1747">What content, concepts, theorems, formulas or related problems, will be used in the solution plan? <text:s/>How will these be used to address the problem statement?</text:p>
              </text:list-item>
              <text:list-item>
                <text:p text:style-name="P1748">Can I explain all possible<text:s/>representations of the problem?</text:p>
              </text:list-item>
              <text:list-item>
                <text:p text:style-name="P1749">Can I begin to translate information and concepts into different representations (graphical, symbolic, numerical)?</text:p>
              </text:list-item>
              <text:list-item>
                <text:p text:style-name="P1750">Describe how different representations are related to the problem solution.</text:p>
              </text:list-item>
              <text:list-item>
                <text:p text:style-name="P1751">Do I understand the concepts related to the problem?</text:p>
              </text:list-item>
              <text:list-item>
                <text:p text:style-name="P1752"><text:span text:style-name="T1753">Have I worked a similar problem before in a slightly different form and/or</text:span><text:span text:style-name="T1754"><text:s/></text:span><text:span text:style-name="T1755">categorize the problem into a particular type? What seems different about this problem?</text:span></text:p>
              </text:list-item>
              <text:list-item>
                <text:p text:style-name="P1756">Does it seem that my understanding of a related concept is not clear to me?</text:p>
              </text:list-item>
              <text:list-item>
                <text:p text:style-name="P1757">Can I refine, complete, or re-map my solution plan?</text:p>
              </text:list-item>
            </text:list>
            <text:p text:style-name="P1758"/>
          </table:table-cell>
          <table:covered-table-cell/>
          <table:table-cell table:style-name="TableCell1759">
            <text:p text:style-name="P1760"><text:span text:style-name="T1761">Questions to assist in applying intell</text:span><text:span text:style-name="T1762">ectual standards</text:span></text:p>
            <text:p text:style-name="P1763"/>
            <text:list text:style-name="LFO47" text:continue-numbering="true">
              <text:list-item>
                <text:p text:style-name="P1764">At this point, can I clearly state how I will use Information and Concepts that I have identified in my solution plan? (clarity, accuracy, logic)</text:p>
              </text:list-item>
              <text:list-item>
                <text:p text:style-name="P1765">Am I using concepts with care and precision? (accuracy, clarity, precision)</text:p>
              </text:list-item>
            </text:list>
            <text:p text:style-name="P1766"/>
            <text:p text:style-name="P1767"/>
            <text:p text:style-name="P1768"/>
          </table:table-cell>
        </table:table-row>
        <table:table-row table:style-name="TableRow1769">
          <table:table-cell table:style-name="TableCell1770" table:number-columns-spanned="2">
            <text:p text:style-name="P1771"><text:span text:style-name="T1772">Element:<text:s/></text:span><text:span text:style-name="T1773">Inferences and Interpretations</text:span><text:span text:style-name="T1774">: What conclusions can we draw about the solution strategy</text:span></text:p>
          </table:table-cell>
          <table:covered-table-cell/>
          <table:table-cell table:style-name="TableCell1775">
            <text:p text:style-name="P1776"><text:span text:style-name="T1777">Intellectual Standards:<text:s/></text:span><text:span text:style-name="T1778">At each step in evaluating the problem, apply intellectual standards to the elements of reasoning: 1)<text:s/></text:span><text:span text:style-name="T1779">Clarity –</text:span><text:span text:style-name="T1780"><text:s/></text:span><text:span text:style-name="T1781">Understandable; the meaning can be grasped; 2)<text:s/></text:span><text:span text:style-name="T1782">Accuracy</text:span><text:span text:style-name="T1783">:- <text:s/>Free from errors; true; 3)<text:s/></text:span><text:span text:style-name="T1784">Precise<text:s/></text:span><text:span text:style-name="T1785">– Exact to the necessary level of detail; 4)<text:s/></text:span><text:span text:style-name="T1786">Relevance</text:span><text:span text:style-name="T1787"><text:s/>- <text:s/>Relating to the matter at hand-held; 5)<text:s/></text:span><text:span text:style-name="T1788">Depth –<text:s/></text:span><text:span text:style-name="T1789">Containing the complexities and multiple interrelations</text:span><text:span text:style-name="T1790">hips; 6)<text:s/></text:span><text:span text:style-name="T1791">Logic</text:span><text:span text:style-name="T1792"><text:s/>– The parts make sense -no contradictions</text:span></text:p>
          </table:table-cell>
        </table:table-row>
        <text:soft-page-break/>
        <table:table-row table:style-name="TableRow1793">
          <table:table-cell table:style-name="TableCell1794" table:number-columns-spanned="2">
            <text:list text:style-name="LFO48" text:continue-numbering="true">
              <text:list-item>
                <text:p text:style-name="P1795">Could I<text:s/>derive something useful from the data?</text:p>
              </text:list-item>
              <text:list-item>
                <text:p text:style-name="P1796">What inferences and interpretations have I made from the problem statement, information, graphs, etc.?</text:p>
              </text:list-item>
              <text:list-item>
                <text:p text:style-name="P1797">Can I justify my interpretation of the information or problem to be solved?</text:p>
              </text:list-item>
              <text:list-item>
                <text:p text:style-name="P1798"><text:span text:style-name="T1799">Can I explain t</text:span><text:span text:style-name="T1800">he basis for my</text:span><text:span text:style-name="T1801"><text:s/></text:span><text:span text:style-name="T1802">inferences<text:s/></text:span><text:span text:style-name="T1803">and<text:s/></text:span><text:span text:style-name="T1804">interpretations</text:span><text:span text:style-name="T1805"><text:s/>at this point?_</text:span></text:p>
              </text:list-item>
              <text:list-item>
                <text:p text:style-name="P1806">Is there another way to interpret the information?</text:p>
              </text:list-item>
              <text:list-item>
                <text:p text:style-name="P1807">Can I rewrite my plan to account for other plausible inferences?</text:p>
              </text:list-item>
            </text:list>
          </table:table-cell>
          <table:covered-table-cell/>
          <table:table-cell table:style-name="TableCell1808">
            <text:p text:style-name="P1809"><text:span text:style-name="T1810">Questions to assist in applying intellectual standards</text:span></text:p>
            <text:list text:style-name="LFO49" text:continue-numbering="true">
              <text:list-item>
                <text:p text:style-name="P1811"><text:span text:style-name="T1812">Is there another way to interpret th</text:span><text:span text:style-name="T1813">e information?(Clarity, Depth)</text:span></text:p>
              </text:list-item>
              <text:list-item>
                <text:p text:style-name="P1814"><text:s/>Have I made any inferences beyond what the evidence implies? (Accuracy)</text:p>
              </text:list-item>
              <text:list-item>
                <text:p text:style-name="P1815"><text:s/>Are my inferences consistent? (Logic)</text:p>
              </text:list-item>
            </text:list>
            <text:p text:style-name="P1816">?</text:p>
            <text:p text:style-name="P1817"/>
          </table:table-cell>
        </table:table-row>
        <table:table-row table:style-name="TableRow1818">
          <table:table-cell table:style-name="TableCell1819" table:number-columns-spanned="2">
            <text:p text:style-name="P1820"><text:span text:style-name="T1821">Elements:<text:s/></text:span><text:span text:style-name="T1822">Consequences,</text:span><text:span text:style-name="T1823"><text:s/>Implications, and</text:span><text:span text:style-name="T1824"><text:s/>Point(s) of View</text:span><text:span text:style-name="T1825"><text:s/></text:span><text:span text:style-name="T1826">T</text:span><text:span text:style-name="T1827">he most important<text:s/></text:span><text:span text:style-name="T1828">conclusion(s)</text:span><text:span text:style-name="T1829"><text:s/>or Implication(s) that I have made in devising a solution</text:span></text:p>
          </table:table-cell>
          <table:covered-table-cell/>
          <table:table-cell table:style-name="TableCell1830">
            <text:p text:style-name="P1831"><text:span text:style-name="T1832">Intellectual Standards:<text:s/></text:span><text:span text:style-name="T1833">At each step in evaluating the problem, apply intellectual standards to the elements of reasoning: 1)<text:s/></text:span><text:span text:style-name="T1834">Clarity –</text:span><text:span text:style-name="T1835"><text:s/></text:span><text:span text:style-name="T1836">Understandable; the meaning can be grasped; 2)<text:s/></text:span><text:span text:style-name="T1837">Accuracy</text:span><text:span text:style-name="T1838">:- <text:s/>Free from errors; true; 3)<text:s/></text:span><text:span text:style-name="T1839">Precise<text:s/></text:span><text:span text:style-name="T1840">– Exact to the necessary level of detail; 4)<text:s/></text:span><text:span text:style-name="T1841">Relevance</text:span><text:span text:style-name="T1842"><text:s/>- <text:s/>Relating to the matter at hand-held; 5)<text:s/></text:span><text:span text:style-name="T1843">Depth –<text:s/></text:span><text:span text:style-name="T1844">Containing the complexities and multiple interrelations</text:span><text:span text:style-name="T1845">hips; 6)<text:s/></text:span><text:span text:style-name="T1846">Logic</text:span><text:span text:style-name="T1847"><text:s/>– The parts make sense -no contradictions</text:span></text:p>
          </table:table-cell>
        </table:table-row>
        <table:table-row table:style-name="TableRow1848">
          <table:table-cell table:style-name="TableCell1849" table:number-columns-spanned="2">
            <text:list text:style-name="LFO50" text:continue-numbering="true">
              <text:list-item>
                <text:p text:style-name="P1850"><text:span text:style-name="T1851">Should I consider an auxiliary problem solution plan, accessible, then rewrite plan?</text:span></text:p>
              </text:list-item>
              <text:list-item>
                <text:p text:style-name="P1852"><text:span text:style-name="T1853">Can I explain why the plan might work?</text:span></text:p>
              </text:list-item>
              <text:list-item>
                <text:p text:style-name="P1854"><text:span text:style-name="T1855">Complete a line of reasoning – Map and explain the plan – prepare to<text:s/></text:span><text:span text:style-name="T1856">bring</text:span><text:span text:style-name="T1857"><text:s/>in the solution</text:span></text:p>
              </text:list-item>
              <text:list-item>
                <text:p text:style-name="P1858"><text:span text:style-name="T1859">Has my understanding of the problem changed? If so, how?</text:span></text:p>
              </text:list-item>
              <text:list-item>
                <text:p text:style-name="P1860">Can I<text:s/>articulate another reasonable way of solving the problem?</text:p>
              </text:list-item>
              <text:list-item>
                <text:p text:style-name="P1861"><text:span text:style-name="T1862">List different solutions paths to gain a deeper understanding of the problem <text:s/>- <text:s/>allow for the fact that more than one strategy may be needed to solve a given problem and that the solution strategy</text:span><text:span text:style-name="T1863"><text:s/>may change as the plan is carried out.;</text:span></text:p>
              </text:list-item>
              <text:list-item>
                <text:p text:style-name="P1864"><text:span text:style-name="T1865">Does my plan make sense?</text:span></text:p>
              </text:list-item>
              <text:list-item>
                <text:p text:style-name="P1866"><text:span text:style-name="T1867">What did I learn from developing a solution plan?</text:span></text:p>
              </text:list-item>
              <text:list-item>
                <text:p text:style-name="P1868"><text:span text:style-name="T1869">What strategies were the most helpful to me in devising the plan?</text:span></text:p>
              </text:list-item>
              <text:list-item>
                <text:p text:style-name="P1870"><text:span text:style-name="T1871">Can my plan be extended to other types of problems?</text:span></text:p>
              </text:list-item>
              <text:list-item>
                <text:p text:style-name="P1872"><text:span text:style-name="T1873">What would I do di</text:span><text:span text:style-name="T1874">fferently next time?</text:span></text:p>
              </text:list-item>
              <text:list-item>
                <text:p text:style-name="P1875"><text:span text:style-name="T1876">Can I present my plan using a clear coherent argument reflecting the sophistication appropriate to the problem.)</text:span></text:p>
              </text:list-item>
              <text:list-item>
                <text:p text:style-name="P1877"><text:span text:style-name="T1878">Can I construct problems which have the characteristics (same solution structure) of the problem that I am currently solv</text:span><text:span text:style-name="T1879">ing?</text:span></text:p>
              </text:list-item>
            </text:list>
            <text:p text:style-name="P1880"/>
          </table:table-cell>
          <table:covered-table-cell/>
          <table:table-cell table:style-name="TableCell1881">
            <text:p text:style-name="P1882"><text:span text:style-name="T1883">Questions to assist in applying intellectual standards</text:span></text:p>
            <text:list text:style-name="LFO51" text:continue-numbering="true">
              <text:list-item>
                <text:p text:style-name="P1884"><text:span text:style-name="T1885">Review</text:span><text:span text:style-name="T1886"><text:s/>the *Intellectual Standards against each step of the plan!</text:span></text:p>
              </text:list-item>
              <text:list-item>
                <text:p text:style-name="P1887"><text:span text:style-name="T1888">Afte</text:span><text:span text:style-name="T1889">r<text:s/></text:span><text:span text:style-name="T1890">mapping a solution method, has my understating of the problem changed? If so how? (clarity, accuracy)</text:span></text:p>
              </text:list-item>
              <text:list-item>
                <text:p text:style-name="P1891"><text:span text:style-name="T1892">Can I check the logic of the plan?<text:s/></text:span><text:span text:style-name="T1893">Does my plan make sense.?<text:s/></text:span><text:span text:style-name="T1894">(logic)</text:span></text:p>
              </text:list-item>
              <text:list-item>
                <text:p text:style-name="P1895"><text:span text:style-name="T1896">What are t</text:span><text:span text:style-name="T1897">he most i</text:span><text:span text:style-name="T1898">mportant<text:s/></text:span><text:span text:style-name="T1899">conclusion(s)</text:span><text:span text:style-name="T1900"><text:s/>or Implication(s) that I have made in devising a solution plan? (clarity, accuracy, depth)</text:span></text:p>
              </text:list-item>
              <text:list-item>
                <text:p text:style-name="P1901"><text:span text:style-name="T1902"><text:s/>Can I present my plan</text:span><text:span text:style-name="T1903"><text:s/>using a clear coherent argument reflecting the sophistication appropriate to the problem? (clarity, logic, precision, accuracy)</text:span></text:p>
              </text:list-item>
            </text:list>
            <text:p text:style-name="P1904"/>
            <text:p text:style-name="P1905"/>
          </table:table-cell>
        </table:table-row>
      </table:table>
      <table:table table:style-name="Table1906">
        <table:table-columns>
          <table:table-column table:style-name="TableColumn1907"/>
          <table:table-column table:style-name="TableColumn1908"/>
        </table:table-columns>
        <table:table-header-rows>
          <table:table-row table:style-name="TableRow1909">
            <table:table-cell table:style-name="TableCell1910" table:number-columns-spanned="2">
              <text:soft-page-break/>
              <text:p text:style-name="P1911">Polya Step III – Carry out the Plan</text:p>
            </table:table-cell>
            <table:covered-table-cell/>
          </table:table-row>
        </table:table-header-rows>
        <table:table-row table:style-name="TableRow1912">
          <table:table-cell table:style-name="TableCell1913">
            <text:p text:style-name="Textbody"><text:span text:style-name="T1914">Elements:<text:s/></text:span><text:span text:style-name="T1915">Question and Purpose</text:span><text:span text:style-name="T1916">:<text:s/></text:span><text:span text:style-name="T1917">The key question(s)</text:span><text:span text:style-name="T1918"><text:s/>is whether or not my solution plan produces an accurate and valid solution to the problem?</text:span></text:p>
          </table:table-cell>
          <table:table-cell table:style-name="TableCell1919">
            <text:p text:style-name="P1920"><text:span text:style-name="T1921">Intellectual Standards:<text:s/></text:span><text:span text:style-name="T1922">At each step in evaluating the problem, apply intellectual standards to the elements of reasoning: 1)<text:s/></text:span><text:span text:style-name="T1923">Clarity –</text:span><text:span text:style-name="T1924"><text:s/></text:span><text:span text:style-name="T1925">Understandable; the meaning can be grasped; 2)<text:s/></text:span><text:span text:style-name="T1926">Accuracy</text:span><text:span text:style-name="T1927">:- <text:s/>Free from errors; true; 3)<text:s/></text:span><text:span text:style-name="T1928">Precise<text:s/></text:span><text:span text:style-name="T1929">– Exact to the necessary level of detail; 4)<text:s/></text:span><text:span text:style-name="T1930">Relevance</text:span><text:span text:style-name="T1931"><text:s/>- <text:s/>Relating to the matter at hand-held; 5)<text:s/></text:span><text:span text:style-name="T1932">Depth –<text:s/></text:span><text:span text:style-name="T1933">Containing the complexities and multiple interrelations</text:span><text:span text:style-name="T1934">hips; 6)<text:s/></text:span><text:span text:style-name="T1935">Logic</text:span><text:span text:style-name="T1936"><text:s/>– The parts make sense -no contradictions</text:span></text:p>
          </table:table-cell>
        </table:table-row>
        <table:table-row table:style-name="TableRow1937">
          <table:table-cell table:style-name="TableCell1938">
            <text:list text:style-name="LFO52" text:continue-numbering="true">
              <text:list-item>
                <text:p text:style-name="P1939"><text:span text:style-name="T1940">What exactly am I</text:span><text:span text:style-name="T1941"><text:s/>trying to determine?</text:span></text:p>
              </text:list-item>
              <text:list-item>
                <text:p text:style-name="P1942"><text:span text:style-name="Emphasis">Implement the solution Plan</text:span></text:p>
              </text:list-item>
              <text:list-item>
                <text:p text:style-name="P1943"><text:span text:style-name="T1944">Estimate (quantity, measure or magnitude), Revise 1</text:span><text:span text:style-name="T1945">st</text:span><text:span text:style-name="T1946"><text:s/>estimate, 2</text:span><text:span text:style-name="T1947">nd</text:span><text:span text:style-name="T1948"><text:s/>and so on, then implement</text:span><text:span text:style-name="T1949"><text:s/>the solution Plan – Be patient – most problems are not solved quickly nor on the first attempt</text:span></text:p>
              </text:list-item>
              <text:list-item>
                <text:p text:style-name="P1950"><text:span text:style-name="T1951">Can you state more explicitly the meaning of, or elaborate on, (choose) the math term, definition, skill, procedure, sym</text:span><text:span text:style-name="T1952">bol(s), units of measure, labeling of axes, etc. that you are using?</text:span></text:p>
              </text:list-item>
              <text:list-item>
                <text:p text:style-name="P1953">Am I demonstrating persistence?</text:p>
              </text:list-item>
              <text:list-item>
                <text:p text:style-name="P1954">If one strategy isn’t working, try a different one Experiment with a different solution plan</text:p>
              </text:list-item>
              <text:list-item>
                <text:p text:style-name="P1955">What questions are emerging as you think your way through this?</text:p>
              </text:list-item>
              <text:list-item>
                <text:p text:style-name="P1956">Am I checking periodically to make sure I'm still on target with respect to the question?.</text:p>
              </text:list-item>
              <text:list-item>
                <text:p text:style-name="P1957">Should I change to a different representation to solve a step?</text:p>
              </text:list-item>
              <text:list-item>
                <text:p text:style-name="P1958"><text:span text:style-name="T1959">Eliminate possibilities in situations where there is a set of possible answers and a set of criteri</text:span><text:span text:style-name="T1960">a the answer must meet. (see appendix)</text:span></text:p>
              </text:list-item>
              <text:list-item>
                <text:p text:style-name="P1961">Would a calculator or technology be helpful?</text:p>
              </text:list-item>
              <text:list-item>
                <text:p text:style-name="P1962">Can I explain what I am doing as I work through a problem?</text:p>
              </text:list-item>
              <text:list-item>
                <text:p text:style-name="P1963">Have I gathered sufficient data</text:p>
              </text:list-item>
              <text:list-item>
                <text:p text:style-name="P1964"><text:span text:style-name="Emphasis">Am I<text:s/></text:span><text:span text:style-name="T1965">concluding each step by self-monitoring, or ‘checking’, the successful<text:s/></text:span><text:span text:style-name="T1966">completion of the step?</text:span></text:p>
              </text:list-item>
              <text:list-item>
                <text:p text:style-name="P1967"><text:span text:style-name="T1968">Am I self-monitoring by asking what is the purpose of the step?.</text:span></text:p>
              </text:list-item>
              <text:list-item>
                <text:p text:style-name="P1969"><text:span text:style-name="T1970">Am I self-monitoring by ‘asking’ what I intend to do to complete the step.?</text:span></text:p>
              </text:list-item>
              <text:list-item>
                <text:p text:style-name="P1971">Do I need additional resources?</text:p>
              </text:list-item>
              <text:list-item>
                <text:p text:style-name="P1972">Am I keeping<text:s/>track and saving all results?</text:p>
              </text:list-item>
              <text:list-item>
                <text:p text:style-name="P1973">Am I hitting a “road block” in solving this problem? (you may want to compare attempts to solve similar problems – keep track and save all results/data</text:p>
              </text:list-item>
              <text:list-item>
                <text:p text:style-name="P1974"><text:span text:style-name="T1975">Can I state my actions in words. (Students are often reluctant to do so –</text:span><text:span text:style-name="T1976"><text:s/>stemming from not knowing what to say and how to say it. In some instances it is a lack of understanding of what they are doing or lack of familiarity with the needed vocabulary.)</text:span></text:p>
              </text:list-item>
              <text:list-item>
                <text:p text:style-name="P1977"><text:span text:style-name="T1978">Does the answer agree with the estimate?</text:span></text:p>
              </text:list-item>
              <text:list-item>
                <text:p text:style-name="P1979"><text:span text:style-name="T1980">Were the steps in the plan were fo</text:span><text:span text:style-name="T1981">llowed and the operations completed in the correct order?</text:span></text:p>
              </text:list-item>
              <text:list-item>
                <text:p text:style-name="P1982">Do not give up!</text:p>
              </text:list-item>
            </text:list>
            <text:p text:style-name="P1983"/>
            <text:p text:style-name="P1984"/>
          </table:table-cell>
          <table:table-cell table:style-name="TableCell1985">
            <text:p text:style-name="P1986"><text:span text:style-name="T1987">Questions to assist in applying intellectual standards</text:span></text:p>
            <text:list text:style-name="LFO53" text:continue-numbering="true">
              <text:list-item>
                <text:p text:style-name="P1988"><text:span text:style-name="T1989">Am I accurate at each step?(accuracy)</text:span></text:p>
              </text:list-item>
              <text:list-item>
                <text:p text:style-name="P1990"><text:span text:style-name="T1991"><text:s/>Is the solution accurate? (accuracy)</text:span></text:p>
              </text:list-item>
              <text:list-item>
                <text:p text:style-name="P1992"><text:span text:style-name="T1993">How can I prove that my step are correct? (accura</text:span><text:span text:style-name="T1994">cy, logic)</text:span></text:p>
              </text:list-item>
            </text:list>
            <text:p text:style-name="P1995"/>
          </table:table-cell>
        </table:table-row>
        <text:soft-page-break/>
        <table:table-row table:style-name="TableRow1996">
          <table:table-cell table:style-name="TableCell1997">
            <text:p text:style-name="P1998"><text:span text:style-name="T1999">Elements:<text:s/></text:span><text:span text:style-name="T2000">Information and Assumptions<text:s/></text:span><text:span text:style-name="T2001">New information that has emerged as I've worked through the solution plan</text:span></text:p>
          </table:table-cell>
          <table:table-cell table:style-name="TableCell2002">
            <text:p text:style-name="P2003"><text:span text:style-name="T2004">Intellectual Standards:</text:span><text:span text:style-name="T2005"><text:s/></text:span><text:span text:style-name="T2006">At each step in evaluating the problem, apply intellectual standards to the elements of reasoning: 1)<text:s/></text:span><text:span text:style-name="T2007">Clarity –</text:span><text:span text:style-name="T2008"><text:s/></text:span><text:span text:style-name="T2009">Understandable; the meaning can be grasped; 2)<text:s/></text:span><text:span text:style-name="T2010">Accuracy</text:span><text:span text:style-name="T2011">:- <text:s/>Free from errors; true; 3)<text:s/></text:span><text:span text:style-name="T2012">Precise<text:s/></text:span><text:span text:style-name="T2013">– Exact to the necessary level of detail; 4)<text:s/></text:span><text:span text:style-name="T2014">Rele</text:span><text:span text:style-name="T2015">vance</text:span><text:span text:style-name="T2016"><text:s/>- <text:s/>Relating to the matter at hand-held; 5)<text:s/></text:span><text:span text:style-name="T2017">Depth –<text:s/></text:span><text:span text:style-name="T2018">Containing the complexities and multiple interrelationships; 6)<text:s/></text:span><text:span text:style-name="T2019">Logic</text:span><text:span text:style-name="T2020"><text:s/>– The parts make sense -no contradictions</text:span></text:p>
          </table:table-cell>
        </table:table-row>
        <table:table-row table:style-name="TableRow2021">
          <table:table-cell table:style-name="TableCell2022">
            <text:list text:style-name="LFO54" text:continue-numbering="true">
              <text:list-item>
                <text:p text:style-name="P2023"><text:span text:style-name="T2024">Am I checking the accuracy of new information at each step?</text:span></text:p>
              </text:list-item>
              <text:list-item>
                <text:p text:style-name="P2025"><text:span text:style-name="T2026">Am I checking all relevant details of information such as units of measure and reasonableness as I work through the plan?</text:span></text:p>
              </text:list-item>
              <text:list-item>
                <text:p text:style-name="P2027"><text:span text:style-name="T2028">What additional</text:span><text:span text:style-name="T2029"><text:s/>information are needed, or presupposed for addressing the problem?</text:span></text:p>
              </text:list-item>
              <text:list-item>
                <text:p text:style-name="P2030"><text:span text:style-name="T2031">Does it seem that some<text:s/></text:span><text:span text:style-name="T2032">information</text:span><text:span text:style-name="T2033"><text:s/>is still missing?</text:span></text:p>
              </text:list-item>
              <text:list-item>
                <text:p text:style-name="P2034"><text:span text:style-name="Emphasis">Am I following the plan for information collection and its us</text:span><text:span text:style-name="T2035">e?</text:span></text:p>
              </text:list-item>
              <text:list-item>
                <text:p text:style-name="P2036"><text:span text:style-name="Emphasis">Are you using all of the data?</text:span></text:p>
              </text:list-item>
              <text:list-item>
                <text:p text:style-name="P2037"><text:span text:style-name="Emphasis">Is the information that I've obtained<text:s/></text:span><text:span text:style-name="Emphasis">in stages of the plan consistent with my expectations or estimates?</text:span></text:p>
              </text:list-item>
              <text:list-item>
                <text:p text:style-name="P2038"><text:span text:style-name="Emphasis">Will I need to modify the plan based on information that I've collected as I've carried out the plan?</text:span></text:p>
              </text:list-item>
              <text:list-item>
                <text:p text:style-name="P2039"><text:span text:style-name="T2040">What new assumptions have I made as I've worked through the problem?</text:span></text:p>
              </text:list-item>
            </text:list>
            <text:p text:style-name="P2041"/>
          </table:table-cell>
          <table:table-cell table:style-name="TableCell2042">
            <text:p text:style-name="P2043"><text:span text:style-name="T2044">Questions to ass</text:span><text:span text:style-name="T2045">ist in applying intellectual standards</text:span></text:p>
            <text:list text:style-name="LFO55" text:continue-numbering="true">
              <text:list-item>
                <text:p text:style-name="P2046"><text:span text:style-name="T2047">Apply Standards at each step of the way <text:s/>- Am I making sure that all data used and developed as I carrying out the plan is clear, accurate, and relevant to the problem at hand (clarity, accuracy, relevance)</text:span></text:p>
              </text:list-item>
              <text:list-item>
                <text:p text:style-name="P2048"><text:span text:style-name="T2049">Have I unc</text:span><text:span text:style-name="T2050">overed new information or unanticipated results that I've checked for accuracy, consistent with other results or expectations, or legitimacy? (accuracy, logic, relevance, precision)</text:span></text:p>
              </text:list-item>
              <text:list-item>
                <text:p text:style-name="P2051">Make sure that the information collected is still relevant to the solution<text:s/>–<text:s/>Check periodically to make sure you are still on target question? (clarity, accuracy, relevance)</text:p>
              </text:list-item>
              <text:list-item>
                <text:p text:style-name="P2052"><text:span text:style-name="T2053">Have all assumptions been challenged for legitimacy? (logic, accuracy)</text:span></text:p>
              </text:list-item>
              <text:list-item>
                <text:p text:style-name="P2054"/>
              </text:list-item>
            </text:list>
          </table:table-cell>
        </table:table-row>
        <table:table-row table:style-name="TableRow2055">
          <table:table-cell table:style-name="TableCell2056">
            <text:p text:style-name="P2057"><text:span text:style-name="T2058">Elements: Concepts</text:span><text:span text:style-name="T2059">-</text:span><text:span text:style-name="T2060">the</text:span><text:span text:style-name="T2061"><text:s/>key<text:s/></text:span><text:span text:style-name="T2062">concepts</text:span><text:span text:style-name="T2063"><text:s/>we need to understand the successful implementation of the solution plan successfully</text:span></text:p>
          </table:table-cell>
          <table:table-cell table:style-name="TableCell2064">
            <text:p text:style-name="P2065"><text:span text:style-name="T2066">Intellectual Standards:</text:span><text:span text:style-name="T2067"><text:s/></text:span><text:span text:style-name="T2068">At each step in evaluating the problem, apply intellectual standards to the elements of reasoning: 1)<text:s/></text:span><text:span text:style-name="T2069">Clarity –</text:span><text:span text:style-name="T2070"><text:s/></text:span><text:span text:style-name="T2071">Understandable; the meaning can be grasped; 2)<text:s/></text:span><text:span text:style-name="T2072">Accuracy</text:span><text:span text:style-name="T2073">:- <text:s/>Free from errors; true; 3)<text:s/></text:span><text:span text:style-name="T2074">Precise<text:s/></text:span><text:span text:style-name="T2075">– Exact to the necessary level of detail; 4)<text:s/></text:span><text:span text:style-name="T2076">Rele</text:span><text:span text:style-name="T2077">vance</text:span><text:span text:style-name="T2078"><text:s/>- <text:s/>Relating to the matter at hand-held; 5)<text:s/></text:span><text:span text:style-name="T2079">Depth –<text:s/></text:span><text:span text:style-name="T2080">Containing the complexities and multiple interrelationships; 6)<text:s/></text:span><text:span text:style-name="T2081">Logic</text:span><text:span text:style-name="T2082"><text:s/>– The parts make sense -no contradictions</text:span></text:p>
          </table:table-cell>
        </table:table-row>
        <table:table-row table:style-name="TableRow2083">
          <table:table-cell table:style-name="TableCell2084">
            <text:list text:style-name="LFO56" text:continue-numbering="true">
              <text:list-item>
                <text:p text:style-name="P2085">Can I verify my understanding<text:s/>of concepts as I work through my plan?</text:p>
              </text:list-item>
              <text:list-item>
                <text:p text:style-name="P2086">Can I use different approaches or representations to verify my work and can I explain why a concept or method for checking for appropriate and why the method works?</text:p>
              </text:list-item>
              <text:list-item>
                <text:p text:style-name="P2087"><text:span text:style-name="T2088">Am I monitoring how well I am arriving at a conclus</text:span><text:span text:style-name="T2089">ion?</text:span></text:p>
              </text:list-item>
              <text:list-item>
                <text:p text:style-name="P2090"><text:span text:style-name="T2091">Am I self-monitoring, or ‘checking’, the logic in successful completion of the step?</text:span></text:p>
              </text:list-item>
              <text:list-item>
                <text:p text:style-name="P2092">Can I explain at each step what I am thinking as I use<text:s/><text:soft-page-break/>concept to carry out each step?</text:p>
              </text:list-item>
              <text:list-item>
                <text:p text:style-name="P2093">What new concepts have emerged as I've worked through the implementation process?</text:p>
              </text:list-item>
              <text:list-item>
                <text:p text:style-name="P2094">Am I showing or writing each step of my work (keep track and save all results/data<text:s/>and include partial solutions)?</text:p>
              </text:list-item>
              <text:list-item>
                <text:p text:style-name="P2095">Can I explain how each step follows logically from the preceding step?</text:p>
              </text:list-item>
              <text:list-item>
                <text:p text:style-name="P2096">What new concepts have emerged as I've worked through the<text:s/>implementation process?</text:p>
              </text:list-item>
              <text:list-item>
                <text:p text:style-name="P2097">When I hit a snag in completing a step, can I compare attempts to solve similar problems or sub-problems related to the step?</text:p>
              </text:list-item>
              <text:list-item>
                <text:p text:style-name="P2098">Do I need to stop and review concepts before continuing carrying out the plan?</text:p>
              </text:list-item>
              <text:list-item>
                <text:p text:style-name="P2099">Have I discovered an additional method or representation to check my work? Can I explain why the new method works?</text:p>
              </text:list-item>
            </text:list>
          </table:table-cell>
          <table:table-cell table:style-name="TableCell2100">
            <text:p text:style-name="P2101"><text:span text:style-name="T2102">Questions to assist in applying intellectual standards</text:span></text:p>
            <text:list text:style-name="LFO57" text:continue-numbering="true">
              <text:list-item>
                <text:p text:style-name="P2103">Am I using concepts with accuracy and precision? (clarity, accuracy, precision)</text:p>
              </text:list-item>
              <text:list-item>
                <text:p text:style-name="P2104">Can I clearly explain why that each step is correct? (clarity, accuracy, logic)</text:p>
              </text:list-item>
              <text:list-item>
                <text:p text:style-name="P2105">As I'm carrying out each step, does the information and concepts that I am using and developing seem consistent? <text:s/>(logic, accuracy)</text:p>
              </text:list-item>
              <text:list-item>
                <text:p text:style-name="P2106">Can I explain how steps that were not involved in the original plan have been used in carrying out my plan? (depth)</text:p>
              </text:list-item>
            </text:list>
          </table:table-cell>
        </table:table-row>
        <text:soft-page-break/>
        <table:table-row table:style-name="TableRow2107">
          <table:table-cell table:style-name="TableCell2108">
            <text:p text:style-name="P2109"><text:span text:style-name="T2110">Inferences and Interpretations: What</text:span><text:span text:style-name="T2111"><text:s/>new<text:s/></text:span><text:span text:style-name="T2112">inferences<text:s/></text:span><text:span text:style-name="T2113">and<text:s/></text:span><text:span text:style-name="T2114">interpretations<text:s/></text:span><text:span text:style-name="T2115">have emerged as I've worked through the solution plan?</text:span></text:p>
          </table:table-cell>
          <table:table-cell table:style-name="TableCell2116">
            <text:p text:style-name="P2117"><text:span text:style-name="T2118">Intellectual Standards:</text:span><text:span text:style-name="T2119"><text:s/></text:span><text:span text:style-name="T2120">At each step in evaluating the problem, apply intellectual standards to the elements of reasoning: 1)<text:s/></text:span><text:span text:style-name="T2121">Clarity –</text:span><text:span text:style-name="T2122"><text:s/></text:span><text:span text:style-name="T2123">Understandable; the meaning can be grasped; 2)<text:s/></text:span><text:span text:style-name="T2124">Accuracy</text:span><text:span text:style-name="T2125">:- <text:s/>Free from errors; true; 3)<text:s/></text:span><text:span text:style-name="T2126">Precise<text:s/></text:span><text:span text:style-name="T2127">– Exact to the necessary level of detail; 4)<text:s/></text:span><text:span text:style-name="T2128">Relevance</text:span><text:span text:style-name="T2129"><text:s/>- <text:s/>Relating to the matter at hand-held; 5)<text:s/></text:span><text:span text:style-name="T2130">Depth –<text:s/></text:span><text:span text:style-name="T2131">Containing the complexities and multiple interrelationships; 6)<text:s/></text:span><text:span text:style-name="T2132">Logic</text:span><text:span text:style-name="T2133"><text:s/>– The parts make sense -no contradictions</text:span></text:p>
          </table:table-cell>
        </table:table-row>
        <table:table-row table:style-name="TableRow2134">
          <table:table-cell table:style-name="TableCell2135">
            <text:list text:style-name="LFO58" text:continue-numbering="true">
              <text:list-item>
                <text:p text:style-name="P2136"><text:span text:style-name="T2137">Am I asking</text:span><text:span text:style-name="T2138"><text:s/>and pursuing “what – if” questions as I carry out the plan?</text:span></text:p>
              </text:list-item>
              <text:list-item>
                <text:p text:style-name="P2139">Is there another way to interpret the information?</text:p>
              </text:list-item>
              <text:list-item>
                <text:p text:style-name="P2140">Can I justify my interpretation of the information or problem to be solved? Have I made any inferences beyond what the evidence implies?</text:p>
              </text:list-item>
              <text:list-item>
                <text:p text:style-name="P2141">Are<text:s/>my inferences consistent?</text:p>
              </text:list-item>
              <text:list-item>
                <text:p text:style-name="P2142">Do I need to rewrite the plan or develop an alternative plan to incorporate other interpretations that I've realized as I've carried out the plan?</text:p>
              </text:list-item>
            </text:list>
          </table:table-cell>
          <table:table-cell table:style-name="TableCell2143">
            <text:p text:style-name="P2144"><text:span text:style-name="T2145">Questions to assist in applying intellectual standards</text:span></text:p>
            <text:list text:style-name="LFO59" text:continue-numbering="true">
              <text:list-item>
                <text:p text:style-name="P2146"><text:span text:style-name="T2147">Are my inferences and interp</text:span><text:span text:style-name="T2148">retations accurate? (accuracy, logic)</text:span></text:p>
              </text:list-item>
              <text:list-item>
                <text:p text:style-name="P2149"><text:span text:style-name="T2150">Can I clearly articulate my interpretations? (clarity)</text:span></text:p>
              </text:list-item>
              <text:list-item>
                <text:p text:style-name="P2151">Can I state why my interpretations are important for completing the problem?( accuracy, clarity, logic)</text:p>
              </text:list-item>
            </text:list>
          </table:table-cell>
        </table:table-row>
        <table:table-row table:style-name="TableRow2152">
          <table:table-cell table:style-name="TableCell2153">
            <text:p text:style-name="P2154"><text:span text:style-name="T2155">Elements: Consequences</text:span><text:span text:style-name="T2156">,</text:span><text:span text:style-name="T2157"><text:s/>Implications, and Point(s) of View<text:s/></text:span><text:span text:style-name="T2158">T</text:span><text:span text:style-name="T2159">he most important<text:s/></text:span><text:span text:style-name="T2160">conclusion(s)</text:span><text:span text:style-name="T2161"><text:s/>or Implication(s) in solving this problem is (are)?</text:span></text:p>
            <text:p text:style-name="P2162"/>
          </table:table-cell>
          <table:table-cell table:style-name="TableCell2163">
            <text:p text:style-name="P2164"><text:span text:style-name="T2165">Intellectual Standards:<text:s/></text:span><text:span text:style-name="T2166">At each step in evaluating the problem, apply intellectual standards to the elements of reasoning: 1)<text:s/></text:span><text:span text:style-name="T2167">Clarity –</text:span><text:span text:style-name="T2168"><text:s/></text:span><text:span text:style-name="T2169">Understandable; the meaning can be grasped; 2)<text:s/></text:span><text:span text:style-name="T2170">Accuracy</text:span><text:span text:style-name="T2171">:- <text:s/>Free<text:s/></text:span><text:span text:style-name="T2172">from errors; true; 3)<text:s/></text:span><text:span text:style-name="T2173">Precise<text:s/></text:span><text:span text:style-name="T2174">– Exact to the necessary level of detail; 4)<text:s/></text:span><text:span text:style-name="T2175">Relevance</text:span><text:span text:style-name="T2176"><text:s/>- <text:s/>Relating to the matter at hand-held; 5)<text:s/></text:span><text:span text:style-name="T2177">Depth –<text:s/></text:span><text:span text:style-name="T2178">Containing the complexities and multiple interrelationships; 6)<text:s/></text:span><text:span text:style-name="T2179">Logic</text:span><text:span text:style-name="T2180"><text:s/>– The parts make sense -no contradictions</text:span></text:p>
            <text:list text:style-name="LFO60" text:continue-numbering="true">
              <text:list-item>
                <text:p text:style-name="P2181"/>
              </text:list-item>
            </text:list>
          </table:table-cell>
        </table:table-row>
        <table:table-row table:style-name="TableRow2182">
          <table:table-cell table:style-name="TableCell2183">
            <text:list text:style-name="LFO61" text:continue-numbering="true">
              <text:list-item>
                <text:p text:style-name="P2184"><text:span text:style-name="T2185">What d</text:span><text:span text:style-name="T2186">oes the result tell me? Do I need to reexamine the problem (for example, having to write that the speed of light was 10 miles per hour would cause the student to reexamine the problem solution)</text:span></text:p>
              </text:list-item>
              <text:list-item>
                <text:p text:style-name="P2187"><text:span text:style-name="T2188">How well did I monitor my work as I carried out each step of t</text:span><text:span text:style-name="T2189">he plan?</text:span></text:p>
              </text:list-item>
              <text:list-item>
                <text:p text:style-name="P2190"><text:span text:style-name="T2191">Did I</text:span><text:span text:style-name="T2192"><text:s/>answer the question?</text:span></text:p>
              </text:list-item>
              <text:list-item>
                <text:p text:style-name="P2193"><text:span text:style-name="StrongEmphasis">How can I check my answer?</text:span></text:p>
              </text:list-item>
              <text:list-item>
                <text:p text:style-name="P2194">Does my answer(s) make sense within the context of the problem?</text:p>
              </text:list-item>
              <text:list-item>
                <text:p text:style-name="P2195">What did I learn from solving this problem?<text:s/><text:tab/></text:p>
              </text:list-item>
              <text:list-item>
                <text:p text:style-name="P2196">Can my strategies be extended to other types of problems?</text:p>
              </text:list-item>
              <text:list-item>
                <text:p text:style-name="P2197"><text:span text:style-name="Emphasis">What holes in the solution indicate<text:s/></text:span><text:span text:style-name="Emphasis">aspects of the lesson that were not mastered or successfully carried out?</text:span></text:p>
              </text:list-item>
              <text:list-item>
                <text:p text:style-name="P2198"><text:span text:style-name="Emphasis">Can I explain what worked and/or did not work?:</text:span></text:p>
              </text:list-item>
              <text:list-item>
                <text:p text:style-name="P2199">What would I do differently next time?</text:p>
              </text:list-item>
              <text:list-item>
                <text:p text:style-name="P2200"><text:span text:style-name="T2201">Can I present my analysis and solution using a clear coherent argument? (t</text:span><text:span text:style-name="T2202">his part is critical</text:span><text:span text:style-name="T2203">. Look over your solution).</text:span></text:p>
              </text:list-item>
              <text:list-item>
                <text:p text:style-name="P2204"><text:span text:style-name="T2205">Did I<text:s/></text:span><text:span text:style-name="T2206">follow the plan to compute the solution to the problem?</text:span></text:p>
              </text:list-item>
              <text:list-item>
                <text:p text:style-name="P2207"><text:span text:style-name="T2208">Does the answer agree with my</text:span><text:span text:style-name="T2209"><text:s/>estimate?</text:span><text:span text:style-name="T2210">/</text:span></text:p>
              </text:list-item>
              <text:list-item>
                <text:p text:style-name="P2211">Can you articulate another reasonable way of looking at the issue</text:p>
              </text:list-item>
              <text:list-item>
                <text:p text:style-name="P2212">Have I consider the impact of alternative or unexpressed assumptions</text:p>
              </text:list-item>
              <text:list-item>
                <text:p text:style-name="P2213"><text:span text:style-name="T2214">Have I considered the impact of removing assumptions?</text:span></text:p>
              </text:list-item>
              <text:list-item>
                <text:p text:style-name="P2215"><text:span text:style-name="T2216">Do I need to revise the plan and carry it out?</text:span></text:p>
              </text:list-item>
            </text:list>
          </table:table-cell>
          <table:table-cell table:style-name="TableCell2217">
            <text:p text:style-name="P2218"><text:span text:style-name="T2219">Question</text:span><text:span text:style-name="T2220">s to assist in applying intellectual standards</text:span></text:p>
            <text:list text:style-name="LFO62" text:continue-numbering="true">
              <text:list-item>
                <text:p text:style-name="P2221"><text:span text:style-name="T2222">Can I explain how I know that my solution is accurate? (clarity, accuracy, logic)</text:span></text:p>
              </text:list-item>
              <text:list-item>
                <text:p text:style-name="P2223"><text:span text:style-name="T2224">Can I prove that I answered the question? (logic, accuracy)</text:span></text:p>
              </text:list-item>
              <text:list-item>
                <text:p text:style-name="P2225"><text:span text:style-name="T2226">Have I</text:span><text:span text:style-name="T2227"><text:s/>focused on the most significant issue in dealing with this problem? (relevance)</text:span></text:p>
              </text:list-item>
              <text:list-item>
                <text:p text:style-name="P2228"><text:span text:style-name="T2229">Can I clearly explain why I could not complete the problem successfully? (clarity, actuary, logic)</text:span></text:p>
              </text:list-item>
              <text:list-item>
                <text:p text:style-name="P2230"><text:span text:style-name="T2231">Does my answer make sense? (logic)</text:span></text:p>
              </text:list-item>
            </text:list>
            <text:p text:style-name="P2232"/>
          </table:table-cell>
        </table:table-row>
      </table:table>
      <table:table table:style-name="Table2233">
        <table:table-columns>
          <table:table-column table:style-name="TableColumn2234"/>
          <table:table-column table:style-name="TableColumn2235"/>
        </table:table-columns>
        <table:table-header-rows>
          <table:table-row table:style-name="TableRow2236">
            <table:table-cell table:style-name="TableCell2237" table:number-columns-spanned="2">
              <text:soft-page-break/>
              <text:p text:style-name="P2238">Polya Step IV: <text:s/>Reflecting on the<text:s/>Problem</text:p>
            </table:table-cell>
            <table:covered-table-cell/>
          </table:table-row>
        </table:table-header-rows>
        <table:table-row table:style-name="TableRow2239">
          <table:table-cell table:style-name="TableCell2240">
            <text:p text:style-name="Textbody"><text:span text:style-name="T2241">Elements:<text:s/></text:span><text:span text:style-name="T2242">Question and Purpose:</text:span><text:span text:style-name="T2243"><text:s/></text:span><text:span text:style-name="T2244">The key question(s) is whether or not my solution plan produced an accurate and valid solution. The key<text:s/></text:span><text:span text:style-name="T2245">question(s)</text:span><text:span text:style-name="T2246"><text:s/>or<text:s/></text:span><text:span text:style-name="T2247">problem(s)</text:span><text:span text:style-name="T2248"><text:s/>is (are)</text:span><text:span text:style-name="T2249"><text:s/>did I solve the problem?</text:span></text:p>
          </table:table-cell>
          <table:table-cell table:style-name="TableCell2250">
            <text:p text:style-name="P2251"><text:span text:style-name="T2252">Intellectual Standards:<text:s/></text:span><text:span text:style-name="T2253">At each step in evaluating the problem, apply intellectual standards to the elements of reasoning: 1)<text:s/></text:span><text:span text:style-name="T2254">Clarity –</text:span><text:span text:style-name="T2255"><text:s/></text:span><text:span text:style-name="T2256">Understandable; the meaning can be grasped; 2)<text:s/></text:span><text:span text:style-name="T2257">Accuracy</text:span><text:span text:style-name="T2258">:- <text:s/>Free from errors; true; 3)<text:s/></text:span><text:span text:style-name="T2259">Precise</text:span><text:span text:style-name="T2260"><text:s/></text:span><text:span text:style-name="T2261">– Exact to the necessary level of detail; 4)<text:s/></text:span><text:span text:style-name="T2262">Relevance</text:span><text:span text:style-name="T2263"><text:s/>- <text:s/>Relating to the matter at hand-held; 5)<text:s/></text:span><text:span text:style-name="T2264">Depth –<text:s/></text:span><text:span text:style-name="T2265">Containing the complexities and multiple interrelationships; 6)<text:s/></text:span><text:span text:style-name="T2266">Logic</text:span><text:span text:style-name="T2267"><text:s/>– The parts make sense -no contradictions</text:span></text:p>
          </table:table-cell>
        </table:table-row>
        <table:table-row table:style-name="TableRow2268">
          <table:table-cell table:style-name="TableCell2269">
            <text:list text:style-name="LFO63" text:continue-numbering="true">
              <text:list-item>
                <text:p text:style-name="P2270"><text:span text:style-name="T2271">Did I answer the question?</text:span></text:p>
              </text:list-item>
              <text:list-item>
                <text:p text:style-name="P2272">Was my<text:s/>solution different from my expectations or estimate?</text:p>
              </text:list-item>
              <text:list-item>
                <text:p text:style-name="P2273">What have I learned from solving the problem or answering the question?</text:p>
              </text:list-item>
              <text:list-item>
                <text:p text:style-name="P2274">What new or expanded insights regarding purpose that I've gained in working through this problem.</text:p>
              </text:list-item>
              <text:list-item>
                <text:p text:style-name="P2275">Can I explain and justify my answer?</text:p>
              </text:list-item>
              <text:list-item>
                <text:p text:style-name="P2276"><text:span text:style-name="T2277">Have I w</text:span><text:span text:style-name="T2278">orked backward up the model one step at a time if it was not effective</text:span></text:p>
              </text:list-item>
              <text:list-item>
                <text:p text:style-name="P2279">Did my understanding of the question change as I worked through the problem?</text:p>
              </text:list-item>
              <text:list-item>
                <text:p text:style-name="P2280">How can this problem be extended to other problems</text:p>
              </text:list-item>
              <text:list-item>
                <text:p text:style-name="P2281">Were all problem conditions met?</text:p>
              </text:list-item>
              <text:list-item>
                <text:p text:style-name="P2282">Does the<text:s/>answer make sense?</text:p>
              </text:list-item>
              <text:list-item>
                <text:p text:style-name="P2283"><text:span text:style-name="T2284">Were all steps and computations reviewed to verify the answer?</text:span><text:span text:style-name="T2285"> </text:span></text:p>
              </text:list-item>
              <text:list-item>
                <text:p text:style-name="P2286"><text:span text:style-name="T2287">What did you learn by doing this</text:span><text:span text:style-name="T2288"><text:s/>(new content, processes, improved learning of particular mathematical concepts)?</text:span></text:p>
              </text:list-item>
              <text:list-item>
                <text:p text:style-name="P2289">Can I describe a more effective or efficient process?</text:p>
              </text:list-item>
              <text:list-item>
                <text:p text:style-name="P2290">How was my solution process similar to or different than other problems?</text:p>
              </text:list-item>
              <text:list-item>
                <text:p text:style-name="P2291">Why is the<text:s/>problem important?</text:p>
              </text:list-item>
              <text:list-item>
                <text:p text:style-name="P2292">What is the practical importance in obtaining the solution?</text:p>
              </text:list-item>
              <text:list-item>
                <text:p text:style-name="P2293">What purpose will the solution achieve?</text:p>
              </text:list-item>
              <text:list-item>
                <text:p text:style-name="P2294">Could you have done this problem another way – maybe even an easier way</text:p>
              </text:list-item>
            </text:list>
          </table:table-cell>
          <table:table-cell table:style-name="TableCell2295">
            <text:p text:style-name="P2296"><text:span text:style-name="T2297">Questions to assist in applying intellectual standards</text:span></text:p>
            <text:list text:style-name="LFO64" text:continue-numbering="true">
              <text:list-item>
                <text:p text:style-name="P2298">What did I learn about applying critical thinking in solving this problem?</text:p>
              </text:list-item>
              <text:list-item>
                <text:p text:style-name="P2299">State as accurately as possible, new insight about the purpose for solving the problem? (accuracy, clarity,<text:s/>relevance)</text:p>
              </text:list-item>
              <text:list-item>
                <text:p text:style-name="P2300"><text:span text:style-name="T2301"><text:s/>Can I clearly state<text:s/></text:span><text:span text:style-name="T2302">new mathematics have I learned in solving the problem? (clarity)</text:span></text:p>
              </text:list-item>
              <text:list-item>
                <text:p text:style-name="P2303"><text:span text:style-name="T2304">Were all the steps in solving the problem and are all computations correct ? (accuracy)</text:span></text:p>
              </text:list-item>
            </text:list>
            <text:p text:style-name="P2305"/>
          </table:table-cell>
        </table:table-row>
        <table:table-row table:style-name="TableRow2306">
          <table:table-cell table:style-name="TableCell2307">
            <text:p text:style-name="P2308"><text:span text:style-name="T2309">Elements:<text:s/></text:span><text:span text:style-name="T2310">Information and Assumptions Element of Reasoning:<text:s/></text:span><text:span text:style-name="T2311">The most<text:s/></text:span><text:span text:style-name="T2312">important information that I used in solving the problem and new assumption(s) that have emerged as I've worked through the solution plan</text:span></text:p>
          </table:table-cell>
          <table:table-cell table:style-name="TableCell2313">
            <text:p text:style-name="P2314"><text:span text:style-name="T2315">Intellectual Standards:<text:s/></text:span><text:span text:style-name="T2316">At each step in evaluating the problem, apply intellectual standards to the elements of reason</text:span><text:span text:style-name="T2317">ing: 1)<text:s/></text:span><text:span text:style-name="T2318">Clarity –</text:span><text:span text:style-name="T2319"><text:s/></text:span><text:span text:style-name="T2320">Understandable; the meaning can be grasped; 2)<text:s/></text:span><text:span text:style-name="T2321">Accuracy</text:span><text:span text:style-name="T2322">:- <text:s/>Free from errors; true; 3)<text:s/></text:span><text:span text:style-name="T2323">Precise<text:s/></text:span><text:span text:style-name="T2324">– Exact to the necessary level of detail; 4)<text:s/></text:span><text:span text:style-name="T2325">Relevance</text:span><text:span text:style-name="T2326"><text:s/>- <text:s/>Relating to the matter at hand-held; 5)<text:s/></text:span><text:span text:style-name="T2327">Depth –<text:s/></text:span><text:span text:style-name="T2328">Containing the complexities and multiple interrelationships; 6)<text:s/></text:span><text:span text:style-name="T2329">Logic</text:span><text:span text:style-name="T2330"><text:s/>– The parts make sense -no contradictions</text:span></text:p>
          </table:table-cell>
        </table:table-row>
        <table:table-row table:style-name="TableRow2331">
          <table:table-cell table:style-name="TableCell2332">
            <text:list text:style-name="LFO65" text:continue-numbering="true">
              <text:list-item>
                <text:p text:style-name="P2333"><text:span text:style-name="T2334">Can you relate new information gained from solving this problem to previous learning?</text:span></text:p>
              </text:list-item>
              <text:list-item>
                <text:p text:style-name="P2335">Consider the impact of alternative or unexpressed assumption.</text:p>
              </text:list-item>
              <text:list-item>
                <text:p text:style-name="P2336"><text:span text:style-name="Emphasis">Check if correct assumptions were made.</text:span></text:p>
              </text:list-item>
            </text:list>
          </table:table-cell>
          <table:table-cell table:style-name="TableCell2337">
            <text:p text:style-name="P2338"><text:span text:style-name="T2339">Questions to assist in applying intellectual standards</text:span></text:p>
            <text:list text:style-name="LFO66" text:continue-numbering="true">
              <text:list-item>
                <text:p text:style-name="P2340">What information was most relevant and useful? (relevance)</text:p>
              </text:list-item>
              <text:list-item>
                <text:p text:style-name="P2341">Have I gained new insights or knowledge<text:s/>regarding accessing and using information for problem solving? (relevance, clarity)</text:p>
              </text:list-item>
              <text:list-item>
                <text:p text:style-name="P2342">What would I do differently in accessing information for solving a similar problem? (logic, relevance)</text:p>
              </text:list-item>
              <text:list-item>
                <text:p text:style-name="P2343">Can I state the impact of removing assumptions? (accuracy, logic)</text:p>
              </text:list-item>
              <text:list-item>
                <text:p text:style-name="P2344"><text:span text:style-name="Emphasis">Can</text:span><text:span text:style-name="Emphasis"><text:s/>I clear</text:span><text:span text:style-name="Emphasis">ly i</text:span><text:span text:style-name="Emphasis">dentify assumptions they led you to your conclusions? (clarity)</text:span></text:p>
              </text:list-item>
            </text:list>
          </table:table-cell>
        </table:table-row>
        <table:table-row table:style-name="TableRow2345">
          <table:table-cell table:style-name="TableCell2346">
            <text:p text:style-name="P2347"><text:span text:style-name="T2348">Elements:<text:s/></text:span><text:span text:style-name="T2349">Concepts:</text:span><text:span text:style-name="T2350"><text:s/></text:span><text:span text:style-name="T2351">What new concepts</text:span><text:span text:style-name="T2352"><text:s/>not identified<text:s/></text:span><text:soft-page-break/><text:span text:style-name="T2353">earlier were needed to solve this problem(What concepts or content (theorems, definitions, formulas, etc.) do we need to understand the problem and its solution?</text:span></text:p>
          </table:table-cell>
          <table:table-cell table:style-name="TableCell2354">
            <text:p text:style-name="P2355"><text:span text:style-name="T2356">Intellectual Standards:<text:s/></text:span><text:span text:style-name="T2357">At each step in evaluating the<text:s/></text:span><text:soft-page-break/><text:span text:style-name="T2358">probl</text:span><text:span text:style-name="T2359">em, apply intellectual standards to the elements of reasoning: 1)<text:s/></text:span><text:span text:style-name="T2360">Clarity –</text:span><text:span text:style-name="T2361"><text:s/></text:span><text:span text:style-name="T2362">Understandable; the meaning can be grasped; 2)<text:s/></text:span><text:span text:style-name="T2363">Accuracy</text:span><text:span text:style-name="T2364">:- <text:s/>Free from errors; true; 3)<text:s/></text:span><text:span text:style-name="T2365">Precise<text:s/></text:span><text:span text:style-name="T2366">– Exact to the necessary level of detail; 4)<text:s/></text:span><text:span text:style-name="T2367">Relevance</text:span><text:span text:style-name="T2368"><text:s/>- <text:s/>Relating to the matter at hand-held; 5)<text:s/></text:span><text:span text:style-name="T2369">Depth –<text:s/></text:span><text:span text:style-name="T2370">Containing the complexities and multiple interrelationships; 6)<text:s/></text:span><text:span text:style-name="T2371">Logic</text:span><text:span text:style-name="T2372"><text:s/>– The parts make sense -no contradictions</text:span></text:p>
          </table:table-cell>
        </table:table-row>
        <text:soft-page-break/>
        <table:table-row table:style-name="TableRow2373">
          <table:table-cell table:style-name="TableCell2374">
            <text:list text:style-name="LFO67" text:continue-numbering="true">
              <text:list-item>
                <text:p text:style-name="P2375">What new concepts or content was(were) related to the problem?</text:p>
              </text:list-item>
              <text:list-item>
                <text:p text:style-name="P2376">Can I explain how these<text:s/>concepts were used in solving the problem?</text:p>
              </text:list-item>
              <text:list-item>
                <text:p text:style-name="P2377">What concepts did I learn more deeply from solving this problem? How did my learning change?</text:p>
              </text:list-item>
            </text:list>
          </table:table-cell>
          <table:table-cell table:style-name="TableCell2378">
            <text:p text:style-name="P2379"><text:span text:style-name="T2380">Questions to assist in applying intellectual standards</text:span></text:p>
            <text:list text:style-name="LFO68" text:continue-numbering="true">
              <text:list-item>
                <text:p text:style-name="P2381"><text:span text:style-name="T2382">What relevant concepts or content do I need to study in greater d</text:span><text:span text:style-name="T2383">epth? (relevance)</text:span></text:p>
              </text:list-item>
              <text:list-item>
                <text:p text:style-name="P2384">Can you clearly<text:s/>explain how new concepts or content needed to solve this problem is/are related to previous learning? (relevance)</text:p>
              </text:list-item>
              <text:list-item>
                <text:p text:style-name="P2385">Can you explain the main concept behind the problem in your own words? (clarity, accuracy)</text:p>
              </text:list-item>
            </text:list>
          </table:table-cell>
        </table:table-row>
        <table:table-row table:style-name="TableRow2386">
          <table:table-cell table:style-name="TableCell2387">
            <text:p text:style-name="P2388"><text:span text:style-name="T2389">Element of Reasoning: Inferences and<text:s/></text:span><text:span text:style-name="T2390">Interpretations<text:s/></text:span><text:span text:style-name="T2391">The basis for our<text:s/></text:span><text:span text:style-name="T2392">inferences<text:s/></text:span><text:span text:style-name="T2393">and<text:s/></text:span><text:span text:style-name="T2394">interpretations</text:span><text:span text:style-name="T2395"><text:s/>at this point</text:span><text:span text:style-name="T2396">.</text:span></text:p>
          </table:table-cell>
          <table:table-cell table:style-name="TableCell2397">
            <text:p text:style-name="P2398"><text:span text:style-name="T2399">Intellectual Standards:<text:s/></text:span><text:span text:style-name="T2400">At each step in evaluating the problem, apply intellectual standards to the elements of reasoning: 1)<text:s/></text:span><text:span text:style-name="T2401">Clarity –</text:span><text:span text:style-name="T2402"><text:s/></text:span><text:span text:style-name="T2403">Understandable; the meaning can be<text:s/></text:span><text:span text:style-name="T2404">grasped; 2)<text:s/></text:span><text:span text:style-name="T2405">Accuracy</text:span><text:span text:style-name="T2406">:- <text:s/>Free from errors; true; 3)<text:s/></text:span><text:span text:style-name="T2407">Precise<text:s/></text:span><text:span text:style-name="T2408">– Exact to the necessary level of detail; 4)<text:s/></text:span><text:span text:style-name="T2409">Relevance</text:span><text:span text:style-name="T2410"><text:s/>- <text:s/>Relating to the matter at hand-held; 5)<text:s/></text:span><text:span text:style-name="T2411">Depth –<text:s/></text:span><text:span text:style-name="T2412">Containing the complexities and multiple interrelationships; 6)<text:s/></text:span><text:span text:style-name="T2413">Logic</text:span><text:span text:style-name="T2414"><text:s/>– The parts make sens</text:span><text:span text:style-name="T2415">e -no contradictions</text:span></text:p>
          </table:table-cell>
        </table:table-row>
        <table:table-row table:style-name="TableRow2416">
          <table:table-cell table:style-name="TableCell2417">
            <text:list text:style-name="LFO69" text:continue-numbering="true">
              <text:list-item>
                <text:p text:style-name="P2418">Can I interpret my answer within the context of the problem statement?</text:p>
              </text:list-item>
              <text:list-item>
                <text:p text:style-name="P2419">Is there another way to interpret the information?</text:p>
              </text:list-item>
              <text:list-item>
                <text:p text:style-name="P2420"><text:span text:style-name="T2421">Why is my answer meaningful</text:span></text:p>
              </text:list-item>
              <text:list-item>
                <text:p text:style-name="P2422">Are my inferences consistent?</text:p>
              </text:list-item>
              <text:list-item>
                <text:p text:style-name="P2423">Are my inferences reasonable?</text:p>
              </text:list-item>
              <text:list-item>
                <text:p text:style-name="P2424">Have I thought through other information that can be reasonably inferred from the answer that I've provided?</text:p>
              </text:list-item>
            </text:list>
          </table:table-cell>
          <table:table-cell table:style-name="TableCell2425">
            <text:p text:style-name="P2426"><text:span text:style-name="T2427">Questions to assist in applying intellectual standards Are</text:span><text:span text:style-name="T2428"><text:s/>my inferences reasonable?</text:span></text:p>
            <text:p text:style-name="P2429"/>
            <text:list text:style-name="LFO70" text:continue-numbering="true">
              <text:list-item>
                <text:p text:style-name="P2430">Can I clearly describe other information that can be reasonably inferred from the information/solution provided? (clarity, accuracy, logic, relevance)</text:p>
              </text:list-item>
            </text:list>
          </table:table-cell>
        </table:table-row>
        <table:table-row table:style-name="TableRow2431">
          <table:table-cell table:style-name="TableCell2432">
            <text:p text:style-name="P2433"><text:span text:style-name="T2434">Elements:<text:s/></text:span><text:span text:style-name="T2435">Consequences, Implications, and Point(s) of View</text:span><text:span text:style-name="T2436"><text:s/></text:span><text:span text:style-name="T2437">T</text:span><text:span text:style-name="T2438">he most importan</text:span><text:span text:style-name="T2439">t<text:s/></text:span><text:span text:style-name="T2440">conclusion(s)</text:span><text:span text:style-name="T2441"><text:s/>or Implication(s) in solving this problem...</text:span></text:p>
          </table:table-cell>
          <table:table-cell table:style-name="TableCell2442">
            <text:p text:style-name="P2443"><text:span text:style-name="T2444">Intellectual Standards:</text:span><text:span text:style-name="T2445"><text:s/></text:span><text:span text:style-name="T2446">At each step in evaluating the problem, apply intellectual standards to the elements of reasoning: 1)<text:s/></text:span><text:span text:style-name="T2447">Clarity –</text:span><text:span text:style-name="T2448"><text:s/></text:span><text:span text:style-name="T2449">Understandable; the meaning can be grasped; 2)<text:s/></text:span><text:span text:style-name="T2450">Accuracy</text:span><text:span text:style-name="T2451">:- <text:s/>Free from errors; true; 3)<text:s/></text:span><text:span text:style-name="T2452">Precise<text:s/></text:span><text:span text:style-name="T2453">– Exact to the necessary level of detail; 4)<text:s/></text:span><text:span text:style-name="T2454">Rele</text:span><text:span text:style-name="T2455">vance</text:span><text:span text:style-name="T2456"><text:s/>- <text:s/>Relating to the matter at hand-held; 5)<text:s/></text:span><text:span text:style-name="T2457">Depth –<text:s/></text:span><text:span text:style-name="T2458">Containing the complexities and multiple interrelationships; 6)<text:s/></text:span><text:span text:style-name="T2459">Logic</text:span><text:span text:style-name="T2460"><text:s/>– The parts make sense -no contradictions</text:span></text:p>
          </table:table-cell>
        </table:table-row>
        <table:table-row table:style-name="TableRow2461">
          <table:table-cell table:style-name="TableCell2462">
            <text:list text:style-name="LFO71" text:continue-numbering="true">
              <text:list-item>
                <text:p text:style-name="P2463"><text:span text:style-name="T2464">Does my answer(s) make sense within the context of the problem?</text:span></text:p>
              </text:list-item>
              <text:list-item>
                <text:p text:style-name="P2465"><text:span text:style-name="T2466">Was the solution a surprise? Does it seem reasonable? Why/why not?</text:span></text:p>
              </text:list-item>
              <text:list-item>
                <text:p text:style-name="P2467"><text:span text:style-name="T2468">What did I learn from solving this problem?<text:s/></text:span><text:span text:style-name="T2469"><text:tab/></text:span></text:p>
              </text:list-item>
              <text:list-item>
                <text:p text:style-name="P2470"><text:span text:style-name="T2471">Can my strategies be extended to o</text:span><text:span text:style-name="T2472">ther types of problems?</text:span></text:p>
              </text:list-item>
              <text:list-item>
                <text:p text:style-name="P2473"><text:span text:style-name="T2474">What would I do differently next time?</text:span></text:p>
              </text:list-item>
              <text:list-item>
                <text:p text:style-name="P2475"><text:span text:style-name="Emphasis">What did I learn? Can I connect it to a different problem?</text:span></text:p>
              </text:list-item>
              <text:list-item>
                <text:p text:style-name="P2476"><text:span text:style-name="Emphasis">What<text:s/></text:span><text:span text:style-name="Emphasis">negative as well as positive implications within the context of the problem can I articulate?</text:span></text:p>
              </text:list-item>
              <text:list-item>
                <text:p text:style-name="P2477"><text:span text:style-name="T2478">Can I present my analysis and sol</text:span><text:span text:style-name="T2479">ution using a clear coherent argument reflecting the sophistication appropriate to the problem at hand.</text:span></text:p>
              </text:list-item>
              <text:list-item>
                <text:p text:style-name="P2480"><text:span text:style-name="T2481">Could you state your understanding of the math, new math terms, ideas, or processes in my reasoning?</text:span></text:p>
              </text:list-item>
              <text:list-item>
                <text:p text:style-name="P2482">Did the plan work?</text:p>
              </text:list-item>
              <text:list-item>
                <text:p text:style-name="P2483">Discuss<text:s/>the process to understand important contributors</text:p>
              </text:list-item>
              <text:list-item>
                <text:p text:style-name="P2484">Can I remember what I did? (write out strategies and check against actual documentation of work).</text:p>
              </text:list-item>
              <text:list-item>
                <text:p text:style-name="P2485"><text:span text:style-name="T2486">What new connections between content did you learn from solving the problem? C</text:span><text:span text:style-name="T2487">an I and different strategies<text:s/></text:span><text:span text:style-name="T2488">that I would consider using for a similar problem?</text:span></text:p>
              </text:list-item>
              <text:list-item>
                <text:p text:style-name="P2489">Can I make up a similar problem and solve the problem with the same or similar problem solving strategies</text:p>
              </text:list-item>
              <text:list-item>
                <text:p text:style-name="P2490">Can I explain<text:s/>special features used (erg. pictures – show how features may influence approach)?</text:p>
              </text:list-item>
              <text:list-item>
                <text:p text:style-name="P2491"><text:span text:style-name="T2492">Can I verify conclusion in different ways – different<text:s/></text:span><text:span text:style-name="T2493">pathway?</text:span></text:p>
              </text:list-item>
              <text:list-item>
                <text:p text:style-name="P2494">Can I make well-reasoned conclusions and solutions – testing them against relevant criteria and standards</text:p>
              </text:list-item>
            </text:list>
            <text:list text:style-name="LFO72" text:continue-numbering="true">
              <text:list-item>
                <text:p text:style-name="P2495"><text:span text:style-name="Emphasis">Wha</text:span><text:span text:style-name="Emphasis">t were the benefits in solving the problem (technical, social, environments, ethical)?</text:span></text:p>
              </text:list-item>
              <text:list-item>
                <text:p text:style-name="P2496"><text:span text:style-name="Emphasis">Can you interpret your work in a practical or meaningful way?</text:span></text:p>
              </text:list-item>
            </text:list>
          </table:table-cell>
          <table:table-cell table:style-name="TableCell2497">
            <text:p text:style-name="P2498"><text:span text:style-name="T2499">Questions to assist in applying intellectual standards</text:span></text:p>
            <text:list text:style-name="LFO72" text:continue-numbering="true">
              <text:list-item>
                <text:p text:style-name="P2500"><text:span text:style-name="T2501">Are my inferences reasonable? (logic)</text:span></text:p>
              </text:list-item>
              <text:list-item>
                <text:p text:style-name="P2502"><text:span text:style-name="T2503">Does the <text:s/></text:span><text:span text:style-name="T2504">conclusion follow from the evidence? D</text:span><text:span text:style-name="T2505">oes the answer make sense? <text:s/>(logic)</text:span></text:p>
              </text:list-item>
              <text:list-item>
                <text:p text:style-name="P2506">Does it seem reasonable? (logic, accuracy, relevance)</text:p>
              </text:list-item>
            </text:list>
            <text:list text:style-name="LFO74" text:continue-numbering="true">
              <text:list-item>
                <text:p text:style-name="P2507">How could we check on the answer? (accuracy)</text:p>
              </text:list-item>
              <text:list-item>
                <text:p text:style-name="P2508">Evaluate the effects – standardize the process correct assumptions made?</text:p>
              </text:list-item>
              <text:list-item>
                <text:p text:style-name="P2509">Does the argument make sense? (logic)</text:p>
              </text:list-item>
              <text:list-item>
                <text:p text:style-name="P2510"><text:span text:style-name="T2511">Did you answer all parts of the problem? (logic, actuary, depth)</text:span></text:p>
              </text:list-item>
            </text:list>
          </table:table-cell>
        </table:table-row>
      </table:table>
      <text:p text:style-name="P2512"/>
      <text:p text:style-name="Standard"><text:span text:style-name="Citation">afterglow/.../summer</text:span><text:span text:style-name="T2513">2002</text:span><text:span text:style-name="Citation">/curriculum.pdf</text:span></text:p>
      <text:p text:style-name="Standard">American Federation of Teachers</text:p>
      <text:p text:style-name="Standard">by W Schmidt -<text:s/><text:span text:style-name="T2514">‎</text:span>2002 -<text:s/><text:span text:style-name="T2515">‎</text:span><text:a xlink:href="https://scholar.google.com/scholar?gs_rn=49&amp;gs_ri=psy-ab&amp;pq=william+schmidt+and+richard+houang+%282002%29,&amp;cp=41&amp;gs_id=7a&amp;xhr=t&amp;client=firefox-a&amp;hs=Zjn&amp;rls=org.mozilla:en-US:official&amp;channel=sb&amp;bav=on.2,or.r_qf.&amp;bvm=bv.71778758,d.cWc&amp;biw=1366&amp;bih=631&amp;um=1&amp;ie=UTF-8&amp;lr&amp;cites=11603254739416878199" office:target-frame-name="_top" xlink:show="replace">Cited by 177</text:a><text:s/>-<text:s/><text:span text:style-name="T2516">‎</text:span><text:a xlink:href="https://www.google.com/url?sa=t&amp;rct=j&amp;q=&amp;esrc=s&amp;source=web&amp;cd=1&amp;cad=rja&amp;uact=8&amp;sqi=2&amp;ved=0CCUQzwIwAA&amp;url=https%3A%2F%2Fscholar.google.com%2Fscholar%3Fgs_rn%3D49%26gs_ri%3Dpsy-ab%26pq%3Dwilliam%2Bschmidt%2Band%2Brichard%2Bhouang%2B%282002%29%2C%26cp%3D41%26gs_id%3D7a%26xhr%3Dt%26client%3Dfirefox-a%26hs%3DZjn%26rls%3Dorg.mozilla%3Aen-US%3Aofficial%26channel%3Dsb%26bav%3Don.2%2Cor.r_qf.%26bvm%3Dbv.71778758%2Cd.cWc%26biw%3D1366%26bih%3D631%26um%3D1%26ie%3DUTF-8%26lr%26q%3Drelated%3Ad4xPdbUKB6GLUM%3Ascholar.google.com%2F&amp;ei=0l7WU4mcMcyQyASHt4KoBQ&amp;usg=AFQjCNFXy0TnpqhRFFRzuDYiRtL3bgeXXg" office:target-frame-name="_top" xlink:show="replace">Related articles</text:a></text:p>
      <text:p text:style-name="Standard">SUMMER<text:s/><text:span text:style-name="Emphasis">2002</text:span>. ILLUSTRATED BY BRU ASSOCIATES. A Coherent. Curriculum. The Case<text:s/>of Mathematics. By<text:s/><text:span text:style-name="Emphasis">William Schmidt</text:span>,<text:s/><text:span text:style-name="Emphasis">Richard Houang</text:span>, and Leland ...</text:p>
      <text:p text:style-name="P2517"/>
      <text:p text:style-name="P2518"/>
      <text:p text:style-name="P2519"/>
      <text:section text:name="Sect3" text:style-name="S3">
        <text:soft-page-break/>
        <text:p text:style-name="Textbody">Dr. Keith Devlin (<text:a xlink:href="mailto:devlin@stmarys-ca.edu" office:target-frame-name="_top" xlink:show="replace">devlin@stmarys-ca.edu</text:a>) is Dean of Science at Saint Mary's College of California and a Senior Researcher at Stanford<text:s/>University's Center for the Study of Language and Information. A shorter version of the above article first appeared in an editorial by Devlin in the December 1997 issue of the MAA newsletter FOCUS, which Devlin edited from 1991 to 19</text:p>
        <text:p text:style-name="Textbody">- See more at: http://www.maa.org/why-we-should-reduce-skills-teaching-in-the-math-class#sthash.oQp1Tlz8.dpuf</text:p>
      </text:section>
      <text:section text:name="Sect4" text:style-name="S4">
        <text:soft-page-break/>
        <text:p text:style-name="P2520">Fairweather, J. (2008). Linking evidence and promising practices in science, technology,</text:p>
        <text:p text:style-name="P2521">engineering, and mathematics (STEM) undergraduate education: A status report<text:s/>for the Teaching the</text:p>
        <text:p text:style-name="P2522">National Academies Research Council Board of Science Education. Retrieved from</text:p>
        <text:p text:style-name="P2523"><text:a xlink:href="http://www7.nationalacademies.org/bose/Promising%20Practices_Homepage.html" office:target-frame-name="_top" xlink:show="replace"><text:span text:style-name="T2524">http://www7.nationalacademies.org/bose/Promising%20Practices_Ho</text:span><text:span text:style-name="T2525">mepage.html</text:span></text:a></text:p>
        <text:p text:style-name="P2526"/>
        <text:p text:style-name="P2527">President’s Council of Advisors on Science and Technology (2012). Report to the President.</text:p>
        <text:p text:style-name="P2528">Engage to excel: Producing one million additional college graduates with degrees in</text:p>
        <text:p text:style-name="P2529">science, technology, engineering and mathematics. Executive Office<text:s/>of the President.</text:p>
        <text:p text:style-name="P2530">Washington, DC.</text:p>
        <text:p text:style-name="P2531"/>
        <text:soft-page-break/>
        <text:p text:style-name="P2532">THE</text:p>
        <text:p text:style-name="Standard"><text:span text:style-name="T2533">WORD PROBLEM<text:s/></text:span><text:span text:style-name="T2534">AS<text:s/></text:span><text:span text:style-name="T2535">GENRE<text:s/></text:span><text:span text:style-name="T2536">IN<text:s/></text:span><text:span text:style-name="T2537">MATHEMATICS EDUCATION<text:s/></text:span><text:span text:style-name="T2538">Susan Gail Gerofsky<text:s/></text:span><text:span text:style-name="T2539">A<text:s/></text:span><text:span text:style-name="T2540">THESIS SUBMlTTED IN PARTIAL FULmLMENT OF THE REQUIREMENTS FOR<text:s/></text:span><text:span text:style-name="T2541">THE<text:s/></text:span><text:span text:style-name="T2542">DEGREE OF DOCTOR<text:s/></text:span><text:span text:style-name="T2543">OF<text:s/></text:span><text:span text:style-name="T2544">PHILOSOPHY IN THE FACLJLTY OF EDUCATION O usan<text:s/></text:span><text:span text:style-name="T2545">Gail<text:s/></text:span><text:span text:style-name="T2546">erofsky<text:s/></text:span><text:span text:style-name="T2547">1999 SIMON FRASER UNIVERSITY November 1999<text:s/></text:span><text:span text:style-name="T2548">Al1<text:s/></text:span><text:span text:style-name="T2549">rights<text:s/></text:span><text:span text:style-name="T2550">reserved.<text:s/></text:span><text:span text:style-name="T2551">This work may<text:s/></text:span><text:span text:style-name="T2552">not<text:s/></text:span><text:span text:style-name="T2553">be<text:s/></text:span><text:span text:style-name="T2554">reproduced in whole or<text:s/></text:span><text:span text:style-name="T2555">in part,<text:s/></text:span><text:span text:style-name="T2556">by electronic or other means, without permission of<text:s/></text:span><text:span text:style-name="T2557">the<text:s/></text:span><text:span text:style-name="T2558">author.</text:span></text:p>
        <text:p text:style-name="P2559"/>
        <text:p text:style-name="Textbody"><text:span text:style-name="T2560">Rippa, S. Alexander (1971). </text:span><text:span text:style-name="T2561">Education in a Free Society, (2nd. Edition</text:span><text:span text:style-name="T2562">).<text:s/></text:span><text:span text:style-name="T2563">New York: David McKay Company.</text:span></text:p>
        <text:p text:style-name="Textbody"><text:span text:style-name="T2564">Rosenblatt, Paul C. (1967). "An Evaluation of Thorndike's Classic Studies of Formal Discipline." P</text:span><text:span text:style-name="T2565">sychology in the Schools, IV</text:span><text:span text:style-name="T2566">, 130-134.</text:span></text:p>
        <text:p text:style-name="Textbody"><text:span text:style-name="T2567">Thayer, V. T. (1965). </text:span><text:span text:style-name="T2568">Formative Ideas in American Education</text:span><text:span text:style-name="T2569">. New York: Dodd, Mead, and C</text:span><text:span text:style-name="T2570">ompany.</text:span></text:p>
        <text:h text:style-name="Heading1" text:outline-level="1"><text:span text:style-name="T2571">The International Space Safety Foundation Advisory CTTt</text:span><text:span text:style-name="T2572">he International Space Safety Foundation Advisory Council</text:span><text:span text:style-name="T2573"> </text:span><text:span text:style-name="T2574">September 20, 2012</text:span><text:span text:style-name="T2575"> </text:span><text:span text:style-name="T2576">in </text:span><text:a xlink:href="http://www.spacesafetymagazine.com/aerospace-engineering/lessons-from-earth/" office:target-frame-name="_top" xlink:show="replace"><text:span text:style-name="T2577">Lessons on Safety f</text:span><text:span text:style-name="T2578">rom Earth</text:span></text:a><text:span text:style-name="T2579"><text:s/></text:span><text:span text:style-name="T2580">Simonetta di Pippo</text:span><text:span text:style-name="T2581"><text:line-break/></text:span><text:span text:style-name="T2582">ISSF Advisory Council Chair</text:span></text:h>
        <text:h text:style-name="P2583" text:outline-level="1">Critical Thinking in Every Domain of Knowledge and Belief</text:h>
        <text:p text:style-name="P2584"><text:span text:style-name="T2585"><text:line-break/></text:span><text:span text:style-name="T2586">The 27th Annual International Conference on Critical Thinking</text:span><text:span text:style-name="T2587"> -- July 23 -- 26, 2007</text:span><text:span text:style-name="T2588"><text:line-break/></text:span><text:span text:style-name="T2589">Keynote Address -- July 23, 2007</text:span><text:span text:style-name="T2590"><text:line-break/></text:span><text:span text:style-name="T2591">Richard Paul, Director of Research and Professional Development at the Center</text:span><text:span text:style-name="T2592"><text:s/>for Critical Thinking,</text:span><text:span text:style-name="T2593"><text:line-break/></text:span><text:span text:style-name="T2594">Chair of the National Council for Excellence in Critical Thinking</text:span></text:p>
        <text:p text:style-name="Standard"><text:span text:style-name="T2595">Parkay, F.W. &amp; Hass, G. (2000). Curriculum Planning (7th Ed.). Needham Heights, MA: Allyn &amp; Bacon.</text:span></text:p>
        <text:p text:style-name="P2596"/>
        <text:p text:style-name="Standard"><text:span text:style-name="T2597">Berkman, E. T., Kahn, L. E., &amp; Merchant, J. S. (2014). Training-i</text:span><text:span text:style-name="T2598">nduced changes in inhibitory control network activity. The Journal of Neuroscience, 34, 149-157. doi: 10.1523/jneurosci.3564-13.2014</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erif" svg:font-family="serif" style:font-family-generic="system"/>
    <style:font-face style:name="Georgia, Cambria, 'Times New Ro" svg:font-family="Georgia, Cambria, 'Times New Ro" style:font-family-generic="system"/>
    <style:font-face style:name="Verdana, sans-serif" svg:font-family="Verdana, sans-serif" style:font-family-generic="system"/>
    <style:font-face style:name="Verdana" svg:font-family="Verdana" style:font-family-generic="swiss" style:font-pitch="variable" svg:panose-1="2 11 6 4 3 5 4 4 2 4"/>
    <style:font-face style:name="inherit" svg:font-family="inherit" style:font-family-generic="system"/>
    <style:font-face style:name="sans-serif" svg:font-family="sans-serif" style:font-family-generic="system"/>
    <style:font-face style:name="Alegreya SC" svg:font-family="Alegreya SC" style:font-family-generic="system"/>
    <style:font-face style:name="Arimo, sans-serif" svg:font-family="Arimo,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rmalWeb" style:display-name="Normal (Web)" style:family="paragraph" style:parent-style-name="Standard">
      <style:paragraph-properties fo:margin-top="0.1944in" fo:margin-bottom="0.1944in"/>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Citation" style:display-name="Citation"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draw:gradient draw:name="a5" draw:style="linear" draw:angle="0" draw:start-color="#1c1c1c" draw:end-color="#cccccc" draw:start-intensity="100%" draw:end-intensity="100%"/>
    <draw:marker draw:name="a6" svg:viewBox="0 0 20 30" svg:d="m10 0-10 30h20z"/>
    <draw:marker draw:name="a7" svg:viewBox="0 0 20 30" svg:d="m10 0-10 30h20z"/>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OpenSymbol"/>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OpenSymbol"/>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6">
      <text:list-level-style-bullet text:level="1" text:style-name="WW_CharLFO26LVL1" text:bullet-char="•">
        <style:list-level-properties/>
        <style:text-properties style:font-name="OpenSymbol"/>
      </text:list-level-style-bullet>
      <text:list-level-style-bullet text:level="2" text:style-name="WW_CharLFO26LVL2" text:bullet-char="◦">
        <style:list-level-properties/>
        <style:text-properties style:font-name="OpenSymbol"/>
      </text:list-level-style-bullet>
      <text:list-level-style-bullet text:level="3" text:style-name="WW_CharLFO26LVL3" text:bullet-char="▪">
        <style:list-level-properties/>
        <style:text-properties style:font-name="OpenSymbol"/>
      </text:list-level-style-bullet>
      <text:list-level-style-bullet text:level="4" text:style-name="WW_CharLFO26LVL4" text:bullet-char="•">
        <style:list-level-properties/>
        <style:text-properties style:font-name="OpenSymbol"/>
      </text:list-level-style-bullet>
      <text:list-level-style-bullet text:level="5" text:style-name="WW_CharLFO26LVL5" text:bullet-char="◦">
        <style:list-level-properties/>
        <style:text-properties style:font-name="OpenSymbol"/>
      </text:list-level-style-bullet>
      <text:list-level-style-bullet text:level="6" text:style-name="WW_CharLFO26LVL6" text:bullet-char="▪">
        <style:list-level-properties/>
        <style:text-properties style:font-name="OpenSymbol"/>
      </text:list-level-style-bullet>
      <text:list-level-style-bullet text:level="7" text:style-name="WW_CharLFO26LVL7" text:bullet-char="•">
        <style:list-level-properties/>
        <style:text-properties style:font-name="OpenSymbol"/>
      </text:list-level-style-bullet>
      <text:list-level-style-bullet text:level="8" text:style-name="WW_CharLFO26LVL8" text:bullet-char="◦">
        <style:list-level-properties/>
        <style:text-properties style:font-name="OpenSymbol"/>
      </text:list-level-style-bullet>
      <text:list-level-style-bullet text:level="9" text:style-name="WW_CharLFO26LVL9" text:bullet-char="▪">
        <style:list-level-properties/>
        <style:text-properties style:font-name="OpenSymbol"/>
      </text:list-level-style-bullet>
    </text:list-style>
    <text:list-style style:name="LFO27">
      <text:list-level-style-bullet text:level="1" text:style-name="WW_CharLFO27LVL1" text:bullet-char="•">
        <style:list-level-properties/>
        <style:text-properties style:font-name="OpenSymbol"/>
      </text:list-level-style-bullet>
      <text:list-level-style-bullet text:level="2" text:style-name="WW_CharLFO27LVL2" text:bullet-char="◦">
        <style:list-level-properties/>
        <style:text-properties style:font-name="OpenSymbol"/>
      </text:list-level-style-bullet>
      <text:list-level-style-bullet text:level="3" text:style-name="WW_CharLFO27LVL3" text:bullet-char="▪">
        <style:list-level-properties/>
        <style:text-properties style:font-name="OpenSymbol"/>
      </text:list-level-style-bullet>
      <text:list-level-style-bullet text:level="4" text:style-name="WW_CharLFO27LVL4" text:bullet-char="•">
        <style:list-level-properties/>
        <style:text-properties style:font-name="OpenSymbol"/>
      </text:list-level-style-bullet>
      <text:list-level-style-bullet text:level="5" text:style-name="WW_CharLFO27LVL5" text:bullet-char="◦">
        <style:list-level-properties/>
        <style:text-properties style:font-name="OpenSymbol"/>
      </text:list-level-style-bullet>
      <text:list-level-style-bullet text:level="6" text:style-name="WW_CharLFO27LVL6" text:bullet-char="▪">
        <style:list-level-properties/>
        <style:text-properties style:font-name="OpenSymbol"/>
      </text:list-level-style-bullet>
      <text:list-level-style-bullet text:level="7" text:style-name="WW_CharLFO27LVL7" text:bullet-char="•">
        <style:list-level-properties/>
        <style:text-properties style:font-name="OpenSymbol"/>
      </text:list-level-style-bullet>
      <text:list-level-style-bullet text:level="8" text:style-name="WW_CharLFO27LVL8" text:bullet-char="◦">
        <style:list-level-properties/>
        <style:text-properties style:font-name="OpenSymbol"/>
      </text:list-level-style-bullet>
      <text:list-level-style-bullet text:level="9" text:style-name="WW_CharLFO27LVL9" text:bullet-char="▪">
        <style:list-level-properties/>
        <style:text-properties style:font-name="OpenSymbol"/>
      </text:list-level-style-bullet>
    </text:list-style>
    <text:list-style style:name="LFO2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9">
      <text:list-level-style-bullet text:level="1" text:style-name="WW_CharLFO29LVL1" text:bullet-char="•">
        <style:list-level-properties/>
        <style:text-properties style:font-name="OpenSymbol"/>
      </text:list-level-style-bullet>
      <text:list-level-style-bullet text:level="2" text:style-name="WW_CharLFO29LVL2" text:bullet-char="◦">
        <style:list-level-properties/>
        <style:text-properties style:font-name="OpenSymbol"/>
      </text:list-level-style-bullet>
      <text:list-level-style-bullet text:level="3" text:style-name="WW_CharLFO29LVL3" text:bullet-char="▪">
        <style:list-level-properties/>
        <style:text-properties style:font-name="OpenSymbol"/>
      </text:list-level-style-bullet>
      <text:list-level-style-bullet text:level="4" text:style-name="WW_CharLFO29LVL4" text:bullet-char="•">
        <style:list-level-properties/>
        <style:text-properties style:font-name="OpenSymbol"/>
      </text:list-level-style-bullet>
      <text:list-level-style-bullet text:level="5" text:style-name="WW_CharLFO29LVL5" text:bullet-char="◦">
        <style:list-level-properties/>
        <style:text-properties style:font-name="OpenSymbol"/>
      </text:list-level-style-bullet>
      <text:list-level-style-bullet text:level="6" text:style-name="WW_CharLFO29LVL6" text:bullet-char="▪">
        <style:list-level-properties/>
        <style:text-properties style:font-name="OpenSymbol"/>
      </text:list-level-style-bullet>
      <text:list-level-style-bullet text:level="7" text:style-name="WW_CharLFO29LVL7" text:bullet-char="•">
        <style:list-level-properties/>
        <style:text-properties style:font-name="OpenSymbol"/>
      </text:list-level-style-bullet>
      <text:list-level-style-bullet text:level="8" text:style-name="WW_CharLFO29LVL8" text:bullet-char="◦">
        <style:list-level-properties/>
        <style:text-properties style:font-name="OpenSymbol"/>
      </text:list-level-style-bullet>
      <text:list-level-style-bullet text:level="9" text:style-name="WW_CharLFO29LVL9" text:bullet-char="▪">
        <style:list-level-properties/>
        <style:text-properties style:font-name="OpenSymbol"/>
      </text:list-level-style-bullet>
    </text:list-style>
    <text:list-style style:name="LFO30">
      <text:list-level-style-bullet text:level="1" text:style-name="WW_CharLFO30LVL1" text:bullet-char="•">
        <style:list-level-properties/>
        <style:text-properties style:font-name="OpenSymbol"/>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2">
      <text:list-level-style-bullet text:level="1" text:style-name="WW_CharLFO42LVL1" text:bullet-char="•">
        <style:list-level-properties/>
        <style:text-properties style:font-name="OpenSymbol"/>
      </text:list-level-style-bullet>
      <text:list-level-style-bullet text:level="2" text:style-name="WW_CharLFO42LVL2" text:bullet-char="◦">
        <style:list-level-properties/>
        <style:text-properties style:font-name="OpenSymbol"/>
      </text:list-level-style-bullet>
      <text:list-level-style-bullet text:level="3" text:style-name="WW_CharLFO42LVL3" text:bullet-char="▪">
        <style:list-level-properties/>
        <style:text-properties style:font-name="OpenSymbol"/>
      </text:list-level-style-bullet>
      <text:list-level-style-bullet text:level="4" text:style-name="WW_CharLFO42LVL4" text:bullet-char="•">
        <style:list-level-properties/>
        <style:text-properties style:font-name="OpenSymbol"/>
      </text:list-level-style-bullet>
      <text:list-level-style-bullet text:level="5" text:style-name="WW_CharLFO42LVL5" text:bullet-char="◦">
        <style:list-level-properties/>
        <style:text-properties style:font-name="OpenSymbol"/>
      </text:list-level-style-bullet>
      <text:list-level-style-bullet text:level="6" text:style-name="WW_CharLFO42LVL6" text:bullet-char="▪">
        <style:list-level-properties/>
        <style:text-properties style:font-name="OpenSymbol"/>
      </text:list-level-style-bullet>
      <text:list-level-style-bullet text:level="7" text:style-name="WW_CharLFO42LVL7" text:bullet-char="•">
        <style:list-level-properties/>
        <style:text-properties style:font-name="OpenSymbol"/>
      </text:list-level-style-bullet>
      <text:list-level-style-bullet text:level="8" text:style-name="WW_CharLFO42LVL8" text:bullet-char="◦">
        <style:list-level-properties/>
        <style:text-properties style:font-name="OpenSymbol"/>
      </text:list-level-style-bullet>
      <text:list-level-style-bullet text:level="9" text:style-name="WW_CharLFO42LVL9" text:bullet-char="▪">
        <style:list-level-properties/>
        <style:text-properties style:font-name="OpenSymbol"/>
      </text:list-level-style-bullet>
    </text:list-style>
    <text:list-style style:name="LFO4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eve</meta:initial-creator>
    <dc:creator>Steve</dc:creator>
    <meta:creation-date>2014-05-13T10:17:00Z</meta:creation-date>
    <dc:date>2014-11-13T19:16:00Z</dc:date>
    <meta:print-date>2014-10-03T15:41:00Z</meta:print-date>
    <meta:template xlink:href="Normal.dotm" xlink:type="simple"/>
    <meta:editing-cycles>1</meta:editing-cycles>
    <meta:editing-duration>PT3815940S</meta:editing-duration>
    <meta:document-statistic meta:page-count="47" meta:paragraph-count="345" meta:word-count="25801" meta:character-count="172522" meta:row-count="1225" meta:non-whitespace-character-count="147066"/>
  </office:meta>
</office:document-meta>
</file>